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Text_20_body">
      <style:paragraph-properties fo:line-height="120%"/>
      <style:text-properties fo:language="pt" fo:country="BR" officeooo:rsid="02995347" officeooo:paragraph-rsid="02995347"/>
    </style:style>
    <style:style style:name="P136" style:family="paragraph" style:parent-style-name="Standard">
      <style:paragraph-properties fo:text-align="start" style:justify-single-word="false"/>
      <style:text-properties officeooo:paragraph-rsid="01d42410"/>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8" style:family="paragraph" style:parent-style-name="Standard">
      <style:paragraph-properties fo:margin-left="0cm" fo:margin-right="0cm" fo:text-align="start" style:justify-single-word="false" fo:orphans="2" fo:widows="2" fo:text-indent="0cm" style:auto-text-indent="false"/>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1"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2" style:family="paragraph" style:parent-style-name="Standard">
      <style:paragraph-properties fo:text-align="start" style:justify-single-word="false"/>
      <style:text-properties officeooo:paragraph-rsid="023fa018"/>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3"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2"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3"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5"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1"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1"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2"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5"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1"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4"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6"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7"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8"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9"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6" style:family="paragraph" style:parent-style-name="Standard">
      <style:paragraph-properties style:line-height-at-least="0cm"/>
      <style:text-properties fo:color="#d4d4d4" loext:opacity="100%" fo:language="pt" fo:country="BR" officeooo:paragraph-rsid="022ccd20" fo:background-color="#1e1e1e"/>
    </style:style>
    <style:style style:name="P397" style:family="paragraph" style:parent-style-name="Standard">
      <style:paragraph-properties style:line-height-at-least="0cm"/>
      <style:text-properties fo:color="#d4d4d4" loext:opacity="100%" fo:language="pt" fo:country="BR" officeooo:paragraph-rsid="026b8c27"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2"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3"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5"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6"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2"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3"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4"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8"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1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2"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4"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5"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6"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7" style:family="paragraph" style:parent-style-name="Standard">
      <style:paragraph-properties style:line-height-at-least="0cm" fo:text-align="start" style:justify-single-word="false"/>
      <style:text-properties officeooo:paragraph-rsid="02149c3f"/>
    </style:style>
    <style:style style:name="P428"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29"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0"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1" style:family="paragraph" style:parent-style-name="Text_20_body">
      <style:paragraph-properties fo:margin-top="0cm" fo:margin-bottom="0cm" style:contextual-spacing="false" style:line-height-at-least="0cm"/>
      <style:text-properties officeooo:paragraph-rsid="02294769"/>
    </style:style>
    <style:style style:name="P432" style:family="paragraph" style:parent-style-name="Text_20_body">
      <style:paragraph-properties style:line-height-at-least="0cm"/>
      <style:text-properties officeooo:paragraph-rsid="02294769"/>
    </style:style>
    <style:style style:name="P433"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4"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35"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36" style:family="paragraph" style:parent-style-name="Standard">
      <style:paragraph-properties style:line-height-at-least="0cm"/>
      <style:text-properties officeooo:paragraph-rsid="02823b2c"/>
    </style:style>
    <style:style style:name="P43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9" style:family="paragraph" style:parent-style-name="Standard">
      <style:paragraph-properties style:line-height-at-least="0.503cm"/>
      <style:text-properties fo:font-size="14pt" fo:language="pt" fo:country="BR" style:font-size-asian="14pt" style:font-size-complex="14pt"/>
    </style:style>
    <style:style style:name="P4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1"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2"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3"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4"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5"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7"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9"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3"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4"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5"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6"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58"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59"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0"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1"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4" style:family="paragraph" style:parent-style-name="Text_20_body">
      <style:paragraph-properties fo:margin-top="0cm" fo:margin-bottom="0cm" style:contextual-spacing="false"/>
      <style:text-properties officeooo:paragraph-rsid="0244731f"/>
    </style:style>
    <style:style style:name="P465"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7"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68"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9" style:family="paragraph" style:parent-style-name="Text_20_body">
      <style:paragraph-properties fo:margin-top="0.101cm" fo:margin-bottom="0.101cm" style:contextual-spacing="false"/>
    </style:style>
    <style:style style:name="P470" style:family="paragraph" style:parent-style-name="Subtitle">
      <style:paragraph-properties fo:break-before="page"/>
      <style:text-properties fo:color="#c9211e" loext:opacity="100%" fo:language="pt" fo:country="BR" fo:font-weight="bold" style:font-weight-asian="bold" style:font-weight-complex="bold"/>
    </style:style>
    <style:style style:name="P47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3"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4"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5"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6"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7"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8" style:family="paragraph" style:parent-style-name="Text_20_body">
      <style:paragraph-properties fo:line-height="120%" fo:text-align="center" style:justify-single-word="false"/>
      <style:text-properties officeooo:rsid="02995347" officeooo:paragraph-rsid="02995347"/>
    </style:style>
    <style:style style:name="P479" style:family="paragraph" style:parent-style-name="Standard">
      <style:paragraph-properties fo:text-align="center" style:justify-single-word="false"/>
      <style:text-properties officeooo:paragraph-rsid="01d42410"/>
    </style:style>
    <style:style style:name="P480" style:family="paragraph" style:parent-style-name="Text_20_body">
      <style:paragraph-properties fo:text-align="center" style:justify-single-word="false" fo:orphans="2" fo:widows="2"/>
      <style:text-properties officeooo:paragraph-rsid="02ab13d2"/>
    </style:style>
    <style:style style:name="P481"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2" style:family="paragraph" style:parent-style-name="Text_20_body">
      <style:paragraph-properties fo:margin-top="0.101cm" fo:margin-bottom="0.347cm" style:contextual-spacing="false" fo:line-height="100%" fo:orphans="2" fo:widows="2"/>
      <style:text-properties officeooo:paragraph-rsid="02bad22f"/>
    </style:style>
    <style:style style:name="P483" style:family="paragraph" style:parent-style-name="Text_20_body">
      <style:paragraph-properties fo:margin-top="0cm" fo:margin-bottom="0.247cm" style:contextual-spacing="false" fo:line-height="100%" fo:orphans="2" fo:widows="2"/>
      <style:text-properties officeooo:paragraph-rsid="02bad22f"/>
    </style:style>
    <style:style style:name="P48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5"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86" style:family="paragraph" style:parent-style-name="Standard">
      <style:paragraph-properties fo:line-height="100%" fo:text-align="center" style:justify-single-word="false"/>
      <style:text-properties officeooo:paragraph-rsid="02e91537"/>
    </style:style>
    <style:style style:name="P487" style:family="paragraph" style:parent-style-name="Text_20_body">
      <style:paragraph-properties fo:line-height="100%"/>
      <style:text-properties officeooo:paragraph-rsid="02e91537"/>
    </style:style>
    <style:style style:name="P488" style:family="paragraph" style:parent-style-name="Text_20_body">
      <style:paragraph-properties fo:margin-top="0cm" fo:margin-bottom="0cm" style:contextual-spacing="false" fo:line-height="100%"/>
      <style:text-properties officeooo:paragraph-rsid="02e104dd"/>
    </style:style>
    <style:style style:name="P489" style:family="paragraph" style:parent-style-name="Text_20_body">
      <style:paragraph-properties fo:margin-top="0cm" fo:margin-bottom="0cm" style:contextual-spacing="false" fo:line-height="100%"/>
      <style:text-properties officeooo:paragraph-rsid="02dad38b"/>
    </style:style>
    <style:style style:name="P490" style:family="paragraph" style:parent-style-name="Text_20_body">
      <style:paragraph-properties fo:margin-top="0cm" fo:margin-bottom="0cm" style:contextual-spacing="false" fo:line-height="100%"/>
      <style:text-properties officeooo:paragraph-rsid="02de98dc"/>
    </style:style>
    <style:style style:name="P491" style:family="paragraph" style:parent-style-name="Text_20_body">
      <style:paragraph-properties fo:margin-top="0cm" fo:margin-bottom="0cm" style:contextual-spacing="false" fo:line-height="100%"/>
      <style:text-properties officeooo:paragraph-rsid="027db3e5"/>
    </style:style>
    <style:style style:name="P492" style:family="paragraph" style:parent-style-name="Text_20_body">
      <style:text-properties officeooo:paragraph-rsid="027b6acd"/>
    </style:style>
    <style:style style:name="P493" style:family="paragraph" style:parent-style-name="Text_20_body">
      <style:paragraph-properties fo:text-align="center" style:justify-single-word="false"/>
      <style:text-properties officeooo:rsid="0176b217"/>
    </style:style>
    <style:style style:name="P494" style:family="paragraph" style:parent-style-name="Preformatted_20_Text">
      <style:text-properties officeooo:paragraph-rsid="02ce9872"/>
    </style:style>
    <style:style style:name="P495" style:family="paragraph" style:parent-style-name="Preformatted_20_Text">
      <style:text-properties officeooo:rsid="02d04d35" officeooo:paragraph-rsid="02d04d35"/>
    </style:style>
    <style:style style:name="P496"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497" style:family="paragraph" style:parent-style-name="Standard">
      <style:text-properties officeooo:paragraph-rsid="02d4a24c"/>
    </style:style>
    <style:style style:name="P498"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9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0"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01"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02"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03"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04"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05"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06" style:family="paragraph" style:parent-style-name="Heading_20_1">
      <style:paragraph-properties fo:text-align="center" style:justify-single-word="false"/>
      <style:text-properties fo:language="pt" fo:country="BR" officeooo:paragraph-rsid="0231e71c"/>
    </style:style>
    <style:style style:name="P507" style:family="paragraph" style:parent-style-name="Heading_20_1">
      <style:paragraph-properties fo:text-align="start" style:justify-single-word="false"/>
      <style:text-properties fo:language="pt" fo:country="BR" officeooo:paragraph-rsid="0231e71c"/>
    </style:style>
    <style:style style:name="P508" style:family="paragraph" style:parent-style-name="Heading_20_3" style:list-style-name="L59">
      <style:paragraph-properties fo:margin-top="0cm" fo:margin-bottom="0cm" style:contextual-spacing="false" style:line-height-at-least="0cm"/>
      <style:text-properties officeooo:paragraph-rsid="02294769"/>
    </style:style>
    <style:style style:name="P509" style:family="paragraph" style:parent-style-name="Preformatted_20_Text" style:list-style-name="L48">
      <style:paragraph-properties fo:line-height="100%"/>
      <style:text-properties officeooo:paragraph-rsid="02ce9872"/>
    </style:style>
    <style:style style:name="P510" style:family="paragraph" style:parent-style-name="Preformatted_20_Text" style:list-style-name="L49">
      <style:text-properties officeooo:paragraph-rsid="02d04d35"/>
    </style:style>
    <style:style style:name="P511" style:family="paragraph" style:parent-style-name="Preformatted_20_Text" style:list-style-name="L49">
      <style:text-properties officeooo:rsid="02d04d35" officeooo:paragraph-rsid="02d04d35"/>
    </style:style>
    <style:style style:name="P512" style:family="paragraph" style:parent-style-name="Standard" style:list-style-name="L1">
      <style:paragraph-properties fo:text-align="start" style:justify-single-word="false"/>
      <style:text-properties officeooo:paragraph-rsid="002233c6"/>
    </style:style>
    <style:style style:name="P513" style:family="paragraph" style:parent-style-name="Standard" style:list-style-name="L3">
      <style:paragraph-properties fo:text-align="start" style:justify-single-word="false"/>
      <style:text-properties officeooo:paragraph-rsid="01dd5c95"/>
    </style:style>
    <style:style style:name="P514"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15"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16" style:family="paragraph" style:parent-style-name="Standard" style:list-style-name="L2">
      <style:paragraph-properties fo:text-align="start" style:justify-single-word="false"/>
      <style:text-properties fo:language="pt" fo:country="BR" officeooo:paragraph-rsid="01d42410"/>
    </style:style>
    <style:style style:name="P517" style:family="paragraph" style:parent-style-name="Standard" style:list-style-name="L2">
      <style:paragraph-properties fo:text-align="start" style:justify-single-word="false"/>
      <style:text-properties fo:language="pt" fo:country="BR" officeooo:paragraph-rsid="01d58264"/>
    </style:style>
    <style:style style:name="P518" style:family="paragraph" style:parent-style-name="Standard" style:list-style-name="L3">
      <style:paragraph-properties fo:text-align="start" style:justify-single-word="false"/>
      <style:text-properties fo:language="pt" fo:country="BR" officeooo:paragraph-rsid="01d880af"/>
    </style:style>
    <style:style style:name="P519" style:family="paragraph" style:parent-style-name="Standard" style:list-style-name="L3">
      <style:paragraph-properties fo:text-align="start" style:justify-single-word="false"/>
      <style:text-properties fo:language="pt" fo:country="BR" officeooo:paragraph-rsid="01d5d0f1"/>
    </style:style>
    <style:style style:name="P520" style:family="paragraph" style:parent-style-name="Standard" style:list-style-name="L3">
      <style:paragraph-properties fo:text-align="start" style:justify-single-word="false"/>
      <style:text-properties fo:language="pt" fo:country="BR" officeooo:paragraph-rsid="01d71c5c"/>
    </style:style>
    <style:style style:name="P521" style:family="paragraph" style:parent-style-name="Standard" style:list-style-name="L3">
      <style:paragraph-properties fo:text-align="start" style:justify-single-word="false"/>
      <style:text-properties fo:language="pt" fo:country="BR" officeooo:paragraph-rsid="01d42410"/>
    </style:style>
    <style:style style:name="P522" style:family="paragraph" style:parent-style-name="Standard" style:list-style-name="L3">
      <style:paragraph-properties fo:text-align="start" style:justify-single-word="false"/>
      <style:text-properties fo:language="pt" fo:country="BR" officeooo:paragraph-rsid="01dd5c95"/>
    </style:style>
    <style:style style:name="P523" style:family="paragraph" style:parent-style-name="Standard" style:list-style-name="L3">
      <style:paragraph-properties fo:text-align="start" style:justify-single-word="false"/>
      <style:text-properties fo:language="pt" fo:country="BR" officeooo:paragraph-rsid="01de631c"/>
    </style:style>
    <style:style style:name="P524" style:family="paragraph" style:parent-style-name="Standard" style:list-style-name="L3">
      <style:paragraph-properties fo:text-align="start" style:justify-single-word="false"/>
      <style:text-properties fo:language="pt" fo:country="BR" officeooo:paragraph-rsid="01dbb72f"/>
    </style:style>
    <style:style style:name="P525" style:family="paragraph" style:parent-style-name="Standard" style:list-style-name="L3">
      <style:paragraph-properties fo:text-align="start" style:justify-single-word="false"/>
      <style:text-properties fo:language="pt" fo:country="BR" officeooo:paragraph-rsid="01d58264"/>
    </style:style>
    <style:style style:name="P526" style:family="paragraph" style:parent-style-name="Standard" style:list-style-name="L3">
      <style:paragraph-properties fo:text-align="start" style:justify-single-word="false"/>
      <style:text-properties fo:language="pt" fo:country="BR" officeooo:paragraph-rsid="01da7a3d"/>
    </style:style>
    <style:style style:name="P527" style:family="paragraph" style:parent-style-name="Standard" style:list-style-name="L4">
      <style:paragraph-properties fo:text-align="start" style:justify-single-word="false"/>
      <style:text-properties fo:language="pt" fo:country="BR" officeooo:paragraph-rsid="01ef50ab"/>
    </style:style>
    <style:style style:name="P528" style:family="paragraph" style:parent-style-name="Standard" style:list-style-name="L7">
      <style:paragraph-properties fo:text-align="start" style:justify-single-word="false"/>
      <style:text-properties fo:language="pt" fo:country="BR" officeooo:paragraph-rsid="003c342f"/>
    </style:style>
    <style:style style:name="P529"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30"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31"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32"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33" style:family="paragraph" style:parent-style-name="Standard" style:list-style-name="L3">
      <style:paragraph-properties fo:text-align="start" style:justify-single-word="false"/>
      <style:text-properties fo:language="pt" fo:country="BR" officeooo:rsid="01d5d0f1" officeooo:paragraph-rsid="01d880af"/>
    </style:style>
    <style:style style:name="P534" style:family="paragraph" style:parent-style-name="Standard" style:list-style-name="L3">
      <style:paragraph-properties fo:text-align="start" style:justify-single-word="false"/>
      <style:text-properties fo:language="pt" fo:country="BR" officeooo:rsid="01de631c" officeooo:paragraph-rsid="01dbb72f"/>
    </style:style>
    <style:style style:name="P535" style:family="paragraph" style:parent-style-name="Standard" style:list-style-name="L3">
      <style:paragraph-properties fo:text-align="start" style:justify-single-word="false"/>
      <style:text-properties fo:language="pt" fo:country="BR" officeooo:rsid="01de631c" officeooo:paragraph-rsid="01de631c"/>
    </style:style>
    <style:style style:name="P536"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37"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38"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39"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40"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41"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42"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43"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44"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4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4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4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4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4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5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5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5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5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5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5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56"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57"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58"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59"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60"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561"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29fbe5e"/>
    </style:style>
    <style:style style:name="P562"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63"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823b2c"/>
    </style:style>
    <style:style style:name="P564" style:family="paragraph" style:parent-style-name="Standard" style:list-style-name="L10">
      <loext:graphic-properties draw:fill="none"/>
      <style:paragraph-properties fo:background-color="transparent"/>
      <style:text-properties fo:language="pt" fo:country="BR" officeooo:paragraph-rsid="022f53c2"/>
    </style:style>
    <style:style style:name="P565"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66"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67"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68"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1c6b46d"/>
    </style:style>
    <style:style style:name="P569"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2294769"/>
    </style:style>
    <style:style style:name="P57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7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7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73" style:family="paragraph" style:parent-style-name="Standard" style:list-style-name="L47">
      <style:paragraph-properties fo:line-height="100%" fo:orphans="2" fo:widows="2"/>
      <style:text-properties fo:language="pt" fo:country="BR" officeooo:paragraph-rsid="02ab13d2"/>
    </style:style>
    <style:style style:name="P574" style:family="paragraph" style:parent-style-name="Standard" style:list-style-name="L55">
      <style:text-properties fo:language="pt" fo:country="BR"/>
    </style:style>
    <style:style style:name="P575" style:family="paragraph" style:parent-style-name="Standard" style:list-style-name="L55">
      <style:paragraph-properties fo:margin-top="0.201cm" fo:margin-bottom="0.201cm" style:contextual-spacing="false"/>
      <style:text-properties fo:language="pt" fo:country="BR" officeooo:paragraph-rsid="02a05ebf"/>
    </style:style>
    <style:style style:name="P576" style:family="paragraph" style:parent-style-name="Standard" style:list-style-name="L55">
      <style:paragraph-properties fo:margin-top="0.201cm" fo:margin-bottom="0.201cm" style:contextual-spacing="false"/>
      <style:text-properties fo:language="pt" fo:country="BR" officeooo:paragraph-rsid="02a14429"/>
    </style:style>
    <style:style style:name="P57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78"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79"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80" style:family="paragraph" style:parent-style-name="Standard" style:list-style-name="L55">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81" style:family="paragraph" style:parent-style-name="Standard" style:list-style-name="L56">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582" style:family="paragraph" style:parent-style-name="Standard" style:list-style-name="L57">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583"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84"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85"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86"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87"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88" style:family="paragraph" style:parent-style-name="Standard" style:list-style-name="L35">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89" style:family="paragraph" style:parent-style-name="Standard" style:list-style-name="L3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90"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91"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92"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93"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594"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595" style:family="paragraph" style:parent-style-name="Standard" style:list-style-name="L3">
      <style:paragraph-properties fo:text-align="start" style:justify-single-word="false"/>
      <style:text-properties officeooo:rsid="01d880af" officeooo:paragraph-rsid="01d880af"/>
    </style:style>
    <style:style style:name="P596" style:family="paragraph" style:parent-style-name="Standard" style:list-style-name="L3">
      <style:paragraph-properties fo:text-align="start" style:justify-single-word="false"/>
      <style:text-properties officeooo:rsid="01da7a3d" officeooo:paragraph-rsid="01da7a3d"/>
    </style:style>
    <style:style style:name="P597"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98"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99"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0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01"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02"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03"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29fbe5e"/>
    </style:style>
    <style:style style:name="P604"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05" style:family="paragraph" style:parent-style-name="Standard" style:list-style-name="L38">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0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07"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08"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09" style:family="paragraph" style:parent-style-name="Standard" style:list-style-name="L46"/>
    <style:style style:name="P610" style:family="paragraph" style:parent-style-name="Standard" style:list-style-name="L46"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11" style:family="paragraph" style:parent-style-name="Standard" style:list-style-name="L46">
      <style:paragraph-properties fo:line-height="100%" fo:orphans="2" fo:widows="2"/>
      <style:text-properties officeooo:paragraph-rsid="02c89ccd"/>
    </style:style>
    <style:style style:name="P612" style:family="paragraph" style:parent-style-name="Standard">
      <style:paragraph-properties fo:line-height="100%" fo:text-align="center" style:justify-single-word="false"/>
      <style:text-properties officeooo:paragraph-rsid="02e91537"/>
    </style:style>
    <style:style style:name="P613" style:family="paragraph" style:parent-style-name="Standard" style:list-style-name="L55">
      <style:text-properties officeooo:paragraph-rsid="02a14429"/>
    </style:style>
    <style:style style:name="P614"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15"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16" style:family="paragraph" style:parent-style-name="Standard" style:list-style-name="L55"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17" style:family="paragraph" style:parent-style-name="Standard" style:list-style-name="L58">
      <style:paragraph-properties fo:margin-top="0cm" fo:margin-bottom="0cm" style:contextual-spacing="false" fo:line-height="115%"/>
      <style:text-properties officeooo:paragraph-rsid="02a26a78"/>
    </style:style>
    <style:style style:name="P618" style:family="paragraph" style:parent-style-name="Standard" style:list-style-name="L58">
      <style:paragraph-properties fo:line-height="115%"/>
    </style:style>
    <style:style style:name="P619" style:family="paragraph" style:parent-style-name="Standard" style:list-style-name="L58">
      <style:paragraph-properties fo:line-height="115%"/>
      <style:text-properties fo:font-size="14pt" fo:language="pt" fo:country="BR" style:font-size-asian="14pt" style:font-size-complex="14pt"/>
    </style:style>
    <style:style style:name="P620" style:family="paragraph" style:parent-style-name="Standard">
      <style:text-properties fo:font-size="14pt" officeooo:paragraph-rsid="02effb30" style:font-size-asian="14pt" style:font-size-complex="14pt"/>
    </style:style>
    <style:style style:name="P621" style:family="paragraph" style:parent-style-name="Standard">
      <style:paragraph-properties fo:break-before="page"/>
      <style:text-properties officeooo:paragraph-rsid="02ee98ba"/>
    </style:style>
    <style:style style:name="P622" style:family="paragraph" style:parent-style-name="Standard">
      <style:text-properties officeooo:paragraph-rsid="02ee98ba"/>
    </style:style>
    <style:style style:name="P623" style:family="paragraph" style:parent-style-name="Standard">
      <style:text-properties officeooo:paragraph-rsid="02effb30"/>
    </style:style>
    <style:style style:name="P624"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25"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2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2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2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2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3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31" style:family="paragraph" style:parent-style-name="Text_20_body" style:list-style-name="L33">
      <style:text-properties fo:language="pt" fo:country="BR" officeooo:paragraph-rsid="02917ec6"/>
    </style:style>
    <style:style style:name="P632" style:family="paragraph" style:parent-style-name="Text_20_body" style:list-style-name="L33">
      <style:text-properties fo:language="pt" fo:country="BR" officeooo:paragraph-rsid="029a7f13"/>
    </style:style>
    <style:style style:name="P633" style:family="paragraph" style:parent-style-name="Text_20_body" style:list-style-name="L43">
      <style:paragraph-properties fo:margin-top="0cm" fo:margin-bottom="0cm" style:contextual-spacing="false" style:line-height-at-least="0cm" fo:orphans="2" fo:widows="2"/>
      <style:text-properties fo:language="pt" fo:country="BR" officeooo:paragraph-rsid="01214ef5"/>
    </style:style>
    <style:style style:name="P634" style:family="paragraph" style:parent-style-name="Text_20_body" style:list-style-name="L43">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35" style:family="paragraph" style:parent-style-name="Text_20_body" style:list-style-name="L44">
      <style:paragraph-properties fo:margin-top="0cm" fo:margin-bottom="0cm" style:contextual-spacing="false" fo:line-height="100%" fo:orphans="2" fo:widows="2"/>
      <style:text-properties fo:language="pt" fo:country="BR" officeooo:paragraph-rsid="0123f5fe"/>
    </style:style>
    <style:style style:name="P636" style:family="paragraph" style:parent-style-name="Text_20_body" style:list-style-name="L44">
      <style:paragraph-properties fo:margin-top="0cm" fo:margin-bottom="0cm" style:contextual-spacing="false" fo:line-height="100%" fo:orphans="2" fo:widows="2"/>
      <style:text-properties fo:language="pt" fo:country="BR" officeooo:rsid="0123f5fe" officeooo:paragraph-rsid="0123f5fe"/>
    </style:style>
    <style:style style:name="P637"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38"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39"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40"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41"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42"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43"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44"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45"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6" style:family="paragraph" style:parent-style-name="Text_20_body" style:list-style-name="L42"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7" style:family="paragraph" style:parent-style-name="Text_20_body" style:list-style-name="L42">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8" style:family="paragraph" style:parent-style-name="Text_20_body" style:list-style-name="L30">
      <style:paragraph-properties fo:break-before="page"/>
    </style:style>
    <style:style style:name="P649" style:family="paragraph" style:parent-style-name="Text_20_body" style:list-style-name="L33">
      <style:text-properties officeooo:paragraph-rsid="02917ec6"/>
    </style:style>
    <style:style style:name="P650" style:family="paragraph" style:parent-style-name="Text_20_body" style:list-style-name="L33">
      <style:paragraph-properties fo:margin-top="0cm" fo:margin-bottom="0cm" style:contextual-spacing="false"/>
      <style:text-properties officeooo:paragraph-rsid="0297cf92"/>
    </style:style>
    <style:style style:name="P651" style:family="paragraph" style:parent-style-name="Text_20_body" style:list-style-name="L33">
      <style:paragraph-properties fo:margin-top="0cm" fo:margin-bottom="0cm" style:contextual-spacing="false"/>
      <style:text-properties officeooo:paragraph-rsid="02995347"/>
    </style:style>
    <style:style style:name="P652" style:family="paragraph" style:parent-style-name="Text_20_body" style:list-style-name="L33">
      <style:paragraph-properties fo:break-before="page"/>
      <style:text-properties officeooo:paragraph-rsid="0298d864"/>
    </style:style>
    <style:style style:name="P653" style:family="paragraph" style:parent-style-name="Text_20_body" style:list-style-name="L33">
      <style:text-properties officeooo:paragraph-rsid="0298d864"/>
    </style:style>
    <style:style style:name="P654" style:family="paragraph" style:parent-style-name="Text_20_body" style:list-style-name="L34">
      <style:text-properties officeooo:paragraph-rsid="026f77c4"/>
    </style:style>
    <style:style style:name="P655" style:family="paragraph" style:parent-style-name="Text_20_body" style:list-style-name="L42">
      <style:paragraph-properties fo:margin-top="0cm" fo:margin-bottom="0cm" style:contextual-spacing="false" style:line-height-at-least="0.499cm" fo:orphans="2" fo:widows="2"/>
      <style:text-properties officeooo:paragraph-rsid="01c8846c"/>
    </style:style>
    <style:style style:name="P656" style:family="paragraph" style:parent-style-name="Text_20_body" style:list-style-name="L44">
      <style:paragraph-properties fo:margin-top="0cm" fo:margin-bottom="0cm" style:contextual-spacing="false" fo:line-height="100%" fo:orphans="2" fo:widows="2"/>
      <style:text-properties officeooo:paragraph-rsid="0123f5fe"/>
    </style:style>
    <style:style style:name="P657" style:family="paragraph" style:parent-style-name="Text_20_body" style:list-style-name="L44">
      <style:paragraph-properties fo:margin-top="0cm" fo:margin-bottom="0cm" style:contextual-spacing="false" fo:line-height="100%" fo:orphans="2" fo:widows="2"/>
      <style:text-properties officeooo:paragraph-rsid="02bd2ff1"/>
    </style:style>
    <style:style style:name="P658" style:family="paragraph" style:parent-style-name="Text_20_body" style:list-style-name="L44">
      <style:paragraph-properties fo:margin-top="0cm" fo:margin-bottom="0cm" style:contextual-spacing="false" fo:line-height="100%" fo:orphans="2" fo:widows="2"/>
      <style:text-properties officeooo:paragraph-rsid="02b73055"/>
    </style:style>
    <style:style style:name="P659" style:family="paragraph" style:parent-style-name="Text_20_body" style:list-style-name="L48">
      <style:paragraph-properties fo:line-height="100%"/>
    </style:style>
    <style:style style:name="P660" style:family="paragraph" style:parent-style-name="Text_20_body" style:list-style-name="L50">
      <style:paragraph-properties fo:margin-top="0cm" fo:margin-bottom="0cm" style:contextual-spacing="false" fo:line-height="100%"/>
      <style:text-properties officeooo:paragraph-rsid="02dad38b"/>
    </style:style>
    <style:style style:name="P661" style:family="paragraph" style:parent-style-name="Text_20_body" style:list-style-name="L50">
      <style:paragraph-properties fo:margin-top="0cm" fo:margin-bottom="0cm" style:contextual-spacing="false" fo:line-height="100%"/>
      <style:text-properties officeooo:paragraph-rsid="02e4a689"/>
    </style:style>
    <style:style style:name="P662" style:family="paragraph" style:parent-style-name="Text_20_body">
      <style:paragraph-properties fo:margin-top="0cm" fo:margin-bottom="0cm" style:contextual-spacing="false" fo:line-height="100%"/>
      <style:text-properties officeooo:paragraph-rsid="02dad38b"/>
    </style:style>
    <style:style style:name="P663" style:family="paragraph" style:parent-style-name="Text_20_body" style:list-style-name="L51">
      <style:paragraph-properties fo:margin-top="0cm" fo:margin-bottom="0cm" style:contextual-spacing="false" fo:line-height="100%"/>
      <style:text-properties officeooo:paragraph-rsid="02e104dd"/>
    </style:style>
    <style:style style:name="P664" style:family="paragraph" style:parent-style-name="Text_20_body" style:list-style-name="L51">
      <style:paragraph-properties fo:margin-top="0cm" fo:margin-bottom="0cm" style:contextual-spacing="false" fo:line-height="100%"/>
      <style:text-properties officeooo:paragraph-rsid="02e18e86"/>
    </style:style>
    <style:style style:name="P665" style:family="paragraph" style:parent-style-name="Text_20_body" style:list-style-name="L51">
      <style:paragraph-properties fo:margin-top="0cm" fo:margin-bottom="0cm" style:contextual-spacing="false" fo:line-height="100%"/>
      <style:text-properties officeooo:paragraph-rsid="02e3798c"/>
    </style:style>
    <style:style style:name="P666" style:family="paragraph" style:parent-style-name="Text_20_body" style:list-style-name="L45">
      <style:paragraph-properties fo:orphans="2" fo:widows="2"/>
      <style:text-properties officeooo:paragraph-rsid="02ab13d2"/>
    </style:style>
    <style:style style:name="P667" style:family="paragraph" style:parent-style-name="Text_20_body" style:list-style-name="L45">
      <style:paragraph-properties fo:orphans="2" fo:widows="2"/>
      <style:text-properties officeooo:paragraph-rsid="02c9dcec"/>
    </style:style>
    <style:style style:name="P668" style:family="paragraph" style:parent-style-name="Text_20_body" style:list-style-name="L45">
      <style:paragraph-properties fo:orphans="2" fo:widows="2"/>
      <style:text-properties officeooo:rsid="02a7a468" officeooo:paragraph-rsid="02ab13d2"/>
    </style:style>
    <style:style style:name="P669" style:family="paragraph" style:parent-style-name="Text_20_body">
      <style:paragraph-properties fo:margin-top="0cm" fo:margin-bottom="0cm" style:contextual-spacing="false"/>
      <style:text-properties officeooo:paragraph-rsid="02e104dd"/>
    </style:style>
    <style:style style:name="P670"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671" style:family="paragraph" style:parent-style-name="Text_20_body" style:list-style-name="L59">
      <style:paragraph-properties fo:margin-top="0cm" fo:margin-bottom="0cm" style:contextual-spacing="false" style:line-height-at-least="0cm"/>
      <style:text-properties officeooo:paragraph-rsid="02294769"/>
    </style:style>
    <style:style style:name="P672" style:family="paragraph" style:parent-style-name="Text_20_body" style:list-style-name="L62">
      <style:paragraph-properties style:line-height-at-least="0cm"/>
    </style:style>
    <style:style style:name="P673" style:family="paragraph" style:parent-style-name="Text_20_body" style:list-style-name="L63">
      <style:paragraph-properties style:line-height-at-least="0cm"/>
    </style:style>
    <style:style style:name="P674" style:family="paragraph" style:parent-style-name="Text_20_body" style:list-style-name="L64">
      <style:paragraph-properties style:line-height-at-least="0cm"/>
    </style:style>
    <style:style style:name="P675" style:family="paragraph" style:parent-style-name="Text_20_body" style:list-style-name="L61">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76" style:family="paragraph" style:parent-style-name="Text_20_body" style:list-style-name="L61">
      <loext:graphic-properties draw:fill="none"/>
      <style:paragraph-properties fo:text-align="start" style:justify-single-word="false" fo:background-color="transparent"/>
      <style:text-properties officeooo:paragraph-rsid="022b00ab"/>
    </style:style>
    <style:style style:name="P677" style:family="paragraph" style:parent-style-name="Text_20_body" style:list-style-name="L65">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fec63"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edf653"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weight-asian="normal" style:font-size-complex="14pt"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34"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letter-spacing="normal" fo:language="pt" fo:country="BR" fo:font-style="normal" fo:font-weight="normal" officeooo:rsid="02824f30" fo:background-color="transparent" loext:char-shading-value="0" style:font-style-asian="normal" style:font-weight-asian="normal" style:font-style-complex="normal" style:font-weight-complex="normal"/>
    </style:style>
    <style:style style:name="T63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4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4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5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5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5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64"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6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8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8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8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9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91"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9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9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94"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95"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98"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99"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0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08"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09"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10"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11"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1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13"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14"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16"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17"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18"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19"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20"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21"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22"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23"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24"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5"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26"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27"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28"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29"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30"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31"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32"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33"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34"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73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3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3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738"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739"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740"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741"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4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45"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46"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47"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48"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49"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50"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51"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52" style:family="text">
      <style:text-properties fo:font-variant="normal" fo:text-transform="none" fo:color="#800080" loext:opacity="100%" fo:letter-spacing="normal" fo:font-style="normal" fo:font-weight="bold" style:font-weight-asian="bold" style:font-weight-complex="bold"/>
    </style:style>
    <style:style style:name="T753"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5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5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5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5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5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6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6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6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69"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7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7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72"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73"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74"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75"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76"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77"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78"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800080" loext:opacity="100%" style:font-name="Mono" fo:letter-spacing="normal" fo:font-style="normal" fo:font-weight="bold" style:font-weight-asian="bold" style:font-weight-complex="bold"/>
    </style:style>
    <style:style style:name="T78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8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8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8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86"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87"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88"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89"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90"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9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9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8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8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1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1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1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1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1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2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2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82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829"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30"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3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32"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33"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34"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35"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36"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3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4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4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4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4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44"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4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4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4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4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4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5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5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5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5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54"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55"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56"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5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5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6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6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6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6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86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868"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6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7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71"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73"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74"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75"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76"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77"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78"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79"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80"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81"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82"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83"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84"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85" style:family="text">
      <style:text-properties fo:font-variant="normal" fo:text-transform="none" fo:letter-spacing="normal" fo:font-style="normal"/>
    </style:style>
    <style:style style:name="T886" style:family="text">
      <style:text-properties fo:font-variant="normal" fo:text-transform="none" fo:letter-spacing="normal" fo:font-style="normal" fo:font-weight="bold" style:font-weight-asian="bold" style:font-weight-complex="bold"/>
    </style:style>
    <style:style style:name="T887" style:family="text">
      <style:text-properties fo:font-variant="normal" fo:text-transform="none" fo:letter-spacing="normal" fo:font-style="normal" fo:font-weight="bold" officeooo:rsid="00401201" style:font-weight-asian="bold" style:font-weight-complex="bold"/>
    </style:style>
    <style:style style:name="T888" style:family="text">
      <style:text-properties fo:font-variant="normal" fo:text-transform="none" fo:letter-spacing="normal" fo:font-style="normal" officeooo:rsid="00401201"/>
    </style:style>
    <style:style style:name="T889" style:family="text">
      <style:text-properties fo:font-variant="normal" fo:text-transform="none" fo:letter-spacing="normal" fo:font-style="normal" officeooo:rsid="009d35f9"/>
    </style:style>
    <style:style style:name="T890" style:family="text">
      <style:text-properties fo:font-variant="normal" fo:text-transform="none" fo:letter-spacing="normal" fo:font-style="normal" officeooo:rsid="00a52b8b"/>
    </style:style>
    <style:style style:name="T891" style:family="text">
      <style:text-properties fo:font-variant="normal" fo:text-transform="none" fo:letter-spacing="normal" fo:font-style="normal" officeooo:rsid="00da1861"/>
    </style:style>
    <style:style style:name="T89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93"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94"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95"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96"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97"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9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99"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00"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0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0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0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0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0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08"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09"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10"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12"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91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14"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1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1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1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20"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21"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22"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23"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24"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25"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26"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2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28"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29"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930"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931"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932"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33"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34"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35"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36"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37"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38"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39"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4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4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94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94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94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94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94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94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94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4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5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5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5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5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54"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55"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5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5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5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59"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6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6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7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7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7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8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8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8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8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8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8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87"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88"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89"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90"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91"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9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93"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9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95"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9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9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0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0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0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0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0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0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0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0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0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1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1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13"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14"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15"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16"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1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1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19"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20"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21"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22"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23"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24"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2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2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2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2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2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3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3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3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4"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035"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036"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37"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038"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03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04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41"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04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043"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04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50"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5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05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54"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56"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57"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5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59"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60"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61" style:family="text">
      <style:text-properties fo:font-variant="normal" fo:text-transform="none" style:font-name="Monospace" fo:letter-spacing="normal" fo:font-style="normal" officeooo:rsid="00401201"/>
    </style:style>
    <style:style style:name="T1062" style:family="text">
      <style:text-properties fo:font-variant="normal" fo:text-transform="none" style:font-name="Monospace" fo:letter-spacing="normal" fo:font-style="normal" fo:font-weight="bold" officeooo:rsid="00401201" style:font-weight-asian="bold" style:font-weight-complex="bold"/>
    </style:style>
    <style:style style:name="T106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6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6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6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70"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71"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72"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74"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75"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76"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7"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7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7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80"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81"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82"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8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8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8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8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8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9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93"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9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9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9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9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98"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9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0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01"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02"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0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04"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105"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06"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07"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08"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0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1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1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2"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1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1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1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17"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18"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19"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2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2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2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27"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2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12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131"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13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13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13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14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4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14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14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14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48"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4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152"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15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154"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55"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6"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58"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59"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6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6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62"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63"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64"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16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6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67"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6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6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7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17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17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17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7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7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7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7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7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7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8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none" fo:font-weight="bold" officeooo:rsid="02dfec63" fo:background-color="transparent" loext:char-shading-value="0" style:font-size-asian="14pt" style:font-style-asian="normal" style:font-weight-asian="bold" style:font-size-complex="14pt" style:font-style-complex="normal" style:font-weight-complex="bold"/>
    </style:style>
    <style:style style:name="T118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182"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font-style-asian="normal" style:font-weight-asian="bold" style:font-size-complex="14pt" style:font-style-complex="normal" style:font-weight-complex="bold"/>
    </style:style>
    <style:style style:name="T118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184" style:family="text">
      <style:text-properties fo:font-variant="normal" fo:text-transform="none" fo:color="#0c00ff" loext:opacity="100%" style:text-line-through-style="none" style:text-line-through-type="none"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font-style-asian="normal" style:font-weight-asian="bold" style:font-size-complex="14pt" style:font-style-complex="normal" style:font-weight-complex="bold"/>
    </style:style>
    <style:style style:name="T1185"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86" style:family="text">
      <style:text-properties fo:font-variant="normal" fo:text-transform="none" style:font-name="Microsoft Sans Serif1" fo:letter-spacing="normal" fo:font-style="normal" officeooo:rsid="004f4071" style:font-weight-asian="normal" style:font-weight-complex="normal"/>
    </style:style>
    <style:style style:name="T1187" style:family="text">
      <style:text-properties fo:font-variant="normal" fo:text-transform="none" style:font-name="Microsoft Sans Serif1" fo:letter-spacing="normal" fo:font-style="normal" officeooo:rsid="02603153" style:font-weight-asian="normal" style:font-weight-complex="normal"/>
    </style:style>
    <style:style style:name="T1188" style:family="text">
      <style:text-properties fo:font-variant="normal" fo:text-transform="none" style:font-name="Microsoft Sans Serif1" fo:letter-spacing="normal" fo:font-style="normal" fo:font-weight="bold" officeooo:rsid="022ccd20" style:font-weight-asian="bold" style:font-weight-complex="bold"/>
    </style:style>
    <style:style style:name="T1189" style:family="text">
      <style:text-properties fo:font-variant="normal" fo:text-transform="none" style:font-name="Microsoft Sans Serif1" fo:letter-spacing="normal" fo:font-style="normal" fo:font-weight="bold" officeooo:rsid="01efc251" style:font-weight-asian="bold" style:font-weight-complex="bold"/>
    </style:style>
    <style:style style:name="T1190"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19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194"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95"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196"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197" style:family="text">
      <style:text-properties fo:font-variant="normal" fo:text-transform="none" fo:color="#ececec" loext:opacity="100%" style:text-line-through-style="none" style:text-line-through-type="none" style:font-name="S hne" fo:font-size="12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ececec" loext:opacity="100%" style:text-line-through-style="none" style:text-line-through-type="none" style:font-name="S hne" fo:font-size="12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ececec" loext:opacity="100%" style:text-line-through-style="none" style:text-line-through-type="none" style:font-name="S hne" fo:font-size="12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ececec" loext:opacity="100%" style:text-line-through-style="none" style:text-line-through-type="none" fo:font-size="12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ececec" loext:opacity="100%" style:text-line-through-style="none" style:text-line-through-type="none" fo:font-size="12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03" style:family="text">
      <style:text-properties fo:font-weight="bold" style:font-weight-asian="bold" style:font-weight-complex="bold"/>
    </style:style>
    <style:style style:name="T1204" style:family="text">
      <style:text-properties fo:font-weight="bold" officeooo:rsid="00067250" style:font-weight-asian="bold" style:font-weight-complex="bold"/>
    </style:style>
    <style:style style:name="T1205" style:family="text">
      <style:text-properties fo:font-weight="bold" officeooo:rsid="00344f32" style:font-weight-asian="bold" style:font-weight-complex="bold"/>
    </style:style>
    <style:style style:name="T1206" style:family="text">
      <style:text-properties fo:font-weight="bold" officeooo:rsid="009fa7c7" style:font-weight-asian="bold" style:font-weight-complex="bold"/>
    </style:style>
    <style:style style:name="T1207" style:family="text">
      <style:text-properties fo:font-weight="bold" officeooo:rsid="00b57eee" style:font-weight-asian="bold" style:font-weight-complex="bold"/>
    </style:style>
    <style:style style:name="T1208" style:family="text">
      <style:text-properties fo:font-weight="bold" officeooo:rsid="00d1ac93" style:font-weight-asian="bold" style:font-weight-complex="bold"/>
    </style:style>
    <style:style style:name="T1209" style:family="text">
      <style:text-properties fo:font-weight="bold" officeooo:rsid="00edb1e8" style:font-weight-asian="bold" style:font-weight-complex="bold"/>
    </style:style>
    <style:style style:name="T1210" style:family="text">
      <style:text-properties fo:font-weight="bold" officeooo:rsid="01a8da29" style:font-weight-asian="bold" style:font-weight-complex="bold"/>
    </style:style>
    <style:style style:name="T1211" style:family="text">
      <style:text-properties fo:font-weight="bold" officeooo:rsid="02179b1c" style:font-weight-asian="bold" style:font-weight-complex="bold"/>
    </style:style>
    <style:style style:name="T1212" style:family="text">
      <style:text-properties fo:font-weight="bold" officeooo:rsid="00cc5c65" style:font-weight-asian="bold" style:font-weight-complex="bold"/>
    </style:style>
    <style:style style:name="T1213" style:family="text">
      <style:text-properties fo:font-weight="bold" officeooo:rsid="0231e71c" style:font-weight-asian="bold" style:font-weight-complex="bold"/>
    </style:style>
    <style:style style:name="T1214" style:family="text">
      <style:text-properties fo:font-weight="bold" officeooo:rsid="02c38fbb" style:font-weight-asian="bold" style:font-weight-complex="bold"/>
    </style:style>
    <style:style style:name="T1215" style:family="text">
      <style:text-properties fo:font-weight="bold" style:font-style-asian="normal" style:font-weight-asian="bold" style:font-style-complex="normal" style:font-weight-complex="bold"/>
    </style:style>
    <style:style style:name="T1216" style:family="text">
      <style:text-properties fo:font-weight="bold" fo:background-color="transparent" loext:char-shading-value="0" style:font-weight-asian="bold" style:font-weight-complex="bold"/>
    </style:style>
    <style:style style:name="T1217" style:family="text">
      <style:text-properties style:font-name="Microsoft Sans Serif1" fo:font-size="14pt" fo:language="pt" fo:country="BR" style:font-size-asian="14pt" style:font-size-complex="14pt"/>
    </style:style>
    <style:style style:name="T1218" style:family="text">
      <style:text-properties style:font-name="Microsoft Sans Serif1" fo:font-size="14pt" fo:language="pt" fo:country="BR" officeooo:rsid="00067250" style:font-size-asian="14pt" style:font-size-complex="14pt"/>
    </style:style>
    <style:style style:name="T1219" style:family="text">
      <style:text-properties style:font-name="Microsoft Sans Serif1" fo:font-size="14pt" fo:language="pt" fo:country="BR" officeooo:rsid="00084753" style:font-size-asian="14pt" style:font-size-complex="14pt"/>
    </style:style>
    <style:style style:name="T1220"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21" style:family="text">
      <style:text-properties style:font-name="Microsoft Sans Serif1" fo:font-size="14pt" officeooo:rsid="00067250" style:font-size-asian="14pt" style:font-size-complex="14pt"/>
    </style:style>
    <style:style style:name="T1222" style:family="text">
      <style:text-properties style:font-name="Microsoft Sans Serif1" fo:font-size="14pt" officeooo:rsid="01f9feb0" style:font-size-asian="14pt" style:font-size-complex="14pt"/>
    </style:style>
    <style:style style:name="T1223" style:family="text">
      <style:text-properties style:font-name="Microsoft Sans Serif1" fo:font-size="14pt" officeooo:rsid="009d35f9" style:font-size-asian="14pt" style:font-size-complex="14pt"/>
    </style:style>
    <style:style style:name="T1224" style:family="text">
      <style:text-properties style:font-name="Microsoft Sans Serif1" fo:font-size="14pt" officeooo:rsid="00b57eee" style:font-size-asian="14pt" style:font-size-complex="14pt"/>
    </style:style>
    <style:style style:name="T1225" style:family="text">
      <style:text-properties style:font-name="Microsoft Sans Serif1" fo:font-size="14pt" officeooo:rsid="000460f8" style:font-size-asian="14pt" style:font-size-complex="14pt"/>
    </style:style>
    <style:style style:name="T1226" style:family="text">
      <style:text-properties style:font-name="Microsoft Sans Serif1" fo:font-size="14pt" fo:font-weight="bold" officeooo:rsid="00067250" style:font-size-asian="14pt" style:font-weight-asian="bold" style:font-size-complex="14pt" style:font-weight-complex="bold"/>
    </style:style>
    <style:style style:name="T1227" style:family="text">
      <style:text-properties style:font-name="Microsoft Sans Serif1" fo:font-size="14pt" fo:font-weight="bold" officeooo:rsid="01f9feb0" style:font-size-asian="14pt" style:font-weight-asian="bold" style:font-size-complex="14pt" style:font-weight-complex="bold"/>
    </style:style>
    <style:style style:name="T1228" style:family="text">
      <style:text-properties style:font-name="Microsoft Sans Serif1" fo:font-size="14pt" fo:font-weight="bold" officeooo:rsid="000460f8" style:font-size-asian="14pt" style:font-weight-asian="bold" style:font-size-complex="14pt" style:font-weight-complex="bold"/>
    </style:style>
    <style:style style:name="T1229" style:family="text">
      <style:text-properties style:font-name="Microsoft Sans Serif1" fo:font-size="14pt" fo:font-weight="bold" officeooo:rsid="009d35f9" style:font-size-asian="14pt" style:font-weight-asian="bold" style:font-size-complex="14pt" style:font-weight-complex="bold"/>
    </style:style>
    <style:style style:name="T1230" style:family="text">
      <style:text-properties style:font-name="Microsoft Sans Serif1" fo:font-size="14pt" fo:font-weight="normal" officeooo:rsid="00067250" style:font-size-asian="14pt" style:font-weight-asian="normal" style:font-size-complex="14pt" style:font-weight-complex="normal"/>
    </style:style>
    <style:style style:name="T1231" style:family="text">
      <style:text-properties style:font-name="Microsoft Sans Serif1" fo:font-size="14pt" fo:font-weight="normal" officeooo:rsid="02277f72" style:font-size-asian="14pt" style:font-weight-asian="normal" style:font-size-complex="14pt" style:font-weight-complex="normal"/>
    </style:style>
    <style:style style:name="T1232" style:family="text">
      <style:text-properties style:font-name="Microsoft Sans Serif1" fo:font-size="14pt" fo:font-weight="normal" officeooo:rsid="01f9feb0" style:font-size-asian="14pt" style:font-weight-asian="normal" style:font-size-complex="14pt" style:font-weight-complex="normal"/>
    </style:style>
    <style:style style:name="T1233"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34" style:family="text">
      <style:text-properties style:font-name="Microsoft Sans Serif1" officeooo:rsid="009fa7c7" fo:background-color="transparent" loext:char-shading-value="0"/>
    </style:style>
    <style:style style:name="T1235" style:family="text">
      <style:text-properties style:font-name="Microsoft Sans Serif1" officeooo:rsid="00a6ece1" fo:background-color="transparent" loext:char-shading-value="0"/>
    </style:style>
    <style:style style:name="T1236" style:family="text">
      <style:text-properties style:font-name="Microsoft Sans Serif1" officeooo:rsid="02277f72"/>
    </style:style>
    <style:style style:name="T1237"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23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23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24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241"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242"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243"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244" style:family="text">
      <style:text-properties fo:color="#000000" loext:opacity="100%" style:font-name="Microsoft Sans Serif1" fo:font-size="14pt" fo:font-weight="normal" style:font-size-asian="14pt" style:font-weight-asian="normal" style:font-size-complex="14pt" style:font-weight-complex="normal"/>
    </style:style>
    <style:style style:name="T1245"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246"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247"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248"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249"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250"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25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25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253"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254"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255"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256"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257"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258"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259"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260"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261"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262"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263"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264"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265" style:family="text">
      <style:text-properties fo:color="#000000" loext:opacity="100%" style:font-name="Microsoft Sans Serif1" fo:font-size="14pt" officeooo:rsid="002233c6" style:font-size-asian="14pt" style:font-size-complex="14pt"/>
    </style:style>
    <style:style style:name="T1266" style:family="text">
      <style:text-properties fo:color="#000000" loext:opacity="100%" style:font-name="Microsoft Sans Serif1" fo:font-size="14pt" officeooo:rsid="00c5cce9" style:font-size-asian="14pt" style:font-size-complex="14pt"/>
    </style:style>
    <style:style style:name="T1267" style:family="text">
      <style:text-properties fo:color="#000000" loext:opacity="100%" style:font-name="Microsoft Sans Serif1" fo:font-size="14pt" officeooo:rsid="009d35f9" style:font-size-asian="14pt" style:font-size-complex="14pt"/>
    </style:style>
    <style:style style:name="T1268" style:family="text">
      <style:text-properties fo:color="#000000" loext:opacity="100%" style:font-name="Microsoft Sans Serif1" fo:font-size="14pt" officeooo:rsid="0023ce6e" style:font-size-asian="14pt" style:font-size-complex="14pt"/>
    </style:style>
    <style:style style:name="T1269"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270"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271"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272"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273"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274"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275"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276"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277"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278"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279"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280"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281" style:family="text">
      <style:text-properties fo:color="#000000" loext:opacity="100%" fo:font-weight="normal" style:font-weight-asian="normal" style:font-weight-complex="normal"/>
    </style:style>
    <style:style style:name="T1282" style:family="text">
      <style:text-properties fo:color="#000000" loext:opacity="100%" style:font-name="Arial" fo:font-weight="normal" officeooo:rsid="011671c3" style:font-weight-asian="normal" style:font-weight-complex="normal"/>
    </style:style>
    <style:style style:name="T1283" style:family="text">
      <style:text-properties fo:color="#000000" loext:opacity="100%" style:font-name="Verdana Sans Serif" fo:font-weight="normal" officeooo:rsid="011671c3" style:font-weight-asian="normal" style:font-weight-complex="normal"/>
    </style:style>
    <style:style style:name="T1284" style:family="text">
      <style:text-properties fo:color="#000000" loext:opacity="100%" style:font-name="tahoma Sans Serif" fo:font-weight="normal" officeooo:rsid="011671c3" style:font-weight-asian="normal" style:font-weight-complex="normal"/>
    </style:style>
    <style:style style:name="T1285" style:family="text">
      <style:text-properties fo:color="#000000" loext:opacity="100%" style:font-name="Trebuchet MS" fo:font-weight="normal" style:font-weight-asian="normal" style:font-weight-complex="normal"/>
    </style:style>
    <style:style style:name="T1286" style:family="text">
      <style:text-properties fo:color="#000000" loext:opacity="100%" style:font-name="Times new roman Serif" fo:font-weight="normal" style:font-weight-asian="normal" style:font-weight-complex="normal"/>
    </style:style>
    <style:style style:name="T1287" style:family="text">
      <style:text-properties fo:color="#000000" loext:opacity="100%" style:font-name="Times new roman Serif" fo:font-weight="normal" officeooo:rsid="01214ef5" style:font-weight-asian="normal" style:font-weight-complex="normal"/>
    </style:style>
    <style:style style:name="T1288" style:family="text">
      <style:text-properties fo:color="#000000" loext:opacity="100%" style:font-name="Garamond1" fo:font-weight="normal" style:font-weight-asian="normal" style:font-weight-complex="normal"/>
    </style:style>
    <style:style style:name="T1289" style:family="text">
      <style:text-properties fo:color="#000000" loext:opacity="100%" style:font-name="Courier New" fo:font-weight="normal" style:font-weight-asian="normal" style:font-weight-complex="normal"/>
    </style:style>
    <style:style style:name="T1290" style:family="text">
      <style:text-properties fo:color="#000000" loext:opacity="100%" style:font-name="Brush Script MT" fo:font-weight="normal" style:font-weight-asian="normal" style:font-weight-complex="normal"/>
    </style:style>
    <style:style style:name="T1291" style:family="text">
      <style:text-properties fo:color="#000000" loext:opacity="100%" style:font-name="Inter" fo:font-size="12pt" fo:font-style="italic" style:text-underline-style="none" fo:font-weight="normal" fo:background-color="#81d41a" loext:char-shading-value="0"/>
    </style:style>
    <style:style style:name="T1292" style:family="text">
      <style:text-properties fo:color="#000000" loext:opacity="100%" style:font-name="Inter" fo:font-size="12pt" fo:font-style="italic" style:text-underline-style="none" fo:font-weight="normal" fo:background-color="#81d41a" loext:char-shading-value="0" loext:padding="0cm" loext:border="none"/>
    </style:style>
    <style:style style:name="T1293" style:family="text">
      <style:text-properties fo:color="#000000" loext:opacity="100%" style:font-name="Inter" fo:font-size="12pt" fo:font-style="italic" style:text-underline-style="none" fo:font-weight="normal" officeooo:rsid="01d42410" fo:background-color="#81d41a" loext:char-shading-value="0"/>
    </style:style>
    <style:style style:name="T1294" style:family="text">
      <style:text-properties fo:color="#000000" loext:opacity="100%" style:font-name="Inter" fo:font-size="12pt" fo:font-style="italic" style:text-underline-style="none" fo:font-weight="normal" fo:background-color="#ff8000" loext:char-shading-value="0"/>
    </style:style>
    <style:style style:name="T1295"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296" style:family="text">
      <style:text-properties fo:color="#000000" loext:opacity="100%" style:font-name="Inter" fo:font-size="12pt" fo:font-style="italic" style:text-underline-style="none" fo:font-weight="normal" fo:background-color="#729fcf" loext:char-shading-value="0"/>
    </style:style>
    <style:style style:name="T1297" style:family="text">
      <style:text-properties fo:color="#000000" loext:opacity="100%" style:font-name="Inter" fo:font-size="12pt" fo:font-style="italic" style:text-underline-style="none" fo:font-weight="normal" fo:background-color="#729fcf" loext:char-shading-value="0" loext:padding="0cm" loext:border="none"/>
    </style:style>
    <style:style style:name="T1298" style:family="text">
      <style:text-properties fo:color="#000000" loext:opacity="100%" style:font-name="Inter" fo:font-size="12pt" fo:font-style="italic" style:text-underline-style="none" fo:font-weight="normal" fo:background-color="#ff3838" loext:char-shading-value="0"/>
    </style:style>
    <style:style style:name="T1299" style:family="text">
      <style:text-properties fo:color="#000000" loext:opacity="100%" style:font-name="Inter" fo:font-size="12pt" fo:font-style="italic" style:text-underline-style="none" fo:font-weight="normal" fo:background-color="#ff3838" loext:char-shading-value="0" loext:padding="0cm" loext:border="none"/>
    </style:style>
    <style:style style:name="T1300" style:family="text">
      <style:text-properties fo:color="#000000" loext:opacity="100%" style:font-name="Inter" fo:font-size="12pt" fo:font-style="italic" style:text-underline-style="none" fo:font-weight="normal" fo:background-color="#8e86ae" loext:char-shading-value="0"/>
    </style:style>
    <style:style style:name="T1301" style:family="text">
      <style:text-properties fo:color="#000000" loext:opacity="100%" style:font-name="Inter" fo:font-size="12pt" fo:font-style="italic" style:text-underline-style="none" fo:font-weight="normal" fo:background-color="#8e86ae" loext:char-shading-value="0" loext:padding="0cm" loext:border="none"/>
    </style:style>
    <style:style style:name="T1302" style:family="text">
      <style:text-properties fo:color="#000000" loext:opacity="100%" style:font-name="Inter" fo:font-size="12pt" fo:font-style="italic" style:text-underline-style="none" fo:font-weight="normal" fo:background-color="#e8a202" loext:char-shading-value="0"/>
    </style:style>
    <style:style style:name="T1303" style:family="text">
      <style:text-properties fo:color="#000000" loext:opacity="100%" style:font-name="Inter" fo:font-size="12pt" fo:font-style="italic" style:text-underline-style="none" fo:font-weight="normal" fo:background-color="#e8a202" loext:char-shading-value="0" loext:padding="0cm" loext:border="none"/>
    </style:style>
    <style:style style:name="T1304" style:family="text">
      <style:text-properties fo:color="#000000" loext:opacity="100%" style:font-name="Microsoft Sans Serif" fo:font-weight="normal" officeooo:rsid="00882a9b" style:font-weight-asian="normal" style:font-weight-complex="normal"/>
    </style:style>
    <style:style style:name="T1305" style:family="text">
      <style:text-properties fo:color="#000000" loext:opacity="100%" style:font-name="Microsoft Sans Serif" fo:font-weight="normal" officeooo:rsid="010b0f5a" style:font-weight-asian="normal" style:font-weight-complex="normal"/>
    </style:style>
    <style:style style:name="T1306" style:family="text">
      <style:text-properties fo:color="#000000" loext:opacity="100%" style:font-name="Microsoft Sans Serif" fo:font-weight="normal" officeooo:rsid="02580d12" style:font-weight-asian="normal" style:font-weight-complex="normal"/>
    </style:style>
    <style:style style:name="T1307" style:family="text">
      <style:text-properties fo:color="#000000" loext:opacity="100%" style:font-name="Microsoft Sans Serif" style:text-underline-style="none" officeooo:rsid="00882a9b"/>
    </style:style>
    <style:style style:name="T1308" style:family="text">
      <style:text-properties fo:color="#000000" loext:opacity="100%" style:font-name="Mono" fo:font-size="14pt" fo:font-weight="normal" officeooo:rsid="0249ae61" style:font-size-asian="14pt" style:font-weight-asian="normal" style:font-size-complex="14pt" style:font-weight-complex="normal"/>
    </style:style>
    <style:style style:name="T1309" style:family="text">
      <style:text-properties fo:color="#ce181e" loext:opacity="100%" fo:font-weight="bold" officeooo:rsid="00008cc1" style:font-weight-asian="bold" style:font-weight-complex="bold"/>
    </style:style>
    <style:style style:name="T1310" style:family="text">
      <style:text-properties fo:color="#ce181e" loext:opacity="100%" style:font-name="Mono" fo:font-size="14pt" fo:font-weight="bold" officeooo:rsid="01af71f3" style:font-size-asian="14pt" style:font-weight-asian="bold" style:font-size-complex="14pt" style:font-weight-complex="bold"/>
    </style:style>
    <style:style style:name="T1311" style:family="text">
      <style:text-properties fo:color="#ce181e" loext:opacity="100%" style:font-name="MonOSPACE" fo:font-weight="bold" officeooo:rsid="00d40522" style:font-weight-asian="bold" style:font-weight-complex="bold"/>
    </style:style>
    <style:style style:name="T1312" style:family="text">
      <style:text-properties fo:color="#ce181e" loext:opacity="100%" fo:background-color="transparent" loext:char-shading-value="0"/>
    </style:style>
    <style:style style:name="T1313"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1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15"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16"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17" style:family="text">
      <style:text-properties fo:color="#800080" loext:opacity="100%" fo:font-weight="bold" style:font-weight-asian="bold" style:font-weight-complex="bold"/>
    </style:style>
    <style:style style:name="T1318"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19"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20"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21"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22" style:family="text">
      <style:text-properties fo:color="#800080" loext:opacity="100%" style:font-name="Mono" fo:font-weight="bold" style:font-weight-asian="bold" style:font-weight-complex="bold"/>
    </style:style>
    <style:style style:name="T1323" style:family="text">
      <style:text-properties fo:color="#800080" loext:opacity="100%" style:font-name="Mono" fo:font-weight="bold" officeooo:rsid="006d71e2" style:font-weight-asian="bold" style:font-weight-complex="bold"/>
    </style:style>
    <style:style style:name="T1324" style:family="text">
      <style:text-properties fo:color="#800080" loext:opacity="100%" style:font-name="Mono" fo:font-weight="bold" officeooo:rsid="0073708d" style:font-weight-asian="bold" style:font-weight-complex="bold"/>
    </style:style>
    <style:style style:name="T1325" style:family="text">
      <style:text-properties fo:color="#800080" loext:opacity="100%" style:font-name="Mono" fo:font-weight="bold" officeooo:rsid="007d35a0" style:font-weight-asian="bold" style:font-weight-complex="bold"/>
    </style:style>
    <style:style style:name="T1326" style:family="text">
      <style:text-properties fo:color="#800080" loext:opacity="100%" style:font-name="Mono" fo:font-weight="bold" officeooo:rsid="007b45ff" style:font-weight-asian="bold" style:font-weight-complex="bold"/>
    </style:style>
    <style:style style:name="T1327" style:family="text">
      <style:text-properties fo:color="#800080" loext:opacity="100%" style:font-name="Mono" fo:font-weight="bold" officeooo:rsid="0037ee9c" style:font-weight-asian="bold" style:font-weight-complex="bold"/>
    </style:style>
    <style:style style:name="T1328" style:family="text">
      <style:text-properties fo:color="#800080" loext:opacity="100%" style:font-name="Mono" fo:font-weight="bold" style:font-style-asian="italic" style:font-weight-asian="bold" style:font-style-complex="italic" style:font-weight-complex="bold"/>
    </style:style>
    <style:style style:name="T1329" style:family="text">
      <style:text-properties fo:color="#800080" loext:opacity="100%" style:font-name="Mono" fo:font-weight="bold" officeooo:rsid="01b3b703" style:font-style-asian="normal" style:font-weight-asian="bold" style:font-style-complex="normal" style:font-weight-complex="bold"/>
    </style:style>
    <style:style style:name="T1330" style:family="text">
      <style:text-properties fo:color="#800080" loext:opacity="100%" style:font-name="Mono" fo:font-size="14pt" fo:font-weight="bold" officeooo:rsid="00260a6a" style:font-size-asian="14pt" style:font-weight-asian="bold" style:font-size-complex="14pt" style:font-weight-complex="bold"/>
    </style:style>
    <style:style style:name="T1331" style:family="text">
      <style:text-properties fo:color="#800080" loext:opacity="100%" style:font-name="Mono" fo:font-size="14pt" fo:font-weight="bold" officeooo:rsid="0241530b" style:font-size-asian="14pt" style:font-weight-asian="bold" style:font-size-complex="14pt" style:font-weight-complex="bold"/>
    </style:style>
    <style:style style:name="T1332" style:family="text">
      <style:text-properties fo:color="#800080" loext:opacity="100%" style:font-name="Mono" fo:font-size="14pt" fo:font-weight="bold" officeooo:rsid="002228cb" style:font-size-asian="14pt" style:font-weight-asian="bold" style:font-size-complex="14pt" style:font-weight-complex="bold"/>
    </style:style>
    <style:style style:name="T1333" style:family="text">
      <style:text-properties fo:color="#800080" loext:opacity="100%" style:font-name="Mono" fo:font-size="14pt" fo:font-weight="bold" officeooo:rsid="01cb5f51" style:font-size-asian="14pt" style:font-weight-asian="bold" style:font-size-complex="14pt" style:font-weight-complex="bold"/>
    </style:style>
    <style:style style:name="T1334" style:family="text">
      <style:text-properties fo:color="#800080" loext:opacity="100%" style:font-name="Mono" fo:font-size="14pt" fo:font-weight="bold" officeooo:rsid="024198f0" style:font-size-asian="14pt" style:font-weight-asian="bold" style:font-size-complex="14pt" style:font-weight-complex="bold"/>
    </style:style>
    <style:style style:name="T1335" style:family="text">
      <style:text-properties fo:color="#800080" loext:opacity="100%" style:font-name="Mono" fo:font-size="14pt" fo:font-weight="bold" officeooo:rsid="00298b67" style:font-size-asian="14pt" style:font-weight-asian="bold" style:font-size-complex="14pt" style:font-weight-complex="bold"/>
    </style:style>
    <style:style style:name="T1336" style:family="text">
      <style:text-properties fo:color="#800080" loext:opacity="100%" officeooo:rsid="0087d59c"/>
    </style:style>
    <style:style style:name="T1337" style:family="text">
      <style:text-properties officeooo:rsid="00334811"/>
    </style:style>
    <style:style style:name="T1338" style:family="text">
      <style:text-properties style:text-underline-style="solid" style:text-underline-width="auto" style:text-underline-color="font-color"/>
    </style:style>
    <style:style style:name="T1339" style:family="text">
      <style:text-properties style:text-underline-style="solid" style:text-underline-width="auto" style:text-underline-color="font-color" style:font-style-asian="normal" style:font-style-complex="normal"/>
    </style:style>
    <style:style style:name="T1340" style:family="text">
      <style:text-properties style:text-underline-style="solid" style:text-underline-width="auto" style:text-underline-color="font-color" officeooo:rsid="0178a33f" style:font-style-asian="normal" style:font-style-complex="normal"/>
    </style:style>
    <style:style style:name="T1341" style:family="text">
      <style:text-properties style:text-underline-style="solid" style:text-underline-width="auto" style:text-underline-color="font-color" officeooo:rsid="01b3b703" style:font-style-asian="normal" style:font-style-complex="normal"/>
    </style:style>
    <style:style style:name="T1342" style:family="text">
      <style:text-properties style:text-underline-style="solid" style:text-underline-width="auto" style:text-underline-color="font-color" fo:font-weight="bold" style:font-weight-asian="bold" style:font-weight-complex="bold"/>
    </style:style>
    <style:style style:name="T1343" style:family="text">
      <style:text-properties style:text-underline-style="solid" style:text-underline-width="auto" style:text-underline-color="font-color" fo:font-weight="bold" officeooo:rsid="0050823d" style:font-weight-asian="bold" style:font-weight-complex="bold"/>
    </style:style>
    <style:style style:name="T1344" style:family="text">
      <style:text-properties style:text-underline-style="solid" style:text-underline-width="auto" style:text-underline-color="font-color" fo:font-weight="bold" officeooo:rsid="02c38fbb" style:font-weight-asian="bold" style:font-weight-complex="bold"/>
    </style:style>
    <style:style style:name="T1345" style:family="text">
      <style:text-properties style:text-underline-style="solid" style:text-underline-width="auto" style:text-underline-color="font-color" officeooo:rsid="009d35f9"/>
    </style:style>
    <style:style style:name="T1346" style:family="text">
      <style:text-properties style:text-underline-style="solid" style:text-underline-width="auto" style:text-underline-color="font-color" officeooo:rsid="0073708d"/>
    </style:style>
    <style:style style:name="T1347" style:family="text">
      <style:text-properties style:text-underline-style="solid" style:text-underline-width="auto" style:text-underline-color="font-color" officeooo:rsid="00cf7b4f"/>
    </style:style>
    <style:style style:name="T1348" style:family="text">
      <style:text-properties style:text-underline-style="solid" style:text-underline-width="auto" style:text-underline-color="font-color" officeooo:rsid="00f0086b"/>
    </style:style>
    <style:style style:name="T1349" style:family="text">
      <style:text-properties style:text-underline-style="solid" style:text-underline-width="auto" style:text-underline-color="font-color" officeooo:rsid="00ed1d82"/>
    </style:style>
    <style:style style:name="T1350" style:family="text">
      <style:text-properties style:text-underline-style="solid" style:text-underline-width="auto" style:text-underline-color="font-color" officeooo:rsid="00008cc1"/>
    </style:style>
    <style:style style:name="T1351" style:family="text">
      <style:text-properties style:text-underline-style="solid" style:text-underline-width="auto" style:text-underline-color="font-color" officeooo:rsid="01eccea5"/>
    </style:style>
    <style:style style:name="T1352" style:family="text">
      <style:text-properties style:text-underline-style="solid" style:text-underline-width="auto" style:text-underline-color="font-color" officeooo:rsid="02a9fba7"/>
    </style:style>
    <style:style style:name="T1353" style:family="text">
      <style:text-properties style:text-underline-style="solid" style:text-underline-width="auto" style:text-underline-color="font-color" officeooo:rsid="02c28ff7"/>
    </style:style>
    <style:style style:name="T1354" style:family="text">
      <style:text-properties officeooo:rsid="0038fc69"/>
    </style:style>
    <style:style style:name="T1355" style:family="text">
      <style:text-properties officeooo:rsid="0042d5c2"/>
    </style:style>
    <style:style style:name="T1356" style:family="text">
      <style:text-properties style:text-line-through-style="solid" style:text-line-through-type="single" officeooo:rsid="01ead9fb"/>
    </style:style>
    <style:style style:name="T1357" style:family="text">
      <style:text-properties fo:font-style="italic" style:font-style-asian="italic" style:font-style-complex="italic"/>
    </style:style>
    <style:style style:name="T1358" style:family="text">
      <style:text-properties fo:font-style="italic" officeooo:rsid="009fa7c7" style:font-style-asian="italic" style:font-style-complex="italic"/>
    </style:style>
    <style:style style:name="T1359" style:family="text">
      <style:text-properties fo:font-style="italic" officeooo:rsid="00ed39e7" style:font-style-asian="italic" style:font-style-complex="italic"/>
    </style:style>
    <style:style style:name="T1360" style:family="text">
      <style:text-properties fo:font-style="italic" style:text-underline-style="solid" style:text-underline-width="auto" style:text-underline-color="font-color" style:font-style-asian="italic" style:font-style-complex="italic"/>
    </style:style>
    <style:style style:name="T1361" style:family="text">
      <style:text-properties fo:font-style="italic" style:text-underline-style="none" style:font-style-asian="italic" style:font-style-complex="italic"/>
    </style:style>
    <style:style style:name="T1362" style:family="text">
      <style:text-properties fo:background-color="#fff200" loext:char-shading-value="0"/>
    </style:style>
    <style:style style:name="T1363" style:family="text">
      <style:text-properties style:font-name="Microsoft Sans Serif"/>
    </style:style>
    <style:style style:name="T1364" style:family="text">
      <style:text-properties style:font-name="Microsoft Sans Serif" fo:font-weight="bold" style:font-weight-asian="bold" style:font-weight-complex="bold"/>
    </style:style>
    <style:style style:name="T1365" style:family="text">
      <style:text-properties style:font-style-asian="italic" style:font-style-complex="italic"/>
    </style:style>
    <style:style style:name="T1366" style:family="text">
      <style:text-properties officeooo:rsid="00505dcb" style:font-style-asian="italic" style:font-style-complex="italic"/>
    </style:style>
    <style:style style:name="T1367" style:family="text">
      <style:text-properties style:font-style-asian="normal" style:font-style-complex="normal"/>
    </style:style>
    <style:style style:name="T1368" style:family="text">
      <style:text-properties officeooo:rsid="0149c32c" style:font-style-asian="normal" style:font-style-complex="normal"/>
    </style:style>
    <style:style style:name="T1369" style:family="text">
      <style:text-properties officeooo:rsid="01b3b703" style:font-style-asian="normal" style:font-style-complex="normal"/>
    </style:style>
    <style:style style:name="T1370" style:family="text">
      <style:text-properties officeooo:rsid="009d35f9" style:font-style-asian="normal" style:font-style-complex="normal"/>
    </style:style>
    <style:style style:name="T1371" style:family="text">
      <style:text-properties officeooo:rsid="00e70f90" style:font-style-asian="normal" style:font-style-complex="normal"/>
    </style:style>
    <style:style style:name="T1372" style:family="text">
      <style:text-properties officeooo:rsid="0052c896"/>
    </style:style>
    <style:style style:name="T1373"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374"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375"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76" style:family="text">
      <style:text-properties style:text-line-through-style="none" style:text-line-through-type="none" fo:background-color="transparent" loext:char-shading-value="0"/>
    </style:style>
    <style:style style:name="T1377" style:family="text">
      <style:text-properties style:text-line-through-style="none" style:text-line-through-type="none" officeooo:rsid="009d35f9" fo:background-color="transparent" loext:char-shading-value="0"/>
    </style:style>
    <style:style style:name="T1378" style:family="text">
      <style:text-properties style:text-line-through-style="none" style:text-line-through-type="none" style:font-name="Mono" fo:background-color="transparent" loext:char-shading-value="0"/>
    </style:style>
    <style:style style:name="T1379" style:family="text">
      <style:text-properties officeooo:rsid="005d3931"/>
    </style:style>
    <style:style style:name="T1380"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81" style:family="text">
      <style:text-properties fo:color="#ff4000" loext:opacity="100%" style:font-name="Mono" fo:font-weight="bold" officeooo:rsid="006d71e2" style:font-weight-asian="bold" style:font-weight-complex="bold"/>
    </style:style>
    <style:style style:name="T1382" style:family="text">
      <style:text-properties fo:color="#ff4000" loext:opacity="100%" officeooo:rsid="00b71a56" style:font-style-asian="normal" style:font-style-complex="normal"/>
    </style:style>
    <style:style style:name="T1383" style:family="text">
      <style:text-properties fo:color="#808080" loext:opacity="100%"/>
    </style:style>
    <style:style style:name="T1384" style:family="text">
      <style:text-properties fo:color="#808080" loext:opacity="100%" fo:background-color="#1e1e1e" loext:char-shading-value="0"/>
    </style:style>
    <style:style style:name="T1385" style:family="text">
      <style:text-properties fo:color="#808080" loext:opacity="100%" style:font-name="Consolas" fo:font-size="12pt"/>
    </style:style>
    <style:style style:name="T1386" style:family="text">
      <style:text-properties fo:color="#808080" loext:opacity="100%" style:font-name="Consolas" fo:font-size="12pt" fo:font-weight="normal"/>
    </style:style>
    <style:style style:name="T1387" style:family="text">
      <style:text-properties fo:color="#808080" loext:opacity="100%" style:font-name="Consolas" fo:font-size="12pt" fo:font-weight="normal" fo:background-color="#1e1e1e" loext:char-shading-value="0"/>
    </style:style>
    <style:style style:name="T1388" style:family="text">
      <style:text-properties fo:color="#808080" loext:opacity="100%" style:font-name="Consolas" fo:font-size="12pt" fo:font-weight="normal" fo:background-color="#111111" loext:char-shading-value="0" style:font-size-asian="12pt" style:font-size-complex="12pt"/>
    </style:style>
    <style:style style:name="T1389" style:family="text">
      <style:text-properties fo:color="#808080" loext:opacity="100%" style:font-name="Consolas" fo:font-size="12pt" fo:font-weight="normal" fo:background-color="#000000" loext:char-shading-value="0" style:font-size-asian="12pt" style:font-size-complex="12pt"/>
    </style:style>
    <style:style style:name="T1390" style:family="text">
      <style:text-properties fo:color="#808080" loext:opacity="100%" style:font-name="Consolas" fo:font-size="12pt" fo:background-color="#1e1e1e" loext:char-shading-value="0"/>
    </style:style>
    <style:style style:name="T1391" style:family="text">
      <style:text-properties fo:color="#808080" loext:opacity="100%" style:font-name="Consolas" fo:font-size="12pt" officeooo:rsid="00999657" fo:background-color="#000000" loext:char-shading-value="0"/>
    </style:style>
    <style:style style:name="T1392" style:family="text">
      <style:text-properties fo:color="#808080" loext:opacity="100%" style:font-name="Consolas" fo:font-size="12pt" style:text-underline-style="none" fo:font-weight="normal"/>
    </style:style>
    <style:style style:name="T1393" style:family="text">
      <style:text-properties fo:color="#808080" loext:opacity="100%" style:font-name="Consolas" fo:font-weight="normal"/>
    </style:style>
    <style:style style:name="T1394" style:family="text">
      <style:text-properties fo:color="#808080" loext:opacity="100%" style:font-name="Consolas" fo:font-weight="normal" fo:background-color="#1f1f1f" loext:char-shading-value="0"/>
    </style:style>
    <style:style style:name="T1395" style:family="text">
      <style:text-properties fo:color="#808080" loext:opacity="100%" style:text-line-through-style="none" style:text-line-through-type="none" style:font-name="Consolas" fo:font-size="12pt" fo:background-color="#1e1e1e" loext:char-shading-value="0"/>
    </style:style>
    <style:style style:name="T1396" style:family="text">
      <style:text-properties fo:color="#808080" loext:opacity="100%" fo:background-color="#1f1f1f" loext:char-shading-value="0"/>
    </style:style>
    <style:style style:name="T1397" style:family="text">
      <style:text-properties fo:color="#569cd6" loext:opacity="100%"/>
    </style:style>
    <style:style style:name="T1398" style:family="text">
      <style:text-properties fo:color="#569cd6" loext:opacity="100%" fo:background-color="#1e1e1e" loext:char-shading-value="0"/>
    </style:style>
    <style:style style:name="T1399" style:family="text">
      <style:text-properties fo:color="#569cd6" loext:opacity="100%" style:font-name="Consolas" fo:font-size="12pt"/>
    </style:style>
    <style:style style:name="T1400" style:family="text">
      <style:text-properties fo:color="#569cd6" loext:opacity="100%" style:font-name="Consolas" fo:font-size="12pt" fo:font-weight="normal"/>
    </style:style>
    <style:style style:name="T1401" style:family="text">
      <style:text-properties fo:color="#569cd6" loext:opacity="100%" style:font-name="Consolas" fo:font-size="12pt" fo:font-weight="normal" fo:background-color="#1e1e1e" loext:char-shading-value="0"/>
    </style:style>
    <style:style style:name="T1402" style:family="text">
      <style:text-properties fo:color="#569cd6" loext:opacity="100%" style:font-name="Consolas" fo:font-size="12pt" fo:font-weight="normal" fo:background-color="#111111" loext:char-shading-value="0" style:font-size-asian="12pt" style:font-size-complex="12pt"/>
    </style:style>
    <style:style style:name="T1403" style:family="text">
      <style:text-properties fo:color="#569cd6" loext:opacity="100%" style:font-name="Consolas" fo:font-size="12pt" fo:font-weight="normal" fo:background-color="#000000" loext:char-shading-value="0" style:font-size-asian="12pt" style:font-size-complex="12pt"/>
    </style:style>
    <style:style style:name="T1404" style:family="text">
      <style:text-properties fo:color="#569cd6" loext:opacity="100%" style:font-name="Consolas" fo:font-size="12pt" fo:background-color="#1e1e1e" loext:char-shading-value="0"/>
    </style:style>
    <style:style style:name="T1405" style:family="text">
      <style:text-properties fo:color="#569cd6" loext:opacity="100%" style:font-name="Consolas" fo:font-size="12pt" officeooo:rsid="00999657" fo:background-color="#000000" loext:char-shading-value="0"/>
    </style:style>
    <style:style style:name="T1406" style:family="text">
      <style:text-properties fo:color="#569cd6" loext:opacity="100%" style:font-name="Consolas" fo:font-size="12pt" style:text-underline-style="none" fo:font-weight="normal"/>
    </style:style>
    <style:style style:name="T1407" style:family="text">
      <style:text-properties fo:color="#569cd6" loext:opacity="100%" style:font-name="Consolas" fo:font-weight="normal"/>
    </style:style>
    <style:style style:name="T1408" style:family="text">
      <style:text-properties fo:color="#569cd6" loext:opacity="100%" style:font-name="Consolas" fo:font-weight="normal" fo:background-color="#1f1f1f" loext:char-shading-value="0"/>
    </style:style>
    <style:style style:name="T1409" style:family="text">
      <style:text-properties fo:color="#569cd6" loext:opacity="100%" style:font-name="Consolas" fo:font-size="10.5pt" fo:font-weight="normal"/>
    </style:style>
    <style:style style:name="T1410" style:family="text">
      <style:text-properties fo:color="#569cd6" loext:opacity="100%" style:text-line-through-style="none" style:text-line-through-type="none" style:font-name="Consolas" fo:font-size="12pt" fo:background-color="#1e1e1e" loext:char-shading-value="0"/>
    </style:style>
    <style:style style:name="T1411" style:family="text">
      <style:text-properties fo:color="#569cd6" loext:opacity="100%" fo:background-color="#1f1f1f" loext:char-shading-value="0"/>
    </style:style>
    <style:style style:name="T1412" style:family="text">
      <style:text-properties fo:color="#9cdcfe" loext:opacity="100%"/>
    </style:style>
    <style:style style:name="T1413" style:family="text">
      <style:text-properties fo:color="#9cdcfe" loext:opacity="100%" fo:background-color="#1e1e1e" loext:char-shading-value="0"/>
    </style:style>
    <style:style style:name="T1414" style:family="text">
      <style:text-properties fo:color="#9cdcfe" loext:opacity="100%" style:font-name="Consolas" fo:font-size="12pt" fo:font-weight="normal"/>
    </style:style>
    <style:style style:name="T1415" style:family="text">
      <style:text-properties fo:color="#9cdcfe" loext:opacity="100%" style:font-name="Consolas" fo:font-size="12pt" fo:font-weight="normal" officeooo:rsid="007b45ff"/>
    </style:style>
    <style:style style:name="T1416" style:family="text">
      <style:text-properties fo:color="#9cdcfe" loext:opacity="100%" style:font-name="Consolas" fo:font-size="12pt" fo:font-weight="normal" officeooo:rsid="00864a14"/>
    </style:style>
    <style:style style:name="T1417" style:family="text">
      <style:text-properties fo:color="#9cdcfe" loext:opacity="100%" style:font-name="Consolas" fo:font-size="12pt" fo:font-weight="normal" officeooo:rsid="0147cbe7"/>
    </style:style>
    <style:style style:name="T1418" style:family="text">
      <style:text-properties fo:color="#9cdcfe" loext:opacity="100%" style:font-name="Consolas" fo:font-size="12pt" fo:font-weight="normal" officeooo:rsid="0151f3e1"/>
    </style:style>
    <style:style style:name="T1419" style:family="text">
      <style:text-properties fo:color="#9cdcfe" loext:opacity="100%" style:font-name="Consolas" fo:font-size="12pt" fo:font-weight="normal" fo:background-color="#111111" loext:char-shading-value="0" style:font-size-asian="12pt" style:font-size-complex="12pt"/>
    </style:style>
    <style:style style:name="T1420" style:family="text">
      <style:text-properties fo:color="#9cdcfe" loext:opacity="100%" style:font-name="Consolas" fo:font-size="12pt" fo:font-weight="normal" fo:background-color="#1e1e1e" loext:char-shading-value="0"/>
    </style:style>
    <style:style style:name="T1421" style:family="text">
      <style:text-properties fo:color="#9cdcfe" loext:opacity="100%" style:font-name="Consolas" fo:font-size="12pt" fo:background-color="#1e1e1e" loext:char-shading-value="0"/>
    </style:style>
    <style:style style:name="T1422" style:family="text">
      <style:text-properties fo:color="#9cdcfe" loext:opacity="100%" style:font-name="Consolas" fo:font-size="12pt" fo:background-color="#1e1e1e" loext:char-shading-value="0" style:font-size-asian="12pt" style:font-size-complex="12pt"/>
    </style:style>
    <style:style style:name="T1423" style:family="text">
      <style:text-properties fo:color="#9cdcfe" loext:opacity="100%" style:font-name="Consolas" fo:font-size="12pt" officeooo:rsid="00999657" fo:background-color="#000000" loext:char-shading-value="0"/>
    </style:style>
    <style:style style:name="T1424" style:family="text">
      <style:text-properties fo:color="#9cdcfe" loext:opacity="100%" style:font-name="Consolas" fo:font-size="12pt" style:text-underline-style="none" fo:font-weight="normal"/>
    </style:style>
    <style:style style:name="T1425" style:family="text">
      <style:text-properties fo:color="#9cdcfe" loext:opacity="100%" style:font-name="Consolas" fo:font-weight="normal"/>
    </style:style>
    <style:style style:name="T1426" style:family="text">
      <style:text-properties fo:color="#9cdcfe" loext:opacity="100%" style:font-name="Consolas" fo:font-weight="normal" fo:background-color="#1f1f1f" loext:char-shading-value="0"/>
    </style:style>
    <style:style style:name="T1427" style:family="text">
      <style:text-properties fo:color="#9cdcfe" loext:opacity="100%" style:font-name="Consolas" fo:font-weight="normal" fo:background-color="#000000" loext:char-shading-value="0"/>
    </style:style>
    <style:style style:name="T142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2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30" style:family="text">
      <style:text-properties fo:color="#9cdcfe" loext:opacity="100%" style:font-name="Consolas" fo:font-size="14pt" fo:font-weight="normal" fo:background-color="#1e1e1e" loext:char-shading-value="0" style:font-size-asian="14pt" style:font-size-complex="14pt"/>
    </style:style>
    <style:style style:name="T1431" style:family="text">
      <style:text-properties fo:color="#9cdcfe" loext:opacity="100%" style:font-name="Consolas" fo:font-size="10.5pt" fo:font-weight="normal"/>
    </style:style>
    <style:style style:name="T1432" style:family="text">
      <style:text-properties fo:color="#9cdcfe" loext:opacity="100%" style:font-name="Consolas" fo:background-color="#1e1e1e" loext:char-shading-value="0"/>
    </style:style>
    <style:style style:name="T1433" style:family="text">
      <style:text-properties fo:color="#9cdcfe" loext:opacity="100%" style:text-line-through-style="none" style:text-line-through-type="none" style:font-name="Consolas" fo:font-size="12pt" fo:background-color="#1e1e1e" loext:char-shading-value="0"/>
    </style:style>
    <style:style style:name="T1434" style:family="text">
      <style:text-properties fo:color="#9cdcfe" loext:opacity="100%" fo:background-color="#666666" loext:char-shading-value="0"/>
    </style:style>
    <style:style style:name="T1435" style:family="text">
      <style:text-properties fo:color="#9cdcfe" loext:opacity="100%" fo:background-color="#1f1f1f" loext:char-shading-value="0"/>
    </style:style>
    <style:style style:name="T1436" style:family="text">
      <style:text-properties fo:color="#ce9178" loext:opacity="100%"/>
    </style:style>
    <style:style style:name="T1437" style:family="text">
      <style:text-properties fo:color="#ce9178" loext:opacity="100%" fo:background-color="#1e1e1e" loext:char-shading-value="0"/>
    </style:style>
    <style:style style:name="T1438" style:family="text">
      <style:text-properties fo:color="#ce9178" loext:opacity="100%" style:font-name="Consolas" fo:font-size="12pt" fo:font-weight="normal"/>
    </style:style>
    <style:style style:name="T1439" style:family="text">
      <style:text-properties fo:color="#ce9178" loext:opacity="100%" style:font-name="Consolas" fo:font-size="12pt" fo:font-weight="normal" fo:background-color="#111111" loext:char-shading-value="0" style:font-size-asian="12pt" style:font-size-complex="12pt"/>
    </style:style>
    <style:style style:name="T1440" style:family="text">
      <style:text-properties fo:color="#ce9178" loext:opacity="100%" style:font-name="Consolas" fo:font-size="12pt" fo:font-weight="normal" officeooo:rsid="0194aafb" fo:background-color="#111111" loext:char-shading-value="0" style:font-size-asian="12pt" style:font-size-complex="12pt"/>
    </style:style>
    <style:style style:name="T1441" style:family="text">
      <style:text-properties fo:color="#ce9178" loext:opacity="100%" style:font-name="Consolas" fo:font-size="12pt" fo:font-weight="normal" fo:background-color="#1e1e1e" loext:char-shading-value="0"/>
    </style:style>
    <style:style style:name="T1442" style:family="text">
      <style:text-properties fo:color="#ce9178" loext:opacity="100%" style:font-name="Consolas" fo:font-size="12pt" fo:font-weight="normal" officeooo:rsid="01342be9" fo:background-color="#1e1e1e" loext:char-shading-value="0"/>
    </style:style>
    <style:style style:name="T1443" style:family="text">
      <style:text-properties fo:color="#ce9178" loext:opacity="100%" style:font-name="Consolas" fo:font-size="12pt" fo:background-color="#1e1e1e" loext:char-shading-value="0"/>
    </style:style>
    <style:style style:name="T1444" style:family="text">
      <style:text-properties fo:color="#ce9178" loext:opacity="100%" style:font-name="Consolas" fo:font-size="12pt" fo:background-color="#1e1e1e" loext:char-shading-value="0" style:font-size-asian="12pt" style:font-size-complex="12pt"/>
    </style:style>
    <style:style style:name="T1445" style:family="text">
      <style:text-properties fo:color="#ce9178" loext:opacity="100%" style:font-name="Consolas" fo:font-size="12pt" officeooo:rsid="0164280c" fo:background-color="#1e1e1e" loext:char-shading-value="0" style:font-size-asian="12pt" style:font-size-complex="12pt"/>
    </style:style>
    <style:style style:name="T1446" style:family="text">
      <style:text-properties fo:color="#ce9178" loext:opacity="100%" style:font-name="Consolas" fo:font-size="12pt" officeooo:rsid="00999657" fo:background-color="#000000" loext:char-shading-value="0"/>
    </style:style>
    <style:style style:name="T1447" style:family="text">
      <style:text-properties fo:color="#ce9178" loext:opacity="100%" style:font-name="Consolas" fo:font-size="12pt" style:text-underline-style="none" fo:font-weight="normal"/>
    </style:style>
    <style:style style:name="T1448" style:family="text">
      <style:text-properties fo:color="#ce9178" loext:opacity="100%" style:font-name="Consolas" fo:font-weight="normal"/>
    </style:style>
    <style:style style:name="T1449" style:family="text">
      <style:text-properties fo:color="#ce9178" loext:opacity="100%" style:font-name="Consolas" fo:font-weight="normal" fo:background-color="#1f1f1f" loext:char-shading-value="0"/>
    </style:style>
    <style:style style:name="T1450" style:family="text">
      <style:text-properties fo:color="#ce9178" loext:opacity="100%" style:font-name="Consolas" fo:font-weight="normal" fo:background-color="#000000" loext:char-shading-value="0"/>
    </style:style>
    <style:style style:name="T145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52" style:family="text">
      <style:text-properties fo:color="#ce9178" loext:opacity="100%" style:font-name="Consolas" fo:font-size="14pt" fo:font-weight="normal" fo:background-color="#1e1e1e" loext:char-shading-value="0" style:font-size-asian="14pt" style:font-size-complex="14pt"/>
    </style:style>
    <style:style style:name="T1453" style:family="text">
      <style:text-properties fo:color="#ce9178" loext:opacity="100%" style:font-name="Consolas" fo:font-size="10.5pt" fo:font-weight="normal"/>
    </style:style>
    <style:style style:name="T1454" style:family="text">
      <style:text-properties fo:color="#ce9178" loext:opacity="100%" style:font-name="Consolas" fo:background-color="#1e1e1e" loext:char-shading-value="0"/>
    </style:style>
    <style:style style:name="T1455" style:family="text">
      <style:text-properties fo:color="#ce9178" loext:opacity="100%" style:text-line-through-style="none" style:text-line-through-type="none" style:font-name="Consolas" fo:font-size="12pt" fo:background-color="#1e1e1e" loext:char-shading-value="0"/>
    </style:style>
    <style:style style:name="T1456" style:family="text">
      <style:text-properties fo:color="#ce9178" loext:opacity="100%" fo:background-color="#1f1f1f" loext:char-shading-value="0"/>
    </style:style>
    <style:style style:name="T1457" style:family="text">
      <style:text-properties fo:color="#ff0000" loext:opacity="100%" fo:font-weight="bold" style:font-style-asian="normal" style:font-weight-asian="bold" style:font-style-complex="normal" style:font-weight-complex="bold"/>
    </style:style>
    <style:style style:name="T1458"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459" style:family="text">
      <style:text-properties fo:color="#ff0000" loext:opacity="100%" style:font-style-asian="normal" style:font-style-complex="normal"/>
    </style:style>
    <style:style style:name="T1460" style:family="text">
      <style:text-properties officeooo:rsid="006117db"/>
    </style:style>
    <style:style style:name="T1461" style:family="text">
      <style:text-properties fo:background-color="#1e1e1e" loext:char-shading-value="0"/>
    </style:style>
    <style:style style:name="T1462" style:family="text">
      <style:text-properties officeooo:rsid="0067528a"/>
    </style:style>
    <style:style style:name="T1463" style:family="text">
      <style:text-properties officeooo:rsid="006d71e2"/>
    </style:style>
    <style:style style:name="T1464" style:family="text">
      <style:text-properties officeooo:rsid="006e0ca4"/>
    </style:style>
    <style:style style:name="T1465" style:family="text">
      <style:text-properties officeooo:rsid="0073708d"/>
    </style:style>
    <style:style style:name="T1466" style:family="text">
      <style:text-properties fo:color="#2a6099" loext:opacity="100%"/>
    </style:style>
    <style:style style:name="T1467" style:family="text">
      <style:text-properties fo:color="#2a6099" loext:opacity="100%" fo:font-weight="bold" style:font-weight-asian="bold" style:font-weight-complex="bold"/>
    </style:style>
    <style:style style:name="T1468" style:family="text">
      <style:text-properties fo:color="#2a6099" loext:opacity="100%" fo:font-weight="bold" style:font-style-asian="normal" style:font-weight-asian="bold" style:font-style-complex="normal" style:font-weight-complex="bold"/>
    </style:style>
    <style:style style:name="T1469"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70"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71" style:family="text">
      <style:text-properties fo:color="#2a6099" loext:opacity="100%" style:font-style-asian="normal" style:font-style-complex="normal"/>
    </style:style>
    <style:style style:name="T1472" style:family="text">
      <style:text-properties fo:color="#2a6099" loext:opacity="100%" officeooo:rsid="00b71a56" style:font-style-asian="normal" style:font-style-complex="normal"/>
    </style:style>
    <style:style style:name="T1473" style:family="text">
      <style:text-properties fo:color="#2a6099" loext:opacity="100%" style:font-name="Monospace" fo:font-weight="bold" style:font-weight-asian="bold" style:font-weight-complex="bold"/>
    </style:style>
    <style:style style:name="T1474" style:family="text">
      <style:text-properties fo:color="#2a6099" loext:opacity="100%" style:font-name="Monospace" fo:font-weight="bold" officeooo:rsid="004e6dfe" style:font-weight-asian="bold" style:font-weight-complex="bold"/>
    </style:style>
    <style:style style:name="T1475" style:family="text">
      <style:text-properties fo:color="#2a6099" loext:opacity="100%" style:font-name="Monospace" fo:font-size="14pt" fo:font-weight="bold" officeooo:rsid="003c342f" style:font-size-asian="14pt" style:font-weight-asian="bold" style:font-size-complex="14pt" style:font-weight-complex="bold"/>
    </style:style>
    <style:style style:name="T1476"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477" style:family="text">
      <style:text-properties fo:color="#2a6099" loext:opacity="100%" style:font-name="Mono" fo:font-weight="bold" style:font-weight-asian="bold" style:font-weight-complex="bold"/>
    </style:style>
    <style:style style:name="T1478" style:family="text">
      <style:text-properties fo:color="#2a6099" loext:opacity="100%" style:font-name="Mono" fo:font-weight="bold" officeooo:rsid="0197b4ea" style:font-weight-asian="bold" style:font-weight-complex="bold"/>
    </style:style>
    <style:style style:name="T1479" style:family="text">
      <style:text-properties fo:color="#2a6099" loext:opacity="100%" style:font-name="Mono" fo:font-size="14pt" fo:font-weight="normal" officeooo:rsid="01ef50ab" style:font-size-asian="14pt" style:font-weight-asian="normal" style:font-size-complex="14pt" style:font-weight-complex="normal"/>
    </style:style>
    <style:style style:name="T1480" style:family="text">
      <style:text-properties fo:color="#2a6099" loext:opacity="100%" style:font-name="Mono" fo:font-size="14pt" fo:font-weight="bold" style:font-size-asian="14pt" style:font-weight-asian="bold" style:font-size-complex="14pt" style:font-weight-complex="bold"/>
    </style:style>
    <style:style style:name="T1481" style:family="text">
      <style:text-properties fo:color="#2a6099" loext:opacity="100%" style:font-name="Mono" fo:font-size="14pt" fo:font-weight="bold" officeooo:rsid="02e104dd" style:font-size-asian="14pt" style:font-weight-asian="bold" style:font-size-complex="14pt" style:font-weight-complex="bold"/>
    </style:style>
    <style:style style:name="T1482" style:family="text">
      <style:text-properties fo:color="#2a6099" loext:opacity="100%" style:text-underline-style="none" fo:font-weight="bold" officeooo:rsid="014f0d29" style:font-weight-asian="bold" style:font-weight-complex="bold"/>
    </style:style>
    <style:style style:name="T1483" style:family="text">
      <style:text-properties fo:color="#2a6099" loext:opacity="100%" fo:language="pt" fo:country="BR" fo:font-weight="bold" style:font-weight-asian="bold" style:font-weight-complex="bold"/>
    </style:style>
    <style:style style:name="T1484"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485" style:family="text">
      <style:text-properties fo:color="#2a6099" loext:opacity="100%" officeooo:rsid="02a58153"/>
    </style:style>
    <style:style style:name="T1486" style:family="text">
      <style:text-properties fo:color="#2a6099" loext:opacity="100%" officeooo:rsid="02ab13d2"/>
    </style:style>
    <style:style style:name="T1487" style:family="text">
      <style:text-properties officeooo:rsid="00760901"/>
    </style:style>
    <style:style style:name="T1488" style:family="text">
      <style:text-properties officeooo:rsid="007854af"/>
    </style:style>
    <style:style style:name="T1489" style:family="text">
      <style:text-properties officeooo:rsid="007b45ff"/>
    </style:style>
    <style:style style:name="T1490" style:family="text">
      <style:text-properties style:font-name="Consolas" fo:font-size="12pt" fo:font-weight="normal"/>
    </style:style>
    <style:style style:name="T1491" style:family="text">
      <style:text-properties style:font-name="Consolas" fo:font-size="12pt" fo:font-weight="normal" officeooo:rsid="007d35a0"/>
    </style:style>
    <style:style style:name="T1492" style:family="text">
      <style:text-properties style:font-name="Consolas" fo:font-size="12pt" fo:font-weight="normal" officeooo:rsid="00864a14"/>
    </style:style>
    <style:style style:name="T1493" style:family="text">
      <style:text-properties style:font-name="Consolas" fo:font-size="12pt" style:text-underline-style="none" fo:font-weight="normal"/>
    </style:style>
    <style:style style:name="T1494" style:family="text">
      <style:text-properties style:font-name="Consolas" fo:font-weight="normal"/>
    </style:style>
    <style:style style:name="T1495" style:family="text">
      <style:text-properties style:font-name="Consolas" fo:font-weight="normal" officeooo:rsid="0260e473"/>
    </style:style>
    <style:style style:name="T1496" style:family="text">
      <style:text-properties style:font-name="Consolas" fo:font-size="10.5pt" fo:font-weight="normal"/>
    </style:style>
    <style:style style:name="T1497" style:family="text">
      <style:text-properties style:font-name="Consolas" fo:font-size="10.5pt" fo:font-weight="normal" officeooo:rsid="01c6b46d"/>
    </style:style>
    <style:style style:name="T1498" style:family="text">
      <style:text-properties fo:color="#6a9955" loext:opacity="100%"/>
    </style:style>
    <style:style style:name="T1499" style:family="text">
      <style:text-properties fo:color="#6a9955" loext:opacity="100%" style:font-name="Consolas" fo:font-size="12pt" fo:font-weight="normal"/>
    </style:style>
    <style:style style:name="T1500" style:family="text">
      <style:text-properties fo:color="#6a9955" loext:opacity="100%" style:font-name="Consolas" fo:font-size="12pt" fo:font-weight="normal" officeooo:rsid="015b64bb"/>
    </style:style>
    <style:style style:name="T1501" style:family="text">
      <style:text-properties fo:color="#6a9955" loext:opacity="100%" style:font-name="Consolas" fo:font-size="12pt" fo:font-weight="normal" officeooo:rsid="016f2d01"/>
    </style:style>
    <style:style style:name="T1502" style:family="text">
      <style:text-properties fo:color="#6a9955" loext:opacity="100%" style:font-name="Consolas" fo:font-size="12pt" fo:background-color="#1e1e1e" loext:char-shading-value="0"/>
    </style:style>
    <style:style style:name="T1503" style:family="text">
      <style:text-properties fo:color="#6a9955" loext:opacity="100%" style:font-name="Consolas" fo:font-size="12pt" officeooo:rsid="01b4a341" fo:background-color="#1e1e1e" loext:char-shading-value="0"/>
    </style:style>
    <style:style style:name="T150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0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06" style:family="text">
      <style:text-properties fo:color="#6a9955" loext:opacity="100%" style:font-name="Consolas" fo:font-weight="normal"/>
    </style:style>
    <style:style style:name="T1507" style:family="text">
      <style:text-properties fo:color="#6a9955" loext:opacity="100%" style:font-name="Consolas" fo:font-weight="normal" officeooo:rsid="017cda52"/>
    </style:style>
    <style:style style:name="T1508" style:family="text">
      <style:text-properties fo:color="#6a9955" loext:opacity="100%" style:font-name="Consolas" fo:font-weight="normal" fo:background-color="#000000" loext:char-shading-value="0"/>
    </style:style>
    <style:style style:name="T1509" style:family="text">
      <style:text-properties fo:color="#6a9955" loext:opacity="100%" officeooo:rsid="015b13bb"/>
    </style:style>
    <style:style style:name="T1510" style:family="text">
      <style:text-properties officeooo:rsid="007d35a0"/>
    </style:style>
    <style:style style:name="T1511" style:family="text">
      <style:text-properties officeooo:rsid="0085da85"/>
    </style:style>
    <style:style style:name="T1512" style:family="text">
      <style:text-properties officeooo:rsid="0087d59c"/>
    </style:style>
    <style:style style:name="T1513" style:family="text">
      <style:text-properties fo:color="#d4d4d4" loext:opacity="100%"/>
    </style:style>
    <style:style style:name="T1514" style:family="text">
      <style:text-properties fo:color="#d4d4d4" loext:opacity="100%" style:font-name="Consolas" fo:font-size="12pt" fo:font-weight="normal" fo:background-color="#1e1e1e" loext:char-shading-value="0"/>
    </style:style>
    <style:style style:name="T1515" style:family="text">
      <style:text-properties fo:color="#d4d4d4" loext:opacity="100%" style:font-name="Consolas" fo:font-size="12pt" fo:font-weight="normal" fo:background-color="#111111" loext:char-shading-value="0" style:font-size-asian="12pt" style:font-size-complex="12pt"/>
    </style:style>
    <style:style style:name="T1516" style:family="text">
      <style:text-properties fo:color="#d4d4d4" loext:opacity="100%" style:font-name="Consolas" fo:font-size="12pt" fo:background-color="#1e1e1e" loext:char-shading-value="0"/>
    </style:style>
    <style:style style:name="T1517" style:family="text">
      <style:text-properties fo:color="#d4d4d4" loext:opacity="100%" style:font-name="Consolas" fo:font-size="12pt" officeooo:rsid="007d35a0" fo:background-color="#1e1e1e" loext:char-shading-value="0"/>
    </style:style>
    <style:style style:name="T1518" style:family="text">
      <style:text-properties fo:color="#d4d4d4" loext:opacity="100%" style:font-name="Consolas" fo:font-size="12pt" fo:background-color="#1e1e1e" loext:char-shading-value="0" style:font-size-asian="12pt" style:font-size-complex="12pt"/>
    </style:style>
    <style:style style:name="T1519" style:family="text">
      <style:text-properties fo:color="#d4d4d4" loext:opacity="100%" style:font-name="Consolas" fo:font-size="12pt" officeooo:rsid="0164280c" fo:background-color="#1e1e1e" loext:char-shading-value="0" style:font-size-asian="12pt" style:font-size-complex="12pt"/>
    </style:style>
    <style:style style:name="T1520" style:family="text">
      <style:text-properties fo:color="#d4d4d4" loext:opacity="100%" style:font-name="Consolas" fo:font-size="12pt" officeooo:rsid="00999657" fo:background-color="#000000" loext:char-shading-value="0"/>
    </style:style>
    <style:style style:name="T1521" style:family="text">
      <style:text-properties fo:color="#d4d4d4" loext:opacity="100%" style:font-name="Consolas" fo:font-weight="normal"/>
    </style:style>
    <style:style style:name="T1522" style:family="text">
      <style:text-properties fo:color="#d4d4d4" loext:opacity="100%" style:font-name="Consolas" fo:font-weight="normal" fo:background-color="#1e1e1e" loext:char-shading-value="0"/>
    </style:style>
    <style:style style:name="T1523" style:family="text">
      <style:text-properties fo:color="#d4d4d4" loext:opacity="100%" style:font-name="Consolas" fo:font-weight="normal" fo:background-color="#000000" loext:char-shading-value="0"/>
    </style:style>
    <style:style style:name="T1524" style:family="text">
      <style:text-properties fo:color="#d4d4d4" loext:opacity="100%" style:font-name="Consolas" fo:font-weight="normal" officeooo:rsid="0260e473" fo:background-color="#000000" loext:char-shading-value="0"/>
    </style:style>
    <style:style style:name="T1525"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2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27" style:family="text">
      <style:text-properties fo:color="#d4d4d4" loext:opacity="100%" style:font-name="Consolas" fo:font-size="14pt" fo:font-weight="normal" fo:background-color="#1e1e1e" loext:char-shading-value="0" style:font-size-asian="14pt" style:font-size-complex="14pt"/>
    </style:style>
    <style:style style:name="T1528" style:family="text">
      <style:text-properties fo:color="#d4d4d4" loext:opacity="100%" style:font-name="Consolas" fo:background-color="#1e1e1e" loext:char-shading-value="0"/>
    </style:style>
    <style:style style:name="T1529" style:family="text">
      <style:text-properties fo:color="#d4d4d4" loext:opacity="100%" style:text-line-through-style="none" style:text-line-through-type="none" style:font-name="Consolas" fo:font-size="12pt" fo:background-color="#1e1e1e" loext:char-shading-value="0"/>
    </style:style>
    <style:style style:name="T1530" style:family="text">
      <style:text-properties fo:color="#d7ba7d" loext:opacity="100%"/>
    </style:style>
    <style:style style:name="T1531" style:family="text">
      <style:text-properties fo:color="#d7ba7d" loext:opacity="100%" style:font-name="Consolas" fo:font-size="12pt" fo:font-weight="normal"/>
    </style:style>
    <style:style style:name="T1532" style:family="text">
      <style:text-properties fo:color="#d7ba7d" loext:opacity="100%" style:font-name="Consolas" fo:font-size="12pt" fo:font-weight="normal" fo:background-color="#1e1e1e" loext:char-shading-value="0"/>
    </style:style>
    <style:style style:name="T1533" style:family="text">
      <style:text-properties fo:color="#d7ba7d" loext:opacity="100%" style:font-name="Consolas" fo:font-size="12pt" fo:background-color="#1e1e1e" loext:char-shading-value="0"/>
    </style:style>
    <style:style style:name="T1534" style:family="text">
      <style:text-properties fo:color="#d7ba7d" loext:opacity="100%" style:font-name="Consolas" fo:font-weight="normal"/>
    </style:style>
    <style:style style:name="T1535" style:family="text">
      <style:text-properties fo:color="#d7ba7d" loext:opacity="100%" style:font-name="Consolas" fo:font-weight="normal" fo:background-color="#1e1e1e" loext:char-shading-value="0"/>
    </style:style>
    <style:style style:name="T1536" style:family="text">
      <style:text-properties fo:color="#d7ba7d" loext:opacity="100%" style:font-name="Consolas" fo:font-size="10.5pt" fo:font-weight="normal"/>
    </style:style>
    <style:style style:name="T1537" style:family="text">
      <style:text-properties fo:color="#b5cea8" loext:opacity="100%"/>
    </style:style>
    <style:style style:name="T1538" style:family="text">
      <style:text-properties fo:color="#b5cea8" loext:opacity="100%" style:font-name="Consolas" fo:font-size="12pt" fo:font-weight="normal"/>
    </style:style>
    <style:style style:name="T1539" style:family="text">
      <style:text-properties fo:color="#b5cea8" loext:opacity="100%" style:font-name="Consolas" fo:font-size="12pt" fo:background-color="#1e1e1e" loext:char-shading-value="0"/>
    </style:style>
    <style:style style:name="T1540" style:family="text">
      <style:text-properties fo:color="#b5cea8" loext:opacity="100%" style:font-name="Consolas" fo:font-weight="normal"/>
    </style:style>
    <style:style style:name="T154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42" style:family="text">
      <style:text-properties fo:color="#b5cea8" loext:opacity="100%" style:font-name="Consolas" fo:font-size="10.5pt" fo:font-weight="normal"/>
    </style:style>
    <style:style style:name="T1543" style:family="text">
      <style:text-properties fo:color="#b5cea8" loext:opacity="100%" style:font-name="Consolas" fo:background-color="#1e1e1e" loext:char-shading-value="0"/>
    </style:style>
    <style:style style:name="T1544" style:family="text">
      <style:text-properties officeooo:rsid="009d35f9"/>
    </style:style>
    <style:style style:name="T1545" style:family="text">
      <style:text-properties style:text-underline-style="none"/>
    </style:style>
    <style:style style:name="T1546" style:family="text">
      <style:text-properties style:text-underline-style="none" fo:font-weight="bold" style:font-weight-asian="bold" style:font-weight-complex="bold"/>
    </style:style>
    <style:style style:name="T1547" style:family="text">
      <style:text-properties style:text-underline-style="none" fo:font-weight="bold" officeooo:rsid="006117db" style:font-weight-asian="bold" style:font-weight-complex="bold"/>
    </style:style>
    <style:style style:name="T1548" style:family="text">
      <style:text-properties style:text-underline-style="none" style:font-style-asian="normal" style:font-style-complex="normal"/>
    </style:style>
    <style:style style:name="T1549" style:family="text">
      <style:text-properties style:text-underline-style="none" officeooo:rsid="0147cbe7" style:font-style-asian="normal" style:font-style-complex="normal"/>
    </style:style>
    <style:style style:name="T1550" style:family="text">
      <style:text-properties style:text-underline-style="none" officeooo:rsid="014bafae" style:font-style-asian="normal" style:font-style-complex="normal"/>
    </style:style>
    <style:style style:name="T1551" style:family="text">
      <style:text-properties style:text-underline-style="none" officeooo:rsid="015933ba" style:font-style-asian="normal" style:font-style-complex="normal"/>
    </style:style>
    <style:style style:name="T1552" style:family="text">
      <style:text-properties style:text-underline-style="none" officeooo:rsid="0178a33f" style:font-style-asian="normal" style:font-style-complex="normal"/>
    </style:style>
    <style:style style:name="T1553" style:family="text">
      <style:text-properties style:text-underline-style="none" officeooo:rsid="0073708d"/>
    </style:style>
    <style:style style:name="T1554" style:family="text">
      <style:text-properties style:text-underline-style="none" officeooo:rsid="00defd8d"/>
    </style:style>
    <style:style style:name="T1555" style:family="text">
      <style:text-properties style:text-underline-style="none" officeooo:rsid="0123f5fe"/>
    </style:style>
    <style:style style:name="T1556" style:family="text">
      <style:text-properties style:text-underline-style="none" officeooo:rsid="014f0d29"/>
    </style:style>
    <style:style style:name="T1557" style:family="text">
      <style:text-properties style:text-underline-style="none" officeooo:rsid="009d35f9"/>
    </style:style>
    <style:style style:name="T1558" style:family="text">
      <style:text-properties style:text-underline-style="none" officeooo:rsid="0067528a"/>
    </style:style>
    <style:style style:name="T1559" style:family="text">
      <style:text-properties fo:color="#ffff38" loext:opacity="100%"/>
    </style:style>
    <style:style style:name="T1560" style:family="text">
      <style:text-properties fo:color="#ffff38" loext:opacity="100%" style:font-name="Consolas" fo:font-size="12pt" fo:font-weight="normal"/>
    </style:style>
    <style:style style:name="T1561" style:family="text">
      <style:text-properties fo:color="#ffff38" loext:opacity="100%" style:font-name="Consolas" fo:font-size="12pt" fo:background-color="#1e1e1e" loext:char-shading-value="0"/>
    </style:style>
    <style:style style:name="T1562" style:family="text">
      <style:text-properties officeooo:rsid="009fa7c7"/>
    </style:style>
    <style:style style:name="T1563" style:family="text">
      <style:text-properties fo:color="#fff200" loext:opacity="100%" style:font-name="Consolas" fo:font-size="12pt" officeooo:rsid="009fa7c7" fo:background-color="#000000" loext:char-shading-value="0"/>
    </style:style>
    <style:style style:name="T1564" style:family="text">
      <style:text-properties fo:color="#780373" loext:opacity="100%" style:font-name="Mono" fo:font-weight="bold" style:font-style-asian="normal" style:font-weight-asian="bold" style:font-style-complex="normal" style:font-weight-complex="bold"/>
    </style:style>
    <style:style style:name="T1565" style:family="text">
      <style:text-properties fo:color="#780373" loext:opacity="100%" style:font-name="Mono" fo:font-weight="bold" officeooo:rsid="009fa7c7" style:font-style-asian="normal" style:font-weight-asian="bold" style:font-style-complex="normal" style:font-weight-complex="bold"/>
    </style:style>
    <style:style style:name="T1566" style:family="text">
      <style:text-properties fo:color="#780373" loext:opacity="100%" style:font-name="Mono" fo:font-weight="bold" officeooo:rsid="009fa7c7" style:font-weight-asian="bold" style:font-weight-complex="bold"/>
    </style:style>
    <style:style style:name="T156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568" style:family="text">
      <style:text-properties fo:color="#780373" loext:opacity="100%" style:font-name="Mono" style:text-underline-style="none" fo:font-weight="bold" style:font-style-asian="normal" style:font-weight-asian="bold" style:font-style-complex="normal" style:font-weight-complex="bold"/>
    </style:style>
    <style:style style:name="T156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570"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571"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572" style:family="text">
      <style:text-properties fo:color="#780373" loext:opacity="100%" style:font-name="Mono" style:text-underline-style="none" fo:font-weight="bold" officeooo:rsid="009fa7c7" style:font-weight-asian="bold" style:font-weight-complex="bold"/>
    </style:style>
    <style:style style:name="T1573" style:family="text">
      <style:text-properties fo:color="#780373" loext:opacity="100%" style:font-name="Mono" style:text-underline-style="none" officeooo:rsid="012f82c1"/>
    </style:style>
    <style:style style:name="T157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575" style:family="text">
      <style:text-properties officeooo:rsid="00a6ece1"/>
    </style:style>
    <style:style style:name="T1576" style:family="text">
      <style:text-properties officeooo:rsid="00a7092f"/>
    </style:style>
    <style:style style:name="T1577" style:family="text">
      <style:text-properties fo:font-weight="normal" style:font-weight-asian="normal" style:font-weight-complex="normal"/>
    </style:style>
    <style:style style:name="T1578" style:family="text">
      <style:text-properties fo:font-weight="normal" officeooo:rsid="009d35f9" style:font-weight-asian="normal" style:font-weight-complex="normal"/>
    </style:style>
    <style:style style:name="T1579" style:family="text">
      <style:text-properties fo:font-weight="normal" officeooo:rsid="0271a5d1" style:font-weight-asian="normal" style:font-weight-complex="normal"/>
    </style:style>
    <style:style style:name="T1580" style:family="text">
      <style:text-properties fo:font-weight="normal" officeooo:rsid="027d28f7" style:font-weight-asian="normal" style:font-weight-complex="normal"/>
    </style:style>
    <style:style style:name="T1581" style:family="text">
      <style:text-properties fo:font-weight="normal" officeooo:rsid="02a890af" style:font-weight-asian="normal" style:font-weight-complex="normal"/>
    </style:style>
    <style:style style:name="T1582" style:family="text">
      <style:text-properties officeooo:rsid="00b57eee"/>
    </style:style>
    <style:style style:name="T1583" style:family="text">
      <style:text-properties officeooo:rsid="00be9001"/>
    </style:style>
    <style:style style:name="T1584" style:family="text">
      <style:text-properties officeooo:rsid="00c5cce9"/>
    </style:style>
    <style:style style:name="T1585" style:family="text">
      <style:text-properties style:font-name="Monospace"/>
    </style:style>
    <style:style style:name="T1586" style:family="text">
      <style:text-properties officeooo:rsid="00cb2193"/>
    </style:style>
    <style:style style:name="T1587" style:family="text">
      <style:text-properties officeooo:rsid="0043f181"/>
    </style:style>
    <style:style style:name="T1588" style:family="text">
      <style:text-properties fo:font-size="14pt" fo:language="pt" fo:country="BR" style:font-size-asian="12.25pt" style:font-size-complex="14pt"/>
    </style:style>
    <style:style style:name="T1589" style:family="text">
      <style:text-properties fo:font-size="14pt" fo:language="pt" fo:country="BR" style:font-size-asian="14pt" style:font-size-complex="14pt"/>
    </style:style>
    <style:style style:name="T1590" style:family="text">
      <style:text-properties fo:font-size="14pt" fo:language="pt" fo:country="BR" fo:font-weight="bold" style:font-size-asian="14pt" style:font-weight-asian="bold" style:font-size-complex="14pt" style:font-weight-complex="bold"/>
    </style:style>
    <style:style style:name="T1591" style:family="text">
      <style:text-properties officeooo:rsid="00cc5c65"/>
    </style:style>
    <style:style style:name="T1592" style:family="text">
      <style:text-properties officeooo:rsid="00ce3802"/>
    </style:style>
    <style:style style:name="T1593" style:family="text">
      <style:text-properties officeooo:rsid="00cf7b4f"/>
    </style:style>
    <style:style style:name="T1594" style:family="text">
      <style:text-properties officeooo:rsid="00d302e5"/>
    </style:style>
    <style:style style:name="T1595" style:family="text">
      <style:text-properties style:font-name="Mono"/>
    </style:style>
    <style:style style:name="T1596" style:family="text">
      <style:text-properties style:font-name="Mono" fo:font-weight="bold" style:font-weight-asian="bold" style:font-weight-complex="bold"/>
    </style:style>
    <style:style style:name="T1597" style:family="text">
      <style:text-properties style:font-name="Mono" officeooo:rsid="00760901"/>
    </style:style>
    <style:style style:name="T1598" style:family="text">
      <style:text-properties style:font-name="Mono" officeooo:rsid="009fa7c7"/>
    </style:style>
    <style:style style:name="T1599" style:family="text">
      <style:text-properties style:font-name="Mono" fo:font-style="italic" style:font-style-asian="italic" style:font-style-complex="italic"/>
    </style:style>
    <style:style style:name="T1600" style:family="text">
      <style:text-properties style:font-name="Mono" fo:font-style="italic" officeooo:rsid="00ed39e7" style:font-style-asian="italic" style:font-style-complex="italic"/>
    </style:style>
    <style:style style:name="T1601" style:family="text">
      <style:text-properties style:font-name="Mono" fo:font-style="italic" officeooo:rsid="00edb1e8" style:font-style-asian="italic" style:font-style-complex="italic"/>
    </style:style>
    <style:style style:name="T1602" style:family="text">
      <style:text-properties style:font-name="Mono" officeooo:rsid="012cc197"/>
    </style:style>
    <style:style style:name="T1603" style:family="text">
      <style:text-properties style:font-name="Mono" officeooo:rsid="0197b4ea"/>
    </style:style>
    <style:style style:name="T1604" style:family="text">
      <style:text-properties style:font-name="Mono" officeooo:rsid="01ef50ab"/>
    </style:style>
    <style:style style:name="T1605" style:family="text">
      <style:text-properties fo:color="#ffff00" loext:opacity="100%" fo:font-weight="bold" fo:background-color="#1e1e1e" loext:char-shading-value="0" style:font-weight-asian="bold" style:font-weight-complex="bold"/>
    </style:style>
    <style:style style:name="T1606" style:family="text">
      <style:text-properties fo:color="#ffff00" loext:opacity="100%" style:font-name="Consolas" fo:font-size="12pt" fo:font-weight="bold" fo:background-color="#1e1e1e" loext:char-shading-value="0" style:font-weight-asian="bold" style:font-weight-complex="bold"/>
    </style:style>
    <style:style style:name="T1607" style:family="text">
      <style:text-properties fo:color="#ffff00" loext:opacity="100%" style:font-name="Consolas" fo:font-size="14pt" fo:font-weight="normal" fo:background-color="#1e1e1e" loext:char-shading-value="0" style:font-size-asian="14pt" style:font-size-complex="14pt"/>
    </style:style>
    <style:style style:name="T1608" style:family="text">
      <style:text-properties fo:color="#0003ff" loext:opacity="100%" fo:font-weight="bold" style:font-style-asian="normal" style:font-weight-asian="bold" style:font-style-complex="normal" style:font-weight-complex="bold"/>
    </style:style>
    <style:style style:name="T1609" style:family="text">
      <style:text-properties fo:color="#00ff0c" loext:opacity="100%" fo:font-weight="bold" style:font-style-asian="normal" style:font-weight-asian="bold" style:font-style-complex="normal" style:font-weight-complex="bold"/>
    </style:style>
    <style:style style:name="T1610" style:family="text">
      <style:text-properties officeooo:rsid="00ed1d82"/>
    </style:style>
    <style:style style:name="T1611" style:family="text">
      <style:text-properties officeooo:rsid="00ed39e7"/>
    </style:style>
    <style:style style:name="T1612" style:family="text">
      <style:text-properties officeooo:rsid="00edb1e8"/>
    </style:style>
    <style:style style:name="T1613" style:family="text">
      <style:text-properties officeooo:rsid="00be2b6c"/>
    </style:style>
    <style:style style:name="T1614" style:family="text">
      <style:text-properties officeooo:rsid="00ef14ab"/>
    </style:style>
    <style:style style:name="T1615" style:family="text">
      <style:text-properties officeooo:rsid="00f0086b"/>
    </style:style>
    <style:style style:name="T1616" style:family="text">
      <style:text-properties officeooo:rsid="00f933aa"/>
    </style:style>
    <style:style style:name="T1617" style:family="text">
      <style:text-properties officeooo:rsid="00fa40f0"/>
    </style:style>
    <style:style style:name="T1618" style:family="text">
      <style:text-properties fo:color="#4ec9b0" loext:opacity="100%"/>
    </style:style>
    <style:style style:name="T1619" style:family="text">
      <style:text-properties fo:color="#4ec9b0" loext:opacity="100%" style:font-name="Consolas" fo:font-size="12pt" fo:font-weight="normal"/>
    </style:style>
    <style:style style:name="T1620" style:family="text">
      <style:text-properties style:font-name="Arial"/>
    </style:style>
    <style:style style:name="T1621" style:family="text">
      <style:text-properties style:font-name="Verdana"/>
    </style:style>
    <style:style style:name="T1622" style:family="text">
      <style:text-properties style:font-name="Tahoma"/>
    </style:style>
    <style:style style:name="T1623" style:family="text">
      <style:text-properties style:font-name="Trebuchet"/>
    </style:style>
    <style:style style:name="T1624" style:family="text">
      <style:text-properties style:font-name="Times New Roman"/>
    </style:style>
    <style:style style:name="T1625" style:family="text">
      <style:text-properties style:font-name="Garamond"/>
    </style:style>
    <style:style style:name="T1626" style:family="text">
      <style:text-properties style:font-name="Courier New monospace"/>
    </style:style>
    <style:style style:name="T1627" style:family="text">
      <style:text-properties style:font-name="Brush Script MT (cursive)"/>
    </style:style>
    <style:style style:name="T1628" style:family="text">
      <style:text-properties officeooo:rsid="011fe7ff"/>
    </style:style>
    <style:style style:name="T1629" style:family="text">
      <style:text-properties officeooo:rsid="012cc197"/>
    </style:style>
    <style:style style:name="T1630" style:family="text">
      <style:text-properties officeooo:rsid="01342be9"/>
    </style:style>
    <style:style style:name="T1631" style:family="text">
      <style:text-properties officeooo:rsid="0138736b"/>
    </style:style>
    <style:style style:name="T1632" style:family="text">
      <style:text-properties officeooo:rsid="0143b24e"/>
    </style:style>
    <style:style style:name="T1633" style:family="text">
      <style:text-properties officeooo:rsid="0146205e"/>
    </style:style>
    <style:style style:name="T1634" style:family="text">
      <style:text-properties fo:background-color="transparent" loext:char-shading-value="0"/>
    </style:style>
    <style:style style:name="T1635" style:family="text">
      <style:text-properties officeooo:rsid="007d35a0" fo:background-color="transparent" loext:char-shading-value="0"/>
    </style:style>
    <style:style style:name="T1636" style:family="text">
      <style:text-properties fo:color="#dcdcaa" loext:opacity="100%" style:font-name="Consolas" fo:font-size="12pt" fo:font-weight="normal"/>
    </style:style>
    <style:style style:name="T1637" style:family="text">
      <style:text-properties fo:color="#dcdcaa" loext:opacity="100%" style:font-name="Consolas" fo:font-size="12pt" fo:background-color="#1e1e1e" loext:char-shading-value="0" style:font-size-asian="12pt" style:font-size-complex="12pt"/>
    </style:style>
    <style:style style:name="T1638" style:family="text">
      <style:text-properties fo:color="#dcdcaa" loext:opacity="100%" style:font-name="Consolas" fo:font-weight="normal"/>
    </style:style>
    <style:style style:name="T1639" style:family="text">
      <style:text-properties fo:color="#dcdcaa" loext:opacity="100%" style:font-name="Consolas" fo:font-size="10.5pt" fo:font-weight="normal"/>
    </style:style>
    <style:style style:name="T1640" style:family="text">
      <style:text-properties officeooo:rsid="01973a79"/>
    </style:style>
    <style:style style:name="T1641" style:family="text">
      <style:text-properties officeooo:rsid="0197b4ea"/>
    </style:style>
    <style:style style:name="T1642" style:family="text">
      <style:text-properties officeooo:rsid="019863b6"/>
    </style:style>
    <style:style style:name="T1643" style:family="text">
      <style:text-properties officeooo:rsid="019c44c7"/>
    </style:style>
    <style:style style:name="T1644" style:family="text">
      <style:text-properties fo:color="#c586c0" loext:opacity="100%"/>
    </style:style>
    <style:style style:name="T1645" style:family="text">
      <style:text-properties fo:color="#c586c0" loext:opacity="100%" style:font-name="Consolas" fo:font-weight="normal"/>
    </style:style>
    <style:style style:name="T1646" style:family="text">
      <style:text-properties officeooo:rsid="00344f32"/>
    </style:style>
    <style:style style:name="T1647" style:family="text">
      <style:text-properties officeooo:rsid="01aa26c1"/>
    </style:style>
    <style:style style:name="T1648" style:family="text">
      <style:text-properties fo:color="#c9211e" loext:opacity="100%" fo:font-weight="bold" style:font-weight-asian="bold" style:font-weight-complex="bold"/>
    </style:style>
    <style:style style:name="T1649"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650" style:family="text">
      <style:text-properties fo:color="#c9211e" loext:opacity="100%" officeooo:rsid="02a58153"/>
    </style:style>
    <style:style style:name="T1651" style:family="text">
      <style:text-properties officeooo:rsid="01b1a396"/>
    </style:style>
    <style:style style:name="T1652" style:family="text">
      <style:text-properties officeooo:rsid="01b3b703"/>
    </style:style>
    <style:style style:name="T1653" style:family="text">
      <style:text-properties officeooo:rsid="01b40ede"/>
    </style:style>
    <style:style style:name="T1654" style:family="text">
      <style:text-properties fo:color="#cccccc" loext:opacity="100%" style:font-name="Consolas" fo:font-size="12pt" fo:font-weight="normal" fo:background-color="#000000" loext:char-shading-value="0" style:font-size-asian="12pt" style:font-size-complex="12pt"/>
    </style:style>
    <style:style style:name="T1655" style:family="text">
      <style:text-properties fo:color="#cccccc" loext:opacity="100%" style:font-name="Consolas" fo:font-weight="normal" fo:background-color="#1f1f1f" loext:char-shading-value="0"/>
    </style:style>
    <style:style style:name="T1656" style:family="text">
      <style:text-properties fo:background-color="#1f1f1f" loext:char-shading-value="0"/>
    </style:style>
    <style:style style:name="T1657" style:family="text">
      <style:text-properties officeooo:rsid="01b5c490"/>
    </style:style>
    <style:style style:name="T1658" style:family="text">
      <style:text-properties officeooo:rsid="01b66612"/>
    </style:style>
    <style:style style:name="T1659" style:family="text">
      <style:text-properties officeooo:rsid="00008cc1"/>
    </style:style>
    <style:style style:name="T1660" style:family="text">
      <style:text-properties officeooo:rsid="000289fa"/>
    </style:style>
    <style:style style:name="T1661" style:family="text">
      <style:text-properties officeooo:rsid="01be6d0a"/>
    </style:style>
    <style:style style:name="T1662" style:family="text">
      <style:text-properties style:font-name="Georgia" fo:font-size="13pt" fo:language="pt" fo:country="BR" style:font-size-asian="13pt" style:font-size-complex="13pt"/>
    </style:style>
    <style:style style:name="T1663" style:family="text">
      <style:text-properties officeooo:rsid="01c8846c"/>
    </style:style>
    <style:style style:name="T1664" style:family="text">
      <style:text-properties officeooo:rsid="01d71c5c"/>
    </style:style>
    <style:style style:name="T1665" style:family="text">
      <style:text-properties fo:font-style="normal" style:font-style-asian="normal" style:font-style-complex="normal"/>
    </style:style>
    <style:style style:name="T1666" style:family="text">
      <style:text-properties fo:font-style="normal" officeooo:rsid="00084753" style:font-style-asian="normal" style:font-style-complex="normal"/>
    </style:style>
    <style:style style:name="T1667" style:family="text">
      <style:text-properties officeooo:rsid="01e98ac2"/>
    </style:style>
    <style:style style:name="T1668" style:family="text">
      <style:text-properties officeooo:rsid="01ead9fb"/>
    </style:style>
    <style:style style:name="T1669" style:family="text">
      <style:text-properties officeooo:rsid="01eccea5"/>
    </style:style>
    <style:style style:name="T1670" style:family="text">
      <style:text-properties officeooo:rsid="01ef50ab"/>
    </style:style>
    <style:style style:name="T1671" style:family="text">
      <style:text-properties officeooo:rsid="01f40d93"/>
    </style:style>
    <style:style style:name="T1672" style:family="text">
      <style:text-properties officeooo:rsid="0201ac47"/>
    </style:style>
    <style:style style:name="T1673" style:family="text">
      <style:text-properties officeooo:rsid="02179b1c"/>
    </style:style>
    <style:style style:name="T1674" style:family="text">
      <style:text-properties style:font-name="Verdana1" fo:font-size="11.25pt"/>
    </style:style>
    <style:style style:name="T1675" style:family="text">
      <style:text-properties style:font-name="Verdana1" fo:font-size="11.25pt" fo:font-weight="bold" style:font-weight-asian="bold" style:font-weight-complex="bold"/>
    </style:style>
    <style:style style:name="T1676" style:family="text">
      <style:text-properties fo:color="#55215b" loext:opacity="100%" style:font-name="Verdana1" fo:font-size="11.25pt"/>
    </style:style>
    <style:style style:name="T1677" style:family="text">
      <style:text-properties officeooo:rsid="0231e71c"/>
    </style:style>
    <style:style style:name="T1678" style:family="text">
      <style:text-properties fo:color="#ff8000" loext:opacity="100%"/>
    </style:style>
    <style:style style:name="T1679" style:family="text">
      <style:text-properties fo:color="#ff8000" loext:opacity="100%" style:font-name="Mono" officeooo:rsid="027d28f7"/>
    </style:style>
    <style:style style:name="T1680" style:family="text">
      <style:text-properties fo:color="#00a933" loext:opacity="100%" style:font-style-asian="normal" style:font-style-complex="normal"/>
    </style:style>
    <style:style style:name="T1681" style:family="text">
      <style:text-properties officeooo:rsid="029a7f13"/>
    </style:style>
    <style:style style:name="T1682" style:family="text">
      <style:text-properties officeooo:rsid="02a58153"/>
    </style:style>
    <style:style style:name="T1683" style:family="text">
      <style:text-properties fo:color="#f10d0c" loext:opacity="100%" fo:font-weight="bold" style:font-weight-asian="bold" style:font-weight-complex="bold"/>
    </style:style>
    <style:style style:name="T1684" style:family="text">
      <style:text-properties officeooo:rsid="02a9fba7"/>
    </style:style>
    <style:style style:name="T1685" style:family="text">
      <style:text-properties officeooo:rsid="02ab13d2"/>
    </style:style>
    <style:style style:name="T1686" style:family="text">
      <style:text-properties officeooo:rsid="02c0db35"/>
    </style:style>
    <style:style style:name="T1687" style:family="text">
      <style:text-properties fo:color="#1b00ff" loext:opacity="100%"/>
    </style:style>
    <style:style style:name="T1688" style:family="text">
      <style:text-properties fo:color="#1b00ff" loext:opacity="100%" officeooo:rsid="02c0db35"/>
    </style:style>
    <style:style style:name="T1689" style:family="text">
      <style:text-properties fo:color="#1b00ff" loext:opacity="100%" style:font-name="Mono" fo:font-weight="bold" style:font-weight-asian="bold" style:font-weight-complex="bold"/>
    </style:style>
    <style:style style:name="T1690" style:family="text">
      <style:text-properties officeooo:rsid="02c28ff7"/>
    </style:style>
    <style:style style:name="T1691" style:family="text">
      <style:text-properties officeooo:rsid="02c38fbb"/>
    </style:style>
    <style:style style:name="T1692" style:family="text">
      <style:text-properties officeooo:rsid="02c89ccd"/>
    </style:style>
    <style:style style:name="T1693" style:family="text">
      <style:text-properties officeooo:rsid="02d4a24c"/>
    </style:style>
    <style:style style:name="T1694" style:family="text">
      <style:text-properties officeooo:rsid="02e18e86"/>
    </style:style>
    <style:style style:name="T1695" style:family="text">
      <style:text-properties officeooo:rsid="02e4a689"/>
    </style:style>
    <style:style style:name="T1696" style:family="text">
      <style:text-properties officeooo:rsid="02e4bc0c"/>
    </style:style>
    <style:style style:name="T1697" style:family="text">
      <style:text-properties officeooo:rsid="02e53cf9"/>
    </style:style>
    <style:style style:name="T1698" style:family="text">
      <style:text-properties officeooo:rsid="02e634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Instalação para desenvolver HTML/CSS</text:p>
      <text:list text:style-name="L1">
        <text:list-item>
          <text:p text:style-name="P512"><text:span text:style-name="T1237">Instale </text:span><text:span text:style-name="T1238">o editor de código da Microsoft:</text:span><text:span text:style-name="T1237"> </text:span><text:a xlink:type="simple" xlink:href="https://code.visualstudio.com/" text:style-name="Internet_20_link" text:visited-style-name="Visited_20_Internet_20_Link"><text:span text:style-name="T1588">Visual Studio Code</text:span></text:a></text:p>
        </text:list-item>
        <text:list-item>
          <text:p text:style-name="P515"><text:span text:style-name="T1265">Após a instalação, </text:span><text:span text:style-name="T1266">baixe</text:span><text:span text:style-name="T1267"> o plugin de idioma</text:span><text:span text:style-name="T1265">, </text:span><text:span text:style-name="T1267">configure o </text:span><text:span text:style-name="T1265">tamanho da </text:span><text:span text:style-name="T1267">fonte</text:span><text:span text:style-name="T1265">, ative o word wrap (quebra automátic</text:span><text:span text:style-name="T1268">a</text:span><text:span text:style-name="T1265"> de linhas) </text:span><text:span text:style-name="T1267">e </text:span><text:span text:style-name="T1265">habilite o salvamento automático.</text:span></text:p>
        </text:list-item>
      </text:list>
      <text:p text:style-name="P367"/>
      <text:p text:style-name="P321">História e funcionamento da Internet</text:p>
      <text:p text:style-name="P381"/>
      <text:p text:style-name="P380">A <text:span text:style-name="T1203">internet</text:span> <text:span text:style-name="T1203">nasceu</text:span> <text:span text:style-name="T1582">em 1970, </text:span>dentro da <text:span text:style-name="T1203">DARPA</text:span>, num <text:span text:style-name="T1203">projeto</text:span> chamado <text:span text:style-name="T1203">ARPANET</text:span>, <text:span text:style-name="T2">interligando 4 computadores.</text:span></text:p>
      <text:p text:style-name="P380"><text:span text:style-name="T1582">Esse projeto criou o protocolo NCP que, por sua vez, continha 2 protocolos que são usados até hoje: o </text:span><text:span text:style-name="T1207">FTP</text:span><text:span text:style-name="T1582">, para transmissão de arquivos e o </text:span><text:span text:style-name="T1207">DNS</text:span><text:span text:style-name="T1582">, para identificação de máquinas na rede. </text:span></text:p>
      <text:p text:style-name="P380">Em 1983, <text:span text:style-name="T1">o </text:span><text:span text:style-name="T1204">TCP/IP</text:span><text:span text:style-name="T1"> se tornou o </text:span><text:span text:style-name="T1204">protocolo</text:span><text:span text:style-name="T1"> </text:span><text:span text:style-name="T1204">único</text:span><text:span text:style-name="T1"> da internet, substituindo o limitado protocolo NCP.</text:span></text:p>
      <text:p text:style-name="P383"><text:span text:style-name="T1544">Em 1989, </text:span>começou <text:span text:style-name="T1544">a</text:span> internet <text:span text:style-name="T1544">no Brasil </text:span>com o projeto RNP <text:span text:style-name="T1544">(Backbone que interliga algumas universidades).</text:span></text:p>
      <text:p text:style-name="P384"><text:span text:style-name="T1584">Hoje, </text:span>95% das informações intercontinentais são transmitidas via cabos submarinos.</text:p>
      <text:p text:style-name="P380"/>
      <text:p text:style-name="P13"><text:span text:style-name="T1221">Em 199</text:span><text:span text:style-name="T1222">1</text:span><text:span text:style-name="T1221">, Tim Bernes Lee </text:span><text:span text:style-name="T1222">e sua equipe no CERN projetaram</text:span><text:span text:style-name="T1221"> </text:span><text:span text:style-name="T1223">a linguagem</text:span><text:span text:style-name="T1221"> </text:span><text:span text:style-name="T1226">HTML</text:span><text:span text:style-name="T1230"> – </text:span><text:span text:style-name="T1231">Hyper Text Markup Language</text:span><text:span text:style-name="T1230"> </text:span><text:span text:style-name="T1232">e </text:span><text:span text:style-name="T1221">o</text:span><text:span text:style-name="T1224"> prot</text:span><text:span text:style-name="T1221">ocolo </text:span><text:span text:style-name="T1226">HTTP</text:span><text:span text:style-name="T1230"> – </text:span><text:span text:style-name="T1231">Hyper text tranfer Protocol</text:span><text:span text:style-name="T1230">.</text:span><text:span text:style-name="T1221"> No ano seguinte, ele cunhou o termo </text:span><text:span text:style-name="T1227">WWW</text:span><text:span text:style-name="T1222"> - </text:span><text:span text:style-name="T1221">World Wide Web com o nascimento da rede de alcance mundial, tornando o HTML uma ferramenta utilizada para tudo e por todos.</text:span></text:p>
      <text:p text:style-name="P427"><text:span text:style-name="T1218"><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18">.</text:span></text:p>
      <text:p text:style-name="P136"><text:span text:style-name="Emphasis"/></text:p>
      <text:p text:style-name="P136"><text:span text:style-name="T1219">O site </text:span><text:a xlink:type="simple" xlink:href="http://iplocation.net/" text:style-name="Internet_20_link" text:visited-style-name="Visited_20_Internet_20_Link"><text:span text:style-name="T4">iplocation.net</text:span></text:a><text:span text:style-name="T1219"> informa o seu atual endereço de IP, bem como o de outros sites.</text:span></text:p>
      <text:p text:style-name="P386"/>
      <text:p text:style-name="P388">Atenção!</text:p>
      <text:p text:style-name="P387"><text:span text:style-name="T1659">MB é </text:span><text:span text:style-name="T5">≠</text:span><text:span text:style-name="T1659"> de Mb!<text:tab/></text:span><text:span text:style-name="T1578">Megabyte é diferente de Megabit:</text:span></text:p>
      <text:p text:style-name="P382"><text:span text:style-name="T1659">M</text:span><text:span text:style-name="T1309">B</text:span><text:span text:style-name="T1659"> = </text:span><text:span text:style-name="T1660">Megabytes</text:span><text:span text:style-name="T1659">, </text:span><text:span text:style-name="T3">significa </text:span><text:span text:style-name="T1350">armazenamento</text:span><text:span text:style-name="T1659"><text:tab/>M</text:span><text:span text:style-name="T1309">b</text:span><text:span text:style-name="T1659"> = Megabits, </text:span><text:span text:style-name="T1350">transferência</text:span></text:p>
      <text:p text:style-name="P14"/>
      <text:p text:style-name="P14"><text:span text:style-name="T1225">O aparelho responsável pela </text:span><text:span text:style-name="T1228">M</text:span><text:span text:style-name="T1229">o</text:span><text:span text:style-name="T1225">dulação e </text:span><text:span text:style-name="T1228">D</text:span><text:span text:style-name="T1229">em</text:span><text:span text:style-name="T1225">odulação dos diferentes formatos de sinais </text:span><text:span text:style-name="T1223">de internet</text:span><text:span text:style-name="T1225"> é o </text:span><text:span text:style-name="T1233">Modem</text:span><text:span text:style-name="T1225">.</text:span></text:p>
      <text:p text:style-name="P369"/>
      <text:p text:style-name="P385"><text:soft-page-break/>O <text:span text:style-name="T1203">Gateway</text:span> do cliente <text:span text:style-name="T1577">se conecta</text:span> ao <text:span text:style-name="T1584">r</text:span><text:span text:style-name="T1577">oteador do provedor</text:span> de acesso e <text:span text:style-name="T3">e</text:span>s<text:span text:style-name="T3">s</text:span>e, por sua vez, <text:span text:style-name="T1577">acessa</text:span> os servidores <text:span text:style-name="T1577">DNS</text:span> para conseguir <text:span text:style-name="T1544">o endereço e </text:span>se conectar aos diferentes<text:span text:style-name="T1665"> servidores </text:span><text:span text:style-name="T1666">pelo mundo, cada qual com seu IP.</text:span></text:p>
      <text:p text:style-name="P385"/>
      <text:p text:style-name="Standard"><text:span text:style-name="Emphasis"><text:span text:style-name="T1220">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6"><text:span text:style-name="Emphasis"/></text:p>
      <text:p text:style-name="P169"><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79"><text:span text:style-name="Emphasis"/></text:p>
      <text:p text:style-name="P136"><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6"><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0"><text:soft-page-break/><text:span text:style-name="T1291">[</text:span><text:span text:style-name="T1293">protocolo ou </text:span><text:span text:style-name="Strong_20_Emphasis"><text:span text:style-name="T1292">esquema</text:span></text:span><text:span text:style-name="T1291">]://</text:span><text:span text:style-name="T1294">[</text:span><text:span text:style-name="Strong_20_Emphasis"><text:span text:style-name="T1295">dominio</text:span></text:span><text:span text:style-name="T1294">]</text:span><text:span text:style-name="T1296">:[</text:span><text:span text:style-name="Strong_20_Emphasis"><text:span text:style-name="T1297">porta</text:span></text:span><text:span text:style-name="T1296">]</text:span><text:span text:style-name="T1298">/[</text:span><text:span text:style-name="Strong_20_Emphasis"><text:span text:style-name="T1299">caminho</text:span></text:span><text:span text:style-name="T1298">]</text:span><text:span text:style-name="T1300">?[</text:span><text:span text:style-name="Strong_20_Emphasis"><text:span text:style-name="T1301">querystring</text:span></text:span><text:span text:style-name="T1300">]</text:span><text:span text:style-name="T1302">#[</text:span><text:span text:style-name="Strong_20_Emphasis"><text:span text:style-name="T1303">fragmento</text:span></text:span><text:span text:style-name="T1302">]</text:span></text:p>
      <text:p text:style-name="P291"/>
      <text:p text:style-name="P15"><text:span text:style-name="T731">Exemplo: </text:span><text:span text:style-name="T716">http://</text:span><text:span text:style-name="T717">pomadasparabigode.com</text:span><text:span text:style-name="T718">:</text:span><text:span text:style-name="T719">80</text:span><text:span text:style-name="T721">/produto/pomada-especial/</text:span><text:span text:style-name="T720">busca</text:span><text:span text:style-name="T722">?nome=pomadalegal&amp;tipo=2&amp;categoria=bigodesruivos</text:span><text:span text:style-name="T723">#</text:span><text:span text:style-name="T724">id</text:span><text:span text:style-name="T723">descricao</text:span><text:span text:style-name="T725"> </text:span></text:p>
      <text:p text:style-name="P15"/>
      <text:p text:style-name="P136"><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3603004209" text:style-name="L2">
        <text:list-item>
          <text:p text:style-name="P516"><text:span text:style-name="T156">URL</text:span><text:span text:style-name="T159"> – </text:span><text:span text:style-name="T84">Uniform Resource Locat</text:span><text:span text:style-name="T85">o</text:span><text:span text:style-name="T84">r </text:span><text:span text:style-name="T86">ou L</text:span><text:span text:style-name="T87">ocalizador de </text:span><text:span text:style-name="T112">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2">página </text:span><text:span text:style-name="T133">ou recurso</text:span><text:span text:style-name="T132"> </text:span><text:span text:style-name="T130">na internet</text:span><text:span text:style-name="T134">, para </text:span><text:span text:style-name="T130">então</text:span><text:span text:style-name="T134"> poder </text:span><text:span text:style-name="T113">copiar</text:span><text:span text:style-name="T134"> e enviar </text:span><text:span text:style-name="T130">seu conteúdo até o cliente. </text:span><text:span text:style-name="T135">Ela </text:span><text:span text:style-name="T130">é composta por diferentes partes, algumas são estritamente necessárias e outras são opcionais:</text:span></text:p>
        </text:list-item>
      </text:list>
      <text:list xml:id="list3646292155" text:style-name="L3">
        <text:list-item>
          <text:list>
            <text:list-item>
              <text:p text:style-name="P518"><text:span text:style-name="T145">método de acesso</text:span><text:span text:style-name="T130">: </text:span><text:span text:style-name="T135">pode ser composto por protocolo ou esquema:</text:span></text:p>
              <text:list>
                <text:list-item>
                  <text:p text:style-name="P519"><text:span text:style-name="T157">protocolo</text:span><text:span text:style-name="T135">: define um conjunto de regras para comunicação entre cliente e servidor. Os principais são:</text:span></text:p>
                  <text:list>
                    <text:list-item>
                      <text:p text:style-name="P520"><text:span text:style-name="T114">HTTP</text:span><text:span text:style-name="T1163">S</text:span><text:span text:style-name="T135"> - Hyper</text:span><text:span text:style-name="T136">T</text:span><text:span text:style-name="T135">ext Transfer Protocol </text:span><text:span text:style-name="T136">Secure</text:span><text:span text:style-name="T135">: </text:span><text:span text:style-name="T137">transfere</text:span><text:span text:style-name="T135"> dados pela W</text:span><text:span text:style-name="T137">WW - </text:span><text:span text:style-name="T135">World Wide Web, </text:span><text:span text:style-name="T137">com </text:span><text:span text:style-name="T136">uma camada a mais de segurança pois adiciona</text:span><text:span text:style-name="T135"> criptografia SSL/TLS.</text:span></text:p>
                    </text:list-item>
                    <text:list-item>
                      <text:p text:style-name="P577"><text:span text:style-name="T1338">FTP</text:span> – <text:span text:style-name="T1664">File Transfer Protocol: transfere arquivos entre sistemas em rede.</text:span></text:p>
                    </text:list-item>
                    <text:list-item>
                      <text:p text:style-name="P577"><text:span text:style-name="T1338">SMTP</text:span> - Simple Mail Transfer Protocol: envia e-mails. </text:p>
                    </text:list-item>
                    <text:list-item>
                      <text:p text:style-name="P519"><text:span text:style-name="T114">Telnet</text:span><text:span text:style-name="T135"> </text:span><text:span text:style-name="T137">ou </text:span><text:span text:style-name="T135">SSH – </text:span><text:span text:style-name="T137">Secure Shell</text:span><text:span text:style-name="T135">: </text:span><text:span text:style-name="T137">acessa remotamente outros sistemas. </text:span></text:p>
                    </text:list-item>
                  </text:list>
                </text:list-item>
                <text:list-item>
                  <text:p text:style-name="P533"><text:span text:style-name="T152">esquema</text:span><text:span text:style-name="T126">: </text:span><text:span text:style-name="T133">é uma</text:span><text:span text:style-name="T126"> convenção de nomenclatura para indicar como um determinado tipo de recurso deve ser tratado / </text:span><text:span text:style-name="T131">interpretado</text:span><text:span text:style-name="T126">. </text:span><text:span text:style-name="T133">Os mais comuns são:</text:span></text:p>
                  <text:list>
                    <text:list-item>
                      <text:p text:style-name="P595"><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11">mailto</text:span></text:span><text:span text:style-name="T60">, como o destinatário, o assunto e o corpo do e-mail. Exemplo:<text:line-break/></text:span><text:span text:style-name="T1081">&lt;</text:span><text:span text:style-name="T921">a</text:span><text:span text:style-name="T1162"> </text:span><text:span text:style-name="T1111">href</text:span><text:span text:style-name="T1162">=</text:span><text:span text:style-name="T990">"mailto:suporte@exemplo.com?subject=Dúvida%20sobre%20Produto&amp;body=Olá,%20gostaria%20de%20mais%20informações%20sobre%20o%20produto%20tal.</text:span><text:span text:style-name="T992">"</text:span><text:span text:style-name="T1083">&gt;&lt;/</text:span><text:span text:style-name="T923">a</text:span><text:span text:style-name="T1083">&gt;</text:span></text:p>
                    </text:list-item>
                    <text:list-item>
                      <text:p text:style-name="P596"><text:a xlink:type="simple" xlink:href="data://" text:style-name="Internet_20_link" text:visited-style-name="Visited_20_Internet_20_Link"><text:span text:style-name="T48">data</text:span><text:span text:style-name="T55">://</text:span></text:a></text:p>
                    </text:list-item>
                    <text:list-item>
                      <text:p text:style-name="P596"><text:a xlink:type="simple" xlink:href="../../../../../" text:style-name="Internet_20_link" text:visited-style-name="Visited_20_Internet_20_Link"><text:span text:style-name="T48">file</text:span><text:span text:style-name="T55">://</text:span></text:a></text:p>
                    </text:list-item>
                    <text:list-item>
                      <text:p text:style-name="P578"><text:span text:style-name="T1338">urn</text:span>://</text:p>
                    </text:list-item>
                    <text:list-item>
                      <text:p text:style-name="P578"><text:span text:style-name="T1338">view-source</text:span>://</text:p>
                    </text:list-item>
                    <text:list-item>
                      <text:p text:style-name="P578"><text:span text:style-name="T1338">ws/wss</text:span>: conecções de WebSocket (encriptadas)</text:p>
                    </text:list-item>
                  </text:list>
                </text:list-item>
              </text:list>
            </text:list-item>
          </text:list>
        </text:list-item>
      </text:list>
      <text:p text:style-name="P170"/>
      <text:list xml:id="list143924871986625" text:continue-numbering="true" text:style-name="L3">
        <text:list-item>
          <text:list>
            <text:list-item>
              <text:p text:style-name="P521"><text:span text:style-name="T146">domínio (host)</text:span><text:span text:style-name="T130">: O nome de domínio é usado para mapear o endereço IP do servidor onde o site está hospedado. </text:span><text:span text:style-name="T138">Ele é composto por:</text:span></text:p>
              <text:list>
                <text:list-item>
                  <text:p text:style-name="P522"><text:soft-page-break/><text:span text:style-name="T115">subdomínio</text:span><text:span text:style-name="T116">s</text:span><text:span text:style-name="T138">:</text:span><text:span text:style-name="T139"> p</text:span><text:span text:style-name="T138">ermite</text:span><text:span text:style-name="T131">m</text:span><text:span text:style-name="T138"> </text:span><text:span text:style-name="T117">organizar a arquitetura</text:span><text:span text:style-name="T139"> do site </text:span><text:span text:style-name="T138">em </text:span><text:span text:style-name="T139">diferentes </text:span><text:span text:style-name="T138">seções, departamentos, </text:span><text:span text:style-name="T139">equipes ou serviços. </text:span><text:span text:style-name="T131">P</text:span><text:span text:style-name="T139">odem apontar para </text:span><text:span text:style-name="T117">servidores dedicados</text:span><text:span text:style-name="T139"> a funcionalidades especializadas, como e-mail, fóruns, blogs, suporte, lojas, entre outros. Por exemplo:</text:span></text:p>
                  <text:list>
                    <text:list-item>
                      <text:p text:style-name="P513"><text:a xlink:type="simple" xlink:href="https://drive.google.com/" text:style-name="Internet_20_link" text:visited-style-name="Visited_20_Internet_20_Link"><text:span text:style-name="T61">https://drive.google.com/</text:span></text:a></text:p>
                    </text:list-item>
                    <text:list-item>
                      <text:p text:style-name="P513"><text:a xlink:type="simple" xlink:href="https://drive.google.com/" text:style-name="Internet_20_link" text:visited-style-name="Visited_20_Internet_20_Link"><text:span text:style-name="T61">https://mail.google.com/</text:span></text:a></text:p>
                    </text:list-item>
                    <text:list-item>
                      <text:p text:style-name="P513"><text:a xlink:type="simple" xlink:href="https://drive.google.com/" text:style-name="Internet_20_link" text:visited-style-name="Visited_20_Internet_20_Link"><text:span text:style-name="T61">https://photos.google.com/</text:span></text:a></text:p>
                    </text:list-item>
                    <text:list-item>
                      <text:p text:style-name="P513"><text:a xlink:type="simple" xlink:href="https://play.google.com/" text:style-name="Internet_20_link" text:visited-style-name="Visited_20_Internet_20_Link"><text:span text:style-name="T61">https://play.google.com/</text:span></text:a></text:p>
                    </text:list-item>
                  </text:list>
                  <text:p text:style-name="P522"><text:span text:style-name="T139">O subdomínio WWW é padrão principal de um site sendo, portanto, </text:span><text:span text:style-name="T158">opcional</text:span><text:span text:style-name="T139"> </text:span><text:span text:style-name="T131">informar esse prefixo.</text:span></text:p>
                </text:list-item>
                <text:list-item>
                  <text:p text:style-name="P523"><text:span text:style-name="T115">domínio principal</text:span><text:span text:style-name="T138">: é a autori</text:span><text:span text:style-name="T130">dade que governa o namespace </text:span><text:span text:style-name="T140">e t</text:span><text:span text:style-name="T141">e</text:span><text:span text:style-name="T129">m taxa de pagamento anual.</text:span></text:p>
                </text:list-item>
                <text:list-item>
                  <text:p text:style-name="P524"><text:span text:style-name="T115">TLD – </text:span><text:span text:style-name="T118">Top-Level Domain</text:span><text:span text:style-name="T140">: indica a categoria geral ou a localização geográfica do site. Divididos em 2 tipos:</text:span></text:p>
                  <text:list>
                    <text:list-item>
                      <text:p text:style-name="P534"><text:span text:style-name="T142">gTLD (gen</text:span><text:span text:style-name="T126">eric</text:span><text:span text:style-name="T142">). Como exemplo: .com <text:s text:c="2"/>.edu <text:s text:c="3"/>.gov <text:s text:c="3"/>.store <text:s text:c="3"/>.</text:span><text:span text:style-name="T126">blog</text:span></text:p>
                    </text:list-item>
                    <text:list-item>
                      <text:p text:style-name="P535"><text:span text:style-name="T126">c</text:span><text:span text:style-name="T141">c</text:span><text:span text:style-name="T142">TLD (country code). Como exemplo:<text:tab/>.br<text:tab/>.pt<text:tab/>.us<text:tab/>.uk<text:line-break/></text:span></text:p>
                    </text:list-item>
                  </text:list>
                </text:list-item>
              </text:list>
            </text:list-item>
            <text:list-item>
              <text:p text:style-name="P521"><text:span text:style-name="T147">p</text:span><text:span text:style-name="T148">orta</text:span><text:span text:style-name="T140">: indic</text:span><text:span text:style-name="T130">a qual é o “portão” técnico usado para acessar os recursos no servidor web. Usualmente ela é omitida se o servidor web utiliza a porta padrão do protocolo HTTP (80 para HTTP e 443 para HTTPS), </text:span><text:span text:style-name="T143">d</text:span><text:span text:style-name="T130">o contrário, ela se torna </text:span><text:span text:style-name="T119">obrigatória</text:span><text:span text:style-name="T130">.<text:line-break/></text:span></text:p>
            </text:list-item>
            <text:list-item>
              <text:p text:style-name="P521"><text:span text:style-name="T149">caminho (path)</text:span><text:span text:style-name="T130">: </text:span><text:span text:style-name="T143">e</text:span><text:span text:style-name="T130">specifica o caminho para o recurso no servidor, </text:span><text:span text:style-name="T143">p</text:span><text:span text:style-name="T130">ode</text:span><text:span text:style-name="T143">ndo</text:span><text:span text:style-name="T130"> incluir diretórios </text:span><text:span text:style-name="T143">(pastas)</text:span><text:span text:style-name="T130"> e nomes de arquivo.</text:span></text:p>
            </text:list-item>
            <text:list-item>
              <text:p text:style-name="P525"><text:span text:style-name="T150">parâmetros de consulta</text:span><text:span text:style-name="T130">: </text:span><text:span text:style-name="T143">c</text:span><text:span text:style-name="T130">ontém informações adicionais que são enviadas para o servidor, </text:span><text:span text:style-name="T143">composto por uma lista de</text:span><text:span text:style-name="T130"> chave-valor </text:span><text:span text:style-name="T143">separados com o símbolo &amp;</text:span><text:span text:style-name="T130">.<text:line-break/></text:span></text:p>
            </text:list-item>
            <text:list-item>
              <text:p text:style-name="P526"><text:span text:style-name="T151">fragmento</text:span><text:span text:style-name="T130">: é uma </text:span><text:span text:style-name="T143">indicação</text:span><text:span text:style-name="T130"> para outra parte do próprio recurso, dando ao navegador as instruções para mostrar o conteúdo localizado naquele ponto marcado. </text:span><text:span text:style-name="T131">P</text:span><text:span text:style-name="T130">or exemplo, </text:span><text:span text:style-name="T131">e</text:span><text:span text:style-name="T130">m um documento HTML, o navegador </text:span><text:span text:style-name="T143">rolará a tela até</text:span><text:span text:style-name="T130"> um ponto definido, geralmente uma </text:span><text:span text:style-name="T709">&lt;section </text:span><text:span text:style-name="T710">id=’somewhereInTheDocument’</text:span><text:span text:style-name="T709">&gt;</text:span><text:span text:style-name="T130">; em um vídeo ou </text:span><text:span text:style-name="T143">á</text:span><text:span text:style-name="T130">udio, o naveg</text:span><text:span text:style-name="T143">ad</text:span><text:span text:style-name="T130">or </text:span><text:span text:style-name="T143">levará</text:span><text:span text:style-name="T130"> para o tempo </text:span><text:span text:style-name="T143">de reprodução </text:span><text:span text:style-name="T131">indicado.<text:line-break/></text:span></text:p>
            </text:list-item>
          </text:list>
        </text:list-item>
      </text:list>
      <text:list xml:id="list143926026691114" text:continue-list="list3603004209" text:style-name="L2">
        <text:list-item>
          <text:p text:style-name="P517"><text:span text:style-name="T155">URN</text:span><text:span text:style-name="T130"> - <text:s/></text:span><text:span text:style-name="T731">Uniform </text:span><text:span text:style-name="T732">R</text:span><text:span text:style-name="T731">esource </text:span><text:span text:style-name="T732">N</text:span><text:span text:style-name="T731">ame </text:span><text:span text:style-name="T733">ou </text:span><text:span text:style-name="T731">Nome Uniforme de Recurso, identifica um recurso de forma persistente e independente de sua localização, através de um nome estático mesmo se os seus dados forem movidos para outro local.<text:line-break/></text:span><text:span text:style-name="T734">Ela</text:span><text:span text:style-name="T731"> não informa qual protocolo deve ser utilizado.</text:span></text:p>
        </text:list-item>
      </text:list>
      <text:p text:style-name="P292"/>
      <text:p text:style-name="P292"><text:soft-page-break/><text:span text:style-name="T1203">Request</text:span> e <text:span text:style-name="T1203">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6"><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3"/>
      <text:p text:style-name="P294">Hospedagem é a casa onde seu site vive, ou seja, o computador onde seus os arquivos estão guardados.</text:p>
      <text:p text:style-name="P295">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5"/>
      <text:p text:style-name="P243">O <text:span text:style-name="T1203">index.</text:span><text:span text:style-name="T1212">html</text:span> é a página <text:span text:style-name="T1338">padrão</text:span> dentro dos diretórios nos servidores de websites que é carregada sempre que uma pasta seja solicitada e não seja especificado o nome de um arquivo específico, neste caso o servidor <text:span text:style-name="T1236">está configurado para</text:span> procurar pelo arquivo index.html <text:span text:style-name="T1236">ou index.php </text:span>e entreg<text:span text:style-name="T1591">á-lo</text:span> para o visitante.</text:p>
      <text:p text:style-name="P243"/>
      <text:p text:style-name="P247"><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7"/>
      <text:p text:style-name="P243"/>
      <text:p text:style-name="P322">HTML</text:p>
      <text:p text:style-name="P359"/>
      <text:p text:style-name="P363">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3"/>
      <text:p text:style-name="P362">Ao criar arquivos HTML, nomeie-os apenas com letras <text:span text:style-name="T1338">minúsculas</text:span>, sem acentos e sem colocar espaços.</text:p>
      <text:p text:style-name="P16"/>
      <text:p text:style-name="P142"><text:span text:style-name="T1241">Um documento </text:span><text:span text:style-name="T1242">em</text:span><text:span text:style-name="T1240"> </text:span><text:span text:style-name="T1243">HTML</text:span><text:span text:style-name="T1239"> </text:span><text:span text:style-name="T1241">é fundamentado apenas </text:span><text:span text:style-name="T1242">com</text:span><text:span text:style-name="T1239"> marcas ou etiquetas (do Inglês </text:span><text:span text:style-name="T1318">tag</text:span><text:span text:style-name="T1239">), </text:span><text:span text:style-name="T1241">que</text:span><text:span text:style-name="T1239"> são </text:span><text:span text:style-name="T1649">elementos</text:span><text:span text:style-name="T1239"> utilizados para estruturar o conteúdo de uma página web. Elas são compostas por um nome entre colchetes angulares </text:span><text:span text:style-name="T1476">&lt;&gt;</text:span><text:span text:style-name="T1239">, como </text:span><text:span text:style-name="Source_20_Text"><text:span text:style-name="T1484">&lt;</text:span></text:span><text:span text:style-name="Source_20_Text"><text:span text:style-name="T1239">tag</text:span></text:span><text:span text:style-name="Source_20_Text"><text:span text:style-name="T1484">&gt;</text:span></text:span><text:span text:style-name="T1239">, e geralmente são utilizadas em pares de abertura e fechamento, como </text:span><text:span text:style-name="Source_20_Text"><text:span text:style-name="T1484">&lt;</text:span></text:span><text:span text:style-name="Source_20_Text"><text:span text:style-name="T1239">tag</text:span></text:span><text:span text:style-name="Source_20_Text"><text:span text:style-name="T1484">&gt;</text:span></text:span><text:span text:style-name="Source_20_Text"><text:span text:style-name="T1239">conteúdo</text:span></text:span><text:span text:style-name="Source_20_Text"><text:span text:style-name="T1484">&lt;</text:span></text:span><text:span text:style-name="Source_20_Text"><text:span text:style-name="T1458">/</text:span></text:span><text:span text:style-name="Source_20_Text"><text:span text:style-name="T1239">tag</text:span></text:span><text:span text:style-name="Source_20_Text"><text:span text:style-name="T1484">&gt;</text:span></text:span><text:span text:style-name="T1239">.</text:span></text:p>
      <text:p text:style-name="P9"/>
      <text:p text:style-name="P359"><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250">T</text:span><text:span text:style-name="T1247">ags </text:span><text:span text:style-name="T1250">que</text:span><text:span text:style-name="T1247"> não possuem a necessidade de </text:span><text:span text:style-name="T1272">conteúdo interno</text:span><text:span text:style-name="T1247"> não </text:span><text:span text:style-name="T1250">precisam de</text:span><text:span text:style-name="T1247"> fechamento. São exemplos as tags &lt;br&gt;, &lt;meta&gt; e &lt;img&gt;.</text:span></text:p>
      <text:p text:style-name="P17"/>
      <text:p text:style-name="P18"><text:span text:style-name="T91">Para fazer </text:span><text:span text:style-name="T1018">comentários</text:span><text:span text:style-name="T91"> </text:span><text:span text:style-name="T92">no HTML </text:span><text:span text:style-name="T91">escreva:</text:span><text:span text:style-name="T787">&lt;!-- </text:span><text:span text:style-name="T1019">este é um comentário</text:span><text:span text:style-name="T790"> </text:span><text:span text:style-name="T787">→</text:span></text:p>
      <text:p text:style-name="P18"/>
      <text:p text:style-name="P17"><text:span text:style-name="T93">A</text:span><text:span text:style-name="T94">s tags ficam obsoletas com o passar do tempo. No VSCode, tags </text:span><text:span text:style-name="T69">obsoletas </text:span><text:span text:style-name="T94">ficam em vermelho como forma de aviso.</text:span></text:p>
      <text:p text:style-name="P9"/>
      <text:p text:style-name="P358">Atributos</text:p>
      <text:p text:style-name="P357"/>
      <text:p text:style-name="P361"><text:span text:style-name="T1467">Atributos</text:span> HTML são palavras especiais usadas dentro da tag de <text:span text:style-name="T1338">abertura</text:span> para controlar o comportamento do elemento. <text:span text:style-name="T1670">Sua estrutura é </text:span><text:span text:style-name="T1604">chave=’valor’</text:span><text:span text:style-name="T1670">.</text:span></text:p>
      <text:p text:style-name="P370">Existem 2 tipos de atributos:</text:p>
      <text:list text:style-name="L4">
        <text:list-item>
          <text:p text:style-name="P527"><text:soft-page-break/><text:span text:style-name="T1276">globais</text:span><text:span text:style-name="T1250">: aceitos por todas as tags, dentre os principais estão: </text:span><text:span text:style-name="T1479">id</text:span><text:span text:style-name="T1250">, </text:span><text:span text:style-name="T1479">class</text:span><text:span text:style-name="T1250">, </text:span><text:span text:style-name="T1479">style</text:span><text:span text:style-name="T1250">, </text:span><text:span text:style-name="T1479">autocapitalize</text:span><text:span text:style-name="T1250">, </text:span><text:span text:style-name="T1479">autocomplete</text:span><text:span text:style-name="T1250">, </text:span><text:span text:style-name="T1479">data-*</text:span><text:span text:style-name="T1250">, </text:span><text:span text:style-name="T1479">draggable</text:span><text:span text:style-name="T1250">, </text:span><text:span text:style-name="T1479">hidden</text:span><text:span text:style-name="T1250">, </text:span><text:span text:style-name="T1479">spellcheck</text:span><text:span text:style-name="T1250">, </text:span><text:span text:style-name="T1479">title</text:span><text:span text:style-name="T1250">, etc.</text:span></text:p>
        </text:list-item>
        <text:list-item>
          <text:p text:style-name="P527"><text:span text:style-name="T1276">específicos</text:span><text:span text:style-name="T1250">: somente algumas tags possuem, como: </text:span><text:span text:style-name="T1479">src</text:span><text:span text:style-name="T1250">, </text:span><text:span text:style-name="T1479">disabled</text:span><text:span text:style-name="T1250">, </text:span><text:span text:style-name="T1479">href</text:span><text:span text:style-name="T1250">, </text:span><text:span text:style-name="T1479">label</text:span><text:span text:style-name="T1250">, etc.</text:span></text:p>
        </text:list-item>
      </text:list>
      <text:p text:style-name="P19"/>
      <text:p text:style-name="P20"><text:span text:style-name="T1251">E</text:span><text:span text:style-name="T1252">strutura básica de um documento </text:span><text:span text:style-name="T1251">HTML:</text:span></text:p>
      <text:p text:style-name="P365"/>
      <text:p text:style-name="P366"><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6"><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5"><text:span text:style-name="T1314">Tag</text:span><text:span text:style-name="T1313"> </text:span><text:span text:style-name="T1314">raiz</text:span></text:p>
      <text:p text:style-name="P115"/>
      <text:p text:style-name="P12"><text:span text:style-name="T1330">&lt;</text:span><text:span text:style-name="T1331">html&gt;</text:span><text:span text:style-name="T1253"> </text:span><text:span text:style-name="T1248">representa a raíz (root), é o nível mais acima do documento, onde todos os elementos descendem dele</text:span></text:p>
      <text:p text:style-name="P12"/>
      <text:p text:style-name="P117"/>
      <text:p text:style-name="P116"><text:span text:style-name="T1314">Tags</text:span><text:span text:style-name="T1313"> </text:span><text:span text:style-name="T1314">de metadados</text:span></text:p>
      <text:p text:style-name="P12"/>
      <text:p text:style-name="P17"/>
      <text:p text:style-name="P17"><text:span text:style-name="T1332">&lt;head&gt;</text:span><text:span text:style-name="T1249"> </text:span><text:span text:style-name="T1254">tag que marca</text:span><text:span text:style-name="T1249"> a área de configurações, </text:span><text:span text:style-name="T1255">usando </text:span><text:span text:style-name="T1273">metadados</text:span></text:p>
      <text:p text:style-name="P17"><text:span text:style-name="T1330">&lt;!</text:span><text:span text:style-name="T1333">DOCTYPE html</text:span><text:span text:style-name="T1330">&gt;</text:span><text:span text:style-name="T1256"> </text:span><text:span text:style-name="T1253">essa instrução deve ser posicionada </text:span><text:span text:style-name="T1274">sempre na primeira linha</text:span><text:span text:style-name="T1253"> do documento pois especifica ao navegador que o código deve ser interpretado</text:span><text:span text:style-name="T1256"> </text:span><text:span text:style-name="T1253">de acordo com os padrões atuais</text:span><text:span text:style-name="T1256">, garantindo uma renderização mais previsível e consistente das páginas. </text:span><text:span text:style-name="T1253">Caso contrário, </text:span><text:span text:style-name="T1256">o navegador pode entrar no modo de </text:span><text:span text:style-name="T1277">Quirks</text:span><text:span text:style-name="T1256"> </text:span><text:span text:style-name="T1253">(</text:span><text:span text:style-name="T1256">Modo de Compatibilidade</text:span><text:span text:style-name="T1253">)</text:span><text:span text:style-name="T1256"> </text:span><text:span text:style-name="T1253">e</text:span><text:span text:style-name="T1256"> tentar interpretar a página de uma maneira mais antiga, seguindo regras de versões anteriores </text:span><text:span text:style-name="T1253">ao</text:span><text:span text:style-name="T1256"> HTML </text:span><text:span text:style-name="T1253">5</text:span><text:span text:style-name="T1256">.</text:span></text:p>
      <text:p text:style-name="P112"><text:span text:style-name="T1330">&lt;</text:span><text:span text:style-name="T1334">link</text:span><text:span text:style-name="T1330">&gt;</text:span><text:span text:style-name="T1257"> </text:span><text:span text:style-name="T1258">e</text:span><text:span text:style-name="T1255">specifica relacionamentos entre o documento atual e um recurso externo.</text:span></text:p>
      <text:p text:style-name="P17"><text:span text:style-name="T1330">&lt;</text:span><text:span text:style-name="T1334">style</text:span><text:span text:style-name="T1330">&gt;</text:span><text:span text:style-name="T1257"> </text:span><text:span text:style-name="T1258">contém informações de estilo CSS</text:span></text:p>
      <text:p text:style-name="P17"><text:span text:style-name="T1330">&lt;title&gt;</text:span><text:span text:style-name="T1257"> fica dentro </text:span><text:span text:style-name="T1256">da</text:span><text:span text:style-name="T1257"> tag &lt;head&gt;: nomeia o título da aba do navegador</text:span></text:p>
      <text:p text:style-name="P17"/>
      <text:p text:style-name="P115"><text:span text:style-name="T1314">Tag</text:span><text:span text:style-name="T1313"> </text:span><text:span text:style-name="T1314">de conteúdo</text:span></text:p>
      <text:p text:style-name="P115"/>
      <text:p text:style-name="P131"><text:span text:style-name="T1332">&lt;body&gt;</text:span><text:span text:style-name="T1249"> </text:span><text:span text:style-name="T1258">delimita</text:span><text:span text:style-name="T1249"> a área de conteúdo </text:span><text:span text:style-name="T1258">do documento.</text:span></text:p>
      <text:p text:style-name="P131"/>
      <text:p text:style-name="P113"><text:span text:style-name="T896">Tags semânticas </text:span><text:span text:style-name="T899">estruturais</text:span></text:p>
      <text:p text:style-name="P298"/>
      <text:p text:style-name="P21"><text:span text:style-name="T82">O HTML 5 tornou-se mais </text:span><text:span text:style-name="T144">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576">a </text:span><text:span text:style-name="T577">estruturação</text:span><text:span text:style-name="T576"> do documento.</text:span></text:p>
      <text:p text:style-name="P185"/>
      <text:p text:style-name="P126"><text:span text:style-name="T625">T</text:span><text:span text:style-name="T623">ags semânticas de agrupamento </text:span><text:span text:style-name="T497">p</text:span><text:span text:style-name="T82">ermitem organizar o conteúdo do documento em partes lógicas e organizadas.</text:span></text:p>
      <text:p text:style-name="P77"/>
      <text:p text:style-name="P132"><text:span text:style-name="T1033">&lt;/nav</text:span><text:span text:style-name="T865"> </text:span><text:span text:style-name="T857">id</text:span><text:span text:style-name="T865">= "</text:span><text:span text:style-name="T742">menu</text:span><text:span text:style-name="T865">"</text:span><text:span text:style-name="T1033">&gt;</text:span><text:span text:style-name="T458"> utilizada para definir </text:span><text:span text:style-name="T524">menu de navegação principal</text:span><text:span text:style-name="T458">, </text:span><text:span text:style-name="T459">composta por um</text:span><text:span text:style-name="T412"> conjunto </text:span><text:span text:style-name="T459">de</text:span><text:span text:style-name="T412"> listas e </text:span><text:span text:style-name="T444">links</text:span><text:span text:style-name="T412">. </text:span><text:span text:style-name="T460">Em azul, o parâmetro </text:span><text:span text:style-name="T836">id</text:span><text:span text:style-name="T633"> </text:span><text:span text:style-name="T460">atribui o </text:span><text:span text:style-name="T414">identificador</text:span><text:span text:style-name="T460"> </text:span><text:span text:style-name="T737">menu</text:span><text:span text:style-name="T460"> à tag </text:span><text:span text:style-name="T637">&lt;n</text:span><text:span text:style-name="T638">av</text:span><text:span text:style-name="T637">&gt;</text:span><text:span text:style-name="T460"> a fim de identificá-la nas </text:span><text:span text:style-name="T633">CSS</text:span><text:span text:style-name="T460">.</text:span></text:p>
      <text:p text:style-name="P464"><text:span text:style-name="Source_20_Text"><text:span text:style-name="T1031">&lt;menu&gt;</text:span></text:span><text:span text:style-name="T270"> </text:span><text:span text:style-name="T272">tag semântica para</text:span><text:span text:style-name="T270"> </text:span><text:span text:style-name="T272">encapsular</text:span><text:span text:style-name="T270"> elementos de </text:span><text:span text:style-name="T314">menu </text:span><text:span text:style-name="T313">específicos</text:span><text:span text:style-name="T272"> para </text:span><text:span text:style-name="T313">ações contextuais</text:span><text:span text:style-name="T272"> como, por exemplo</text:span><text:span text:style-name="T270">, </text:span><text:span text:style-name="T272">incluir tags</text:span><text:span text:style-name="T270"> </text:span><text:span text:style-name="Source_20_Text"><text:span text:style-name="T645">&lt;li&gt;</text:span></text:span><text:span text:style-name="T270"> (item de lista) e links de navegação </text:span><text:span text:style-name="Source_20_Text"><text:span text:style-name="T645">&lt;a&gt;</text:span></text:span><text:span text:style-name="T270"> (âncora) </text:span><text:span text:style-name="T272">para botões de ação </text:span><text:span text:style-name="T705">EDITAR</text:span><text:span text:style-name="T272"> e </text:span><text:span text:style-name="T705">EXCLUIR</text:span><text:span text:style-name="T272">.</text:span><text:span text:style-name="T302"><text:line-break/></text:span><text:span text:style-name="T759">&lt;/header&gt;</text:span><text:span text:style-name="T757"> </text:span><text:span text:style-name="T260">utilizad</text:span><text:span text:style-name="T271">a</text:span><text:span text:style-name="T260"> para representar </text:span><text:span text:style-name="T312">cabeçalhos</text:span><text:span text:style-name="T260">, sejam eles de um site, artigo ou seção.</text:span></text:p>
      <text:p text:style-name="P464"><text:span text:style-name="Strong_20_Emphasis"><text:span text:style-name="T758">&lt;/main&gt;</text:span></text:span><text:span text:style-name="Strong_20_Emphasis"><text:span text:style-name="T260"> </text:span></text:span><text:span text:style-name="T260"><text:s/>representa o conteúdo principal, relacionado diretamente com o tópico central da página</text:span></text:p>
      <text:p text:style-name="P72"><text:soft-page-break/><text:span text:style-name="T1033">&lt;/footer&gt;</text:span><text:span text:style-name="T412"> rodapé </text:span><text:span text:style-name="T443">para colocar as informações institucionais, endereços, contatos e redes sociais.</text:span></text:p>
      <text:p text:style-name="P72"><text:span text:style-name="T1033">&lt;/section&gt;</text:span><text:span text:style-name="T412"> </text:span><text:span text:style-name="T413">identifica uma seção de conteúdo</text:span></text:p>
      <text:p text:style-name="P70"><text:span text:style-name="T1033">&lt;/article&gt;</text:span><text:span text:style-name="T1023"> </text:span><text:span text:style-name="T413">define um artigo, utilizada para </text:span><text:span text:style-name="T414">identificar</text:span><text:span text:style-name="T413"> o </text:span><text:span text:style-name="T444">principal </text:span><text:span text:style-name="T413">conteúdo da página.</text:span><text:span text:style-name="T412"><text:line-break/></text:span><text:span text:style-name="T1033">&lt;/aside&gt;</text:span><text:span text:style-name="T412"> </text:span><text:span text:style-name="T415">tag semântica para um </text:span><text:span text:style-name="T412">conteúdo lateral, próximo ao conteúdo principal. </text:span><text:span text:style-name="T416">Pode conter</text:span><text:span text:style-name="T415"> explicações, glossário, avisos, links relacionados, perfil do autor, etc.</text:span></text:p>
      <text:p text:style-name="P111"><text:span text:style-name="T778">&lt;h1</text:span><text:span text:style-name="T451"> … </text:span><text:span text:style-name="T778">h6&gt;</text:span><text:span text:style-name="T676"> </text:span><text:span text:style-name="T453">head</text:span><text:span text:style-name="T454">ing</text:span><text:span text:style-name="T453">: tag </text:span><text:span text:style-name="T451"><text:s/>para identificar a hierarquia da conteúdo</text:span><text:span text:style-name="T454">. </text:span><text:span text:style-name="T446">Os títulos </text:span><text:span text:style-name="T447">(</text:span><text:span text:style-name="T446">headings</text:span><text:span text:style-name="T447">)</text:span><text:span text:style-name="T446"> </text:span><text:span text:style-name="T452">organizam-se</text:span><text:span text:style-name="T446"> </text:span><text:span text:style-name="T452">em</text:span><text:span text:style-name="T448"> até 6 </text:span><text:span text:style-name="T449">níveis de assunto. Essa tag é um dos primeiros parâmetros analisados pelos </text:span><text:span text:style-name="T520">motores de busca</text:span><text:span text:style-name="T449">, portanto um bom título é vital para que sua página seja </text:span><text:span text:style-name="T450">bem-vista</text:span><text:span text:style-name="T449"> pelos buscadores.</text:span></text:p>
      <text:p text:style-name="P41"><text:span text:style-name="T776">&lt;/hgroup&gt;</text:span><text:span text:style-name="T484"> </text:span><text:span text:style-name="T485">essa tag </text:span><text:span text:style-name="T484">agrupa títulos semelhantes, </text:span><text:span text:style-name="T485">com a</text:span><text:span text:style-name="T484"> mesma semântica. <text:line-break/></text:span><text:span text:style-name="T486">P</text:span><text:span text:style-name="T484">or exemplo:</text:span></text:p>
      <text:p text:style-name="P48"><text:span text:style-name="T1077">&lt;</text:span><text:span text:style-name="T916">hgroup</text:span><text:span text:style-name="T1077">&gt;<text:tab/><text:tab/><text:tab/><text:tab/><text:tab/><text:tab/><text:tab/><text:tab/></text:span></text:p>
      <text:p text:style-name="P48"><text:span text:style-name="T1389"><text:tab/>&lt;</text:span><text:span text:style-name="T1403">h1</text:span><text:span text:style-name="T1389">&gt;</text:span><text:span text:style-name="T1654">Game of thrones</text:span><text:span text:style-name="T1389">&lt;/</text:span><text:span text:style-name="T1403">h1</text:span><text:span text:style-name="T1389">&gt;<text:tab/><text:tab/><text:tab/><text:tab/></text:span></text:p>
      <text:p text:style-name="P48"><text:span text:style-name="T1389"><text:tab/>&lt;</text:span><text:span text:style-name="T1403">h2</text:span><text:span text:style-name="T1389">&gt;</text:span><text:span text:style-name="T1654">Chronicles of fire and bood</text:span><text:span text:style-name="T1389">&lt;/</text:span><text:span text:style-name="T1403">h2</text:span><text:span text:style-name="T1389">&gt;<text:tab/><text:tab/></text:span></text:p>
      <text:p text:style-name="P48"><text:span text:style-name="T1389"><text:tab/>&lt;</text:span><text:span text:style-name="T1403">h3</text:span><text:span text:style-name="T1389">&gt;</text:span><text:span text:style-name="T1654">autor George R. R. Martin</text:span><text:span text:style-name="T1389">&lt;/</text:span><text:span text:style-name="T1403">h3</text:span><text:span text:style-name="T1389">&gt;<text:tab/><text:tab/></text:span></text:p>
      <text:p text:style-name="P48"><text:span text:style-name="T1389">&lt;/</text:span><text:span text:style-name="T1403">hgroup</text:span><text:span text:style-name="T1389">&gt;<text:tab/><text:tab/><text:tab/><text:tab/><text:tab/><text:tab/><text:tab/><text:tab/></text:span></text:p>
      <text:p text:style-name="P17"><text:span text:style-name="T1330">&lt;p&gt;</text:span><text:span text:style-name="T1257"> paragraph: tag para </text:span><text:span text:style-name="T1244">criar um parágrafo</text:span></text:p>
      <text:p text:style-name="P245"/>
      <text:p text:style-name="P349"><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037">&lt;/figure&gt; </text:span><text:span text:style-name="T461">tag semântica para abrigar um conjunto de imagens, com seus títulos ou legendas</text:span><text:span text:style-name="T412"><text:line-break/></text:span><text:span text:style-name="T1033">&lt;/figcaption&gt;</text:span><text:span text:style-name="T412"> adiciona uma </text:span><text:span text:style-name="T509">legenda</text:span><text:span text:style-name="T412"> à imagem. </text:span><text:span text:style-name="T460">E</text:span><text:span text:style-name="T412">ssa tag costuma ficar dentro da tag que abriga imagens </text:span><text:span text:style-name="T642">&lt;img&gt;</text:span><text:span text:style-name="T412"> </text:span><text:span text:style-name="T460">ou</text:span><text:span text:style-name="T412"> </text:span><text:span text:style-name="T642">&lt;figure&gt;</text:span></text:p>
      <text:p text:style-name="P246"><text:span text:style-name="T1322">&lt;adress&gt;</text:span> esse elemento serve para inserir informações de contato, desde um simples e-mail até um endereço completo de um local físico.</text:p>
      <text:p text:style-name="P86"><text:span text:style-name="T1038">&lt;</text:span><text:span text:style-name="T1039">search</text:span><text:span text:style-name="T1038">&gt;</text:span><text:span text:style-name="T236"> tag semântica para </text:span><text:span text:style-name="T237">encapsular</text:span><text:span text:style-name="T236"> os recursos de </text:span><text:span text:style-name="T193">pesquisa</text:span><text:span text:style-name="T236"> e </text:span><text:span text:style-name="T193">filtragem</text:span><text:span text:style-name="T236"> </text:span><text:span text:style-name="T237">como, por exemplo, aqueles mini </text:span><text:span text:style-name="T666">&lt;form&gt;</text:span><text:span text:style-name="T237"> para campos quickSearch</text:span></text:p>
      <text:p text:style-name="P419"><text:span text:style-name="T1025">&lt;fieldset&gt;</text:span><text:span text:style-name="T168"> agrupa elementos de um formulário. Geralmente, é combinada com a tag </text:span><text:span text:style-name="Source_20_Text"><text:span text:style-name="T649">&lt;legend&gt;</text:span></text:span><text:span text:style-name="T168"> para fornecer um rótulo ou título descritivo</text:span></text:p>
      <text:p text:style-name="P285"/>
      <text:p text:style-name="P115"><text:span text:style-name="T896">&lt;</text:span><text:span text:style-name="T897">div&gt;</text:span><text:span text:style-name="T97"> x </text:span><text:span text:style-name="T897">&lt;span&gt;</text:span></text:p>
      <text:p text:style-name="P114"/>
      <text:p text:style-name="P208">A linguagem HTML padrão tinha apenas duas tags de agrupamento genérico: a <text:span text:style-name="T1568">&lt;div&gt; </text:span>e a <text:span text:style-name="T1565">&lt;span&gt;</text:span>. A diferença básica entre elas é que a primeira é um <text:span text:style-name="T1338">elemento agrupador do tipo block-level</text:span> e o segundo é <text:span text:style-name="T1338">inline-level</text:span>. No mais, eles agem exatamente da mesma maneira, servindo para juntar vários outros elementos HTML. <text:span text:style-name="T1368">Em resumo</text:span><text:span text:style-name="T1549">:</text:span></text:p>
      <text:p text:style-name="P67"><text:span text:style-name="T1033">&lt;span&gt;</text:span><text:span text:style-name="T411"> </text:span><text:span text:style-name="T445">é</text:span><text:span text:style-name="T411"> um </text:span><text:span text:style-name="T507">container </text:span><text:span text:style-name="T508">genérico</text:span><text:span text:style-name="T507"> </text:span><text:span text:style-name="T812">inline</text:span><text:span text:style-name="T411">, </text:span><text:span text:style-name="T445">pode ser usada para agrupar elementos que tenham o mesmo estilo (usando os atributos </text:span><text:span text:style-name="T675">class</text:span><text:span text:style-name="T445"> ou </text:span><text:span text:style-name="T675">id</text:span><text:span text:style-name="T445">), ou que compartilham atributos semelhantes em</text:span><text:span text:style-name="T411"> um </text:span><text:span text:style-name="T539">trecho específico</text:span><text:span text:style-name="T411">.</text:span></text:p>
      <text:p text:style-name="P114"><text:span text:style-name="T1045">&lt;div&gt;</text:span><text:span text:style-name="T898"> </text:span><text:span text:style-name="T539">não possui um valor semântico mas é muito utilizada para organizar melhor o conteúdo, definindo </text:span><text:span text:style-name="T507">divisões lógicas</text:span><text:span text:style-name="T539">, organizando as informações ao delimitá-las dentro de um layout, permitindo aplicação particular de CSS, </text:span><text:span text:style-name="T507">centralizando blocos</text:span><text:span text:style-name="T539"> de conteúdo, criando efeitos de coluna, diferentes áreas de cor e muito mais.</text:span></text:p>
      <text:p text:style-name="P114"/>
      <text:p text:style-name="P113"><text:span text:style-name="T896">Tags semânticas </text:span><text:span text:style-name="T899">formatadoras</text:span><text:span text:style-name="T897"> de texto</text:span></text:p>
      <text:p text:style-name="P160"/>
      <text:p text:style-name="P160"><text:span text:style-name="T1322">&lt;strong&gt;</text:span> <text:span text:style-name="T1215">negrito</text:span></text:p>
      <text:p text:style-name="P160"><text:span text:style-name="T1322">&lt;em&gt;</text:span> <text:span text:style-name="T1361">emphasis </text:span><text:span text:style-name="T1652">(</text:span><text:span text:style-name="T1367">itálico</text:span><text:span text:style-name="T1369">)</text:span></text:p>
      <text:p text:style-name="P212"><text:span text:style-name="T1329">&lt;ins&gt;</text:span><text:span text:style-name="T1369"> insert: </text:span><text:span text:style-name="T1341">sublinha</text:span><text:span text:style-name="T1369"> o texto; o texto inserido é o op</text:span><text:span text:style-name="T1370">o</text:span><text:span text:style-name="T1369">sto do texto deletado</text:span><text:span text:style-name="T1371">(tachado)</text:span></text:p>
      <text:p text:style-name="P23"><text:span text:style-name="T772">&lt;del&gt;</text:span><text:span text:style-name="T504"> delete: deixa o texto </text:span><text:span text:style-name="T715">tachado</text:span><text:span text:style-name="T505"> representa aquilo que não é muito relevante ou preciso</text:span></text:p>
      <text:p text:style-name="P160"><text:span text:style-name="T1322">&lt;mark&gt;</text:span> <text:span text:style-name="T1362">delimita</text:span> um texto (assim como uma caneta marca-texto)</text:p>
      <text:p text:style-name="P212"><text:span text:style-name="T1322">&lt;sup&gt;</text:span> sobrescrito (x<text:span text:style-name="T1364">²</text:span><text:span text:style-name="T1363">)</text:span></text:p>
      <text:p text:style-name="P24"><text:span text:style-name="T770">&lt;sub&gt;</text:span><text:span text:style-name="T212"> subscrito (H</text:span><text:span text:style-name="T6">2</text:span><text:span text:style-name="T212">O)</text:span></text:p>
      <text:p text:style-name="P24"><text:span text:style-name="T773">&lt;cite&gt;</text:span><text:span text:style-name="T224"> tag semântica para representar o título de uma </text:span><text:span text:style-name="T190">obra criativa</text:span><text:span text:style-name="T224">, como o título de um livro, filme, música, artigo, entre outros.</text:span></text:p>
      <text:p text:style-name="P25"><text:soft-page-break/><text:span text:style-name="T1042">&lt;small&gt;</text:span><text:span text:style-name="T225"> representa comentários laterais e letras pequenas, como </text:span><text:span text:style-name="T191">direitos autorais</text:span><text:span text:style-name="T225"> e </text:span><text:span text:style-name="T191">texto jurídico</text:span><text:span text:style-name="T225">, independente de seu CSS. Por padrão, ele renderiza o texto no menor tamanho (</text:span><text:span text:style-name="T663">small ou x-small</text:span><text:span text:style-name="T225">).</text:span></text:p>
      <text:p text:style-name="P87"><text:span text:style-name="T1040">&lt;wbr&gt;</text:span><text:span text:style-name="T484"> word breaker: permite </text:span><text:span text:style-name="T485">dividir uma</text:span><text:span text:style-name="T484"> palavra, assim </text:span><text:span text:style-name="T485">ela</text:span><text:span text:style-name="T484"> pode ser quebrada para a próxima linha (muito </text:span><text:span text:style-name="T485">útil</text:span><text:span text:style-name="T484"> para grandes endereços de sites)</text:span></text:p>
      <text:list text:style-name="L5">
        <text:list-item>
          <text:p text:style-name="P536"><text:span text:style-name="T857">&amp;shy;</text:span><text:span text:style-name="T484"> soft hyphen: semelhante à tag </text:span><text:span text:style-name="T636">&lt;wbr&gt;</text:span><text:span text:style-name="T484"> porém adiciona um hífen </text:span><text:span text:style-name="T485">(</text:span><text:span text:style-name="T484">ideal para divisão silábica de palavras grandes</text:span><text:span text:style-name="T485">)</text:span></text:p>
        </text:list-item>
        <text:list-item>
          <text:p text:style-name="P536"><text:span text:style-name="T859">&amp;nbsp;</text:span><text:span text:style-name="T484"> non-break spaces: adiciona um </text:span><text:span text:style-name="T531">espaço em branco</text:span><text:span text:style-name="T484"> lateral (</text:span><text:span text:style-name="T485">já que simples espaços ou enters são desconsiderados</text:span><text:span text:style-name="T484">)</text:span></text:p>
        </text:list-item>
      </text:list>
      <text:p text:style-name="P86"/>
      <text:p text:style-name="P428"><text:span text:style-name="Source_20_Text"><text:span text:style-name="T760">&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3"><text:span text:style-name="Source_20_Text"><text:span text:style-name="T1075">&lt;</text:span></text:span><text:span text:style-name="Source_20_Text"><text:span text:style-name="T913">p</text:span></text:span><text:span text:style-name="Source_20_Text"><text:span text:style-name="T1075">&gt;</text:span></text:span><text:span text:style-name="Source_20_Text"><text:span text:style-name="T1158">A fórmula para calcular a área de um círculo é<text:tab/><text:tab/><text:tab/><text:line-break/></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π</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 * </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r</text:span></text:span><text:span text:style-name="Source_20_Text"><text:span text:style-name="T1075">&lt;/</text:span></text:span><text:span text:style-name="Source_20_Text"><text:span text:style-name="T913">var</text:span></text:span><text:span text:style-name="Source_20_Text"><text:span text:style-name="T1075">&gt;&lt;</text:span></text:span><text:span text:style-name="Source_20_Text"><text:span text:style-name="T913">sup</text:span></text:span><text:span text:style-name="Source_20_Text"><text:span text:style-name="T1075">&gt;</text:span></text:span><text:span text:style-name="Source_20_Text"><text:span text:style-name="T1158">2</text:span></text:span><text:span text:style-name="Source_20_Text"><text:span text:style-name="T1075">&lt;/</text:span></text:span><text:span text:style-name="Source_20_Text"><text:span text:style-name="T913">sup</text:span></text:span><text:span text:style-name="Source_20_Text"><text:span text:style-name="T1075">&gt;</text:span></text:span><text:span text:style-name="Source_20_Text"><text:span text:style-name="T1158">,<text:tab/><text:tab/><text:tab/><text:tab/><text:line-break/>onde </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π</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 é o número pi e </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r</text:span></text:span><text:span text:style-name="Source_20_Text"><text:span text:style-name="T1075">&lt;/</text:span></text:span><text:span text:style-name="Source_20_Text"><text:span text:style-name="T913">var</text:span></text:span><text:span text:style-name="Source_20_Text"><text:span text:style-name="T1075">&gt;</text:span></text:span><text:span text:style-name="Source_20_Text"><text:span text:style-name="T1158"> é o raio.</text:span></text:span><text:span text:style-name="Source_20_Text"><text:span text:style-name="T1075">&lt;/</text:span></text:span><text:span text:style-name="Source_20_Text"><text:span text:style-name="T913">p</text:span></text:span><text:span text:style-name="Source_20_Text"><text:span text:style-name="T1075">&gt;<text:tab/></text:span></text:span></text:p>
      <text:p text:style-name="P418"><text:span text:style-name="Source_20_Text"><text:span text:style-name="T760">&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641">monospace</text:span><text:span text:style-name="T174"> padrão do navegador.</text:span></text:p>
      <text:p text:style-name="P22"><text:span text:style-name="T770">&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639">monospace</text:span><text:span text:style-name="T228"> </text:span><text:span text:style-name="T227">para facilitar</text:span><text:span text:style-name="T226"> a leitura. Essa tag não </text:span><text:span text:style-name="T229">o</text:span><text:span text:style-name="T226">rganiza o código com identação, para solucionar isso utilize a tag </text:span><text:span text:style-name="T640">&lt;pre&gt;</text:span></text:p>
      <text:p text:style-name="P23"><text:span text:style-name="T773">&lt;pre&gt;</text:span><text:span text:style-name="T228"> mantém o texto pré-formatado, então passa a obedecer quebras de linha, espaços e tabulações.</text:span></text:p>
      <text:p text:style-name="P25"><text:span text:style-name="T773">&lt;kbd&gt;</text:span><text:span text:style-name="T228"> usada para destacar as teclas do teclado. Por convenção, o UserAgent renderiza seu conteúdo usando sua fonte </text:span><text:span text:style-name="T639">monospace</text:span><text:span text:style-name="T228"> padrão.</text:span></text:p>
      <text:p text:style-name="P280"/>
      <text:p text:style-name="P244"><text:span text:style-name="T1328">&lt;q&gt;</text:span><text:span text:style-name="T1365"> quote: usada para fazer </text:span><text:span text:style-name="T1366">uma</text:span><text:span text:style-name="T1365"> citação </text:span><text:span text:style-name="T1366">simples </text:span><text:span text:style-name="T1365">em meio a uma frase, colocando as aspas automaticamente, mas sem deslocamento</text:span></text:p>
      <text:p text:style-name="P21"><text:span text:style-name="T773">&lt;blockquote </text:span><text:span text:style-name="T856">cite</text:span><text:span text:style-name="T774">=”</text:span><text:span text:style-name="T743">link.com</text:span><text:span text:style-name="T774">“</text:span><text:span text:style-name="T773">&gt; </text:span><text:span text:style-name="T774">&lt;/blockquote&gt;</text:span><text:span text:style-name="T664"> </text:span><text:span text:style-name="T228">usada para fazer citações </text:span><text:span text:style-name="T226">completas</text:span><text:span text:style-name="T228"> (em bloco), tendo um parágrafo só para si, então o texto ganha um recuo automaticamente. O parâmetro </text:span><text:span text:style-name="T831">cite</text:span><text:span text:style-name="T228"> serve para adicionar um link para o texto original.</text:span></text:p>
      <text:p text:style-name="P22"/>
      <text:p text:style-name="P26"><text:span text:style-name="T770">&lt;dfn</text:span><text:span text:style-name="T771">&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59">itálico</text:span><text:span text:style-name="T215"> e, caso possua o atributo </text:span><text:span text:style-name="T831">title</text:span><text:span text:style-name="T215">, apresenta a definição ao passar o mouse sobre o elemento.Exemplo: </text:span><text:span text:style-name="T1078">&lt;</text:span><text:span text:style-name="T917">dfn</text:span><text:span text:style-name="T1160"> </text:span><text:span text:style-name="T1108">title</text:span><text:span text:style-name="T1160">=</text:span><text:span text:style-name="T957">"explicação"</text:span><text:span text:style-name="T1078">&gt;</text:span><text:span text:style-name="T1160">termo específico</text:span><text:span text:style-name="T1078">&lt;/</text:span><text:span text:style-name="T918">dfn</text:span><text:span text:style-name="T1078">&gt;</text:span></text:p>
      <text:p text:style-name="P27"><text:span text:style-name="T770">&lt;abbr</text:span><text:span text:style-name="T771">&gt;</text:span><text:span text:style-name="T754">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660">&lt;dfn&gt;</text:span><text:span text:style-name="T215"> para oferecer ainda mais semântica.</text:span></text:p>
      <text:p text:style-name="P448"><text:span text:style-name="T1080">&lt;</text:span><text:span text:style-name="T920">abbr</text:span><text:span text:style-name="T924"> </text:span><text:span text:style-name="T1110">title</text:span><text:span text:style-name="T924">=</text:span><text:span text:style-name="T959">"Hyper Text Markup Language"</text:span><text:span text:style-name="T1080">&gt;</text:span><text:span text:style-name="T924">HTML</text:span><text:span text:style-name="T1080">&lt;/</text:span><text:span text:style-name="T920">abbr</text:span><text:span text:style-name="T1080">&gt;</text:span></text:p>
      <text:p text:style-name="P23"><text:soft-page-break/><text:span text:style-name="T1039">&lt;time&gt;</text:span><text:span text:style-name="T216"> </text:span><text:span text:style-name="T217">r</text:span><text:span text:style-name="T216">epresenta um período específico no tempo. Pode incluir o atributo </text:span><text:span text:style-name="T854">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498" text:outline-level="1">Tags para elementos interativos</text:h>
      <text:p text:style-name="P277"/>
      <text:p text:style-name="P23"><text:span text:style-name="T1039">&lt;details&gt;</text:span><text:span text:style-name="T218"> é um conteiner de elementos dos quais o usuário pode escolher exibir ou ocultar. Qualquer tipo de conteúdo pode ser colocado dentro desta tag. Por padrão, o conteúdo dos detalhes não é exibido (</text:span><text:span text:style-name="T661">display: block</text:span><text:span text:style-name="T218">). Deve conter a tag </text:span><text:span text:style-name="T661">&lt;summary&gt;</text:span><text:span text:style-name="T218"> dentro dela. Possui um único atributo específico: </text:span><text:span text:style-name="T855">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1039">&lt;summary&gt; </text:span><text:span text:style-name="T219">usada somente para definir o título da tag </text:span><text:span text:style-name="T662">&lt;details&gt;</text:span></text:p>
      <text:p text:style-name="P45"><text:span text:style-name="T1039">&lt;dialog&gt;</text:span><text:span text:style-name="T219"> define uma caixa de diálogo, facilitando a criação de um modal. </text:span><text:span text:style-name="T218">Possui um único atributo específico: </text:span><text:span text:style-name="T855">open</text:span><text:span text:style-name="T218"> que </text:span><text:span text:style-name="T220">vem fechado por padrão. Diferente de um alerta, ele </text:span><text:span text:style-name="T189">não trava a tela</text:span><text:span text:style-name="T220"> esperando resposta. </text:span><text:span text:style-name="T221">Exemplo combinando com </text:span><text:span text:style-name="T258">popoverAPI</text:span><text:span text:style-name="T221">:</text:span></text:p>
      <text:p text:style-name="P452"><text:span text:style-name="T1074">&lt;</text:span><text:span text:style-name="T912">button</text:span><text:span text:style-name="T955"> </text:span><text:span text:style-name="T1104">popovertarget</text:span><text:span text:style-name="T955">=</text:span><text:span text:style-name="T989">"modal"</text:span><text:span text:style-name="T955"> </text:span><text:span text:style-name="T1104">popovertargetaction</text:span><text:span text:style-name="T955">=</text:span><text:span text:style-name="T989">"toogle"</text:span><text:span text:style-name="T1074">&gt;</text:span><text:span text:style-name="T955">teste</text:span><text:span text:style-name="T1074">&lt;/</text:span><text:span text:style-name="T912">button</text:span><text:span text:style-name="T1074">&gt;<text:tab/></text:span></text:p>
      <text:p text:style-name="P452"><text:span text:style-name="T1393">&lt;</text:span><text:span text:style-name="T1407">div</text:span><text:span text:style-name="T1494"> </text:span><text:span text:style-name="T1425">id</text:span><text:span text:style-name="T1494">=</text:span><text:span text:style-name="T1448">"modal"</text:span><text:span text:style-name="T1494"> </text:span><text:span text:style-name="T1425">popover</text:span><text:span text:style-name="T1494">=</text:span><text:span text:style-name="T1448">"manual"</text:span><text:span text:style-name="T1393">&gt;<text:tab/><text:tab/><text:tab/><text:tab/><text:tab/><text:tab/><text:tab/><text:tab/></text:span></text:p>
      <text:p text:style-name="P452"><text:span text:style-name="T1393"><text:tab/>&lt;</text:span><text:span text:style-name="T1407">button</text:span><text:span text:style-name="T1494"> </text:span><text:span text:style-name="T1425">popovertarget</text:span><text:span text:style-name="T1494">=</text:span><text:span text:style-name="T1448">"modal"</text:span><text:span text:style-name="T1494"> </text:span><text:span text:style-name="T1425">popovertargetaction</text:span><text:span text:style-name="T1494">=</text:span><text:span text:style-name="T1448">"hide"</text:span><text:span text:style-name="T1393">&gt;</text:span><text:span text:style-name="T1494">x</text:span><text:span text:style-name="T1393">&lt;/</text:span><text:span text:style-name="T1407">button</text:span><text:span text:style-name="T1393">&gt;<text:tab/></text:span></text:p>
      <text:p text:style-name="P452"><text:span text:style-name="T1393"><text:tab/>&lt;</text:span><text:span text:style-name="T1407">p</text:span><text:span text:style-name="T1393">&gt;</text:span><text:span text:style-name="T1494">Lorem ipsum dolor, sit amet consectetur adipisicing elit!</text:span><text:span text:style-name="T1393">&lt;/</text:span><text:span text:style-name="T1407">p</text:span><text:span text:style-name="T1393">&gt;<text:tab/><text:tab/></text:span></text:p>
      <text:p text:style-name="P452"><text:span text:style-name="T1393">&lt;/</text:span><text:span text:style-name="T1407">div</text:span><text:span text:style-name="T1393">&gt;<text:tab/><text:tab/><text:tab/><text:tab/><text:tab/><text:tab/><text:tab/><text:tab/><text:tab/><text:tab/><text:tab/><text:tab/><text:tab/></text:span></text:p>
      <text:p text:style-name="P278"/>
      <text:p text:style-name="P279"/>
      <text:p text:style-name="P277"/>
      <text:p text:style-name="P28"/>
      <text:p text:style-name="P301">Imagens</text:p>
      <text:p text:style-name="P299"/>
      <text:p text:style-name="P146">Não é porque o conteúdo está na internet que o seu uso é livre!</text:p>
      <text:p text:style-name="P146"><text:span text:style-name="T1544">Um</text:span> conteúdo publicado na web é <text:span text:style-name="T1338">diferente</text:span> de domínio público.</text:p>
      <text:p text:style-name="P147">Não podemos usar nenhuma mídia sem a prévia autorização do seu criador, <text:span text:style-name="T1544">então tenha cuidado </text:span>a<text:span text:style-name="T1337">o</text:span> criar sites profissionalmente para empresas usando imagens e conteúdos que você não <text:span text:style-name="T1355">tem autorização.</text:span></text:p>
      <text:p text:style-name="P144">Dica: no buscador do Google, configure a pesquisa para <text:span text:style-name="T1203">Creative Commons</text:span> <text:span text:style-name="T1651">para ter acesso a imagens grátis</text:span><text:span text:style-name="T1203">.</text:span></text:p>
      <text:p text:style-name="P168"/>
      <text:p text:style-name="P148">Banco de <text:span text:style-name="T1203">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03">Pexels</text:span></text:a></text:p>
      <text:p text:style-name="P149">Site para download de <text:span text:style-name="T1203">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03">materials </text:span><text:span text:style-name="T1210">icons</text:span></text:a> (by google), <text:a xlink:type="simple" xlink:href="https://fontawesome.com/" text:style-name="Internet_20_link" text:visited-style-name="Visited_20_Internet_20_Link"><text:span text:style-name="T1647">fontawesome</text:span></text:a><text:span text:style-name="T1646">. </text:span><text:span text:style-name="T1647">As tags </text:span><text:span text:style-name="T1327">&lt;i&gt;</text:span><text:span text:style-name="T1647"> e </text:span><text:span text:style-name="T1327">&lt;span&gt;</text:span><text:span text:style-name="T1647"> são amplamente usadas para adicionar ícones.</text:span></text:p>
      <text:p text:style-name="P149"/>
      <text:p text:style-name="P147"><text:span text:style-name="T1203">JPEG</text:span> <text:span text:style-name="T1586">é um </text:span>algoritmo de compactação usado para gerar imagens fotográficas com um <text:span text:style-name="T1338">tamanho</text:span> extremamente <text:span text:style-name="T1338">reduzido</text:span>.</text:p>
      <text:p text:style-name="P146">A principal característica do <text:span text:style-name="T1203">PNG</text:span><text:span text:style-name="T1205"> <text:s/></text:span><text:span text:style-name="T1586">(</text:span>e que o diferencia do JPEG<text:span text:style-name="T1586">) </text:span>é a capacidade de configurar a <text:span text:style-name="T1338">opacidade</text:span> de cada pixel, deix<text:span text:style-name="T1586">ando-</text:span><text:span text:style-name="T1651">o</text:span> <text:span text:style-name="T1338">transparente</text:span>.</text:p>
      <text:p text:style-name="P146">De forma resumida, na hora de escolher o formato de imagem para <text:span text:style-name="T1587">um </text:span>site, opte sempre pelo formato JPEG com uma <text:span text:style-name="T1338">compactação</text:span> entre 30% e 50%. O formato PNG só deverá ser usado quando precisarmos de <text:span text:style-name="T1360">transparência</text:span> na foto. </text:p>
      <text:p text:style-name="P146"/>
      <text:p text:style-name="P144">Tamanho é dinheiro: quanto maior o <text:span text:style-name="T1354">tráfego</text:span> de dados, maior<text:span text:style-name="T1354">es serão as despesas.</text:span></text:p>
      <text:p text:style-name="P144"/>
      <text:p text:style-name="P144">Formatos como WebP e AVIF são recomendados porque apresentam desempenho muito melhor que PNG, JPEG, GIF para imagens estáticas e animadas.</text:p>
      <text:p text:style-name="P144"/>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4"/>
      <text:p text:style-name="P3"><text:span text:style-name="T74">Os mecanismos de busca, como o Google, </text:span><text:span text:style-name="T111">penalizam</text:span><text:span text:style-name="T74"> </text:span><text:span text:style-name="T127">sites lentos e pesados</text:span><text:span text:style-name="T74">, retirando-os da primeira página de buscas. </text:span></text:p>
      <text:p text:style-name="P144"/>
      <text:p text:style-name="P127"><text:span text:style-name="T154">S</text:span><text:span text:style-name="T153">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84">&lt;</text:span><text:span text:style-name="T783">img </text:span><text:span text:style-name="T876">src</text:span><text:span text:style-name="T785">=</text:span><text:span text:style-name="T783">”</text:span><text:span text:style-name="T746">ipsumlorem.</text:span><text:span text:style-name="T747">png</text:span><text:span text:style-name="T783">” </text:span><text:span text:style-name="T876">alt</text:span><text:span text:style-name="T785">=</text:span><text:span text:style-name="T783">”</text:span><text:span text:style-name="T747">explicação da imagem</text:span><text:span text:style-name="T783">” </text:span><text:span text:style-name="T878">width</text:span><text:span text:style-name="T786">”</text:span><text:span text:style-name="T747">300</text:span><text:span text:style-name="T786">” </text:span><text:span text:style-name="T878">height</text:span><text:span text:style-name="T786">=”</text:span><text:span text:style-name="T747">200</text:span><text:span text:style-name="T786">” </text:span><text:span text:style-name="T878">title</text:span><text:span text:style-name="T786">=”</text:span><text:span text:style-name="T747">t</text:span><text:span text:style-name="T748">í</text:span><text:span text:style-name="T747">tulo da imagem</text:span><text:span text:style-name="T786">” </text:span><text:span text:style-name="T878">loading</text:span><text:span text:style-name="T786">=”</text:span><text:span text:style-name="T746">lazy</text:span><text:span text:style-name="T786">” </text:span><text:span text:style-name="T878">decoding</text:span><text:span text:style-name="T786">=”</text:span><text:span text:style-name="T746">async</text:span><text:span text:style-name="T786">”</text:span><text:span text:style-name="T783">&gt;</text:span><text:span text:style-name="T707"> </text:span><text:span text:style-name="T76">tag </text:span><text:span text:style-name="T110">image</text:span><text:span text:style-name="T126"> </text:span><text:span text:style-name="T77">para </text:span><text:span text:style-name="T68">inser</text:span><text:span text:style-name="T77">ir</text:span><text:span text:style-name="T68"> </text:span><text:span text:style-name="T78">uma </text:span><text:span text:style-name="T68">imagem</text:span></text:p>
      <text:p text:style-name="P156"/>
      <text:p text:style-name="P7"><text:span text:style-name="T76">Também </text:span><text:span text:style-name="T79">podemos copiar</text:span><text:span text:style-name="T76"> a URL para referenciar uma imagem dentro de outro servidor. Para</text:span><text:span text:style-name="T68"> obter a URL completa de qualquer imagem clique com o botão direito do mouse sobre a imagem e escolha a opção “</text:span><text:span text:style-name="T80">c</text:span><text:span text:style-name="T68">opiar endereço da imagem”.</text:span></text:p>
      <text:p text:style-name="P8"><text:span text:style-name="T98">Um </text:span><text:span text:style-name="T160">atalho</text:span><text:span text:style-name="T98"> </text:span><text:span text:style-name="T99">no VSCode </text:span><text:span text:style-name="T98">para inserir arquivo</text:span><text:span text:style-name="T100">s</text:span><text:span text:style-name="T98">: tecla </text:span><text:span text:style-name="T708">CONTROL + ESPAÇO</text:span></text:p>
      <text:p text:style-name="P154">Dê nomes significativos aos arquivos de imagem. Isso não apenas ajuda na organização, mas também pode contribuir para a otimização de SEO.</text:p>
      <text:p text:style-name="P154"/>
      <text:p text:style-name="P139"><text:span text:style-name="T14">Sempre inclua o atributo </text:span><text:span text:style-name="Source_20_Text"><text:span text:style-name="T884">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2"/>
      <text:p text:style-name="Standard"><text:span text:style-name="T33">Especifique as dimensões da imagem usando os atributos </text:span><text:span text:style-name="Source_20_Text"><text:span text:style-name="T1483">width</text:span></text:span><text:span text:style-name="T33"> e </text:span><text:span text:style-name="Source_20_Text"><text:span text:style-name="T1483">height</text:span></text:span><text:span text:style-name="T33"> quando possível. Isso ajuda o navegador a reservar espaço para a imagem antes que ela seja totalmente carregada, melhorando o layout da página.</text:span></text:p>
      <text:p text:style-name="P155"/>
      <text:p text:style-name="P138"><text:span text:style-name="T33">O atributo </text:span><text:span text:style-name="Source_20_Text"><text:span text:style-name="T1483">loading</text:span></text:span><text:span text:style-name="T33"> especifica quando a imagem deve ser carregada. Os valores possíveis são "</text:span><text:span text:style-name="T749">eager</text:span><text:span text:style-name="T33">" (padrão) para carregar imediatamente, "</text:span><text:span text:style-name="T749">lazy</text:span><text:span text:style-name="T33">" para carregar quando a imagem estiver prestes a entrar no campo de visão, e "</text:span><text:span text:style-name="T749">auto</text:span><text:span text:style-name="T33">" para deixar o navegador decidir.</text:span></text:p>
      <text:p text:style-name="P153"/>
      <text:p text:style-name="P138"><text:span text:style-name="T33">O atributo </text:span><text:span text:style-name="Source_20_Text"><text:span text:style-name="T1483">decoding</text:span></text:span><text:span text:style-name="T33"> especifica como o navegador deve lidar com a decodificação da imagem. Os valores possíveis são </text:span><text:span text:style-name="Source_20_Text"><text:span text:style-name="T749">async</text:span></text:span><text:span text:style-name="T33"> (padrão, decodificação assíncrona), </text:span><text:span text:style-name="Source_20_Text"><text:span text:style-name="T749">sync</text:span></text:span><text:span text:style-name="T33"> (decodificação síncrona) e </text:span><text:span text:style-name="Source_20_Text"><text:span text:style-name="T749">auto</text:span></text:span><text:span text:style-name="T33"> (navegador decide).</text:span></text:p>
      <text:p text:style-name="P29"/>
      <text:p text:style-name="P162">Dentre as principais ferramentas para análise de performance do site, estão:</text:p>
      <text:list text:style-name="L6">
        <text:list-item>
          <text:p text:style-name="P579"><text:a xlink:type="simple" xlink:href="https://pagespeed.web.dev/" text:style-name="Internet_20_link" text:visited-style-name="Visited_20_Internet_20_Link">PageSpeed</text:a></text:p>
        </text:list-item>
        <text:list-item>
          <text:p text:style-name="P579">Devtools → LightHouse e Performance Insights</text:p>
        </text:list-item>
      </text:list>
      <text:p text:style-name="P145"/>
      <text:p text:style-name="P34"><text:span text:style-name="T1269">Favicon</text:span><text:span text:style-name="T1244"> é o </text:span><text:span text:style-name="T1271">logotipo</text:span><text:span text:style-name="T1244"> que fica ao lado esquerdo do título de uma aba no navegador, ele é um elemento de </text:span><text:span text:style-name="T1275">branding</text:span><text:span text:style-name="T1244"> e design para um site.</text:span></text:p>
      <text:list text:style-name="L7">
        <text:list-item>
          <text:p text:style-name="P528"><text:soft-page-break/><text:span text:style-name="T1245">É aconselhável que seu formato seja do tipo </text:span><text:span text:style-name="T1475">ICO</text:span><text:span text:style-name="T1245"> pois, embora o formato </text:span><text:span text:style-name="T1475">SVG</text:span><text:span text:style-name="T1245"> seja </text:span><text:span text:style-name="T1244">a melhor das opções, </text:span><text:span text:style-name="T1245">infelizmente nem todo navegador é compatível com esse formato e acaba causando algumas inconsistências na exibição em outras plataformas. </text:span></text:p>
        </text:list-item>
      </text:list>
      <text:list text:style-name="L8">
        <text:list-item>
          <text:p text:style-name="P514"><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14"><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589">favicon.cc</text:span></text:a></text:p>
        </text:list-item>
        <text:list-item>
          <text:p text:style-name="P514"><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3"/>
      <text:p text:style-name="P368"><text:span text:style-name="T781">&lt;link rel=</text:span><text:span text:style-name="T782">"</text:span><text:span text:style-name="T1063">shortcut icon</text:span><text:span text:style-name="T782">" href="</text:span><text:span text:style-name="T745">favicon.ico</text:span><text:span text:style-name="T782">" type="</text:span><text:span text:style-name="T1063">image/x-icon</text:span><text:span text:style-name="T782">"&gt;</text:span><text:span text:style-name="T752"> </text:span><text:span text:style-name="T890">tag para importar um favicon. Para isso, </text:span><text:span text:style-name="T885">digit</text:span><text:span text:style-name="T890">e</text:span><text:span text:style-name="T885"> </text:span><text:span text:style-name="T886">link</text:span><text:span text:style-name="T885"> dentro da &lt;head&gt;, acima da tag &lt;title&gt; e escolha a opção “</text:span><text:span text:style-name="T887">link:favicon</text:span><text:span text:style-name="T888">”, </text:span><text:span text:style-name="T890">assim </text:span><text:span text:style-name="T888">o editor VSCode criará automaticamente a tag. No parâmetro “</text:span><text:span text:style-name="T887">href</text:span><text:span text:style-name="T888">”: digite </text:span><text:span text:style-name="T1062">CONTROL</text:span><text:span text:style-name="T1061"> </text:span><text:span text:style-name="T888">+</text:span><text:span text:style-name="T1061"> </text:span><text:span text:style-name="T1062">ESPAÇO</text:span><text:span text:style-name="T888"> e escolha o favicon (que deve estar dentro do root - pasta principal </text:span><text:span text:style-name="T891">- </text:span><text:span text:style-name="T889">do projeto</text:span><text:span text:style-name="T888">)</text:span></text:p>
      <text:p text:style-name="P354"/>
      <text:p text:style-name="P345">Mapas de imagens</text:p>
      <text:p text:style-name="P346"/>
      <text:p text:style-name="P184"><text:span text:style-name="T1566">&lt;map&gt;</text:span> é usada com a tag <text:span text:style-name="T1566">&lt;area&gt;</text:span> para definir um mapa de imagem (a área clicável do link). Existem 3 tipos de área: retângulo (<text:span text:style-name="T1473">rect</text:span>), círculo(<text:span text:style-name="T1473">circle</text:span>) e polígono(<text:span text:style-name="T1473">poly</text:span>).<text:line-break/>Dentro de um mapa, existem áreas. Dentro de cada área é preciso informar os <text:span text:style-name="T1594">4</text:span> seguintes atributos:</text:p>
      <text:list text:style-name="L9">
        <text:list-item>
          <text:p text:style-name="P583"><text:span text:style-name="T1612">o </text:span><text:span text:style-name="T1203">shape</text:span> <text:span text:style-name="T1612">(rect, circle ou poly</text:span>)</text:p>
        </text:list-item>
        <text:list-item>
          <text:p text:style-name="P583">as <text:span text:style-name="T1203">coords</text:span> desse shape <text:span text:style-name="T1615">em x,y</text:span> <text:span text:style-name="T1612">(</text:span>a ordem respectiva das coordenadas <text:span text:style-name="T1615">caso o shape seja um </text:span><text:span text:style-name="T1348">retângulo</text:span><text:span text:style-name="T1615"> são</text:span>: <text:span text:style-name="T1610">canto superior esquerdo → canto inferior direito; caso o shape seja um </text:span><text:span text:style-name="T1349">círculo</text:span><text:span text:style-name="T1610"> são: o centro da circunferência e o tamanho do raio (em pixels). Essas coordenadas podem ser encontradas através de um editor de imagens, como o Paint)</text:span></text:p>
        </text:list-item>
        <text:list-item>
          <text:p text:style-name="P583">o <text:span text:style-name="T1209">href</text:span> <text:span text:style-name="T1611">é o endereço do arquivo que será aberto (se precisar abrir em uma posição específica desse arquivo, separe-o em </text:span><text:span text:style-name="T1600">articles</text:span><text:span text:style-name="T1611"> identificados por #</text:span><text:span text:style-name="T1359">id</text:span><text:span text:style-name="T1611"> e depois use uma</text:span> <text:span text:style-name="T1203">#</text:span> <text:span text:style-name="T1612">após o endereço do </text:span><text:span text:style-name="T1601">href</text:span><text:span text:style-name="T1612"> </text:span>para abri-<text:span text:style-name="T1613">lo</text:span> diretamente posicionado no artigo<text:span text:style-name="T1610"> escolhido, identificado</text:span> através do <text:span text:style-name="T1596">id</text:span><text:span text:style-name="T1611">)</text:span></text:p>
        </text:list-item>
        <text:list-item>
          <text:p text:style-name="P583">o <text:span text:style-name="T1203">target </text:span><text:span text:style-name="T1614">(i</text:span>ndica onde <text:span text:style-name="T1614">exibir o arquivo</text:span>, geralmente em um <text:span text:style-name="T1599">iframe</text:span><text:span text:style-name="T1611">)</text:span>.</text:p>
        </text:list-item>
      </text:list>
      <text:p text:style-name="P183"/>
      <text:p text:style-name="P66"><text:span text:style-name="T427">P</text:span><text:span text:style-name="T426">a</text:span><text:span text:style-name="T427">sso a passo para criar um mapa</text:span><text:span text:style-name="T426"> de imagens:</text:span></text:p>
      <text:list text:style-name="L10">
        <text:list-item>
          <text:p text:style-name="P537"><text:span text:style-name="T427">L</text:span><text:span text:style-name="T426">ink a imagem ao mapa através do parâmetro </text:span><text:span text:style-name="T840">usemap</text:span><text:span text:style-name="T426">. Exemplo:<text:line-break/></text:span><text:span text:style-name="T1054">&lt;img src="imagens/glass.jpg" </text:span><text:span text:style-name="T1056">usemap</text:span><text:span text:style-name="T1054">="#meumapa"/&gt;</text:span></text:p>
        </text:list-item>
        <text:list-item>
          <text:p text:style-name="P537"><text:span text:style-name="T427">U</text:span><text:span text:style-name="T426">se a tag &lt;map&gt;. Exemplo:<text:line-break/></text:span><text:span text:style-name="T1056">&lt;map</text:span><text:span text:style-name="T1054"> name="meumapa"</text:span><text:span text:style-name="T1056">&gt;</text:span></text:p>
        </text:list-item>
        <text:list-item>
          <text:p text:style-name="P564"><text:span text:style-name="T427">U</text:span><text:span text:style-name="T426">se a tag &lt;area&gt; </text:span><text:span text:style-name="T428">com os parâmetros:</text:span><text:span text:style-name="T426"> </text:span><text:span text:style-name="T846">shape</text:span><text:span text:style-name="T426">, </text:span><text:span text:style-name="T847">coords</text:span><text:span text:style-name="T428">,</text:span><text:span text:style-name="T426"> </text:span><text:span text:style-name="T846">href</text:span><text:span text:style-name="T426"> e também o </text:span><text:span text:style-name="T847">target</text:span><text:span text:style-name="T426"><text:line-break/>Exemplo:</text:span><text:span text:style-name="T1054">&lt;area </text:span><text:span text:style-name="T1056">shape</text:span><text:span text:style-name="T1054">="rect" </text:span><text:span text:style-name="T1056">coords</text:span><text:span text:style-name="T1054">="179,202,170,160" </text:span><text:span text:style-name="T1056">href</text:span><text:span text:style-name="T1054">="glass.html#tela" </text:span><text:span text:style-name="T1056">target</text:span><text:span text:style-name="T1054">="janela"/&gt;</text:span></text:p>
        </text:list-item>
        <text:list-item>
          <text:p text:style-name="P537"><text:span text:style-name="T429">F</text:span><text:span text:style-name="T426">eche a tag </text:span><text:span text:style-name="T673">&lt;/map&gt;</text:span></text:p>
        </text:list-item>
        <text:list-item>
          <text:p text:style-name="P538"><text:span text:style-name="T699">I</text:span><text:span text:style-name="T700">ndique o iframe. Exemplo:</text:span><text:span text:style-name="T704"><text:line-break/></text:span><text:span text:style-name="T1057">&lt;iframe</text:span><text:span text:style-name="T1055"> src="glass.html" name="janela" id="specs"</text:span><text:span text:style-name="T1057">&gt; &lt;/iframe&gt;</text:span></text:p>
        </text:list-item>
      </text:list>
      <text:p text:style-name="P311">Inserindo mídias</text:p>
      <text:p text:style-name="P305"/>
      <text:p text:style-name="P326">Imagens</text:p>
      <text:p text:style-name="P326"/>
      <text:p text:style-name="P271"><text:span text:style-name="T1465"><text:tab/>Para tornar um site mais </text:span><text:span text:style-name="T1346">responsivo</text:span><text:span text:style-name="T1553"> </text:span><text:span text:style-name="T1554">e</text:span><text:span text:style-name="T1465"> que se adapta a vários tamanhos de janela é preciso disponibilizar</text:span> múltiplas imagens para tamanhos de telas diferentes. <text:span text:style-name="T1465">Para isso, crie a tag </text:span><text:span text:style-name="T1324">&lt;picture&gt;</text:span><text:span text:style-name="T1465"> (que permite criar vários </text:span><text:span text:style-name="T1324">&lt;source&gt;</text:span><text:span text:style-name="T1465">) e dentro dela coloque tamanhos diferentes de imagens:</text:span></text:p>
      <text:p text:style-name="P53"><text:span text:style-name="T1387">&lt;</text:span><text:span text:style-name="T1401">style</text:span><text:span text:style-name="T1387">&gt;<text:tab/><text:tab/><text:tab/><text:tab/><text:tab/><text:tab/><text:tab/><text:tab/><text:tab/><text:tab/><text:tab/><text:tab/><text:tab/></text:span></text:p>
      <text:p text:style-name="P402"><text:span text:style-name="T1530">main</text:span> {<text:tab/><text:tab/><text:tab/><text:tab/><text:tab/><text:tab/><text:tab/><text:tab/><text:tab/><text:tab/><text:tab/><text:tab/><text:tab/></text:p>
      <text:p text:style-name="P396"><text:span text:style-name="T1414"><text:tab/>background-color</text:span><text:span text:style-name="T1490">: </text:span><text:span text:style-name="T1438">white</text:span><text:span text:style-name="T1490">;<text:tab/><text:tab/><text:tab/><text:tab/><text:tab/><text:tab/><text:tab/><text:tab/><text:tab/></text:span></text:p>
      <text:p text:style-name="P396"><text:span text:style-name="T1414"><text:tab/>padding</text:span><text:span text:style-name="T1490">: </text:span><text:span text:style-name="T1538">20px</text:span><text:span text:style-name="T1490">;<text:tab/><text:tab/><text:tab/><text:tab/><text:tab/><text:tab/><text:tab/><text:tab/><text:tab/><text:tab/><text:tab/></text:span></text:p>
      <text:p text:style-name="P396"><text:span text:style-name="T1414"><text:tab/>border-radius</text:span><text:span text:style-name="T1490">: </text:span><text:span text:style-name="T1538">15px</text:span><text:span text:style-name="T1490">;<text:tab/><text:tab/><text:tab/><text:tab/><text:tab/><text:tab/><text:tab/><text:tab/><text:tab/><text:tab/></text:span></text:p>
      <text:p text:style-name="P396"><text:span text:style-name="T1414"><text:tab/>min-width</text:span><text:span text:style-name="T1490">: </text:span><text:span text:style-name="T1538">280px</text:span><text:span text:style-name="T1490">; </text:span><text:span text:style-name="T1499">/*considera a menor largura de tela de celular*/<text:tab/></text:span></text:p>
      <text:p text:style-name="P396"><text:span text:style-name="T1414"><text:tab/>max-width</text:span><text:span text:style-name="T1490">: </text:span><text:span text:style-name="T1538">800px</text:span><text:span text:style-name="T1490">; </text:span><text:span text:style-name="T1499">/*não permite expandir demais o conteúdo*/<text:tab/><text:tab/></text:span></text:p>
      <text:p text:style-name="P396"><text:span text:style-name="T1414"><text:tab/>margin</text:span><text:span text:style-name="T1490">: </text:span><text:span text:style-name="T1438">auto</text:span><text:span text:style-name="T1490">; </text:span><text:span text:style-name="T1499">/*melhora a responsividade, sempre centralizando o<text:tab/><text:tab/> conteúdo </text:span><text:span text:style-name="T1501">horizontal</text:span><text:span text:style-name="T1499">*/<text:tab/><text:tab/><text:tab/><text:tab/><text:tab/><text:tab/><text:tab/><text:tab/><text:tab/><text:tab/><text:tab/><text:tab/><text:tab/><text:tab/><text:tab/><text:tab/><text:tab/><text:tab/><text:tab/><text:tab/><text:tab/><text:tab/><text:tab/><text:tab/><text:tab/></text:span></text:p>
      <text:p text:style-name="P402">}<text:tab/><text:tab/><text:tab/><text:tab/><text:tab/><text:tab/><text:tab/><text:tab/><text:tab/><text:tab/><text:tab/><text:tab/><text:tab/><text:tab/></text:p>
      <text:p text:style-name="P402"><text:span text:style-name="T1530">img</text:span> {<text:tab/><text:tab/><text:tab/><text:tab/><text:tab/><text:tab/><text:tab/><text:tab/><text:tab/><text:tab/><text:tab/><text:tab/><text:tab/><text:tab/></text:p>
      <text:p text:style-name="P396"><text:span text:style-name="T1414"><text:tab/>width</text:span><text:span text:style-name="T1490">: </text:span><text:span text:style-name="T1538">100%</text:span><text:span text:style-name="T1490">; </text:span><text:span text:style-name="T1499">/*melhora a responsividade, eliminando a barra de rolagem<text:tab/> lateral*/<text:tab/><text:tab/><text:tab/><text:tab/><text:tab/><text:tab/><text:tab/><text:tab/><text:tab/><text:tab/><text:tab/><text:tab/></text:span></text:p>
      <text:p text:style-name="P402">}<text:tab/><text:tab/><text:tab/><text:tab/><text:tab/><text:tab/><text:tab/><text:tab/><text:tab/><text:tab/><text:tab/><text:tab/><text:tab/><text:tab/></text:p>
      <text:p text:style-name="P319"><text:span text:style-name="T1385">&lt;/</text:span><text:span text:style-name="T1399">style</text:span><text:span text:style-name="T1385">&gt;<text:tab/><text:tab/><text:tab/><text:tab/><text:tab/><text:tab/><text:tab/><text:tab/><text:tab/><text:tab/><text:tab/><text:tab/><text:tab/></text:span></text:p>
      <text:p text:style-name="P347">###########################################################################</text:p>
      <text:p text:style-name="P315"><text:span text:style-name="T1383">&lt;</text:span><text:span text:style-name="T1397">picture</text:span><text:span text:style-name="T1383">&gt;<text:tab/><text:tab/><text:tab/><text:tab/><text:tab/><text:tab/><text:tab/><text:tab/><text:tab/><text:tab/><text:tab/><text:tab/><text:tab/></text:span></text:p>
      <text:p text:style-name="P396"><text:span text:style-name="T1386"><text:tab/>&lt;</text:span><text:span text:style-name="T1400">source</text:span><text:span text:style-name="T1490"> </text:span><text:span text:style-name="T1414">media</text:span><text:span text:style-name="T1490">=</text:span><text:span text:style-name="T1438">"(max-width: 750px)"</text:span><text:span text:style-name="T1490"> </text:span><text:span text:style-name="T1414">srcset</text:span><text:span text:style-name="T1490">=</text:span><text:span text:style-name="T1438">"imagens/foto-p.png"</text:span><text:span text:style-name="T1490"> <text:tab/><text:tab/><text:line-break/><text:tab/></text:span><text:span text:style-name="T1414">typ</text:span><text:span text:style-name="T1418">e</text:span><text:span text:style-name="T1490">=</text:span><text:span text:style-name="T1438">"image/png"</text:span><text:span text:style-name="T1386">&gt;<text:tab/><text:tab/><text:tab/><text:tab/><text:tab/><text:tab/><text:tab/><text:tab/><text:tab/><text:tab/></text:span></text:p>
      <text:p text:style-name="P396"><text:span text:style-name="T1386"><text:tab/>&lt;</text:span><text:span text:style-name="T1400">source</text:span><text:span text:style-name="T1490"> </text:span><text:span text:style-name="T1414">media</text:span><text:span text:style-name="T1490">=</text:span><text:span text:style-name="T1438">"(max-width: 1050px)"</text:span><text:span text:style-name="T1490"> </text:span><text:span text:style-name="T1414">srcset</text:span><text:span text:style-name="T1490">=</text:span><text:span text:style-name="T1438">"imagens/foto-m.png"</text:span><text:span text:style-name="T1490"> <text:tab/><text:tab/><text:line-break/><text:tab/></text:span><text:span text:style-name="T1414">typ</text:span><text:span text:style-name="T1417">e</text:span><text:span text:style-name="T1490">=</text:span><text:span text:style-name="T1438">"image/png"</text:span><text:span text:style-name="T1386">&gt;<text:tab/><text:tab/><text:tab/><text:tab/><text:tab/><text:tab/><text:tab/><text:tab/><text:tab/><text:tab/></text:span></text:p>
      <text:p text:style-name="P396"><text:span text:style-name="T1386"><text:tab/>&lt;</text:span><text:span text:style-name="T1400">img</text:span><text:span text:style-name="T1490"> </text:span><text:span text:style-name="T1414">src</text:span><text:span text:style-name="T1490">=</text:span><text:span text:style-name="T1438">"imagens/foto-g.png"</text:span><text:span text:style-name="T1490"> </text:span><text:span text:style-name="T1414">alt</text:span><text:span text:style-name="T1490">=</text:span><text:span text:style-name="T1438">"apresentando uma imagem flexível"</text:span><text:span text:style-name="T1386">&gt;<text:tab/></text:span></text:p>
      <text:p text:style-name="P53"><text:span text:style-name="T1387">&lt;/</text:span><text:span text:style-name="T1401">picture</text:span><text:span text:style-name="T1387">&gt;<text:tab/><text:tab/><text:tab/><text:tab/><text:tab/><text:tab/><text:tab/><text:tab/><text:tab/><text:tab/><text:tab/><text:tab/><text:tab/></text:span></text:p>
      <text:p text:style-name="P272"/>
      <text:p text:style-name="P272">Note que a tag possui três atributos:</text:p>
      <text:p text:style-name="P272">‣ <text:span text:style-name="T1473">media</text:span> indica o <text:span text:style-name="T1338">tamanho</text:span> máximo <text:span text:style-name="T1544">ou mínimo </text:span>a ser considerado para carregar a imagem indicada no atributo <text:span text:style-name="T1585">srcset</text:span>. </text:p>
      <text:p text:style-name="P272">‣ <text:span text:style-name="T1473">srcset</text:span> vai configurar o <text:span text:style-name="T1347">caminho</text:span><text:span text:style-name="T1338"> d</text:span><text:span text:style-name="T1345">o arquivo</text:span> que será carregad<text:span text:style-name="T1544">o</text:span> quando o tamanho <text:span text:style-name="T1593">máximo </text:span>indicado for atingido</text:p>
      <text:p text:style-name="P272">‣ <text:span text:style-name="T1473">type</text:span> vai indicar o <text:span text:style-name="T1338">media type</text:span> da imagem que usamos</text:p>
      <text:p text:style-name="P272"/>
      <text:p text:style-name="P272"><text:span text:style-name="T1658">Dica:</text:span> Você pode até colocar o valor exato de 1000px na propriedade <text:span text:style-name="T1326">max-width</text:span>, mas vai perceber que um valor ligeiramente acima vai gerar resultados mais interessantes. <text:span text:style-name="T1488">(porque uma folga de 50px faz com que não apareça a chata barra de rolagem).</text:span></text:p>
      <text:p text:style-name="P273"><text:tab/>É <text:span text:style-name="T1339">importante</text:span> que exist<text:span text:style-name="T1487">a</text:span> uma ordem entre os <text:span text:style-name="T1597">&lt;source&gt;</text:span> e <text:span text:style-name="T1487">que </text:span>os itens mais acima sejam os menores tamanhos para <text:span text:style-name="T1595">max-width</text:span> e os seguintes sejam maiores, de <text:span text:style-name="T1338">forma crescente</text:span>. O <text:span text:style-name="T1338">último item</text:span> deve ser a <text:span text:style-name="T1338">imagem padrão</text:span>.</text:p>
      <text:p text:style-name="P274"><text:tab/>Moral da história: Adapte o tamanho de suas imagens ao tamanho da tela de seus usuários! (princípio da UX)</text:p>
      <text:p text:style-name="P306"/>
      <text:p text:style-name="P326">Audios</text:p>
      <text:p text:style-name="P326"/>
      <text:p text:style-name="P275"><text:span text:style-name="T1635"><text:tab/>O</text:span><text:span text:style-name="T1634">s navegadores aceitam 3 tipos de formatos de </text:span><text:span text:style-name="T1312">áudio</text:span><text:span text:style-name="T1634">: </text:span><text:span text:style-name="T1216">MP3</text:span><text:span text:style-name="T1634">, </text:span><text:span text:style-name="T1216">WAV</text:span><text:span text:style-name="T1634"> e </text:span><text:span text:style-name="T1216">OGG</text:span><text:span text:style-name="T1634">. </text:span><text:span text:style-name="T1635">Sendo o WAV o mais pesado e o OGG o mais leve, com licença Open Source.</text:span></text:p>
      <text:p text:style-name="P274"><text:tab/>Dentro da tag <text:span text:style-name="T1326">&lt;audio&gt;</text:span>, adicion<text:span text:style-name="T1544">e</text:span> vários <text:span text:style-name="T1326">&lt;source&gt;</text:span><text:span text:style-name="T1489"> </text:span>com formatos diferentes do mesmo áudio. Coloque na parte de cima o seu formato favorito. Os demais só serão carregados caso o de cima falhe. <text:span text:style-name="T1544">E se</text:span> todos falh<text:span text:style-name="T1544">arem</text:span>, cri<text:span text:style-name="T1544">e</text:span> um parágrafo que permit<text:span text:style-name="T1544">a</text:span> o download do arquivo MP3 para ouvir no player padrão do dispositivo:</text:p>
      <text:p text:style-name="P274"/>
      <text:p text:style-name="P276"><text:span text:style-name="T1390">&lt;</text:span><text:span text:style-name="T1404">h3</text:span><text:span text:style-name="T1390">&gt;</text:span><text:span text:style-name="T1561">1ª maneira</text:span><text:span text:style-name="T1516">, </text:span><text:span text:style-name="T1517">mais simples</text:span><text:span text:style-name="T1516">:<text:tab/><text:tab/><text:tab/><text:tab/><text:tab/><text:tab/><text:tab/><text:tab/><text:tab/></text:span></text:p>
      <text:p text:style-name="P396"><text:span text:style-name="T1386">&lt;</text:span><text:span text:style-name="T1400">audio</text:span><text:span text:style-name="T1490"> </text:span><text:span text:style-name="T1414">src</text:span><text:span text:style-name="T1490">=</text:span><text:span text:style-name="T1438">"midias/happy-mistake.mp3" </text:span><text:span text:style-name="T1414">autoplay</text:span><text:span text:style-name="T1490"> </text:span><text:span text:style-name="T1414">loop</text:span><text:span text:style-name="T1490"> </text:span><text:span text:style-name="T1414">controls</text:span><text:span text:style-name="T1386">&gt;&lt;/</text:span><text:span text:style-name="T1400">audio</text:span><text:span text:style-name="T1386">&gt;<text:tab/><text:tab/></text:span></text:p>
      <text:p text:style-name="P396"><text:span text:style-name="T1386">&lt;</text:span><text:span text:style-name="T1400">h3</text:span><text:span text:style-name="T1386">&gt;</text:span><text:span text:style-name="T1560">2ª maneira</text:span><text:span text:style-name="T1490">, </text:span><text:span text:style-name="T1491">com redundância de várias tags &lt;source&gt; caso o navegador<text:tab/> não consiga reproduzir algum formato:<text:tab/><text:tab/><text:tab/><text:tab/><text:tab/><text:tab/><text:tab/><text:tab/></text:span></text:p>
      <text:p text:style-name="P396"><text:span text:style-name="T1386">&lt;</text:span><text:span text:style-name="T1400">audio</text:span><text:span text:style-name="T1490"> </text:span><text:span text:style-name="T1414">controls</text:span><text:span text:style-name="T1386">&gt;<text:tab/><text:tab/><text:tab/><text:tab/><text:tab/><text:tab/><text:tab/><text:tab/><text:tab/><text:tab/><text:tab/><text:tab/></text:span></text:p>
      <text:p text:style-name="P396"><text:span text:style-name="T1386">&lt;</text:span><text:span text:style-name="T1400">source</text:span><text:span text:style-name="T1490"> </text:span><text:span text:style-name="T1414">src</text:span><text:span text:style-name="T1490">=</text:span><text:span text:style-name="T1438">"midias/Trimmed &amp; Taught - Dan Lebowitz.mp3"</text:span><text:span text:style-name="T1490"> </text:span><text:span text:style-name="T1414">type</text:span><text:span text:style-name="T1490">=</text:span><text:span text:style-name="T1438">"audio/mpeg"</text:span><text:span text:style-name="T1386">&gt;</text:span></text:p>
      <text:p text:style-name="P396"><text:span text:style-name="T1386">&lt;</text:span><text:span text:style-name="T1400">source</text:span><text:span text:style-name="T1490"> </text:span><text:span text:style-name="T1414">src</text:span><text:span text:style-name="T1490">=</text:span><text:span text:style-name="T1438">"midias/Trimmed &amp; Taught - Dan Lebowitz.wav"</text:span><text:span text:style-name="T1490"> </text:span><text:span text:style-name="T1414">type</text:span><text:span text:style-name="T1490">=</text:span><text:span text:style-name="T1438">"audio/wav"</text:span><text:span text:style-name="T1386">&gt;<text:tab/></text:span></text:p>
      <text:p text:style-name="P396"><text:span text:style-name="T1386">&lt;</text:span><text:span text:style-name="T1400">source</text:span><text:span text:style-name="T1490"> </text:span><text:span text:style-name="T1414">src</text:span><text:span text:style-name="T1490">=</text:span><text:span text:style-name="T1438">"midias/Trimmed &amp; Taught - Dan Lebowitz.ogg"</text:span><text:span text:style-name="T1490"> </text:span><text:span text:style-name="T1414">type</text:span><text:span text:style-name="T1490">=</text:span><text:span text:style-name="T1438">"audio/ogg"</text:span><text:span text:style-name="T1386">&gt;<text:tab/></text:span></text:p>
      <text:p text:style-name="P396"><text:span text:style-name="T1386">&lt;</text:span><text:span text:style-name="T1400">p</text:span><text:span text:style-name="T1386">&gt;</text:span><text:span text:style-name="T1490">Infelizmente o seu navegador não consegue reproduzir formatos de áudio.<text:tab/></text:span></text:p>
      <text:p text:style-name="P396"><text:span text:style-name="T1386">&lt;</text:span><text:span text:style-name="T1400">a</text:span><text:span text:style-name="T1490"> </text:span><text:span text:style-name="T1414">href</text:span><text:span text:style-name="T1490">=</text:span><text:span text:style-name="T1438">"midias/Trimmed &amp; Taught - Dan Lebowitz.mp3"</text:span><text:span text:style-name="T1490"> <text:tab/><text:tab/><text:tab/><text:tab/><text:tab/></text:span></text:p>
      <text:p text:style-name="P396"><text:span text:style-name="T1414">downloa</text:span><text:span text:style-name="T1415">d</text:span><text:span text:style-name="T1490">=</text:span><text:span text:style-name="T1438">"Trimmed &amp; Taught - Dan Lebowitz.mp3"</text:span><text:span text:style-name="T1490"> <text:tab/><text:tab/><text:tab/><text:tab/><text:tab/><text:tab/></text:span></text:p>
      <text:p text:style-name="P396"><text:span text:style-name="T1414">target</text:span><text:span text:style-name="T1490">=</text:span><text:span text:style-name="T1438">"_blank"</text:span><text:span text:style-name="T1490"> </text:span><text:span text:style-name="T1414">type</text:span><text:span text:style-name="T1490">=</text:span><text:span text:style-name="T1438">"audio/mpeg"</text:span><text:span text:style-name="T1386">&gt;</text:span><text:span text:style-name="T1490">Clique aqui</text:span><text:span text:style-name="T1386">&lt;/</text:span><text:span text:style-name="T1400">a</text:span><text:span text:style-name="T1386">&gt;</text:span><text:span text:style-name="T1490"> para fazer o download do MP3</text:span><text:span text:style-name="T1386">&lt;/</text:span><text:span text:style-name="T1400">p</text:span><text:span text:style-name="T1386">&gt;<text:tab/><text:tab/><text:tab/><text:tab/><text:tab/><text:tab/><text:tab/><text:tab/><text:tab/><text:tab/><text:tab/><text:tab/><text:tab/></text:span></text:p>
      <text:p text:style-name="P396"><text:span text:style-name="T1386">&lt;/</text:span><text:span text:style-name="T1400">audio</text:span><text:span text:style-name="T1386">&gt; &lt;/</text:span><text:span text:style-name="T1400">h3</text:span><text:span text:style-name="T1386">&gt;<text:tab/><text:tab/><text:tab/><text:tab/><text:tab/><text:tab/><text:tab/><text:tab/><text:tab/><text:tab/><text:tab/><text:tab/></text:span></text:p>
      <text:p text:style-name="P274"><text:s/></text:p>
      <text:p text:style-name="P281"/>
      <text:p text:style-name="P282"><text:span text:style-name="T1510">O</text:span>s principais <text:span text:style-name="T1616">parâmetros</text:span> da tag <text:span text:style-name="T1325">&lt;audio&gt;</text:span><text:span text:style-name="T1510"> são</text:span>:</text:p>
      <text:list text:style-name="L11">
        <text:list-header>
          <text:p text:style-name="P565"/>
        </text:list-header>
        <text:list-item>
          <text:p text:style-name="P539"><text:span text:style-name="T832">controls</text:span><text:span text:style-name="T231">: vai apresentar o player na tela. Caso não seja colocado na tag, o controle será transparente e o usuário não poderá interagir com ele.</text:span></text:p>
        </text:list-item>
        <text:list-item>
          <text:p text:style-name="P539"><text:span text:style-name="T833">a</text:span><text:span text:style-name="T832">utoplay</text:span><text:span text:style-name="T231">: vai iniciar a reprodução do áudio assim que a página for carregada. </text:span></text:p>
        </text:list-item>
        <text:list-item>
          <text:p text:style-name="P539"><text:span text:style-name="T833">l</text:span><text:span text:style-name="T832">oop</text:span><text:span text:style-name="T231">: vai fazer com que o áudio seja repetido assim que terminar a sua reprodução.</text:span></text:p>
        </text:list-item>
        <text:list-item>
          <text:p text:style-name="P539"><text:span text:style-name="T832">preload</text:span><text:span text:style-name="T231">: indica se o áudio será pré-carregado ou não e aceita três valores:</text:span></text:p>
        </text:list-item>
      </text:list>
      <text:list text:style-name="L12">
        <text:list-item>
          <text:list>
            <text:list-item>
              <text:p text:style-name="P540"><text:soft-page-break/><text:span text:style-name="T1016">metadata</text:span><text:span text:style-name="T894">:</text:span><text:span text:style-name="T231"> vai carregar apenas as informações sobre o arquivo (tamanho, tempo, informações de direitos, etc)</text:span></text:p>
            </text:list-item>
            <text:list-item>
              <text:p text:style-name="P540"><text:span text:style-name="T1016">none</text:span><text:span text:style-name="T894">:</text:span><text:span text:style-name="T231"> não vai carregar absolutamente nada até que o usuário clique no botão play ou um script inicie a reprodução</text:span></text:p>
            </text:list-item>
            <text:list-item>
              <text:p text:style-name="P540"><text:span text:style-name="T1016">auto</text:span><text:span text:style-name="T894">:</text:span><text:span text:style-name="T231"> (padrão) vai carregar o arquivo de áudio inteiro assim que a página for carregada, mesmo que o usuário nunca aperte o play</text:span></text:p>
            </text:list-item>
          </text:list>
        </text:list-item>
      </text:list>
      <text:p text:style-name="P282"/>
      <text:p text:style-name="P121"><text:span text:style-name="T231">D</text:span><text:span text:style-name="T230">icas:</text:span></text:p>
      <text:p text:style-name="P416"><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588">Youtube Studio</text:span></text:a><text:span text:style-name="T166">.</text:span></text:p>
      <text:p text:style-name="P457"><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588">Pexels</text:span></text:a><text:span text:style-name="T164">.</text:span></text:p>
      <text:p text:style-name="P121"><text:span text:style-name="T230"><text:tab/>Um bom programa, Open Source, para </text:span><text:span text:style-name="T192">edição de imagens</text:span><text:span text:style-name="T230"> é o </text:span><text:span text:style-name="T255">GIMP</text:span><text:span text:style-name="T230">. </text:span></text:p>
      <text:p text:style-name="P121"><text:span text:style-name="T230"><text:tab/>Um bom programa, Open Source, para </text:span><text:span text:style-name="T192">converter</text:span><text:span text:style-name="T230"> e diminuir o tamanho de vídeos é o </text:span><text:span text:style-name="T255">HandBrake</text:span><text:span text:style-name="T230">.</text:span></text:p>
      <text:p text:style-name="P122"><text:span text:style-name="T230"><text:tab/>O padrão de vídeos para a web mais popular </text:span><text:span text:style-name="T232">e, portanto, mais recomendado</text:span><text:span text:style-name="T230"> é o padrão </text:span><text:span text:style-name="T255">MPEG</text:span><text:span text:style-name="T230">: mp4 ou </text:span><text:span text:style-name="T192">m4v</text:span></text:p>
      <text:p text:style-name="P122"><text:span text:style-name="T230"><text:tab/>O formato </text:span><text:span text:style-name="T255">W</text:span><text:span text:style-name="T256">E</text:span><text:span text:style-name="T255">BM</text:span><text:span text:style-name="T230"> é bem leve e também possui compatibilidade com a maioria dos navegadores porém sua qualidade é sofrível.</text:span></text:p>
      <text:p text:style-name="P123"><text:span text:style-name="T230"><text:tab/>O formato </text:span><text:span text:style-name="T255">OGV</text:span><text:span text:style-name="T230"> é o mais leve </text:span><text:span text:style-name="T233">mas</text:span><text:span text:style-name="T230"> é compatível </text:span><text:span text:style-name="T233">somente</text:span><text:span text:style-name="T230"> com o Google Chrome, </text:span><text:span text:style-name="T234">não sendo compatível com o Safari(Iphone)</text:span></text:p>
      <text:p text:style-name="P307"/>
      <text:p text:style-name="P326"/>
      <text:p text:style-name="P327">Videos</text:p>
      <text:p text:style-name="P326"/>
      <text:p text:style-name="P124"><text:span text:style-name="T234"><text:tab/>A</text:span><text:span text:style-name="T230">ssim como na inserção de áudio, a inserção de vídeo é semelhante, através da tag </text:span><text:span text:style-name="T775">&lt;video&gt;</text:span><text:span text:style-name="T230">, contendo a tag </text:span><text:span text:style-name="T665">&lt;source&gt;</text:span></text:p>
      <text:p text:style-name="P283"/>
      <text:p text:style-name="P458"><text:span text:style-name="T900">&lt;p&gt;</text:span><text:span text:style-name="T1017">Forma simples:</text:span><text:span text:style-name="T900">&lt;/p&gt;<text:tab/><text:tab/><text:tab/><text:tab/><text:tab/><text:tab/><text:tab/><text:tab/><text:tab/><text:tab/><text:tab/></text:span></text:p>
      <text:p text:style-name="P396"><text:span text:style-name="T1386"><text:tab/>&lt;</text:span><text:span text:style-name="T1400">video</text:span><text:span text:style-name="T1490"> </text:span><text:span text:style-name="T1414">src</text:span><text:span text:style-name="T1490">=</text:span><text:span text:style-name="T1438">"midias/Beach Waves And Sunset.mp4"</text:span><text:span text:style-name="T1490"> </text:span><text:span text:style-name="T1414">width</text:span><text:span text:style-name="T1490">=</text:span><text:span text:style-name="T1438">"500"</text:span><text:span text:style-name="T1490"> </text:span><text:span text:style-name="T1414">controls</text:span><text:span text:style-name="T1490"> <text:tab/></text:span></text:p>
      <text:p text:style-name="P396"><text:span text:style-name="T1414">autoplay</text:span><text:span text:style-name="T1490"> </text:span><text:span text:style-name="T1416">loop</text:span><text:span text:style-name="T1492"> </text:span><text:span text:style-name="T1414">poster</text:span><text:span text:style-name="T1490">=</text:span><text:span text:style-name="T1438">"imagens/tumblr por do sol.jpg"</text:span><text:span text:style-name="T1386">&gt;&lt;/</text:span><text:span text:style-name="T1400">video</text:span><text:span text:style-name="T1386">&gt;<text:tab/><text:tab/><text:tab/></text:span></text:p>
      <text:p text:style-name="P459"><text:tab/><text:tab/><text:tab/><text:tab/><text:tab/><text:tab/><text:tab/><text:tab/><text:tab/><text:tab/><text:tab/><text:tab/><text:tab/><text:tab/></text:p>
      <text:p text:style-name="P402"><text:span text:style-name="T1383">&lt;</text:span><text:span text:style-name="T1397">p</text:span><text:span text:style-name="T1383">&gt;</text:span><text:span text:style-name="T1559">Forma com a redundância de várias tags</text:span> <text:span text:style-name="T1397">&amp;lt;</text:span>source<text:span text:style-name="T1397">&amp;gt;</text:span>:<text:span text:style-name="T1383">&lt;/</text:span><text:span text:style-name="T1397">p</text:span><text:span text:style-name="T1383">&gt;<text:tab/><text:tab/><text:tab/></text:span></text:p>
      <text:p text:style-name="P396"><text:span text:style-name="T1386"><text:tab/></text:span><text:span text:style-name="T1392">&lt;</text:span><text:span text:style-name="T1406">video</text:span><text:span text:style-name="T1493"> </text:span><text:span text:style-name="T1424">controls</text:span><text:span text:style-name="T1493"> </text:span><text:span text:style-name="T1424">width</text:span><text:span text:style-name="T1493">=</text:span><text:span text:style-name="T1447">"600"</text:span><text:span text:style-name="T1392">&gt;<text:tab/><text:tab/><text:tab/><text:tab/><text:tab/><text:tab/><text:tab/><text:tab/></text:span></text:p>
      <text:p text:style-name="P455"><text:tab/>&lt;!--ordene por tamanho do arquivo!-→<text:tab/><text:tab/><text:tab/><text:tab/><text:tab/><text:tab/><text:tab/></text:p>
      <text:p text:style-name="P396"><text:span text:style-name="T1386"><text:tab/>&lt;</text:span><text:span text:style-name="T1400">source</text:span><text:span text:style-name="T1490"> </text:span><text:span text:style-name="T1414">src</text:span><text:span text:style-name="T1490">=</text:span><text:span text:style-name="T1438">"midias/Beach Waves And Sunset.mp4"</text:span><text:span text:style-name="T1490"> </text:span><text:span text:style-name="T1414">type</text:span><text:span text:style-name="T1490">=</text:span><text:span text:style-name="T1438">"video/mp4"</text:span><text:span text:style-name="T1386">&gt;<text:tab/></text:span></text:p>
      <text:p text:style-name="P396"><text:span text:style-name="T1386"><text:tab/>&lt;</text:span><text:span text:style-name="T1400">source</text:span><text:span text:style-name="T1490"> </text:span><text:span text:style-name="T1414">src</text:span><text:span text:style-name="T1490">=</text:span><text:span text:style-name="T1438">"midias/Beach Waves And Sunset.ogv"</text:span><text:span text:style-name="T1490"> </text:span><text:span text:style-name="T1414">type</text:span><text:span text:style-name="T1490">=</text:span><text:span text:style-name="T1438">"video/ogg"</text:span><text:span text:style-name="T1386">&gt;<text:tab/></text:span></text:p>
      <text:p text:style-name="P396"><text:span text:style-name="T1386"><text:tab/>&lt;</text:span><text:span text:style-name="T1400">source</text:span><text:span text:style-name="T1490"> </text:span><text:span text:style-name="T1414">src</text:span><text:span text:style-name="T1490">=</text:span><text:span text:style-name="T1438">"midias/Beach Waves And Sunset.webm"</text:span><text:span text:style-name="T1490"> </text:span><text:span text:style-name="T1414">type</text:span><text:span text:style-name="T1490">=</text:span><text:span text:style-name="T1438">"video/webm"</text:span><text:span text:style-name="T1386">&gt;<text:tab/></text:span></text:p>
      <text:p text:style-name="P396"><text:span text:style-name="T1386"><text:tab/>&lt;</text:span><text:span text:style-name="T1400">p</text:span><text:span text:style-name="T1386">&gt;</text:span><text:span text:style-name="T1490">Seu navegador não tem compatibilidade com reprodução de videos</text:span><text:span text:style-name="T1386">&lt;/</text:span><text:span text:style-name="T1400">p</text:span><text:span text:style-name="T1386">&gt;</text:span><text:span text:style-name="T1490"> </text:span><text:span text:style-name="T1499">&lt;!--só aparece esse parágrafo se o navegador não conseguir executar nenhum dos formatos acima-→<text:tab/><text:tab/><text:tab/><text:tab/><text:tab/><text:tab/><text:tab/><text:tab/><text:tab/><text:tab/><text:tab/></text:span></text:p>
      <text:p text:style-name="P396"><text:span text:style-name="T1386"><text:tab/>&lt;/</text:span><text:span text:style-name="T1400">video</text:span><text:span text:style-name="T1386">&gt;<text:tab/><text:tab/><text:tab/><text:tab/><text:tab/><text:tab/><text:tab/><text:tab/><text:tab/><text:tab/><text:tab/><text:tab/></text:span></text:p>
      <text:p text:style-name="P460"/>
      <text:p text:style-name="P283"><text:span text:style-name="T1511"><text:tab/>A</text:span>lguns atributos importantes:</text:p>
      <text:list text:style-name="L13">
        <text:list-item>
          <text:p text:style-name="P541"><text:span text:style-name="T834">width</text:span><text:span text:style-name="T791">:</text:span><text:span text:style-name="T234"> vai indicar a largura que o vídeo vai ter na tela. </text:span><text:span text:style-name="T235">E</text:span><text:span text:style-name="T234">xemplo: 600</text:span><text:span text:style-name="T257">px</text:span><text:span text:style-name="T234">.</text:span></text:p>
        </text:list-item>
        <text:list-item>
          <text:p text:style-name="P541"><text:span text:style-name="T835">p</text:span><text:span text:style-name="T834">oster</text:span><text:span text:style-name="T234">: </text:span><text:span text:style-name="T235">é a tumblr, </text:span><text:span text:style-name="T234">configura </text:span><text:span text:style-name="T233">a</text:span><text:span text:style-name="T234"> imagem que vai aparecer como capa enquanto o visitante não reproduzir o vídeo</text:span></text:p>
        </text:list-item>
        <text:list-item>
          <text:p text:style-name="P541"><text:span text:style-name="T834">controls</text:span><text:span text:style-name="T234">: </text:span><text:span text:style-name="T233">mostra</text:span><text:span text:style-name="T235"> </text:span><text:span text:style-name="T234">os controles do vídeo</text:span></text:p>
        </text:list-item>
        <text:list-item>
          <text:p text:style-name="P541"><text:span text:style-name="T834">autoplay</text:span><text:span text:style-name="T234">: </text:span><text:span text:style-name="T235">reproduz </text:span><text:span text:style-name="T234">automaticamente, assim que a página for carregada. </text:span></text:p>
        </text:list-item>
      </text:list>
      <text:p text:style-name="P283"/>
      <text:p text:style-name="P284"><text:tab/>É possível <text:span text:style-name="T1512">inserir</text:span> vídeos de outros servidores (como Youtube, Vimeo) para dentro do seu site. <text:span text:style-name="T1512">A</text:span> vantagem é que os vídeos não consumirão sua banda de internet. <text:span text:style-name="T1512">Para isso, bastar escolher a opção incorporar, dentro do botão compartilhar, e copiar o código HTML personalizado para dentro de seu site.</text:span></text:p>
      <text:p text:style-name="P284"/>
      <text:p text:style-name="P309"/>
      <text:p text:style-name="P310">Iframes</text:p>
      <text:p text:style-name="P308"/>
      <text:p text:style-name="P288"><text:span text:style-name="T1319"><text:tab/></text:span><text:span text:style-name="T1320">&lt;</text:span><text:span text:style-name="T1321">Iframe</text:span><text:span text:style-name="T1320"> </text:span><text:span text:style-name="T1469">src</text:span><text:span text:style-name="T1470">="</text:span><text:span text:style-name="T1380">https://www.com.br</text:span><text:span text:style-name="T1470">"</text:span><text:span text:style-name="T1320">&gt;</text:span><text:span text:style-name="T1373"> é uma tag que permite incluir um elemento HTML </text:span><text:span text:style-name="T1375">aninhado</text:span><text:span text:style-name="T1373"> dentro de outro objeto HTML principal. Com esse recurso é possível carregar somente um documento específico de outro site ou até mesmo o site inteiro. </text:span><text:span text:style-name="T1374">Essa tag é muito utilizada na incorporação de vídeos.</text:span></text:p>
      <text:p text:style-name="P69"><text:span text:style-name="T596"><text:tab/>Um </text:span><text:span text:style-name="T1033">&lt;iframe&gt;</text:span><text:span text:style-name="T597"> (inline frame) é um </text:span><text:span text:style-name="T596">quadro embutido </text:span><text:span text:style-name="T598">que incorpora</text:span><text:span text:style-name="T596"> </text:span><text:span text:style-name="T597">um</text:span><text:span text:style-name="T596"> documento </text:span><text:span text:style-name="T597">HTML no </text:span><text:span text:style-name="T596">documento HTML atual. </text:span><text:span text:style-name="T598">Podemos também incorporar vídeos do youtube / vimeo, google maps, waze maps, apresentação google docs, etc…</text:span></text:p>
      <text:p text:style-name="P69"/>
      <text:p text:style-name="P69"><text:span text:style-name="T596"><text:tab/>O atributo </text:span><text:span text:style-name="T862">src</text:span><text:span text:style-name="T596"> define a URL da página a ser incorporada. </text:span><text:span text:style-name="T599">Já </text:span><text:span text:style-name="T600">o parâmetro </text:span><text:span text:style-name="T862">srcdoc</text:span><text:span text:style-name="T600"> </text:span><text:span text:style-name="T599">permite</text:span><text:span text:style-name="T600"> </text:span><text:span text:style-name="T599">implementar</text:span><text:span text:style-name="T600"> um conteúdo </text:span><text:span text:style-name="T599">HTML </text:span><text:span text:style-name="T600">simples dentro do iframe.</text:span></text:p>
      <text:p text:style-name="P69"><text:span text:style-name="T596"><text:line-break/><text:tab/></text:span><text:span text:style-name="T600">O atributo </text:span><text:span text:style-name="T862">frameborder</text:span><text:span text:style-name="T600">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596"><text:tab/>Quando o atributo </text:span><text:span text:style-name="T862">target</text:span><text:span text:style-name="T596"> de um </text:span><text:span text:style-name="T685">&lt;link&gt;</text:span><text:span text:style-name="T596"> corresponder ao </text:span><text:span text:style-name="T862">name</text:span><text:span text:style-name="T596"> de um </text:span><text:span text:style-name="T861">&lt;iframe&gt;</text:span><text:span text:style-name="T596">, o link será aberto no iframe. </text:span><text:span text:style-name="T600">Exemplo:</text:span></text:p>
      <text:p text:style-name="P69"/>
      <text:p text:style-name="P125"><text:span text:style-name="T1066">&lt;</text:span><text:span text:style-name="T903">iframe</text:span><text:span text:style-name="T999"> </text:span><text:span text:style-name="T1086">src</text:span><text:span text:style-name="T1087">doc</text:span><text:span text:style-name="T999">=</text:span><text:span text:style-name="T963">"&lt;</text:span><text:span text:style-name="T964">h1&gt;Demonstração&lt;/h1&gt;&lt;p&gt;lorem ipsum&lt;/p&gt;</text:span><text:span text:style-name="T963">"</text:span><text:span text:style-name="T999"> </text:span><text:span text:style-name="T1086">name</text:span><text:span text:style-name="T999">=</text:span><text:span text:style-name="T963">"iframe_a"</text:span><text:span text:style-name="T999"> </text:span><text:span text:style-name="T1086">height</text:span><text:span text:style-name="T999">=</text:span><text:span text:style-name="T963">"300px"</text:span><text:span text:style-name="T999"> </text:span><text:span text:style-name="T1086">width</text:span><text:span text:style-name="T999">=</text:span><text:span text:style-name="T963">"100%"</text:span><text:span text:style-name="T999"> <text:s/> </text:span><text:span text:style-name="T1101">scrolling</text:span><text:span text:style-name="T1010">=</text:span><text:span text:style-name="T984">"no"</text:span><text:span text:style-name="T999"> </text:span><text:span text:style-name="T1086">frameborder</text:span><text:span text:style-name="T999">=</text:span><text:span text:style-name="T963">"1"</text:span><text:span text:style-name="T999"> </text:span><text:span text:style-name="T1086">title</text:span><text:span text:style-name="T999">=</text:span><text:span text:style-name="T963">"Iframe<text:tab/>Example"</text:span><text:span text:style-name="T1066">&gt;&lt;/</text:span><text:span text:style-name="T903">iframe</text:span><text:span text:style-name="T1066">&gt;<text:tab/><text:tab/><text:tab/><text:tab/><text:tab/><text:tab/><text:tab/><text:tab/><text:tab/><text:tab/></text:span></text:p>
      <text:p text:style-name="P406"><text:span text:style-name="T1383">&lt;</text:span><text:span text:style-name="T1397">p</text:span><text:span text:style-name="T1383">&gt;&lt;</text:span><text:span text:style-name="T1397">a</text:span> <text:span text:style-name="T1412">href</text:span>=<text:span text:style-name="T1436">"https://www.w3schools.com"</text:span> <text:tab/><text:tab/><text:tab/><text:tab/><text:tab/><text:tab/><text:tab/><text:span text:style-name="T1412">target</text:span>=<text:span text:style-name="T1436">"iframe_a"</text:span><text:span text:style-name="T1383">&gt;</text:span>W3Schools.com<text:span text:style-name="T1383">&lt;/</text:span><text:span text:style-name="T1397">a</text:span><text:span text:style-name="T1383">&gt;&lt;/</text:span><text:span text:style-name="T1397">p</text:span><text:span text:style-name="T1383">&gt;<text:tab/><text:tab/><text:tab/><text:tab/><text:tab/></text:span></text:p>
      <text:p text:style-name="P440"/>
      <text:p text:style-name="P40"><text:span text:style-name="T600"><text:tab/>Cuidado </text:span><text:span text:style-name="T601">ao escolher trabalhar com iframes porque essa ação pode comprometer a segurança de seu site, expondo-o a vulnerabilidades como ataque</text:span><text:span text:style-name="T602">s</text:span><text:span text:style-name="T601"> de cross-site scripting (XSS). É por isso que alguns </text:span><text:span text:style-name="T600">sites bloqueiam sua atualização via iframe</text:span><text:span text:style-name="T601">s</text:span><text:span text:style-name="T600">.</text:span></text:p>
      <text:p text:style-name="P40"/>
      <text:p text:style-name="P40"><text:span text:style-name="T603">Uma configuração que pode aumentar a segurança do iframe é o parâmetro </text:span><text:span text:style-name="T862">sandbox="san</text:span><text:span text:style-name="T863">d</text:span><text:span text:style-name="T862">box”</text:span><text:span text:style-name="T603">, </text:span><text:span text:style-name="T602">e</text:span><text:span text:style-name="T603">l</text:span><text:span text:style-name="T602">e</text:span><text:span text:style-name="T603"> pode impedir a captura de qualquer tipo de informação como, por exemplo, inputs de um formulário </text:span><text:span text:style-name="T604">ou execução de scripts</text:span><text:span text:style-name="T603">. <text:line-break/>E</text:span><text:span text:style-name="T604">xistem vários parâmetros, por e</text:span><text:span text:style-name="T603">xemplo:</text:span></text:p>
      <text:p text:style-name="P42"/>
      <text:p text:style-name="P125"><text:span text:style-name="T1067">&lt;</text:span><text:span text:style-name="T904">iframe</text:span><text:span text:style-name="T1000"> </text:span><text:span text:style-name="T1088">srcdoc</text:span><text:span text:style-name="T1000">=</text:span><text:span text:style-name="T965">"</text:span><text:span text:style-name="T1155">&lt;</text:span><text:span text:style-name="T965">h1&gt;Página exemplo</text:span><text:span text:style-name="T1155">&lt;</text:span><text:span text:style-name="T965">/h1&gt;"</text:span><text:span text:style-name="T1000"> </text:span><text:span text:style-name="T1088">frameborder</text:span><text:span text:style-name="T1000">=</text:span><text:span text:style-name="T965">"1"</text:span><text:span text:style-name="T1000"> </text:span><text:span text:style-name="T1088">sandbox</text:span><text:span text:style-name="T1000">=</text:span><text:span text:style-name="T965">"</text:span><text:span text:style-name="T1058">sanbox</text:span><text:span text:style-name="T965"> </text:span><text:span text:style-name="T985">allow-script</text:span><text:span text:style-name="T965">"</text:span><text:span text:style-name="T1000"> </text:span><text:span text:style-name="T1088">referrerpolicy</text:span><text:span text:style-name="T1000">=</text:span><text:span text:style-name="T965">"</text:span><text:span text:style-name="T1058">no-referrer</text:span><text:span text:style-name="T965">-when-downgrade"</text:span><text:span text:style-name="T1067">&gt;&lt;/</text:span><text:span text:style-name="T904">iframe</text:span><text:span text:style-name="T1067">&gt;<text:tab/><text:tab/><text:tab/><text:tab/><text:tab/><text:tab/><text:tab/><text:tab/><text:tab/></text:span></text:p>
      <text:p text:style-name="P119"/>
      <text:p text:style-name="P119"><text:soft-page-break/><text:span text:style-name="T610">Quando habilitamos a </text:span><text:span text:style-name="T611">política de </text:span><text:span text:style-name="T610">sandbox em nosso iframe, automaticamente o site que está dentro do quadro perde algumas funcionalidades, dentre elas:</text:span></text:p>
      <text:list text:style-name="L14">
        <text:list-item>
          <text:p text:style-name="P590">Não pode mais enviar dados de formulários</text:p>
        </text:list-item>
        <text:list-item>
          <text:p text:style-name="P590">Não pode mais executar scripts</text:p>
        </text:list-item>
        <text:list-item>
          <text:p text:style-name="P590">Desabilita todo tipo de API, janelas modais e popups</text:p>
        </text:list-item>
        <text:list-item>
          <text:p text:style-name="P566"><text:span text:style-name="T603">Desabilita todo tipo de plugin com </text:span><text:span text:style-name="T686">&lt;</text:span><text:span text:style-name="T687">embed&gt;</text:span><text:span text:style-name="T602">, </text:span><text:span text:style-name="T687">&lt;object&gt;</text:span><text:span text:style-name="T602">, </text:span><text:span text:style-name="T687">&lt;applet&gt;</text:span></text:p>
        </text:list-item>
        <text:list-item>
          <text:p text:style-name="P590">Evita que o site dentro do iframe assuma a navegação top level do navegador</text:p>
        </text:list-item>
        <text:list-item>
          <text:p text:style-name="P590">Bloqueia recursos como autoplay e foco automático em elementos de formulário </text:p>
        </text:list-item>
      </text:list>
      <text:p text:style-name="P227"/>
      <text:p text:style-name="P22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678">no-referrer, no-referrer-when-downgrade, same-origin, unsafe-url</text:span>, etc…</text:p>
      <text:p text:style-name="P300">Listas</text:p>
      <text:p text:style-name="P303"/>
      <text:p text:style-name="P241"><text:span text:style-name="T1343">L</text:span><text:span text:style-name="T1342">istas</text:span> são muito úteis, elas simplificam e sintetizam o conteúdo a ser passado e faz a demarcação de cada item para facilitar a visualização. </text:p>
      <text:p text:style-name="P248"/>
      <text:p text:style-name="P242"><text:span text:style-name="T1322">&lt;ol </text:span><text:span text:style-name="T1477">type</text:span><text:span text:style-name="T1323">=”</text:span><text:span text:style-name="T1381">a</text:span><text:span text:style-name="T1323">” </text:span><text:span text:style-name="T1477">start</text:span><text:span text:style-name="T1323">=”</text:span><text:span text:style-name="T1381">5</text:span><text:span text:style-name="T1323">”</text:span><text:span text:style-name="T1322">&gt; </text:span><text:span text:style-name="T1323">&lt;/ol&gt;</text:span> ordered list: delimita uma <text:span text:style-name="T1342">lista ordenada</text:span>. Possui um parâmetro <text:span text:style-name="T1473">type</text:span>, onde <text:span text:style-name="T1372">personalizamos</text:span> o tipo de marcador da lista atual. As opções de valores para esse parâmetro são:</text:p>
      <text:p text:style-name="P241">‣ <text:span text:style-name="T1467">1</text:span> - Valor padrão. Cria listas numeradas. Ex: 1, 2, 3 … </text:p>
      <text:p text:style-name="P241">‣ <text:span text:style-name="T1467">A</text:span> - Cria listas alfabéticas em maiúsculas. Ex: A, B, C… </text:p>
      <text:p text:style-name="P241">‣ <text:span text:style-name="T1467">a</text:span> - Cria listas alfabéticas em minúsculas. Ex: a, b, c … </text:p>
      <text:p text:style-name="P241">‣ <text:span text:style-name="T1467">I</text:span> - Cria listas com algarismos romanos em maiúsculas.</text:p>
      <text:p text:style-name="P241">‣ <text:span text:style-name="T1467">i</text:span> - Cria listas com algarismos romanos em minúsculas.</text:p>
      <text:p text:style-name="P242">Você também pode indicar o início da contagem usando o parâmetro <text:span text:style-name="T1473">start</text:span>, <text:span text:style-name="T1463">mas tenha atenção pois ele é um parâmetro </text:span><text:span text:style-name="T1653">somente </text:span><text:span text:style-name="T1463">numérico!</text:span></text:p>
      <text:p text:style-name="P241"/>
      <text:p text:style-name="P248"><text:span text:style-name="T1322">&lt;li&gt;</text:span> list item: identifica cada <text:span text:style-name="T1342">item da lista</text:span> (seu fechamento <text:span text:style-name="T1544">é </text:span>opcional)</text:p>
      <text:p text:style-name="P248"><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8"/>
      <text:p text:style-name="P248"/>
      <text:p text:style-name="P248"/>
      <text:p text:style-name="P248"/>
      <text:p text:style-name="P248"/>
      <text:p text:style-name="P248"/>
      <text:p text:style-name="P248"/>
      <text:p text:style-name="P249"><text:span text:style-name="T1317">&lt;ul&gt;</text:span> unordered list: <text:span text:style-name="T1342">listas com marcadores</text:span>, são aquelas onde a ordem dos itens não influenciará no significado da lista.</text:p>
      <text:p text:style-name="P249"><text:tab/>O marcador padrão é a bolinha preta totalmente preenchida (<text:span text:style-name="T1464">disc</text:span>), mas existe a opção de configurar a propriedade <text:span text:style-name="T1474">type</text:span> da tag com os valores: </text:p>
      <text:p text:style-name="P249">‣ <text:span text:style-name="T1474">disc</text:span> – <text:span text:style-name="T1653">(by default)</text:span>. Uma bola preta totalmente pintada </text:p>
      <text:p text:style-name="P249">‣ <text:span text:style-name="T1474">circle</text:span> - Uma bola com uma borda preta e sem preenchimento </text:p>
      <text:p text:style-name="P249">‣ <text:span text:style-name="T1474">square</text:span> - Um pequeno quadrado preto <text:span text:style-name="T1544">pintado</text:span> </text:p>
      <text:p text:style-name="P378"><text:span text:style-name="T925"><text:tab/></text:span><text:span text:style-name="T926">Também é possível</text:span><text:span text:style-name="T925"> personalizar o símbolo de cada elemento </text:span><text:span text:style-name="T932">via CSS</text:span><text:span text:style-name="T925">, usando a propriedade: </text:span><text:span text:style-name="T1421">list-style-type</text:span><text:span text:style-name="T1516">: </text:span><text:span text:style-name="T1443">'</text:span><text:span text:style-name="T1533">\2714\00A0\00A0</text:span><text:span text:style-name="T1443">'</text:span><text:span text:style-name="T1516"> </text:span><text:span text:style-name="T1502">/*O '</text:span><text:span text:style-name="T1503">\</text:span><text:span text:style-name="T1502">00A0' coloca um espaçamento, código do markcheck encontrado no emotepedia*/</text:span><text:span text:style-name="T1516">;</text:span></text:p>
      <text:p text:style-name="P267"/>
      <text:p text:style-name="P267">É possível <text:span text:style-name="T1338">aninhar</text:span> listas ou até mesmo misturar, juntando </text:p>
      <text:p text:style-name="P268">listas &lt;ol&gt; com &lt;ul&gt;, <text:span text:style-name="T1544">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50"/>
      <text:p text:style-name="P35"><text:span text:style-name="T769">&lt;</text:span><text:span text:style-name="T768">dl&gt;</text:span><text:span text:style-name="T753"> </text:span><text:span text:style-name="T201">definition list: delimita a lista de definição</text:span></text:p>
      <text:p text:style-name="P35"><text:span text:style-name="T768">&lt;dt&gt;</text:span><text:span text:style-name="T753"> </text:span><text:span text:style-name="T201">definition term: termo</text:span></text:p>
      <text:p text:style-name="P35"><text:span text:style-name="T768">&lt;dd&gt;</text:span><text:span text:style-name="T659"> </text:span><text:span text:style-name="T201">definition description: definição do termo</text:span></text:p>
      <text:p text:style-name="P270"><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7"/>
      <text:p text:style-name="P297"/>
      <text:p text:style-name="P312">Links</text:p>
      <text:p text:style-name="P304"/>
      <text:p text:style-name="P137"><text:span text:style-name="T761">&lt;a href=”</text:span><text:span text:style-name="T744">https://google.com</text:span><text:span text:style-name="T761">”&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51"/>
      <text:p text:style-name="P251">O <text:span text:style-name="T1379">atributo</text:span> <text:span text:style-name="T1474">hreflang</text:span> indica o idioma principal do site: </text:p>
      <text:p text:style-name="P329"><text:span text:style-name="T1396">&lt;</text:span><text:span text:style-name="T1411">a</text:span><text:span text:style-name="T1656"> </text:span><text:span text:style-name="T1435">href</text:span><text:span text:style-name="T1656">=</text:span><text:span text:style-name="T1456">”https://google.com”</text:span><text:span text:style-name="T1656"> </text:span><text:span text:style-name="T1435">hreflang</text:span><text:span text:style-name="T1656">=</text:span><text:span text:style-name="T1456">”en”</text:span><text:span text:style-name="T1396">&gt;&lt;/</text:span><text:span text:style-name="T1411">a</text:span><text:span text:style-name="T1396">&gt;</text:span></text:p>
      <text:p text:style-name="P269"/>
      <text:p text:style-name="P254"><text:span text:style-name="T1546">Link interno</text:span><text:span text:style-name="T1545"> faz </text:span><text:span text:style-name="T1557">ligação</text:span><text:span text:style-name="T1545"> com outra página do </text:span><text:span text:style-name="T1557">mesmo</text:span><text:span text:style-name="T1545"> site, que está dentro do mesmo servidor</text:span></text:p>
      <text:p text:style-name="P257"><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5">Note que não é necessário indicar a URL completa nesses casos. </text:p>
      <text:p text:style-name="P259"/>
      <text:p text:style-name="P6"><text:span text:style-name="T206">O</text:span><text:span text:style-name="T203"> </text:span><text:span text:style-name="T204">atributo</text:span><text:span text:style-name="T203"> </text:span><text:span text:style-name="T830">target</text:span><text:span text:style-name="T204"> </text:span><text:span text:style-name="T206">p</text:span><text:span text:style-name="T204">o</text:span><text:span text:style-name="T206">ssui os</text:span><text:span text:style-name="T204"> parâmetro</text:span><text:span text:style-name="T206">s:</text:span></text:p>
      <text:list text:style-name="L15">
        <text:list-item>
          <text:p text:style-name="P529"><text:span text:style-name="T738">_self</text:span><text:span text:style-name="T852">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29"><text:span text:style-name="T738">_blank</text:span><text:span text:style-name="T852">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29"><text:span text:style-name="T738">_</text:span><text:span text:style-name="T739">parent</text:span><text:span text:style-name="T203"> Abre a página no iframe pai </text:span><text:span text:style-name="T206">(ou n</text:span><text:span text:style-name="T203">o mesmo iframe se não houver pai. </text:span></text:p>
        </text:list-item>
        <text:list-item>
          <text:p text:style-name="P529"><text:span text:style-name="T738">_</text:span><text:span text:style-name="T739">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30"><text:span text:style-name="T738">_</text:span><text:span text:style-name="T739">nomeDoIframe</text:span><text:span text:style-name="T203"> Abre a página em um iframe nomeado.</text:span></text:p>
        </text:list-item>
      </text:list>
      <text:p text:style-name="P5"/>
      <text:p text:style-name="P5"><text:span text:style-name="T204">O atributo </text:span><text:span text:style-name="T830">rel</text:span><text:span text:style-name="T204"> </text:span><text:span text:style-name="T206">p</text:span><text:span text:style-name="T204">o</text:span><text:span text:style-name="T206">ssui os</text:span><text:span text:style-name="T204"> parâmetro</text:span><text:span text:style-name="T206">s:</text:span></text:p>
      <text:list text:style-name="L16">
        <text:list-item>
          <text:p text:style-name="P531"><text:span text:style-name="T740">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31"><text:span text:style-name="T740">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31"><text:span text:style-name="T740">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31"><text:span text:style-name="T740">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31"><text:span text:style-name="T740">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58"/>
      <text:p text:style-name="P260"/>
      <text:p text:style-name="P261">Note que o fechamento da tag <text:span text:style-name="T1390">&lt;/</text:span><text:span text:style-name="T1404">a</text:span><text:span text:style-name="T1390">&gt;</text:span> vem depois do <text:span text:style-name="T1606">texto-nome</text:span> do link, exemplo:</text:p>
      <text:p text:style-name="P314">acesse o meu <text:span text:style-name="T1383">&lt;</text:span><text:span text:style-name="T1397">a</text:span> <text:span text:style-name="T1412">href</text:span>=<text:span text:style-name="T1436">"https://www.youtube.com/watch?v=naFQrPhD09I"</text:span> </text:p>
      <text:p text:style-name="P317"><text:span text:style-name="T1413">target</text:span><text:span text:style-name="T1461">=</text:span><text:span text:style-name="T1437">"_self"</text:span><text:span text:style-name="T1461"> </text:span><text:span text:style-name="T1413">rel</text:span><text:span text:style-name="T1461">=</text:span><text:span text:style-name="T1437">"external"</text:span><text:span text:style-name="T1384">&gt;</text:span><text:span text:style-name="T1605">canal no youtube</text:span><text:span text:style-name="T1384">&lt;/</text:span><text:span text:style-name="T1398">a</text:span><text:span text:style-name="T1384">&gt;</text:span></text:p>
      <text:p text:style-name="P253"/>
      <text:p text:style-name="P253">Quando criar<text:span text:style-name="T1545"> </text:span><text:span text:style-name="T1547">L</text:span><text:span text:style-name="T1546">inks externos</text:span><text:span text:style-name="T1545">, </text:span>ou seja, que não pertençam ao seu site, é recomend<text:span text:style-name="T1592">ável</text:span> utilizar os atributos <text:span text:style-name="T1203">target=”_blank”</text:span> e <text:span text:style-name="T1203">rel=”external”</text:span></text:p>
      <text:p text:style-name="P256"><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2">Nestes casos, devemos indicar a URL <text:span text:style-name="T1338">completa</text:span>, <text:span text:style-name="T1575">pois t</text:span><text:span text:style-name="T1234">odo link externo precisa </text:span><text:span text:style-name="T1235">começar</text:span><text:span text:style-name="T1234"> com </text:span>o protocolo <text:span text:style-name="T1203">http://</text:span> ou <text:span text:style-name="T1203">http</text:span><text:span text:style-name="T1648">s</text:span><text:span text:style-name="T1203">://</text:span> <text:span text:style-name="T1576">mais </text:span>o caminho que leve <text:span text:style-name="T1460">a</text:span> uma página específica, se for necessário. </text:p>
      <text:p text:style-name="P262"/>
      <text:p text:style-name="P265"><text:span text:style-name="T1546">Link para download</text:span><text:span text:style-name="T1545">: </text:span><text:span text:style-name="T1557">são</text:span><text:span text:style-name="T1545"> necessário</text:span><text:span text:style-name="T1557">s</text:span><text:span text:style-name="T1545"> </text:span><text:span text:style-name="T1558">2 atributos:</text:span><text:span text:style-name="T1462"> </text:span></text:p>
      <text:list text:style-name="L17">
        <text:list-item>
          <text:p text:style-name="P592">O atributo <text:span text:style-name="T1477">download</text:span> indica o nome do arquivo</text:p>
        </text:list-item>
        <text:list-item>
          <text:p text:style-name="P532"><text:span text:style-name="T208">O atributo</text:span><text:span text:style-name="T209"> </text:span><text:span text:style-name="T853">type</text:span><text:span text:style-name="T209"> </text:span><text:span text:style-name="T210">indica a extensão do arquivo</text:span></text:p>
        </text:list-item>
      </text:list>
      <text:p text:style-name="P266"><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657">sobre </text:span><text:span text:style-name="T1203">media types</text:span>.</text:p>
      <text:p text:style-name="P263"/>
      <text:p text:style-name="P263">O atributo <text:span text:style-name="T1467">title</text:span> especifica informações extras sobre um elemento. <text:span text:style-name="T1673">Essas</text:span> informações geralmente são mostradas como um texto de dica quando o mouse passa sobre o elemento. <text:span text:style-name="T1673">Exemplo:</text:span></text:p>
      <text:p text:style-name="P330"><text:span text:style-name="T1383">&lt;</text:span><text:span text:style-name="T1397">a</text:span> <text:span text:style-name="T1412">href</text:span>=<text:span text:style-name="T1436">"https://www.w3schools.com/html/"</text:span> <text:span text:style-name="T1412">title</text:span>=<text:span text:style-name="T1436">"Go to W3Schools HTML section"</text:span><text:span text:style-name="T1383">&gt;</text:span>Visit our HTML Tutorial<text:span text:style-name="T1383">&lt;/</text:span><text:span text:style-name="T1397">a</text:span><text:span text:style-name="T1383">&gt;</text:span></text:p>
      <text:p text:style-name="P263"/>
      <text:p text:style-name="P30"><text:span text:style-name="T222">Use </text:span><text:span text:style-name="T792">mailto:</text:span><text:span text:style-name="T222"> dentro do atributo </text:span><text:span text:style-name="T792">href</text:span><text:span text:style-name="T222"> para criar um link que abre o programa de e-mail do usuário (para permitir que ele envie um novo e-mail). </text:span><text:span text:style-name="T223">Exemplo:</text:span></text:p>
      <text:p text:style-name="P30"><text:span text:style-name="T1079">&lt;</text:span><text:span text:style-name="T919">a</text:span><text:span text:style-name="T1161"> </text:span><text:span text:style-name="T1109">href</text:span><text:span text:style-name="T1161">=</text:span><text:span text:style-name="T958">"mailto:someone@example.com"</text:span><text:span text:style-name="T1079">&gt;</text:span><text:span text:style-name="T1161">Send email</text:span><text:span text:style-name="T1079">&lt;/</text:span><text:span text:style-name="T919">a</text:span><text:span text:style-name="T1079">&gt;</text:span></text:p>
      <text:p text:style-name="P264"><text:line-break/>Um <text:span text:style-name="T1211">file path</text:span> descreve a localização de um arquivo na estrutura de pastas de um site.</text:p>
      <text:p text:style-name="P264"><text:span text:style-name="T1674">&lt;img src="</text:span><text:span text:style-name="T1676">picture.jpg</text:span><text:span text:style-name="T1674">"&gt; o arquivo está localizado na </text:span><text:span text:style-name="T1675">mesma pasta</text:span><text:span text:style-name="T1674"> da página atual</text:span></text:p>
      <text:p text:style-name="P31"><text:span text:style-name="T695">&lt;img src="images</text:span><text:span text:style-name="T895">/</text:span><text:span text:style-name="T1185">picture.jpg</text:span><text:span text:style-name="T695">"&gt; localizado na </text:span><text:span text:style-name="T697">pasta</text:span><text:span text:style-name="T695"> de imagens </text:span><text:span text:style-name="T698">dentro</text:span><text:span text:style-name="T696"> </text:span><text:span text:style-name="T695">da </text:span><text:span text:style-name="T697">pasta</text:span><text:span text:style-name="T695"> </text:span><text:span text:style-name="T697">atual</text:span></text:p>
      <text:p text:style-name="P31"><text:span text:style-name="T695">&lt;img src="</text:span><text:span text:style-name="T895">/</text:span><text:span text:style-name="T695">images/</text:span><text:span text:style-name="T1185">picture.jpg</text:span><text:span text:style-name="T695">"&gt; está na pasta de imagens, na </text:span><text:span text:style-name="T698">root</text:span><text:span text:style-name="T695"> da web atual</text:span></text:p>
      <text:p text:style-name="P31"><text:span text:style-name="T695">&lt;img src="</text:span><text:span text:style-name="T895">../</text:span><text:span text:style-name="T1185">picture.jpg</text:span><text:span text:style-name="T695">"&gt; </text:span><text:span text:style-name="T696">está </text:span><text:span text:style-name="T695">localizado na </text:span><text:span text:style-name="T697">pasta um nível acima</text:span><text:span text:style-name="T695"> da pasta atual</text:span></text:p>
      <text:p text:style-name="P313">Tabelas</text:p>
      <text:p text:style-name="P198"><text:span text:style-name="T1367"><text:line-break/></text:span><text:span text:style-name="T1564">&lt;table&gt;</text:span><text:span text:style-name="T1367"> cria tabela<text:line-break/></text:span><text:span text:style-name="T1564">&lt;caption&gt;</text:span><text:span text:style-name="T1367"> designa o </text:span><text:span text:style-name="T1339">título da tabela</text:span><text:span text:style-name="T1548"><text:line-break/></text:span><text:span text:style-name="T1568">&lt;</text:span><text:span text:style-name="T1571">thead</text:span><text:span text:style-name="T1568">&gt;</text:span><text:span text:style-name="T1548"> </text:span><text:span text:style-name="T1552">agrupa os elementos do </text:span><text:span text:style-name="T1340">cabeçalho</text:span><text:span text:style-name="T1548"><text:line-break/></text:span><text:span text:style-name="T1568">&lt;</text:span><text:span text:style-name="T1571">tbody</text:span><text:span text:style-name="T1568">&gt;</text:span><text:span text:style-name="T1548"> </text:span><text:span text:style-name="T1552">agrupa os elementos do </text:span><text:span text:style-name="T1340">corpo</text:span><text:span text:style-name="T1548"><text:line-break/></text:span><text:span text:style-name="T1568">&lt;</text:span><text:span text:style-name="T1571">tfoot</text:span><text:span text:style-name="T1568">&gt;</text:span><text:span text:style-name="T1548"> <text:s/></text:span><text:span text:style-name="T1552">agrupa os elementos do </text:span><text:span text:style-name="T1340">rodapé</text:span></text:p>
      <text:p text:style-name="P379"><text:span text:style-name="T1043">&lt;tr&gt;</text:span><text:span text:style-name="T943"> table </text:span><text:span text:style-name="T946">rows</text:span><text:span text:style-name="T943">, </text:span><text:span text:style-name="T944">cria</text:span><text:span text:style-name="T943"> as </text:span><text:span text:style-name="T949">linhas</text:span><text:span text:style-name="T943"><text:line-break/></text:span><text:span text:style-name="T1043">&lt;th&gt;</text:span><text:span text:style-name="T945"> table head, </text:span><text:span text:style-name="T943">designa </text:span><text:span text:style-name="T950">título da coluna</text:span><text:span text:style-name="T947">, </text:span><text:span text:style-name="T946">dentro de cada linha</text:span></text:p>
      <text:p text:style-name="P59"><text:span text:style-name="T540"><text:tab/></text:span><text:span text:style-name="T1064">&lt;</text:span><text:span text:style-name="T901">th</text:span><text:span text:style-name="T996"> </text:span><text:span text:style-name="T1084">scope</text:span><text:span text:style-name="T996">=</text:span><text:span text:style-name="T960">"col</text:span><text:span text:style-name="T961">group</text:span><text:span text:style-name="T960">"</text:span><text:span text:style-name="T1064">&gt;&lt;/</text:span><text:span text:style-name="T901">th</text:span><text:span text:style-name="T1064">&gt;</text:span><text:span text:style-name="T540"> </text:span><text:span text:style-name="T541">o atributo </text:span><text:span text:style-name="T857">scope</text:span><text:span text:style-name="T540"> </text:span><text:span text:style-name="T541">tem apenas </text:span><text:span text:style-name="T510">valor semântico</text:span><text:span text:style-name="T541"> e </text:span><text:span text:style-name="T542">define o escopo, ou seja,</text:span><text:span text:style-name="T540"> se a </text:span><text:span text:style-name="T679">&lt;t</text:span><text:span text:style-name="T680">h</text:span><text:span text:style-name="T679">&gt;</text:span><text:span text:style-name="T540"> é um cabeçalho para coluna </text:span><text:span text:style-name="T543">ou</text:span><text:span text:style-name="T540"> linha ou</text:span><text:span text:style-name="T542"> </text:span><text:span text:style-name="T540">grupo de colunas ou linhas.</text:span><text:span text:style-name="T412"><text:line-break/></text:span><text:span text:style-name="T1033">&lt;td&gt;</text:span><text:span text:style-name="T412"> table </text:span><text:span text:style-name="T540">data</text:span><text:span text:style-name="T412">, </text:span><text:span text:style-name="T417">cria</text:span><text:span text:style-name="T412"> as </text:span><text:span text:style-name="T509">células</text:span><text:span text:style-name="T412">, dentro de cada linha. </text:span><text:span text:style-name="T418">(fechamento opcional)</text:span><text:span text:style-name="T412"><text:line-break/><text:tab/></text:span><text:span text:style-name="T1076">&lt;</text:span><text:span text:style-name="T915">td</text:span><text:span text:style-name="T1015"> </text:span><text:span text:style-name="T1106">rowspan</text:span><text:span text:style-name="T1015">=</text:span><text:span text:style-name="T983">"2"</text:span><text:span text:style-name="T1076">&gt;&lt;/</text:span><text:span text:style-name="T915">td</text:span><text:span text:style-name="T1076">&gt;</text:span><text:span text:style-name="T412"> </text:span><text:span text:style-name="T419">o atributo </text:span><text:span text:style-name="T857">rowspan</text:span><text:span text:style-name="T412"> faz a célula ocupar mais de uma </text:span><text:span text:style-name="T540">linha, </text:span><text:span text:style-name="T411">expan</text:span><text:span text:style-name="T419">dindo-a</text:span><text:span text:style-name="T412"> </text:span><text:span text:style-name="T420">(</text:span><text:span text:style-name="T511">mesclar </text:span><text:span text:style-name="T512">vertical</text:span><text:span text:style-name="T420">)</text:span><text:span text:style-name="T412"><text:line-break/><text:tab/></text:span><text:span text:style-name="T1076">&lt;</text:span><text:span text:style-name="T915">td</text:span><text:span text:style-name="T1015"> </text:span><text:span text:style-name="T1107">cols</text:span><text:span text:style-name="T1106">pan</text:span><text:span text:style-name="T1015">=</text:span><text:span text:style-name="T983">"2"</text:span><text:span text:style-name="T1076">&gt;&lt;/</text:span><text:span text:style-name="T915">td</text:span><text:span text:style-name="T1076">&gt;</text:span><text:span text:style-name="T412"> </text:span><text:span text:style-name="T419">o atributo </text:span><text:span text:style-name="T858">col</text:span><text:span text:style-name="T857">span</text:span><text:span text:style-name="T1154"> </text:span><text:span text:style-name="T412">faz a célula ocupar mais de uma </text:span><text:span text:style-name="T539">coluna</text:span><text:span text:style-name="T540"> </text:span><text:span text:style-name="T541">(</text:span><text:span text:style-name="T512">mesclar horizontal</text:span><text:span text:style-name="T419">)</text:span></text:p>
      <text:p text:style-name="P197"/>
      <text:p text:style-name="P65"><text:span text:style-name="T421">Em CSS, a propriedade </text:span><text:span text:style-name="T1033">border-collapse </text:span><text:span text:style-name="T421">define se as bordas da tabela devem ser </text:span><text:span text:style-name="T513">unidas</text:span><text:span text:style-name="T421"> em uma única borda ou </text:span><text:span text:style-name="T514">separadas</text:span><text:span text:style-name="T544">, respectivamente. Exemplo</text:span><text:span text:style-name="T545">s</text:span><text:span text:style-name="T544">:</text:span></text:p>
      <text:p text:style-name="P89"><text:span text:style-name="T1429">border-collapse</text:span><text:span text:style-name="T1526">: </text:span><text:span text:style-name="T1451">collapse</text:span><text:span text:style-name="T1526">;</text:span></text:p>
      <text:p text:style-name="P89"><text:span text:style-name="T1429">border-collapse</text:span><text:span text:style-name="T1526">: </text:span><text:span text:style-name="T1451">separate</text:span><text:span text:style-name="T1526">;</text:span></text:p>
      <text:p text:style-name="P207"/>
      <text:p text:style-name="P60"><text:span text:style-name="T418">Para alinhar as </text:span><text:span text:style-name="T672">&lt;td&gt;</text:span><text:span text:style-name="T418"> horizontalmente, use a propriedade </text:span><text:span text:style-name="T1033">text-align</text:span><text:span text:style-name="T418">.</text:span></text:p>
      <text:p text:style-name="P65"><text:span text:style-name="T418">Já para alinhar verticalmente, use a propriedade </text:span><text:span text:style-name="T1033">vertical-align</text:span><text:span text:style-name="T418">.<text:line-break/>Exemplos: </text:span></text:p>
      <text:p text:style-name="P89"><text:span text:style-name="T1430">text-align</text:span><text:span text:style-name="T1527">: </text:span><text:span text:style-name="T1452">center</text:span><text:span text:style-name="T1527">; <text:tab/></text:span></text:p>
      <text:p text:style-name="P89"><text:span text:style-name="T1430">vertical-align</text:span><text:span text:style-name="T1527">: </text:span><text:span text:style-name="T1607">middle</text:span><text:span text:style-name="T1527">;</text:span></text:p>
      <text:p text:style-name="P180"/>
      <text:p text:style-name="P76"/>
      <text:p text:style-name="P75"><text:span text:style-name="T418">Para criar </text:span><text:span text:style-name="T1149">efeito zebrado nas linhas da tabela</text:span><text:span text:style-name="T418">, utilize a seguinte configuração CSS:</text:span></text:p>
      <text:p text:style-name="P463"><text:span text:style-name="T1147">tbody</text:span><text:span text:style-name="T1013"> &gt; </text:span><text:span text:style-name="T1147">tr:</text:span><text:span text:style-name="T1059">nth-child(</text:span><text:span text:style-name="T1013">even</text:span><text:span text:style-name="T1059">)</text:span><text:span text:style-name="T1013"> {<text:tab/><text:tab/><text:tab/><text:tab/><text:tab/><text:tab/><text:tab/><text:tab/></text:span></text:p>
      <text:p text:style-name="P462"><text:span text:style-name="T1176">/* </text:span><text:span text:style-name="T1177">exemplos de parâmetros: </text:span><text:span text:style-name="T1176">2n / </text:span><text:span text:style-name="T1177">2n-1 / </text:span><text:span text:style-name="T1060">even</text:span><text:span text:style-name="T1177">(par) / </text:span><text:span text:style-name="T1060">odd</text:span><text:span text:style-name="T1177">(ímpar)</text:span><text:span text:style-name="T1176"> */<text:tab/><text:line-break/><text:tab/></text:span><text:span text:style-name="T1427">background-color</text:span><text:span text:style-name="T1523">: </text:span><text:span text:style-name="T1450">lightgray</text:span><text:span text:style-name="T1523">;</text:span><text:span text:style-name="T1524">}</text:span><text:span text:style-name="T1523"><text:tab/><text:tab/><text:tab/><text:tab/><text:tab/><text:tab/><text:tab/></text:span></text:p>
      <text:p text:style-name="P181"/>
      <text:p text:style-name="P49"><text:span text:style-name="T422">Para </text:span><text:span text:style-name="T1149">fixar o cabeçalho no topo da tabela</text:span><text:span text:style-name="T422">, use a seguinte configuração:</text:span></text:p>
      <text:p text:style-name="P462"><text:span text:style-name="T1148">head</text:span><text:span text:style-name="T1014"> &gt; </text:span><text:span text:style-name="T1148">tr</text:span><text:span text:style-name="T1014"> &gt; </text:span><text:span text:style-name="T1148">th</text:span><text:span text:style-name="T1014"> {<text:tab/><text:tab/><text:tab/><text:tab/><text:tab/><text:tab/><text:tab/><text:tab/><text:tab/><text:tab/><text:tab/><text:tab/></text:span><text:span text:style-name="T1427">position</text:span><text:span text:style-name="T1523">: </text:span><text:span text:style-name="T1450">sticky</text:span><text:span text:style-name="T1523">; </text:span><text:span text:style-name="T1508">/*é preciso que a &lt;table&gt; esteja<text:tab/><text:tab/><text:tab/><text:tab/>configurada com position: absolute*/<text:tab/><text:tab/><text:tab/><text:tab/><text:tab/><text:tab/></text:span></text:p>
      <text:p text:style-name="P412"><text:span text:style-name="T1425"><text:tab/>top</text:span><text:span text:style-name="T1494">: </text:span><text:span text:style-name="T1540">-1px</text:span><text:span text:style-name="T1494">; </text:span><text:span text:style-name="T1506">/*é preciso </text:span><text:span text:style-name="T1507">declarar</text:span><text:span text:style-name="T1506"> </text:span><text:span text:style-name="T1507">o ponto de fixação</text:span><text:span text:style-name="T1506">*/<text:tab/><text:tab/><text:tab/></text:span></text:p>
      <text:p text:style-name="P413"><text:span text:style-name="T1425"><text:tab/>background-color</text:span><text:span text:style-name="T1494">: </text:span><text:span text:style-name="T1448">lightgray</text:span><text:span text:style-name="T1494">;</text:span><text:span text:style-name="T1495">}</text:span><text:span text:style-name="T1494"> </text:span><text:span text:style-name="T1506">/*é importante colorir a &lt;th&gt;*/<text:tab/></text:span></text:p>
      <text:p text:style-name="P182"/>
      <text:p text:style-name="P36"><text:span text:style-name="T423">Para </text:span><text:span text:style-name="T1149">aplicar estilo nas colunas d</text:span><text:span text:style-name="T1150">a</text:span><text:span text:style-name="T1149"> tabela</text:span><text:span text:style-name="T423"> use a tag </text:span><text:span text:style-name="T1033">&lt;colgroup&gt;</text:span><text:span text:style-name="T423"> </text:span><text:span text:style-name="T424">combinada com a tag</text:span><text:span text:style-name="T423"> </text:span><text:span text:style-name="T1034">&lt;col&gt;</text:span><text:span text:style-name="T424">. Usando o</text:span><text:span text:style-name="T1035"> </text:span><text:span text:style-name="T424">atributo </text:span><text:span text:style-name="T814">&lt;span&gt;</text:span><text:span text:style-name="T424">, o estilo é aplicado nas colunas seguintes </text:span><text:span text:style-name="T425">também</text:span><text:span text:style-name="T424">. </text:span><text:span text:style-name="T423">Exemplo:</text:span></text:p>
      <text:p text:style-name="P36"/>
      <text:p text:style-name="P408"><text:span text:style-name="T1073">&lt;/</text:span><text:span text:style-name="T911">style</text:span><text:span text:style-name="T1073">&gt;<text:tab/><text:tab/><text:tab/><text:tab/><text:tab/><text:tab/><text:tab/><text:tab/><text:tab/><text:tab/></text:span></text:p>
      <text:p text:style-name="P409"><text:span text:style-name="T1534"><text:tab/>col.destaque</text:span><text:span text:style-name="T1494"> {<text:tab/><text:tab/><text:tab/><text:tab/><text:tab/><text:tab/><text:tab/><text:tab/></text:span></text:p>
      <text:p text:style-name="P409"><text:span text:style-name="T1425"><text:tab/><text:tab/>background-color</text:span><text:span text:style-name="T1494">: </text:span><text:span text:style-name="T1448">chartreuse</text:span><text:span text:style-name="T1494">;<text:tab/><text:tab/><text:tab/><text:tab/></text:span></text:p>
      <text:p text:style-name="P407"><text:tab/>}<text:tab/><text:tab/><text:tab/><text:tab/><text:tab/><text:tab/><text:tab/><text:tab/><text:tab/><text:tab/></text:p>
      <text:p text:style-name="P409"><text:span text:style-name="T1534"><text:tab/>col.c_sexo</text:span><text:span text:style-name="T1494">, </text:span><text:span text:style-name="T1534">col.c_idade</text:span><text:span text:style-name="T1494">, </text:span><text:span text:style-name="T1534">col.c_profissao</text:span><text:span text:style-name="T1494"> {<text:tab/><text:tab/></text:span></text:p>
      <text:p text:style-name="P409"><text:span text:style-name="T1425"><text:tab/><text:tab/>background-color</text:span><text:span text:style-name="T1494">: </text:span><text:span text:style-name="T1448">yellow</text:span><text:span text:style-name="T1494">;<text:tab/><text:tab/><text:tab/><text:tab/></text:span></text:p>
      <text:p text:style-name="P407"><text:tab/>}<text:tab/><text:tab/><text:tab/><text:tab/><text:tab/><text:tab/><text:tab/><text:tab/><text:tab/><text:tab/></text:p>
      <text:p text:style-name="P409"><text:span text:style-name="T1534"><text:tab/>col.c_grupo</text:span><text:span text:style-name="T1494"> {<text:tab/><text:tab/><text:tab/><text:tab/><text:tab/><text:tab/><text:tab/><text:tab/></text:span></text:p>
      <text:p text:style-name="P409"><text:span text:style-name="T1425"><text:tab/><text:tab/>background-color</text:span><text:span text:style-name="T1494">: </text:span><text:span text:style-name="T1448">lightcoral</text:span><text:span text:style-name="T1494">;<text:tab/><text:tab/><text:tab/><text:tab/></text:span></text:p>
      <text:p text:style-name="P407"><text:tab/>}<text:tab/><text:tab/><text:tab/><text:tab/><text:tab/><text:tab/><text:tab/><text:tab/><text:tab/><text:tab/></text:p>
      <text:p text:style-name="P410"><text:span text:style-name="T1393">&lt;/</text:span><text:span text:style-name="T1407">style</text:span><text:span text:style-name="T1393">&gt;<text:tab/><text:tab/><text:tab/><text:tab/><text:tab/><text:tab/><text:tab/><text:tab/><text:tab/><text:tab/></text:span></text:p>
      <text:p text:style-name="P461">&lt;table&gt;<text:tab/><text:tab/><text:tab/><text:tab/><text:tab/><text:tab/><text:tab/><text:tab/><text:tab/><text:tab/></text:p>
      <text:p text:style-name="P409"><text:span text:style-name="T1393"><text:tab/>&lt;</text:span><text:span text:style-name="T1407">colgroup</text:span><text:span text:style-name="T1393">&gt;<text:tab/><text:tab/><text:tab/><text:tab/><text:tab/><text:tab/><text:tab/><text:tab/></text:span></text:p>
      <text:p text:style-name="P409"><text:span text:style-name="T1393"><text:tab/><text:tab/>&lt;</text:span><text:span text:style-name="T1407">col</text:span><text:span text:style-name="T1494"> </text:span><text:span text:style-name="T1425">class</text:span><text:span text:style-name="T1494">=</text:span><text:span text:style-name="T1448">"c_nome destaque"</text:span><text:span text:style-name="T1393">&gt;<text:tab/><text:tab/><text:tab/><text:tab/></text:span></text:p>
      <text:p text:style-name="P409"><text:span text:style-name="T1393"><text:tab/><text:tab/>&lt;</text:span><text:span text:style-name="T1407">col</text:span><text:span text:style-name="T1494"> </text:span><text:span text:style-name="T1425">class</text:span><text:span text:style-name="T1494">=</text:span><text:span text:style-name="T1448">"c_sexo c_grupo"</text:span><text:span text:style-name="T1494"> </text:span><text:span text:style-name="T1425">span</text:span><text:span text:style-name="T1494">=</text:span><text:span text:style-name="T1448">"2"</text:span><text:span text:style-name="T1393">&gt;<text:tab/><text:tab/></text:span></text:p>
      <text:p text:style-name="P409"><text:span text:style-name="T1393"><text:tab/><text:tab/>&lt;</text:span><text:span text:style-name="T1407">col</text:span><text:span text:style-name="T1494"> </text:span><text:span text:style-name="T1425">class</text:span><text:span text:style-name="T1494">=</text:span><text:span text:style-name="T1448">"c_idade"</text:span><text:span text:style-name="T1393">&gt;<text:tab/><text:tab/><text:tab/><text:tab/><text:tab/></text:span></text:p>
      <text:p text:style-name="P409"><text:span text:style-name="T1393"><text:tab/><text:tab/>&lt;</text:span><text:span text:style-name="T1407">col</text:span><text:span text:style-name="T1494"> </text:span><text:span text:style-name="T1425">class</text:span><text:span text:style-name="T1494">=</text:span><text:span text:style-name="T1448">"c_profissao"</text:span><text:span text:style-name="T1393">&gt;<text:tab/><text:tab/><text:tab/><text:tab/></text:span></text:p>
      <text:p text:style-name="P409"><text:span text:style-name="T1393"><text:tab/>&lt;/</text:span><text:span text:style-name="T1407">colgroup</text:span><text:span text:style-name="T1393">&gt;<text:tab/><text:tab/><text:tab/><text:tab/><text:tab/><text:tab/><text:tab/><text:tab/></text:span></text:p>
      <text:p text:style-name="P409"><text:span text:style-name="T1393"><text:tab/>&lt;</text:span><text:span text:style-name="T1407">caption</text:span><text:span text:style-name="T1393">&gt;&lt;</text:span><text:span text:style-name="T1407">strong</text:span><text:span text:style-name="T1393">&gt;</text:span><text:span text:style-name="T1494">Cadastro</text:span><text:span text:style-name="T1393">&lt;/</text:span><text:span text:style-name="T1407">strong</text:span><text:span text:style-name="T1393">&gt;&lt;/</text:span><text:span text:style-name="T1407">caption</text:span><text:span text:style-name="T1393">&gt;<text:tab/><text:tab/></text:span></text:p>
      <text:p text:style-name="P409"><text:span text:style-name="T1393"><text:tab/>&lt;</text:span><text:span text:style-name="T1407">tr</text:span><text:span text:style-name="T1393">&gt;<text:tab/><text:tab/><text:tab/><text:tab/><text:tab/><text:tab/><text:tab/><text:tab/><text:tab/><text:tab/></text:span></text:p>
      <text:p text:style-name="P409"><text:span text:style-name="T1393"><text:tab/><text:tab/>&lt;</text:span><text:span text:style-name="T1407">th</text:span><text:span text:style-name="T1494"> </text:span><text:span text:style-name="T1425">scope</text:span><text:span text:style-name="T1494">=</text:span><text:span text:style-name="T1448">"col"</text:span><text:span text:style-name="T1393">&gt;</text:span><text:span text:style-name="T1494">Nome</text:span><text:span text:style-name="T1393">&lt;/</text:span><text:span text:style-name="T1407">th</text:span><text:span text:style-name="T1393">&gt;<text:tab/><text:tab/><text:tab/><text:tab/></text:span></text:p>
      <text:p text:style-name="P409"><text:span text:style-name="T1393"><text:tab/><text:tab/>&lt;</text:span><text:span text:style-name="T1407">th</text:span><text:span text:style-name="T1494"> </text:span><text:span text:style-name="T1425">scope</text:span><text:span text:style-name="T1494">=</text:span><text:span text:style-name="T1448">"col"</text:span><text:span text:style-name="T1393">&gt;</text:span><text:span text:style-name="T1494">Sexo</text:span><text:span text:style-name="T1393">&lt;/</text:span><text:span text:style-name="T1407">th</text:span><text:span text:style-name="T1393">&gt;<text:tab/><text:tab/><text:tab/><text:tab/></text:span></text:p>
      <text:p text:style-name="P409"><text:span text:style-name="T1393"><text:tab/><text:tab/>&lt;</text:span><text:span text:style-name="T1407">th</text:span><text:span text:style-name="T1494"> </text:span><text:span text:style-name="T1425">scope</text:span><text:span text:style-name="T1494">=</text:span><text:span text:style-name="T1448">"col"</text:span><text:span text:style-name="T1393">&gt;</text:span><text:span text:style-name="T1494">Idade</text:span><text:span text:style-name="T1393">&lt;/</text:span><text:span text:style-name="T1407">th</text:span><text:span text:style-name="T1393">&gt;<text:tab/><text:tab/><text:tab/><text:tab/></text:span></text:p>
      <text:p text:style-name="P409"><text:span text:style-name="T1393"><text:tab/><text:tab/>&lt;</text:span><text:span text:style-name="T1407">th</text:span><text:span text:style-name="T1494"> </text:span><text:span text:style-name="T1425">scope</text:span><text:span text:style-name="T1494">=</text:span><text:span text:style-name="T1448">"col"</text:span><text:span text:style-name="T1393">&gt;</text:span><text:span text:style-name="T1494">Profissão</text:span><text:span text:style-name="T1393">&lt;/</text:span><text:span text:style-name="T1407">th</text:span><text:span text:style-name="T1393">&gt;<text:tab/><text:tab/><text:tab/></text:span></text:p>
      <text:p text:style-name="P411"><text:span text:style-name="T1393"><text:tab/>&lt;/</text:span><text:span text:style-name="T1407">tr</text:span><text:span text:style-name="T1393">&gt;<text:tab/><text:tab/><text:tab/><text:tab/><text:tab/><text:tab/><text:tab/><text:tab/><text:tab/></text:span></text:p>
      <text:p text:style-name="P411"><text:span text:style-name="T1407">&lt;/table&gt;<text:tab/></text:span><text:span text:style-name="T1393"><text:tab/><text:tab/><text:tab/><text:tab/><text:tab/><text:tab/><text:tab/><text:tab/><text:tab/></text:span></text:p>
      <text:p text:style-name="P438"/>
      <text:p text:style-name="P187"><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37"/>
      <text:p text:style-name="P46"><text:span text:style-name="T462">Para tornar as tabelas mais </text:span><text:span text:style-name="T525">responsivas</text:span><text:span text:style-name="T462">, envelope-as dentro de uma </text:span><text:span text:style-name="T677">&lt;div&gt;</text:span><text:span text:style-name="T462"> e aplique o estilo </text:span><text:span text:style-name="T1102">overflow</text:span><text:span text:style-name="T1011">: </text:span><text:span text:style-name="T986">auto</text:span><text:span text:style-name="T1011">;</text:span><text:span text:style-name="T462"> para habilitar a barra de rolagem horizontal </text:span><text:span text:style-name="T463">apenas na tabela</text:span><text:span text:style-name="T462">.</text:span></text:p>
      <text:p text:style-name="P186"/>
      <text:p text:style-name="P186">Exemplo de anatomia para tabelas grandes:</text:p>
      <text:p text:style-name="P186">TABLE</text:p>
      <text:p text:style-name="P186"><text:tab/>CAPTION</text:p>
      <text:p text:style-name="P186"><text:tab/>THEAD</text:p>
      <text:p text:style-name="P186"><text:tab/><text:tab/> TR, TH</text:p>
      <text:p text:style-name="P186"><text:tab/>TBODY</text:p>
      <text:p text:style-name="P186"><text:tab/><text:tab/>TR, TD, TH</text:p>
      <text:p text:style-name="P186"><text:tab/>TFOOT</text:p>
      <text:p text:style-name="P186"><text:tab/><text:tab/>TR, TH, TD</text:p>
      <text:p text:style-name="P186"/>
      <text:h text:style-name="P501" text:outline-level="1"><text:span text:style-name="T954">F</text:span><text:span text:style-name="T953">ormulários</text:span></text:h>
      <text:p text:style-name="P196"/>
      <text:p text:style-name="P415"><text:span text:style-name="Strong_20_Emphasis"><text:span text:style-name="T1025">&lt;form&gt;</text:span></text:span><text:span text:style-name="Strong_20_Emphasis"><text:span text:style-name="T334"> </text:span></text:span><text:span text:style-name="T334">inicia um formulário, delimit</text:span><text:span text:style-name="T335">ando</text:span><text:span text:style-name="T334"> </text:span><text:span text:style-name="T335">sua</text:span><text:span text:style-name="T334"> área. </text:span><text:span text:style-name="T345">Seus principais parâmetros são</text:span><text:span text:style-name="T334">:</text:span></text:p>
      <text:list text:style-name="L18">
        <text:list-item>
          <text:p text:style-name="P542"><text:span text:style-name="T837">method:</text:span><text:span text:style-name="T578"> é o método HTTP para enviar o formulário</text:span></text:p>
        </text:list-item>
      </text:list>
      <text:list text:style-name="L19">
        <text:list-item>
          <text:list>
            <text:list-item>
              <text:p text:style-name="P543"><text:span text:style-name="T1134">ge</text:span><text:span text:style-name="T1135">t</text:span><text:span text:style-name="T539">: </text:span><text:span text:style-name="T579">os dados são incrementados</text:span><text:span text:style-name="T539"> na URL </text:span><text:span text:style-name="T579">ao submeter</text:span><text:span text:style-name="T539"> </text:span><text:span text:style-name="T580">o</text:span><text:span text:style-name="T539"> formulário, </text:span><text:span text:style-name="T546">com limite máximo de 3000 bytes </text:span><text:span text:style-name="T581">(2048 caracteres)</text:span><text:span text:style-name="T539">.<text:line-break/> </text:span><text:span text:style-name="T581">Seu uso é recomendado quando existir interesse em compartilhar a URL e/ou quando a operação for </text:span><text:span text:style-name="T526">idempotente</text:span><text:span text:style-name="T581"> (quando a mesma requisição puder ser enviada mais de uma vez sem consequências negativas).</text:span></text:p>
            </text:list-item>
            <text:list-item>
              <text:p text:style-name="P543"><text:span text:style-name="T1134">post</text:span><text:span text:style-name="T539">: </text:span><text:span text:style-name="T579">os dados não se apresentam na URL mas podem ser encontrados no network→ </text:span><text:span text:style-name="T582">payload</text:span><text:span text:style-name="T579"> d</text:span><text:span text:style-name="T582">a ferramenta D</text:span><text:span text:style-name="T579">ev</text:span><text:span text:style-name="T582">T</text:span><text:span text:style-name="T579">ools</text:span><text:span text:style-name="T539">.<text:line-break/> </text:span><text:span text:style-name="T582">Seu uso é</text:span><text:span text:style-name="T546"> recomendado quando </text:span><text:span text:style-name="T582">não queremos que os dados apareçam explicitamente na URL (ao capturar dados sensíveis, como senhas ou documentos) e também quando for preciso enviar muitos dados como, por exemplo, imagens ou outros tipos de arquivos.</text:span></text:p>
            </text:list-item>
            <text:list-item>
              <text:p text:style-name="P597"><text:span text:style-name="T1133">dialog</text:span><text:span text:style-name="T345">: quando um formulário está dentro de um </text:span><text:span text:style-name="Source_20_Text"><text:span text:style-name="T656">&lt;dialog&gt;</text:span></text:span><text:span text:style-name="T345">, ao submetê-lo, o diálogo é fechado, um evento de envio é disparado, mas os dados do formulário não são enviados e o formulário não é limpo.</text:span></text:p>
            </text:list-item>
          </text:list>
        </text:list-item>
      </text:list>
      <text:list text:style-name="L20">
        <text:list-item>
          <text:p text:style-name="P544"><text:span text:style-name="T837">action</text:span><text:span text:style-name="T547">: aponta para o arquivo que processará os dados</text:span></text:p>
        </text:list-item>
        <text:list-item>
          <text:p text:style-name="P626"><text:span text:style-name="Strong_20_Emphasis"><text:span text:style-name="T845">enctype</text:span></text:span><text:span text:style-name="T342">: especifica como os dados do formulário devem ser codificados antes de serem enviados para o servidor.</text:span></text:p>
        </text:list-item>
        <text:list-item>
          <text:p text:style-name="P627"><text:span text:style-name="T837">autocomplete</text:span><text:span text:style-name="T547">: </text:span><text:span text:style-name="T1134">on</text:span><text:span text:style-name="T547">/</text:span><text:span text:style-name="T1134">off</text:span></text:p>
        </text:list-item>
        <text:list-item>
          <text:p text:style-name="P628"><text:span text:style-name="T837">capitalize</text:span><text:span text:style-name="T1136">: on</text:span><text:span text:style-name="T547">, </text:span><text:span text:style-name="T1136">off</text:span><text:span text:style-name="T547">, </text:span><text:span text:style-name="T1136">words</text:span><text:span text:style-name="T547">, </text:span><text:span text:style-name="T1136">characters</text:span></text:p>
        </text:list-item>
        <text:list-item>
          <text:p text:style-name="P629"><text:span text:style-name="T837">novalidate</text:span><text:span text:style-name="T547">: não valida os campos do formulário </text:span><text:span text:style-name="T583">em seu</text:span><text:span text:style-name="T547"> envio</text:span></text:p>
        </text:list-item>
        <text:list-item>
          <text:p text:style-name="P630"><text:span text:style-name="T837">target</text:span><text:span text:style-name="T583">: indica onde exibir a resposta após envio: </text:span><text:span text:style-name="T1136">_self</text:span><text:span text:style-name="T583">, </text:span><text:span text:style-name="T1136">_blank</text:span><text:span text:style-name="T583">, </text:span><text:span text:style-name="T1136">_parent</text:span><text:span text:style-name="T583"> ou </text:span><text:span text:style-name="T1136">_top</text:span></text:p>
        </text:list-item>
      </text:list>
      <text:p text:style-name="P421"><text:span text:style-name="Strong_20_Emphasis"/></text:p>
      <text:p text:style-name="P213"><text:span text:style-name="T1566">&lt;fieldset&gt;</text:span> tag semântica, indica um conjunto de campos, <text:span text:style-name="T1661">margeando-os</text:span>. Exemplo: identificação, endereço, pagamento.</text:p>
      <text:p text:style-name="P213"><text:span text:style-name="T1566">&lt;legend&gt;</text:span> representa o título do <text:span text:style-name="T1640">conjunto de campos</text:span>, <text:span text:style-name="T1640">rotulando</text:span> o conteúdo<text:line-break/><text:line-break/><text:span text:style-name="T1566">&lt;input&gt;</text:span> é usada para criar controles interativos (<text:span text:style-name="T1203">objetos</text:span>) para formulários. Essa tag não tem fechamento. <text:span text:style-name="T1617">Alguns parâmetros são:</text:span></text:p>
      <text:list text:style-name="L21">
        <text:list-item>
          <text:p text:style-name="P545"><text:span text:style-name="T837">t</text:span><text:span text:style-name="T841">ype:</text:span><text:span text:style-name="T539"> indica o tipo do campo. </text:span><text:span text:style-name="T584">Entre os vários parâmetros, </text:span><text:span text:style-name="T547">tem</text:span><text:span text:style-name="T584">os </text:span><text:span text:style-name="T547">os</text:span><text:span text:style-name="T584"> principais </text:span><text:span text:style-name="T547">que </text:span><text:span text:style-name="T584">são</text:span><text:span text:style-name="T539"> </text:span><text:span text:style-name="T1140">tex</text:span><text:span text:style-name="T1141">t</text:span><text:span text:style-name="T539">, </text:span><text:span text:style-name="T1142">number</text:span><text:span text:style-name="T548">,</text:span><text:span text:style-name="T539"> </text:span><text:span text:style-name="T1143">mail</text:span><text:span text:style-name="T584">,</text:span><text:span text:style-name="T548"> </text:span><text:span text:style-name="T1140">password</text:span><text:span text:style-name="T539">,</text:span><text:span text:style-name="T584"> </text:span><text:span text:style-name="T1143">radio</text:span><text:span text:style-name="T584">, </text:span><text:span text:style-name="T1143">checkbox</text:span><text:span text:style-name="T584">, </text:span><text:span text:style-name="T1143">range</text:span><text:span text:style-name="T584">, </text:span><text:span text:style-name="T1144">month</text:span><text:span text:style-name="T549">, </text:span><text:span text:style-name="T1144">date</text:span><text:span text:style-name="T549">, </text:span><text:span text:style-name="T1144">time</text:span><text:span text:style-name="T549">, </text:span><text:span text:style-name="T1144">tel</text:span><text:span text:style-name="T549">, </text:span><text:span text:style-name="T1145">list</text:span><text:span text:style-name="T550">, </text:span><text:span text:style-name="T1143">button</text:span><text:span text:style-name="T584">, </text:span><text:span text:style-name="T1143">submit</text:span><text:span text:style-name="T584">, </text:span><text:span text:style-name="T1144">reset</text:span><text:span text:style-name="T549">, </text:span><text:span text:style-name="T1144">file</text:span><text:span text:style-name="T585">, </text:span><text:span text:style-name="T584">etc</text:span></text:p>
        </text:list-item>
        <text:list-item>
          <text:p text:style-name="P546"><text:soft-page-break/><text:span text:style-name="T837">name</text:span><text:span text:style-name="T547">:</text:span><text:span text:style-name="T549"> </text:span><text:span text:style-name="T551">utilizado no </text:span><text:span text:style-name="T515">backend</text:span><text:span text:style-name="T551"> pois </text:span><text:span text:style-name="T549">referencia o elemento </text:span><text:span text:style-name="T515">para processar</text:span><text:span text:style-name="T551"> seu valor. É ele que aparece na URL (ao usar o método GET) e no corpo do HTTP request (ao usar o método POST).</text:span></text:p>
        </text:list-item>
        <text:list-item>
          <text:p text:style-name="P547"><text:span text:style-name="T837">id</text:span><text:span text:style-name="T547">: </text:span><text:span text:style-name="T551">utilizado pelo </text:span><text:span text:style-name="T515">frontend</text:span><text:span text:style-name="T551"> para identificar o elemento e então</text:span><text:span text:style-name="T547"> </text:span><text:span text:style-name="T551">receber tratamentos via Javascript e/ou CSS. Esse atributo também é necessário para fazer a ligação com a tag </text:span><text:span text:style-name="T681">&lt;label&gt;</text:span></text:p>
        </text:list-item>
        <text:list-item>
          <text:p text:style-name="P546"><text:span text:style-name="T838">required</text:span><text:span text:style-name="T817">: </text:span><text:span text:style-name="T539">com essa cláusula, </text:span><text:span text:style-name="T547">o campo torna-se obrigatório</text:span></text:p>
        </text:list-item>
        <text:list-item>
          <text:p text:style-name="P570"><text:span text:style-name="T839">readonly:</text:span><text:span text:style-name="T539"> impede que seja inserido valor na textbox</text:span></text:p>
        </text:list-item>
        <text:list-item>
          <text:p text:style-name="P570"><text:span text:style-name="T839">checked:</text:span><text:span text:style-name="T539"> já deixa a opção como marcada em uma checkbox </text:span><text:span text:style-name="T548">ou radio</text:span></text:p>
        </text:list-item>
        <text:list-item>
          <text:p text:style-name="P546"><text:span text:style-name="T839">placeholder</text:span><text:span text:style-name="T547">: dica dentro do campo para descrever o valor esperado</text:span><text:span text:style-name="T548"> campo, </text:span><text:span text:style-name="T547">auxili</text:span><text:span text:style-name="T548">ando</text:span><text:span text:style-name="T547"> na validação do campo</text:span></text:p>
        </text:list-item>
        <text:list-item>
          <text:p text:style-name="P548"><text:span text:style-name="T839">min</text:span><text:span text:style-name="T539"> e </text:span><text:span text:style-name="T839">max</text:span><text:span text:style-name="T818">: </text:span><text:span text:style-name="T539">limita </text:span><text:span text:style-name="T546">o</text:span><text:span text:style-name="T539"> </text:span><text:span text:style-name="T507">valor</text:span><text:span text:style-name="T539"> </text:span><text:span text:style-name="T548">mínimo e máximo do </text:span><text:span text:style-name="T546">campo numérico, slide, etc</text:span></text:p>
        </text:list-item>
        <text:list-item>
          <text:p text:style-name="P571"><text:span text:style-name="T839">value:</text:span><text:span text:style-name="T546"> </text:span><text:span text:style-name="T549">o campo já começa um valor definido. Exemplo: data atual</text:span></text:p>
        </text:list-item>
        <text:list-item>
          <text:p text:style-name="P572"><text:span text:style-name="T839">size:</text:span><text:span text:style-name="T538"> </text:span><text:span text:style-name="T548">indica quantos caracteres serão exibidos na caixa</text:span></text:p>
        </text:list-item>
        <text:list-item>
          <text:p text:style-name="P572"><text:span text:style-name="T839">maxlength</text:span><text:span text:style-name="T547"> e </text:span><text:span text:style-name="T838">min</text:span><text:span text:style-name="T839">length:</text:span><text:span text:style-name="T539"> </text:span><text:span text:style-name="T547">limita </text:span><text:span text:style-name="T507">comprimento</text:span><text:span text:style-name="T539"> máximo </text:span><text:span text:style-name="T548">e mínimo do</text:span></text:p>
        </text:list-item>
        <text:list-item>
          <text:p text:style-name="P549"><text:span text:style-name="T839">step</text:span><text:span text:style-name="T549">: determina o passo. Exemplo, o campo do tipo number avança de 0.5 em 0.5 ponto</text:span></text:p>
        </text:list-item>
        <text:list-item>
          <text:p text:style-name="P549"><text:span text:style-name="T839">pattern</text:span><text:span text:style-name="T549">: armazena uma expressão regular (RegEx), validando o campo</text:span></text:p>
        </text:list-item>
        <text:list-item>
          <text:p text:style-name="P546"><text:span text:style-name="T839">autocomplete</text:span><text:span text:style-name="T547">: existem várias opções de preenchimento automático</text:span></text:p>
        </text:list-item>
        <text:list-item>
          <text:p text:style-name="P550"><text:span text:style-name="T837">list</text:span><text:span text:style-name="T539">: se liga a tag </text:span><text:span text:style-name="T682">&lt;datalist&gt;</text:span></text:p>
        </text:list-item>
        <text:list-item>
          <text:p text:style-name="P551"><text:span text:style-name="T839">f</text:span><text:span text:style-name="T842">ormnovalidate</text:span><text:span text:style-name="T547">: bypass da validação no envio do formulário</text:span></text:p>
        </text:list-item>
        <text:list-item>
          <text:p text:style-name="P547"><text:span text:style-name="T839">accept</text:span><text:span text:style-name="T553">: limita as extensões aceitas para realizar o upload do arquivo.<text:line-break/></text:span><text:span text:style-name="T551">No exemplo a seguir, o input aceita apenas imagens</text:span><text:span text:style-name="T553">:</text:span></text:p>
        </text:list-item>
      </text:list>
      <text:p text:style-name="P94"><text:span text:style-name="T1065">&lt;</text:span><text:span text:style-name="T902">input</text:span><text:span text:style-name="T1156"> </text:span><text:span text:style-name="T1085">type</text:span><text:span text:style-name="T1156">=</text:span><text:span text:style-name="T962">"file"</text:span><text:span text:style-name="T1156"> </text:span><text:span text:style-name="T1085">name</text:span><text:span text:style-name="T1156">=</text:span><text:span text:style-name="T962">""</text:span><text:span text:style-name="T1156"> </text:span><text:span text:style-name="T1085">id</text:span><text:span text:style-name="T1156">=</text:span><text:span text:style-name="T962">""</text:span><text:span text:style-name="T1156"> </text:span><text:span text:style-name="T1085">accept</text:span><text:span text:style-name="T1156">=</text:span><text:span text:style-name="T962">"image/*"</text:span><text:span text:style-name="T1065">&gt;</text:span></text:p>
      <text:list xml:id="list2677030804" text:style-name="L22">
        <text:list-item>
          <text:p text:style-name="P552"><text:span text:style-name="T837">popovertarget</text:span><text:span text:style-name="T586">: associa o botão a um elemento modal</text:span><text:span text:style-name="T587"> através do</text:span><text:span text:style-name="T586"> #id</text:span></text:p>
        </text:list-item>
        <text:list-item>
          <text:p text:style-name="P552"><text:span text:style-name="T837">popovertargetaction</text:span><text:span text:style-name="T586">: especifica o tipo de ação aplicada ao modal: </text:span><text:span text:style-name="T1134">hide</text:span><text:span text:style-name="T586">, </text:span><text:span text:style-name="T1134">show</text:span><text:span text:style-name="T586"> ou </text:span><text:span text:style-name="T1134">toogle</text:span></text:p>
        </text:list-item>
      </text:list>
      <text:p text:style-name="P216"/>
      <text:p text:style-name="P61"><text:span text:style-name="T1045">&lt;</text:span><text:span text:style-name="T1048">button&gt;</text:span><text:span text:style-name="T554"> elemento interativo ativado pelo mouse. Seus principais atributos são:</text:span></text:p>
      <text:list xml:id="list143926942807941" text:continue-numbering="true" text:style-name="L22">
        <text:list-item>
          <text:p text:style-name="P553"><text:span text:style-name="T837">type</text:span><text:span text:style-name="T586">:</text:span></text:p>
          <text:list>
            <text:list-item>
              <text:p text:style-name="P553"><text:span text:style-name="T1134">submit</text:span><text:span text:style-name="T586">: envia os dados</text:span></text:p>
            </text:list-item>
            <text:list-item>
              <text:p text:style-name="P553"><text:span text:style-name="T1134">reset</text:span><text:span text:style-name="T586">: limpa os campos</text:span></text:p>
            </text:list-item>
          </text:list>
        </text:list-item>
        <text:list-item>
          <text:p text:style-name="P553"><text:span text:style-name="T837">disabled</text:span><text:span text:style-name="T586">: impede de ser pressionado ou focado</text:span></text:p>
        </text:list-item>
        <text:list-item>
          <text:p text:style-name="P553"><text:span text:style-name="T837">form</text:span><text:span text:style-name="T586">: associa o botão a um formulário específico</text:span></text:p>
        </text:list-item>
        <text:list-item>
          <text:p text:style-name="P553"><text:span text:style-name="T837">formaction</text:span><text:span text:style-name="T586">: especifica a URL para onde enviar os dados</text:span></text:p>
        </text:list-item>
        <text:list-item>
          <text:p text:style-name="P553"><text:span text:style-name="T837">formmethod</text:span><text:span text:style-name="T586">: especifica se o método HTTP será </text:span><text:span text:style-name="T1134">GET</text:span><text:span text:style-name="T586"> ou </text:span><text:span text:style-name="T1134">POST</text:span></text:p>
        </text:list-item>
        <text:list-item>
          <text:p text:style-name="P553"><text:span text:style-name="T837">formnovalidate</text:span><text:span text:style-name="T586">: o formulário não é validado quando for enviado</text:span></text:p>
        </text:list-item>
        <text:list-item>
          <text:p text:style-name="P553"><text:span text:style-name="T837">formtarget</text:span><text:span text:style-name="T586">: especifica onde abrir a resposta do formulário após o envio. Pode ser </text:span><text:span text:style-name="T1134">_blank</text:span><text:span text:style-name="T586">, </text:span><text:span text:style-name="T1134">_self</text:span><text:span text:style-name="T586">, </text:span><text:span text:style-name="T1134">_parent</text:span><text:span text:style-name="T586"> ou </text:span><text:span text:style-name="T1134">_top</text:span><text:span text:style-name="T586">. </text:span></text:p>
        </text:list-item>
        <text:list-item>
          <text:p text:style-name="P553"><text:soft-page-break/><text:span text:style-name="T837">popovertarget</text:span><text:span text:style-name="T586">: associa o botão a um elemento modal</text:span><text:span text:style-name="T587"> através do</text:span><text:span text:style-name="T586"> #id</text:span></text:p>
        </text:list-item>
        <text:list-item>
          <text:p text:style-name="P553"><text:span text:style-name="T837">popovertargetaction</text:span><text:span text:style-name="T586">: especifica o tipo de ação aplicada ao modal: </text:span><text:span text:style-name="T1134">hide</text:span><text:span text:style-name="T586">, </text:span><text:span text:style-name="T1134">show</text:span><text:span text:style-name="T586"> ou </text:span><text:span text:style-name="T1134">toogle</text:span></text:p>
        </text:list-item>
      </text:list>
      <text:p text:style-name="P88"/>
      <text:p text:style-name="P61"><text:span text:style-name="T1045">&lt;label&gt;</text:span><text:span text:style-name="T539"> </text:span><text:span text:style-name="T554">além de </text:span><text:span text:style-name="T519">rotular</text:span><text:span text:style-name="T556"> cada campo do </text:span><text:span text:style-name="T554">f</text:span><text:span text:style-name="T556">ormulário, </text:span><text:span text:style-name="T539">é usad</text:span><text:span text:style-name="T554">a</text:span><text:span text:style-name="T539"> para </text:span><text:span text:style-name="T507">referenciar um objeto, ligando-se ao </text:span><text:span text:style-name="T516">seu </text:span><text:span text:style-name="T507">parâmetro </text:span><text:span text:style-name="T844">id</text:span><text:span text:style-name="T539"> </text:span><text:span text:style-name="T557">(</text:span><text:span text:style-name="T539">da tag </text:span><text:span text:style-name="T682">&lt;input&gt;</text:span><text:span text:style-name="T557">)</text:span><text:span text:style-name="T539">, </text:span><text:span text:style-name="T555">assim</text:span><text:span text:style-name="T539"> toda a palavra ou frase se torna</text:span><text:span text:style-name="T548">rá</text:span><text:span text:style-name="T539"> uma área de interação </text:span><text:span text:style-name="T632">clicável</text:span><text:span text:style-name="T539">. Além de seu valor prático, </text:span><text:span text:style-name="T552">possui</text:span><text:span text:style-name="T539"> também um valor semântico, melhorando o SEO. </text:span><text:span text:style-name="T548">Por e</text:span><text:span text:style-name="T557">xemplo: <text:line-break/></text:span><text:span text:style-name="T1068">&lt;</text:span><text:span text:style-name="T906">label</text:span><text:span text:style-name="T1005"> </text:span><text:span text:style-name="T1096">for</text:span><text:span text:style-name="T1005">=</text:span><text:span text:style-name="T977">"idnome"</text:span><text:span text:style-name="T1068">&gt;</text:span><text:span text:style-name="T1005">Nome:</text:span><text:span text:style-name="T1068">&lt;/</text:span><text:span text:style-name="T906">label</text:span><text:span text:style-name="T1068">&gt;</text:span><text:span text:style-name="T1005"><text:tab/></text:span><text:span text:style-name="T1388">&lt;</text:span><text:span text:style-name="T1402">input</text:span><text:span text:style-name="T1515"> </text:span><text:span text:style-name="T1419">type</text:span><text:span text:style-name="T1515">=</text:span><text:span text:style-name="T1439">"text"</text:span><text:span text:style-name="T1515"> </text:span><text:span text:style-name="T1419">name</text:span><text:span text:style-name="T1515">=</text:span><text:span text:style-name="T1439">"nome"</text:span><text:span text:style-name="T1515"> </text:span><text:span text:style-name="T1419">id</text:span><text:span text:style-name="T1515">=</text:span><text:span text:style-name="T1439">"i</text:span><text:span text:style-name="T1440">d</text:span><text:span text:style-name="T1439">nome"</text:span><text:span text:style-name="T1388">&gt;</text:span></text:p>
      <text:p text:style-name="P62"><text:span text:style-name="T539"><text:line-break/></text:span><text:span text:style-name="T1045">&lt;select&gt;</text:span><text:span text:style-name="T539"> combina</text:span><text:span text:style-name="T558">da</text:span><text:span text:style-name="T539"> com a tag </text:span><text:span text:style-name="T682">&lt;option&gt;, </text:span><text:span text:style-name="T539">cria caixas combinadas (</text:span><text:span text:style-name="T558">lista</text:span><text:span text:style-name="T539"> de escolha)<text:line-break/><text:tab/></text:span><text:span text:style-name="T1045">&lt;option</text:span><text:span text:style-name="T682"> </text:span><text:span text:style-name="T860">value="</text:span><text:span text:style-name="T741">RJ</text:span><text:span text:style-name="T860">" selected</text:span><text:span text:style-name="T1045">&gt;</text:span><text:span text:style-name="T539"> mostra as </text:span><text:span text:style-name="T559">opções</text:span><text:span text:style-name="T539"> da tag &lt;select&gt;.<text:line-break/><text:tab/></text:span><text:span text:style-name="T558">Os parâmetros:</text:span></text:p>
      <text:list text:style-name="L23">
        <text:list-item>
          <text:list>
            <text:list-item>
              <text:p text:style-name="P554"><text:span text:style-name="T837">selected</text:span><text:span text:style-name="T539">: já deixa a opção como </text:span><text:span text:style-name="T554">marcada/</text:span><text:span text:style-name="T539">selecionada</text:span></text:p>
            </text:list-item>
          </text:list>
        </text:list-item>
      </text:list>
      <text:list text:style-name="L24">
        <text:list-item>
          <text:list>
            <text:list-item>
              <text:p text:style-name="P555"><text:span text:style-name="T837">value</text:span><text:span text:style-name="T539">: envia somente o valor “RJ” ao banco de dados.</text:span></text:p>
            </text:list-item>
          </text:list>
        </text:list-item>
      </text:list>
      <text:p text:style-name="P63"><text:span text:style-name="T1045"><text:tab/>&lt;optgroup </text:span><text:span text:style-name="T860">label=</text:span><text:span text:style-name="T741">"Região Sul"</text:span><text:span text:style-name="T1045">&gt;</text:span><text:span text:style-name="T539"> separa </text:span><text:span text:style-name="T689">&lt;option&gt;</text:span><text:span text:style-name="T690"> </text:span><text:span text:style-name="T539">em áreas</text:span></text:p>
      <text:p text:style-name="P287"/>
      <text:p text:style-name="P64"><text:span text:style-name="T1045">&lt;datalist&gt;</text:span><text:span text:style-name="T539"> cria uma lista </text:span><text:span text:style-name="T550">que oferece opções </text:span><text:span text:style-name="T539">de preenchimento automático </text:span><text:span text:style-name="T550">para</text:span><text:span text:style-name="T539"> um </text:span><text:span text:style-name="T550">elemento</text:span><text:span text:style-name="T539"> </text:span><text:span text:style-name="T682">&lt;input&gt;</text:span><text:span text:style-name="T539"> </text:span><text:span text:style-name="T550">do tipo caixa de texto, mas também permite a inserção de dados não contemplados pela mesma (diferente do elemento </text:span><text:span text:style-name="T682">&lt;select&gt; </text:span><text:span text:style-name="T550">que só permite a seleção do</text:span><text:span text:style-name="T548">s</text:span><text:span text:style-name="T550"> dados já configurados nas opções).<text:line-break/>O atributo </text:span><text:span text:style-name="T819">id</text:span><text:span text:style-name="T550"> desse elemento se liga ao atributo </text:span><text:span text:style-name="T819">list</text:span><text:span text:style-name="T550"> do elemento </text:span><text:span text:style-name="T683">&lt;input&gt;</text:span></text:p>
      <text:p text:style-name="P64"><text:span text:style-name="T539"><text:line-break/></text:span><text:span text:style-name="T1045">&lt;textarea&gt;</text:span><text:span text:style-name="T539"> </text:span><text:span text:style-name="T550">são caixa de texto</text:span><text:span text:style-name="T554"> </text:span><text:span text:style-name="T539">maiores, usad</text:span><text:span text:style-name="T550">a</text:span><text:span text:style-name="T539">s para </text:span><text:span text:style-name="T550">inserir grandes mensagens ou</text:span><text:span text:style-name="T588"> </text:span><text:span text:style-name="T527">textos</text:span><text:span text:style-name="T588">. </text:span><text:span text:style-name="T589">Exemplo:<text:line-break/></text:span><text:span text:style-name="T1069">&lt;</text:span><text:span text:style-name="T907">textarea</text:span><text:span text:style-name="T1006"> </text:span><text:span text:style-name="T1097">name</text:span><text:span text:style-name="T1006">=</text:span><text:span text:style-name="T978">"tMsg"</text:span><text:span text:style-name="T1006"> </text:span><text:span text:style-name="T1097">id</text:span><text:span text:style-name="T1006">=</text:span><text:span text:style-name="T978">"cMsg"</text:span><text:span text:style-name="T1006"> </text:span><text:span text:style-name="T1097">cols</text:span><text:span text:style-name="T1006">=</text:span><text:span text:style-name="T978">"45"</text:span><text:span text:style-name="T1006"> </text:span><text:span text:style-name="T1097">rows</text:span><text:span text:style-name="T1006">=</text:span><text:span text:style-name="T978">"5"</text:span><text:span text:style-name="T1006"> </text:span><text:span text:style-name="T1097">placeholder</text:span><text:span text:style-name="T1006">=</text:span><text:span text:style-name="T978">"</text:span><text:span text:style-name="T979">Sua m</text:span><text:span text:style-name="T980">ensa</text:span><text:span text:style-name="T979">g</text:span><text:span text:style-name="T980">e</text:span><text:span text:style-name="T978">"</text:span><text:span text:style-name="T1006"> </text:span><text:span text:style-name="T1069">&gt;&lt;/</text:span><text:span text:style-name="T907">textarea</text:span><text:span text:style-name="T1069">&gt;</text:span></text:p>
      <text:p text:style-name="P217"/>
      <text:p text:style-name="P320">&lt;progress&gt;<text:span text:style-name="T1336"> </text:span><text:span text:style-name="T1304">é </text:span><text:span text:style-name="T1306">utilizado</text:span><text:span text:style-name="T1304"> para visualizar o progresso de uma </text:span><text:span text:style-name="T1307">tarefa</text:span><text:span text:style-name="T1304">. </text:span><text:span text:style-name="T1305">Exemplo:</text:span></text:p>
      <text:p text:style-name="P316">&lt;<text:span text:style-name="T1618">progress</text:span> <text:span text:style-name="T1412">value</text:span>=<text:span text:style-name="T1436">"70"</text:span> <text:span text:style-name="T1412">max</text:span>=<text:span text:style-name="T1436">"100"</text:span>&gt;<text:span text:style-name="T1537">70</text:span> %&lt;/<text:span text:style-name="T1412">progress</text:span>&gt;</text:p>
      <text:p text:style-name="P417"><text:span text:style-name="Source_20_Text"><text:span text:style-name="T1025">&lt;meter&gt;</text:span></text:span><text:span text:style-name="T343"> </text:span><text:span text:style-name="T347">visualmente parecido com o elemento </text:span><text:span text:style-name="T657">&lt;progress&gt;</text:span><text:span text:style-name="T347">, porém possui propósito diferente pois é</text:span><text:span text:style-name="T346"> </text:span><text:span text:style-name="T343">utilizad</text:span><text:span text:style-name="T346">o</text:span><text:span text:style-name="T343"> para </text:span><text:span text:style-name="T347">visualizar </text:span><text:span text:style-name="T349">a</text:span><text:span text:style-name="T348"> </text:span><text:span text:style-name="T391">medição </text:span><text:span text:style-name="T392">de uma</text:span><text:span text:style-name="T391"> escala</text:span><text:span text:style-name="T348"> </text:span><text:span text:style-name="T391">conhecida</text:span><text:span text:style-name="T343"> </text:span><text:span text:style-name="T350">para, p</text:span><text:span text:style-name="T347">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49"><text:span text:style-name="T1082">&lt;</text:span><text:span text:style-name="T922">p</text:span><text:span text:style-name="T1082">&gt;</text:span><text:span text:style-name="T1186">Espaço em disco ocupado </text:span><text:span text:style-name="T1082">&lt;</text:span><text:span text:style-name="T922">meter</text:span><text:span text:style-name="T1186"> </text:span><text:span text:style-name="T1112">min</text:span><text:span text:style-name="T1186">=</text:span><text:span text:style-name="T991">"200"</text:span><text:span text:style-name="T1186"> </text:span><text:span text:style-name="T1112">max</text:span><text:span text:style-name="T1186">=</text:span><text:span text:style-name="T991">"500"</text:span><text:span text:style-name="T1186"> </text:span><text:span text:style-name="T1112">low</text:span><text:span text:style-name="T1186">=</text:span><text:span text:style-name="T991">"300"</text:span><text:span text:style-name="T1186"> </text:span><text:span text:style-name="T1112">high</text:span><text:span text:style-name="T1186">=</text:span><text:span text:style-name="T991">"400"</text:span><text:span text:style-name="T1186"> </text:span><text:span text:style-name="T1112">optimum</text:span><text:span text:style-name="T1186">=</text:span><text:span text:style-name="T991">"250"</text:span><text:span text:style-name="T1186"> </text:span><text:span text:style-name="T1112">value</text:span><text:span text:style-name="T1186">=</text:span><text:span text:style-name="T991">"250"</text:span><text:span text:style-name="T1082">&gt;</text:span><text:span text:style-name="T1186">250 </text:span><text:span text:style-name="T1187">Gigabytes</text:span><text:span text:style-name="T1082">&lt;/</text:span><text:span text:style-name="T922">meter</text:span><text:span text:style-name="T1082">&gt;</text:span><text:span text:style-name="T1186">.</text:span><text:span text:style-name="T1082">&lt;/</text:span><text:span text:style-name="T922">p</text:span><text:span text:style-name="T1082">&gt;</text:span></text:p>
      <text:p text:style-name="P450"/>
      <text:p text:style-name="P68"/>
      <text:p text:style-name="P215"/>
      <text:p text:style-name="P214"><text:span text:style-name="T1566">&lt;output&gt;</text:span> <text:span text:style-name="T1641">usada para representar, </text:span><text:span text:style-name="T1643">de forma simples,</text:span><text:span text:style-name="T1641"> o resultado de um cálculo processado via Javascript. Seu valor é referenciado através do atributo </text:span><text:span text:style-name="T1478">oninput</text:span><text:span text:style-name="T1641"> presente em </text:span><text:span text:style-name="T1642">um</text:span><text:span text:style-name="T1641"> elemento </text:span><text:span text:style-name="T1603">&lt;input&gt;</text:span><text:span text:style-name="T1641">. É importante lembrar que o valor contido nessa tag não é enviado ao submeter o formulário. Exemplo:</text:span></text:p>
      <text:p text:style-name="P390"><text:span text:style-name="T1386">&lt;</text:span><text:span text:style-name="T1400">label</text:span><text:span text:style-name="T1490"> </text:span><text:span text:style-name="T1414">for</text:span><text:span text:style-name="T1490">=</text:span><text:span text:style-name="T1438">"iano"</text:span><text:span text:style-name="T1386">&gt;</text:span><text:span text:style-name="T1490">Em que ano você nasceu? </text:span><text:span text:style-name="T1386">&lt;/</text:span><text:span text:style-name="T1400">label</text:span><text:span text:style-name="T1386">&gt;<text:tab/><text:tab/><text:tab/><text:tab/></text:span></text:p>
      <text:p text:style-name="P390"><text:span text:style-name="T1386">&lt;</text:span><text:span text:style-name="T1400">input</text:span><text:span text:style-name="T1490"> </text:span><text:span text:style-name="T1414">type</text:span><text:span text:style-name="T1490">=</text:span><text:span text:style-name="T1438">"number"</text:span><text:span text:style-name="T1490"> </text:span><text:span text:style-name="T1414">name</text:span><text:span text:style-name="T1490">=</text:span><text:span text:style-name="T1438">"ano"</text:span><text:span text:style-name="T1490"> </text:span><text:span text:style-name="T1414">id</text:span><text:span text:style-name="T1490">=</text:span><text:span text:style-name="T1438">"iano"</text:span><text:span text:style-name="T1490"> </text:span><text:span text:style-name="T1414">oninput</text:span><text:span text:style-name="T1490">=</text:span><text:span text:style-name="T1438">"</text:span><text:span text:style-name="T1636">calcIdade</text:span><text:span text:style-name="T1438">()"</text:span><text:span text:style-name="T1386">&gt;<text:tab/><text:tab/></text:span></text:p>
      <text:p text:style-name="P390"><text:span text:style-name="T1386">&lt;</text:span><text:span text:style-name="T1400">label</text:span><text:span text:style-name="T1490"> </text:span><text:span text:style-name="T1414">for</text:span><text:span text:style-name="T1490">=</text:span><text:span text:style-name="T1438">"iidade"</text:span><text:span text:style-name="T1386">&gt;</text:span><text:span text:style-name="T1490">Sua idade é: </text:span><text:span text:style-name="T1386">&lt;/</text:span><text:span text:style-name="T1400">label</text:span><text:span text:style-name="T1386">&gt;<text:tab/><text:tab/><text:tab/><text:tab/><text:tab/><text:tab/></text:span></text:p>
      <text:p text:style-name="P390"><text:span text:style-name="T1386">&lt;</text:span><text:span text:style-name="T1400">output</text:span><text:span text:style-name="T1490"> </text:span><text:span text:style-name="T1414">id</text:span><text:span text:style-name="T1490">=</text:span><text:span text:style-name="T1438">"iidade"</text:span><text:span text:style-name="T1386">&gt;</text:span><text:span text:style-name="T1490">0</text:span><text:span text:style-name="T1386">&lt;/</text:span><text:span text:style-name="T1400">output</text:span><text:span text:style-name="T1386">&gt;<text:tab/><text:tab/><text:tab/><text:tab/><text:tab/><text:tab/><text:tab/><text:tab/></text:span></text:p>
      <text:p text:style-name="P391"><text:span text:style-name="T1386">&lt;</text:span><text:span text:style-name="T1400">script</text:span><text:span text:style-name="T1386">&gt;<text:tab/><text:tab/><text:tab/><text:tab/><text:tab/><text:tab/><text:tab/><text:tab/><text:tab/><text:tab/><text:tab/><text:tab/></text:span></text:p>
      <text:p text:style-name="P391"><text:span text:style-name="T1386"><text:tab/></text:span><text:span text:style-name="T1400">function</text:span><text:span text:style-name="T1490"> </text:span><text:span text:style-name="T1636">calcIdade</text:span><text:span text:style-name="T1490">() {<text:tab/><text:tab/><text:tab/><text:tab/><text:tab/><text:tab/><text:tab/><text:tab/></text:span></text:p>
      <text:p text:style-name="P392"><text:span text:style-name="T1400"><text:tab/><text:tab/>let</text:span><text:span text:style-name="T1490"> </text:span><text:span text:style-name="T1414">atual</text:span><text:span text:style-name="T1490"> = </text:span><text:span text:style-name="T1400">new</text:span><text:span text:style-name="T1490"> </text:span><text:span text:style-name="T1619">Date</text:span><text:span text:style-name="T1490">().</text:span><text:span text:style-name="T1636">getFullYear</text:span><text:span text:style-name="T1490">();<text:tab/><text:tab/><text:tab/><text:tab/><text:tab/></text:span></text:p>
      <text:p text:style-name="P392"><text:span text:style-name="T1414"><text:tab/><text:tab/>iidade</text:span><text:span text:style-name="T1490">.</text:span><text:span text:style-name="T1414">innerHTML</text:span><text:span text:style-name="T1490"> = </text:span><text:span text:style-name="T1619">Number</text:span><text:span text:style-name="T1490">(</text:span><text:span text:style-name="T1414">atual</text:span><text:span text:style-name="T1490">) – </text:span><text:span text:style-name="T1619">Number</text:span><text:span text:style-name="T1490">(</text:span><text:span text:style-name="T1414">iano</text:span><text:span text:style-name="T1490">.</text:span><text:span text:style-name="T1414">value</text:span><text:span text:style-name="T1490">);<text:tab/></text:span></text:p>
      <text:p text:style-name="P398"><text:tab/>}<text:tab/><text:tab/><text:tab/><text:tab/><text:tab/><text:tab/><text:tab/><text:tab/><text:tab/><text:tab/><text:tab/><text:tab/></text:p>
      <text:p text:style-name="P52"><text:span text:style-name="T1387">&lt;/</text:span><text:span text:style-name="T1401">script</text:span><text:span text:style-name="T1387">&gt;<text:tab/><text:tab/><text:tab/><text:tab/><text:tab/><text:tab/><text:tab/><text:tab/><text:tab/><text:tab/><text:tab/><text:tab/></text:span></text:p>
      <text:p text:style-name="P92"/>
      <text:p text:style-name="P302">Outras tags</text:p>
      <text:p text:style-name="P133"/>
      <text:p text:style-name="P74"><text:span text:style-name="T1040">&lt;</text:span><text:span text:style-name="T1041">s</text:span><text:span text:style-name="T1038">cript&gt;</text:span><text:span text:style-name="T485"> </text:span><text:span text:style-name="T499">incorpora scripts para adicionar interatividade, manipulação de dados e comportamentos dinâmicos</text:span><text:span text:style-name="T485"> </text:span><text:span text:style-name="T499">a uma página.</text:span></text:p>
      <text:p text:style-name="P74"><text:span text:style-name="T1040">&lt;</text:span><text:span text:style-name="T1038">noscript&gt;</text:span><text:span text:style-name="T485"> usada apenas para fornecer conteúdo </text:span><text:span text:style-name="T534">alternativo</text:span><text:span text:style-name="T485"> que será exibido apenas quando scripts não estiverem disponíveis ou habilitados no navegador do usuário. </text:span></text:p>
      <text:p text:style-name="P74"><text:span text:style-name="T485">&lt;</text:span><text:span text:style-name="T500">data&gt; usada para encapsular dados que podem ser processados dinamicamente (Javascript). Exemplo:</text:span></text:p>
      <text:p text:style-name="P439"><text:span text:style-name="T1394">&lt;</text:span><text:span text:style-name="T1408">p</text:span><text:span text:style-name="T1394">&gt;</text:span><text:span text:style-name="T1655">A temperatura atual é </text:span><text:span text:style-name="T1394">&lt;</text:span><text:span text:style-name="T1408">data</text:span><text:span text:style-name="T1655"> </text:span><text:span text:style-name="T1426">value</text:span><text:span text:style-name="T1655">=</text:span><text:span text:style-name="T1449">"23"</text:span><text:span text:style-name="T1394">&gt;</text:span><text:span text:style-name="T1655">23°C</text:span><text:span text:style-name="T1394">&lt;/</text:span><text:span text:style-name="T1408">data</text:span><text:span text:style-name="T1394">&gt;</text:span><text:span text:style-name="T1655">.</text:span><text:span text:style-name="T1394">&lt;/</text:span><text:span text:style-name="T1408">p</text:span><text:span text:style-name="T1394">&gt;</text:span></text:p>
      <text:p text:style-name="P74"><text:span text:style-name="T1040">&lt;</text:span><text:span text:style-name="T1038">template&gt;</text:span><text:span text:style-name="T238"> armazena HTML que não deve ser renderizado imediatamente quando uma página é carregada, mas pode ser instanciado posteriormente durante o tempo de execução usando JavaScript.</text:span></text:p>
      <text:p text:style-name="P73"/>
      <text:p text:style-name="P134"><text:span text:style-name="T1335">&lt;br&gt;</text:span><text:span text:style-name="T1259"> b</text:span><text:span text:style-name="T1256">reak row: tag que quebra a </text:span><text:span text:style-name="T1260">linha</text:span></text:p>
      <text:p text:style-name="P134"><text:span text:style-name="T1335">&lt;hr&gt;</text:span><text:span text:style-name="T1260"> horizontal row: tag equivalente à </text:span><text:span text:style-name="T1308">&lt;br&gt;</text:span><text:span text:style-name="T1260"> porém adiciona uma linha horizontal</text:span></text:p>
      <text:p text:style-name="P134"/>
      <text:p text:style-name="P96"/>
      <text:p text:style-name="P323">CSS</text:p>
      <text:p text:style-name="P360"/>
      <text:p text:style-name="P32"><text:span text:style-name="T1250">A</text:span><text:span text:style-name="T1247">s </text:span><text:span text:style-name="T1270">CSS</text:span><text:span text:style-name="T1261"> – </text:span><text:span text:style-name="T1278">Cascading Style Sheets</text:span><text:span text:style-name="T1247"> (Folhas de Estilo em Cascata) - são usadas para </text:span><text:span text:style-name="T1262">aplicar estilos visuais aos</text:span><text:span text:style-name="T1247"> elementos HTML, </text:span><text:span text:style-name="T1246">e</text:span><text:span text:style-name="T1263">ssas</text:span><text:span text:style-name="T1247"> configurações são </text:span><text:span text:style-name="T1262">definidas</text:span><text:span text:style-name="T1247"> </text:span><text:span text:style-name="T1262">por meio de</text:span><text:span text:style-name="T1247"> seletores:</text:span></text:p>
      <text:p text:style-name="P32"/>
      <text:p text:style-name="P360"><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4"/>
      <text:p text:style-name="P47"><text:span text:style-name="T1249">CSS tem </text:span><text:span text:style-name="T1279">seletores</text:span><text:span text:style-name="T1249">, e dentro de seletores têm </text:span><text:span text:style-name="T1280">propriedades</text:span><text:span text:style-name="T1249">, </text:span><text:span text:style-name="T1264">que são </text:span><text:span text:style-name="T1249">declaraç</text:span><text:span text:style-name="T1264">ões</text:span><text:span text:style-name="T1249"> composta</text:span><text:span text:style-name="T1264">s</text:span><text:span text:style-name="T1249"> por par</text:span><text:span text:style-name="T1262">es</text:span><text:span text:style-name="T1249"> de </text:span><text:span text:style-name="T1280">chave</text:span><text:span text:style-name="T1279"> </text:span><text:span text:style-name="T1315">:</text:span><text:span text:style-name="T1316"> </text:span><text:span text:style-name="T1279">valor</text:span><text:span text:style-name="T1249"> (</text:span><text:span text:style-name="T1247">separados por </text:span><text:span text:style-name="T1310">dois-pontos</text:span><text:span text:style-name="T1252">) </text:span><text:span text:style-name="T1262">e contidas por um bloco de chaves </text:span><text:span text:style-name="T1310">{}</text:span><text:span text:style-name="T1249">. Toda declaração CSS deve terminar com ponto e vírgula (;).</text:span></text:p>
      <text:p text:style-name="P47"/>
      <text:p text:style-name="P193"><text:span text:style-name="T1556">O seletor </text:span><text:span text:style-name="T1482">asterisco (*)</text:span><text:span text:style-name="T1556"> aplica as propriedades CSS para todos os elementos HTML</text:span></text:p>
      <text:p text:style-name="P372"/>
      <text:p text:style-name="P289"><text:span text:style-name="T1376">Após criar o documento CSS, conecte-o </text:span><text:span text:style-name="T1377">à</text:span><text:span text:style-name="T1376"> </text:span><text:span text:style-name="T1378">&lt;head&gt;</text:span><text:span text:style-name="T1376"> da página HTML através da tag </text:span><text:span text:style-name="T1574">&lt;link&gt;</text:span><text:span text:style-name="T1376">:<text:tab/></text:span><text:span text:style-name="T1395">&lt;</text:span><text:span text:style-name="T1410">link</text:span><text:span text:style-name="T1529"> </text:span><text:span text:style-name="T1433">rel</text:span><text:span text:style-name="T1529">=</text:span><text:span text:style-name="T1455">"stylesheet"</text:span><text:span text:style-name="T1529"> </text:span><text:span text:style-name="T1433">href</text:span><text:span text:style-name="T1529">=</text:span><text:span text:style-name="T1455">"style.css"</text:span><text:span text:style-name="T1395">&gt;</text:span></text:p>
      <text:p text:style-name="P202"><text:span text:style-name="T1583">C</text:span>uidado ao escrever os parâmetros porque <text:span text:style-name="T1311">ESPAÇO</text:span> <text:span text:style-name="T1338">indica mudança de parâmetro</text:span></text:p>
      <text:p text:style-name="P201"/>
      <text:p text:style-name="P209"><text:span text:style-name="T1208">A</text:span><text:span text:style-name="T1206">talho:</text:span><text:span text:style-name="T1562"> para criar uma pasta dedicada aos estilos CSS, </text:span><text:span text:style-name="T1630">implemente </text:span><text:span text:style-name="T1562">na </text:span><text:span text:style-name="T1598">&lt;head&gt;</text:span><text:span text:style-name="T1562"> um</text:span><text:span text:style-name="T1358"> link css</text:span><text:span text:style-name="T1562">, como exemplo: </text:span><text:span text:style-name="T1391">&lt;</text:span><text:span text:style-name="T1405">link</text:span><text:span text:style-name="T1520"> </text:span><text:span text:style-name="T1423">rel</text:span><text:span text:style-name="T1520">=</text:span><text:span text:style-name="T1446">"stylesheet"</text:span><text:span text:style-name="T1520"> </text:span><text:span text:style-name="T1423">href</text:span><text:span text:style-name="T1520">=</text:span><text:span text:style-name="T1446">"</text:span><text:span text:style-name="T1563">estilo/</text:span><text:span text:style-name="T1446">style.css"</text:span><text:span text:style-name="T1391">&gt;</text:span></text:p>
      <text:p text:style-name="P372"><text:span text:style-name="T937">C</text:span><text:span text:style-name="T938">om o cursor em cima desse link, </text:span><text:span text:style-name="T939">aperte </text:span><text:span text:style-name="T941">CONTROL</text:span><text:span text:style-name="T939"> + </text:span><text:span text:style-name="T942">ESPAÇO</text:span><text:span text:style-name="T939"> e o VSCode vai acusar que não conseguiu encontrar a pasta, perguntando se deseja criá-la.</text:span> </text:p>
      <text:p text:style-name="P373"/>
      <text:p text:style-name="P372">Surgiram frameworks CSS, como <text:span text:style-name="T1203">Bootstrap</text:span>, e pré-processadores, como <text:span text:style-name="T1203">Sass</text:span> e <text:span text:style-name="T1203">Less</text:span>, para facilitar o desenvolvimento e melhorar a manutenção do código CSS.</text:p>
      <text:p text:style-name="P334">Formas de aplicar CSS: Inline, Local ou Externo</text:p>
      <text:p text:style-name="P286"/>
      <text:list xml:id="list3486151036" text:style-name="L25">
        <text:list-item>
          <text:p text:style-name="P556"><text:span text:style-name="T239">O atributo</text:span><text:span text:style-name="T240"> </text:span><text:span text:style-name="T1170">Inline</text:span><text:span text:style-name="T240"> é </text:span><text:span text:style-name="T239">a maneira</text:span><text:span text:style-name="T240"> </text:span><text:span text:style-name="T241">mais simples</text:span><text:span text:style-name="T240">, devendo ser aplicad</text:span><text:span text:style-name="T239">o</text:span><text:span text:style-name="T240"> somente para </text:span><text:span text:style-name="T194">pequenas </text:span><text:span text:style-name="T195">configurações</text:span><text:span text:style-name="T194"> </text:span><text:span text:style-name="T196">pontuais</text:span><text:span text:style-name="T242">, </text:span><text:span text:style-name="T241">caso contrário,</text:span><text:span text:style-name="T243"> o </text:span><text:span text:style-name="T241">código</text:span><text:span text:style-name="T243"> fica</text:span><text:span text:style-name="T241">rá </text:span><text:span text:style-name="T243">poluído </text:span><text:span text:style-name="T244">e confuso</text:span><text:span text:style-name="T242">. Ess</text:span><text:span text:style-name="T245">a </text:span><text:span text:style-name="T241">forma de CSS é inserida como </text:span><text:span text:style-name="T197">parâmetro</text:span><text:span text:style-name="T198">s</text:span><text:span text:style-name="T241"> dentro das tags, na área do &lt;body&gt; e</text:span><text:span text:style-name="T242"> prevalece</text:span><text:span text:style-name="T241">m</text:span><text:span text:style-name="T242"> sobre </text:span><text:span text:style-name="T246">quaisquer outras </text:span><text:span text:style-name="T242">configurações gerais </text:span><text:span text:style-name="T241">de estilos </text:span><text:span text:style-name="T242">(</text:span><text:span text:style-name="T246">seja</text:span><text:span text:style-name="T241">m elas</text:span><text:span text:style-name="T246"> na &lt;head&gt; ou &lt;link&gt;</text:span><text:span text:style-name="T242">). </text:span><text:span text:style-name="T241">Para isso, adicione o parâmetro </text:span><text:span text:style-name="T756">style</text:span><text:span text:style-name="T253"> </text:span><text:span text:style-name="T254">e digite as declarações como no exemplo a seguir: </text:span><text:span text:style-name="T1387">&lt;</text:span><text:span text:style-name="T1401">h1</text:span><text:span text:style-name="T1514"> </text:span><text:span text:style-name="T1420">style</text:span><text:span text:style-name="T1514">=</text:span><text:span text:style-name="T1441">"color:mediumblue; font-size: </text:span><text:span text:style-name="T1442">2</text:span><text:span text:style-name="T1441">em</text:span><text:span text:style-name="T1387">&gt; </text:span><text:span text:style-name="T1514">Capítulo 1</text:span><text:span text:style-name="T1387">&lt;/</text:span><text:span text:style-name="T1401">h1</text:span><text:span text:style-name="T1387">&gt;<text:line-break/></text:span></text:p>
        </text:list-item>
        <text:list-item>
          <text:p text:style-name="P556"><text:span text:style-name="T245">P</text:span><text:span text:style-name="T247">ara as configurações </text:span><text:span text:style-name="T1171">L</text:span><text:span text:style-name="T1172">ocais</text:span><text:span text:style-name="T247"> de um documento, </text:span><text:span text:style-name="T245">p</text:span><text:span text:style-name="T247">odemos </text:span><text:span text:style-name="T242">aplicar o estilo </text:span><text:span text:style-name="T247">adiciona</text:span><text:span text:style-name="T242">ndo </text:span><text:span text:style-name="T247">uma </text:span><text:span text:style-name="T199">tag</text:span><text:span text:style-name="T247"> </text:span><text:span text:style-name="T755">&lt;style&gt;</text:span><text:span text:style-name="T247">,</text:span><text:span text:style-name="T248"> dentro da área </text:span><text:span text:style-name="T667">&lt;head&gt;</text:span><text:span text:style-name="T248">, e então estilizar cada conjunto de tags, como no exemplo </text:span><text:span text:style-name="T249">a seguir</text:span><text:span text:style-name="T248">:</text:span></text:p>
        </text:list-item>
      </text:list>
      <text:p text:style-name="P90"><text:span text:style-name="T1071">&lt;</text:span><text:span text:style-name="T909">style</text:span><text:span text:style-name="T1071">&gt;<text:tab/><text:tab/><text:tab/><text:tab/><text:tab/><text:tab/><text:tab/><text:tab/><text:tab/></text:span></text:p>
      <text:p text:style-name="P393"><text:span text:style-name="T1531"><text:tab/>body</text:span><text:span text:style-name="T1490"> {<text:tab/><text:tab/><text:tab/><text:tab/><text:tab/><text:tab/><text:tab/><text:tab/></text:span></text:p>
      <text:p text:style-name="P393"><text:span text:style-name="T1414"><text:tab/>background-color</text:span><text:span text:style-name="T1490">: </text:span><text:span text:style-name="T1438">lightsteelblue</text:span><text:span text:style-name="T1490">;<text:tab/><text:tab/><text:tab/></text:span></text:p>
      <text:p text:style-name="P393"><text:span text:style-name="T1414"><text:tab/>font-family</text:span><text:span text:style-name="T1490">: </text:span><text:span text:style-name="T1438">Arial</text:span><text:span text:style-name="T1490">, </text:span><text:span text:style-name="T1438">Helvetica</text:span><text:span text:style-name="T1490">, </text:span><text:span text:style-name="T1438">sans-serif</text:span><text:span text:style-name="T1490">;<text:tab/><text:tab/></text:span></text:p>
      <text:p text:style-name="P393"><text:span text:style-name="T1414"><text:tab/>font-size</text:span><text:span text:style-name="T1490">: </text:span><text:span text:style-name="T1538">20px</text:span><text:span text:style-name="T1490">;<text:tab/><text:tab/><text:tab/><text:tab/><text:tab/><text:tab/><text:tab/></text:span></text:p>
      <text:p text:style-name="P399"><text:tab/>}<text:tab/><text:tab/><text:tab/><text:tab/><text:tab/><text:tab/><text:tab/><text:tab/><text:tab/></text:p>
      <text:p text:style-name="P393"><text:span text:style-name="T1531"><text:tab/>h1</text:span><text:span text:style-name="T1490"> {<text:tab/><text:tab/><text:tab/><text:tab/><text:tab/><text:tab/><text:tab/><text:tab/><text:tab/></text:span></text:p>
      <text:p text:style-name="P393"><text:span text:style-name="T1414"><text:tab/>color</text:span><text:span text:style-name="T1490">: </text:span><text:span text:style-name="T1438">darkblue</text:span><text:span text:style-name="T1490">;<text:tab/><text:tab/><text:tab/><text:tab/><text:tab/><text:tab/><text:tab/></text:span></text:p>
      <text:p text:style-name="P393"><text:span text:style-name="T1414"><text:tab/>background-color</text:span><text:span text:style-name="T1490">: </text:span><text:span text:style-name="T1438">lightblue</text:span><text:span text:style-name="T1490">;<text:tab/><text:tab/><text:tab/><text:tab/></text:span></text:p>
      <text:p text:style-name="P399"><text:tab/>}<text:tab/><text:tab/><text:tab/><text:tab/><text:tab/><text:tab/><text:tab/><text:tab/><text:tab/></text:p>
      <text:p text:style-name="P393"><text:span text:style-name="T1531"><text:tab/>h2</text:span><text:span text:style-name="T1490"> {<text:tab/><text:tab/><text:tab/><text:tab/><text:tab/><text:tab/><text:tab/><text:tab/><text:tab/></text:span></text:p>
      <text:p text:style-name="P393"><text:span text:style-name="T1414"><text:tab/>color</text:span><text:span text:style-name="T1490">: </text:span><text:span text:style-name="T1438">darkred</text:span><text:span text:style-name="T1490">;<text:tab/><text:tab/><text:tab/><text:tab/><text:tab/><text:tab/><text:tab/></text:span></text:p>
      <text:p text:style-name="P399"><text:tab/>}<text:tab/><text:tab/><text:tab/><text:tab/><text:tab/><text:tab/><text:tab/><text:tab/><text:tab/></text:p>
      <text:p text:style-name="P393"><text:span text:style-name="T1531"><text:tab/>p</text:span><text:span text:style-name="T1490"> {<text:tab/><text:tab/><text:tab/><text:tab/><text:tab/><text:tab/><text:tab/><text:tab/><text:tab/></text:span></text:p>
      <text:p text:style-name="P393"><text:span text:style-name="T1414"><text:tab/>text-align</text:span><text:span text:style-name="T1490">: </text:span><text:span text:style-name="T1438">justify</text:span><text:span text:style-name="T1490">;<text:tab/><text:tab/><text:tab/><text:tab/><text:tab/><text:tab/></text:span></text:p>
      <text:p text:style-name="P399"><text:tab/>}<text:tab/><text:tab/><text:tab/><text:tab/><text:tab/><text:tab/><text:tab/><text:tab/><text:tab/></text:p>
      <text:p text:style-name="P50"><text:span text:style-name="T1072">&lt;/</text:span><text:span text:style-name="T910">style</text:span><text:span text:style-name="T1072">&gt;<text:tab/><text:tab/><text:tab/><text:tab/><text:tab/><text:tab/><text:tab/><text:tab/><text:tab/></text:span></text:p>
      <text:p text:style-name="P50"/>
      <text:list xml:id="list143925920911741" text:continue-numbering="true" text:style-name="L25">
        <text:list-item>
          <text:p text:style-name="P556"><text:span text:style-name="T250">M</text:span><text:span text:style-name="T247">anter as </text:span><text:span text:style-name="T250">CSS</text:span><text:span text:style-name="T247"> fora do código HTML, além de uma maior organização, faz com que tudo seja reaproveitado de maneira mais eficiente nas outras páginas do site. Para isso, utilizamos a tag </text:span><text:span text:style-name="T777">&lt;link </text:span><text:span text:style-name="T1127">rel=”” href=””</text:span><text:span text:style-name="T777">&gt;</text:span><text:span text:style-name="T243"> </text:span><text:span text:style-name="T247">especialmente configurada para trabalhar com arquivos </text:span><text:span text:style-name="T1172">externos</text:span><text:span text:style-name="T247"> de estilo. Essa tag deve ser colocada dentro da área </text:span><text:span text:style-name="T668">&lt;head&gt;</text:span><text:span text:style-name="T243"> </text:span><text:span text:style-name="T247">do documento HTML. Opte </text:span><text:span text:style-name="T251">por</text:span><text:span text:style-name="T247"> </text:span><text:span text:style-name="T251">essa</text:span><text:span text:style-name="T247"> técnica </text:span><text:span text:style-name="T251">(</text:span><text:span text:style-name="T247">CSS external style</text:span><text:span text:style-name="T251">)</text:span><text:span text:style-name="T247"> sempre que seu estilo for usado em várias páginas dentro do </text:span><text:span text:style-name="T233">mesmo </text:span><text:span text:style-name="T247">site </text:span><text:span text:style-name="T251">porque, ao usar </text:span><text:span text:style-name="T233">ess</text:span><text:span text:style-name="T251">a tag </text:span><text:span text:style-name="T669">&lt;link&gt;</text:span><text:span text:style-name="T251">,</text:span><text:span text:style-name="T247"> você pode compartilhar </text:span><text:span text:style-name="T251">um</text:span><text:span text:style-name="T247"> mesmo estilo entre </text:span><text:span text:style-name="T251">as páginas</text:span><text:span text:style-name="T247">, </text:span><text:span text:style-name="T233">reaproveitando código e </text:span><text:span text:style-name="T247">não </text:span><text:span text:style-name="T251">precisando</text:span><text:span text:style-name="T247"> </text:span><text:span text:style-name="T251">alterar</text:span><text:span text:style-name="T247"> vários arquivos quando o seu cliente solicitar uma pequena mudança no tom de uma determinada cor, por exemplo. </text:span><text:span text:style-name="T233">A</text:span><text:span text:style-name="T251">baixo, foi criado um arquivo com extensão </text:span><text:span text:style-name="T669">.css</text:span><text:span text:style-name="T251"> que </text:span><text:span text:style-name="T252">configura o estilo dos </text:span><text:span text:style-name="T200">seletores</text:span><text:span text:style-name="T251">.</text:span></text:p>
        </text:list-item>
      </text:list>
      <text:p text:style-name="P43"><text:soft-page-break/><text:span text:style-name="T993">@charset </text:span><text:span text:style-name="T956">"UTF8"</text:span><text:span text:style-name="T995">;</text:span><text:span text:style-name="T1008">/*evita incompatibilidade com acentos nas palavras*/<text:tab/></text:span></text:p>
      <text:p text:style-name="P403"><text:span text:style-name="T1530">body</text:span> {<text:tab/><text:tab/><text:tab/><text:tab/><text:tab/><text:tab/><text:tab/><text:tab/><text:tab/><text:tab/><text:tab/><text:tab/></text:p>
      <text:p text:style-name="P397"><text:span text:style-name="T1414"><text:tab/>background-color</text:span><text:span text:style-name="T1490">: </text:span><text:span text:style-name="T1438">lightgoldenrodyellow</text:span><text:span text:style-name="T1490">;<text:tab/><text:tab/><text:tab/><text:tab/><text:tab/></text:span></text:p>
      <text:p text:style-name="P397"><text:span text:style-name="T1414"><text:tab/>font-family</text:span><text:span text:style-name="T1490">: </text:span><text:span text:style-name="T1438">Arial</text:span><text:span text:style-name="T1490">, </text:span><text:span text:style-name="T1438">Helvetica</text:span><text:span text:style-name="T1490">, </text:span><text:span text:style-name="T1438">sans-serif</text:span><text:span text:style-name="T1490">;<text:tab/><text:tab/><text:tab/><text:tab/><text:tab/></text:span></text:p>
      <text:p text:style-name="P397"><text:span text:style-name="T1414"><text:tab/>font-size</text:span><text:span text:style-name="T1490">: </text:span><text:span text:style-name="T1538">20px</text:span><text:span text:style-name="T1490">;<text:tab/><text:tab/><text:tab/><text:tab/><text:tab/><text:tab/><text:tab/><text:tab/><text:tab/><text:tab/></text:span></text:p>
      <text:p text:style-name="P403">}<text:tab/><text:tab/><text:tab/><text:tab/><text:tab/><text:tab/><text:tab/><text:tab/><text:tab/><text:tab/><text:tab/><text:tab/><text:tab/></text:p>
      <text:p text:style-name="P403"><text:span text:style-name="T1530">h1</text:span> {<text:tab/><text:tab/><text:tab/><text:tab/><text:tab/><text:tab/><text:tab/><text:tab/><text:tab/><text:tab/><text:tab/><text:tab/><text:tab/></text:p>
      <text:p text:style-name="P397"><text:span text:style-name="T1414"><text:tab/>color</text:span><text:span text:style-name="T1490">: </text:span><text:span text:style-name="T1438">maroon</text:span><text:span text:style-name="T1490">;<text:tab/><text:tab/><text:tab/><text:tab/><text:tab/><text:tab/><text:tab/><text:tab/><text:tab/><text:tab/></text:span></text:p>
      <text:p text:style-name="P397"><text:span text:style-name="T1414"><text:tab/>background-color</text:span><text:span text:style-name="T1490">: </text:span><text:span text:style-name="T1438">goldenrod</text:span><text:span text:style-name="T1490">;<text:tab/><text:tab/><text:tab/><text:tab/><text:tab/><text:tab/><text:tab/></text:span></text:p>
      <text:p text:style-name="P403">}<text:tab/><text:tab/><text:tab/><text:tab/><text:tab/><text:tab/><text:tab/><text:tab/><text:tab/><text:tab/><text:tab/><text:tab/><text:tab/></text:p>
      <text:p text:style-name="P403"><text:span text:style-name="T1530">h2</text:span> {<text:tab/><text:tab/><text:tab/><text:tab/><text:tab/><text:tab/><text:tab/><text:tab/><text:tab/><text:tab/><text:tab/><text:tab/><text:tab/></text:p>
      <text:p text:style-name="P397"><text:span text:style-name="T1414"><text:tab/>color</text:span><text:span text:style-name="T1490">: </text:span><text:span text:style-name="T1438">darkred</text:span><text:span text:style-name="T1490">;<text:tab/><text:tab/><text:tab/><text:tab/><text:tab/><text:tab/><text:tab/><text:tab/><text:tab/><text:tab/></text:span></text:p>
      <text:p text:style-name="P403">}<text:tab/><text:tab/><text:tab/><text:tab/><text:tab/><text:tab/><text:tab/><text:tab/><text:tab/><text:tab/><text:tab/><text:tab/><text:tab/></text:p>
      <text:p text:style-name="P403"><text:span text:style-name="T1530">p</text:span> {<text:tab/><text:tab/><text:tab/><text:tab/><text:tab/><text:tab/><text:tab/><text:tab/><text:tab/><text:tab/><text:tab/><text:tab/><text:tab/></text:p>
      <text:p text:style-name="P397"><text:span text:style-name="T1414"><text:tab/>text-align</text:span><text:span text:style-name="T1490">: </text:span><text:span text:style-name="T1438">justify</text:span><text:span text:style-name="T1490">;<text:tab/><text:tab/><text:tab/><text:tab/><text:tab/><text:tab/><text:tab/><text:tab/><text:tab/></text:span></text:p>
      <text:p text:style-name="P403">}<text:tab/><text:tab/><text:tab/><text:tab/><text:tab/><text:tab/><text:tab/><text:tab/><text:tab/><text:tab/><text:tab/><text:tab/><text:tab/></text:p>
      <text:p text:style-name="P352"/>
      <text:h text:style-name="P499" text:outline-level="1" text:is-list-header="true">Ordem da cascata</text:h>
      <text:p text:style-name="P210"/>
      <text:p text:style-name="P210">A <text:span text:style-name="T1203">ordem de leitura</text:span> dos estilos, quando em simultâneo num HTML, é a seguinte:</text:p>
      <text:list text:style-name="L26">
        <text:list-item>
          <text:p text:style-name="P637">CSS existente no browser (default)</text:p>
        </text:list-item>
        <text:list-item>
          <text:p text:style-name="P637">CSS externa</text:p>
        </text:list-item>
        <text:list-item>
          <text:p text:style-name="P637">CSS local</text:p>
        </text:list-item>
        <text:list-item>
          <text:p text:style-name="P637">CSS inline</text:p>
        </text:list-item>
      </text:list>
      <text:p text:style-name="P210"><text:span text:style-name="T1631">E</text:span>m caso de regras iguais com valores diferentes <text:span text:style-name="T1631">aplicados a um seletor</text:span>, <text:span text:style-name="T1631">os estilos</text:span> funcionam em <text:span text:style-name="T1338">cascata</text:span> <text:span text:style-name="T1631">e a</text:span> <text:span text:style-name="T1203">ordem de prioridade</text:span> é a seguinte:</text:p>
      <text:list text:style-name="L27">
        <text:list-item>
          <text:p text:style-name="P638">CSS Inline</text:p>
        </text:list-item>
        <text:list-item>
          <text:p text:style-name="P638">CSS local</text:p>
        </text:list-item>
        <text:list-item>
          <text:p text:style-name="P638">CSS externa</text:p>
        </text:list-item>
        <text:list-item>
          <text:p text:style-name="P639">CSS existente no browser (default)</text:p>
        </text:list-item>
      </text:list>
      <text:p text:style-name="P211"/>
      <text:p text:style-name="P335">Diferença entre id e class</text:p>
      <text:p text:style-name="P84"><text:span text:style-name="T484"><text:line-break/></text:span><text:span text:style-name="T412">No CSS, uma hash(#) identifica a "id", já o ponto(.) identifica uma classe.</text:span></text:p>
      <text:p text:style-name="P84"/>
      <text:p text:style-name="P84"><text:span text:style-name="T501">T</text:span><text:span text:style-name="T412">anto para HTML quanto para CSS um </text:span><text:span text:style-name="T1045">id</text:span><text:span text:style-name="T412"> só </text:span><text:span text:style-name="T464">deve</text:span><text:span text:style-name="T412"> ser aplicado para um </text:span><text:span text:style-name="T465">único </text:span><text:span text:style-name="T412">objeto e não para vários. Para </text:span><text:span text:style-name="T466">formatar</text:span><text:span text:style-name="T412"> vários objetos </text:span><text:span text:style-name="T466">utilize as</text:span><text:span text:style-name="T412"> </text:span><text:span text:style-name="T1045">class</text:span></text:p>
      <text:p text:style-name="P171"/>
      <text:p text:style-name="P83"/>
      <text:p text:style-name="P336">Box Model</text:p>
      <text:p text:style-name="P78"/>
      <text:p text:style-name="P420"><text:span text:style-name="T354">O</text:span><text:span text:style-name="T351">s elementos </text:span><text:span text:style-name="T352">HTML</text:span><text:span text:style-name="T351"> são como conteiners: caixas que armazenam conteúdo; </text:span><text:span text:style-name="T354">eles são</text:span><text:span text:style-name="T351"> basea</text:span><text:span text:style-name="T354">dos</text:span><text:span text:style-name="T351"> no conceito </text:span><text:span text:style-name="T794">box model</text:span><text:span text:style-name="T351">, que é uma representação visual de como os elementos HTML são renderizados na página, considerando as propriedades de conteúdo</text:span><text:span text:style-name="T353">(</text:span><text:span text:style-name="T1128">content</text:span><text:span text:style-name="T353">),</text:span><text:span text:style-name="T351"> preenchimento</text:span><text:span text:style-name="T353">(</text:span><text:span text:style-name="T1128">padding</text:span><text:span text:style-name="T353">),</text:span><text:span text:style-name="T351"> borda</text:span><text:span text:style-name="T353">(</text:span><text:span text:style-name="T1128">border</text:span><text:span text:style-name="T353">)</text:span><text:span text:style-name="T351"> </text:span><text:span text:style-name="T353">e </text:span><text:span text:style-name="T351">margem</text:span><text:span text:style-name="T353">(</text:span><text:span text:style-name="T1128">margin</text:span><text:span text:style-name="T353">)</text:span><text:span text:style-name="T351">. Juntas, essas áreas definem como os elementos se </text:span><text:span text:style-name="Strong_20_Emphasis"><text:span text:style-name="T351">relacionam entre si </text:span></text:span><text:span text:style-name="T351">e como eles </text:span><text:span text:style-name="Strong_20_Emphasis"><text:span text:style-name="T351">ocupam espaço </text:span></text:span><text:span text:style-name="T351">na página. </text:span></text:p>
      <text:p text:style-name="P200"/>
      <text:p text:style-name="P200"><text:span text:style-name="T1633">P</text:span>odemos classificar um elemento em <text:span text:style-name="T1633">2</text:span> <text:span text:style-name="T1633">comportamentos</text:span>:</text:p>
      <text:list text:style-name="L28">
        <text:list-item>
          <text:p text:style-name="P586">Caixa do tipo <text:span text:style-name="T1467">inline-level:</text:span> <text:span text:style-name="T1633">O</text:span> elemento <text:span text:style-name="T1669">começa</text:span> no ponto exato onde foram definidos <text:span text:style-name="T1669">e ocupam somente a </text:span><text:span text:style-name="T1351">largura</text:span><text:span text:style-name="T1338"> seu conteúdo</text:span>. <text:span text:style-name="T1633">Exemplos:</text:span></text:p>
        </text:list-item>
      </text:list>
      <text:p text:style-name="P350">&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57"><text:span text:style-name="T484">Caixa do tipo </text:span><text:span text:style-name="T816">block-level</text:span><text:span text:style-name="T484">: </text:span><text:span text:style-name="T489">O</text:span><text:span text:style-name="T484"> elemento sempre vai se iniciar em uma nova linha e ocupar </text:span><text:span text:style-name="T495">toda a largura do seu elemento pai (o container)</text:span><text:span text:style-name="T489">. Exemplos:</text:span></text:p>
        </text:list-item>
      </text:list>
      <text:p text:style-name="P351">&lt;address&gt; &lt;article&gt; &lt;aside&gt; &lt;blockquote&gt; &lt;canvas&gt; &lt;dd&gt; &lt;div&gt; &lt;dl&gt; &lt;dt&gt;</text:p>
      <text:p text:style-name="P467">&lt;fieldset&gt; &lt;figcaption&gt; &lt;figure&gt; &lt;footer&gt; &lt;form&gt; &lt;h1-6&gt; &lt;header&gt; &lt;hr&gt; &lt;li&gt; &lt;main&gt; &lt;nav&gt; &lt;ol&gt; &lt;p&gt; &lt;pre&gt; &lt;section&gt; &lt;table&gt; &lt;tfoot&gt; &lt;ul&gt; </text:p>
      <text:p text:style-name="P466"/>
      <text:p text:style-name="P218">Por padrão, toda caixa é composta apenas pelo <text:span text:style-name="T1566">content</text:span><text:span text:style-name="T1632"> (</text:span>conteúdo<text:span text:style-name="T1632">)</text:span> e não possui <text:span text:style-name="T1566">padding</text:span>, nem <text:span text:style-name="T1566">border</text:span>, nem <text:span text:style-name="T1566">outline</text:span> e nem <text:span text:style-name="T1566">margin</text:span>. </text:p>
      <text:p text:style-name="P218">Todo conteúdo possui uma <text:span text:style-name="T1566">width</text:span> (largura) e uma <text:span text:style-name="T1566">height</text:span> (altura) e a esse conjunto de propriedades, damos o nome de <text:span text:style-name="T1566">box-sizing</text:span></text:p>
      <text:p text:style-name="P218"/>
      <text:p text:style-name="P78"><text:span text:style-name="T1045">padding</text:span><text:span text:style-name="T569">(preenchimento)</text:span><text:span text:style-name="T484">: é o parâmetro </text:span><text:span text:style-name="T487">que define o espaço </text:span><text:span text:style-name="T531">interno</text:span><text:span text:style-name="T484"> </text:span><text:span text:style-name="T487">do objeto</text:span><text:span text:style-name="T484"><text:line-break/></text:span><text:span text:style-name="T1045">margin</text:span><text:span text:style-name="T484">: é o parâmetro </text:span><text:span text:style-name="T487">que define o espaço </text:span><text:span text:style-name="T531">externo</text:span><text:span text:style-name="T484"> do objeto<text:line-break/>Entre a margem e a borda, podemos determinar o </text:span><text:span text:style-name="T1045">outline</text:span><text:span text:style-name="T484"> (contorn</text:span><text:span text:style-name="T488">o</text:span><text:span text:style-name="T484">) <text:line-break/></text:span></text:p>
      <text:p text:style-name="P375"><text:span text:style-name="T927">A shorthand </text:span><text:span text:style-name="T1051">border</text:span><text:span text:style-name="T927"> simplifica a declaração de </text:span><text:span text:style-name="T1051">border-width</text:span><text:span text:style-name="T927">, </text:span><text:span text:style-name="T1051">border-style</text:span><text:span text:style-name="T927"> e </text:span><text:span text:style-name="T1051">border-color</text:span><text:span text:style-name="T1053"> </text:span><text:span text:style-name="T928">(consecutivamente). </text:span><text:span text:style-name="T927">Exemplo:<text:tab/></text:span><text:span text:style-name="T1421">border</text:span><text:span text:style-name="T1516">: </text:span><text:span text:style-name="T1539">10px</text:span><text:span text:style-name="T1516"> </text:span><text:span text:style-name="T1443">solid</text:span><text:span text:style-name="T1516"> </text:span><text:span text:style-name="T1443">red</text:span><text:span text:style-name="T1516">;</text:span></text:p>
      <text:p text:style-name="P188"/>
      <text:p text:style-name="P188">Todo elemento de caixa possui quatro valores para <text:span text:style-name="T1466">padding</text:span> e <text:span text:style-name="T1466">margin</text:span>, sempre nessa mesma ordem: <text:span text:style-name="T1572">top</text:span>, <text:s/><text:span text:style-name="T1572">right</text:span>, <text:span text:style-name="T1572">bottom</text:span>, <text:s/><text:span text:style-name="T1572">left</text:span><text:line-break/></text:p>
      <text:p text:style-name="P375"><text:span text:style-name="T1051">margin:auto;</text:span><text:span text:style-name="T929"> permite que o </text:span><text:span text:style-name="T930">navegador calcule automaticamente as margens da esquerda e da direita para que o bloco seja colocado no </text:span><text:span text:style-name="T929">centro </text:span><text:span text:style-name="T931">(somente horizontal)</text:span><text:span text:style-name="T930">, independente do tamanho da janela.</text:span></text:p>
      <text:p text:style-name="P199"/>
      <text:p text:style-name="P337">Posicionamentos</text:p>
      <text:p text:style-name="P108"><text:span text:style-name="T483"><text:line-break/></text:span><text:span text:style-name="T496">A</text:span><text:span text:style-name="T498">s principais</text:span><text:span text:style-name="T493"> propriedade</text:span><text:span text:style-name="T498">s para controlar o posicionamento dos elementos são:</text:span></text:p>
      <text:list xml:id="list2180287784" text:style-name="L30">
        <text:list-item>
          <text:p text:style-name="P558"><text:span text:style-name="T1036">position</text:span><text:span text:style-name="T493">:</text:span><text:span text:style-name="T498"> controla o método de posicionamento de um elemento em relação ao seu contêiner.</text:span></text:p>
        </text:list-item>
      </text:list>
      <text:list text:style-name="L31">
        <text:list-item>
          <text:list>
            <text:list-item>
              <text:p text:style-name="P598"><text:span text:style-name="T801">s</text:span><text:span text:style-name="T802">tatic</text:span><text:span text:style-name="T381">: (</text:span><text:span text:style-name="T389">default</text:span><text:span text:style-name="T303">), </text:span><text:span text:style-name="T309">a </text:span><text:span text:style-name="T327">posição é fixada</text:span><text:span text:style-name="T303"> de acordo com o fluxo normal do documento, ou seja, </text:span><text:span text:style-name="T304">na ordem em que aparecem no código </text:span><text:span text:style-name="T305">HTML. É o único que </text:span><text:span text:style-name="T326">não permite</text:span><text:span text:style-name="T328"> </text:span><text:span text:style-name="Source_20_Text"><text:span text:style-name="T328">deslocamento</text:span></text:span><text:span text:style-name="Source_20_Text"><text:span text:style-name="T304"> do elemento.</text:span></text:span></text:p>
            </text:list-item>
          </text:list>
        </text:list-item>
      </text:list>
      <text:list text:style-name="L32">
        <text:list-item>
          <text:list>
            <text:list-item>
              <text:p text:style-name="P599"><text:span text:style-name="T810">relativ</text:span><text:span text:style-name="T807">e</text:span><text:span text:style-name="T260">:</text:span><text:span text:style-name="T303"> </text:span><text:span text:style-name="T309">a </text:span><text:span text:style-name="T327">posição original é a referência</text:span><text:span text:style-name="T309"> para o deslocamento do elemento, permitindo o uso das propriedades</text:span><text:span text:style-name="T382"> </text:span><text:span text:style-name="T383">auxiliares como</text:span><text:span text:style-name="T303"> </text:span><text:span text:style-name="Source_20_Text"><text:span text:style-name="T650">top</text:span></text:span><text:span text:style-name="T303">, </text:span><text:span text:style-name="Source_20_Text"><text:span text:style-name="T650">right</text:span></text:span><text:span text:style-name="T303">, </text:span><text:span text:style-name="Source_20_Text"><text:span text:style-name="T650">b</text:span></text:span><text:span text:style-name="Source_20_Text"><text:span text:style-name="T651">o</text:span></text:span><text:span text:style-name="Source_20_Text"><text:span text:style-name="T650">ttom</text:span></text:span><text:span text:style-name="T303"> e </text:span><text:span text:style-name="Source_20_Text"><text:span text:style-name="T650">left</text:span></text:span></text:p>
            </text:list-item>
            <text:list-item>
              <text:p text:style-name="P560"><text:span text:style-name="T815">absolut</text:span><text:span text:style-name="T467">:</text:span><text:span text:style-name="T498"> </text:span><text:span text:style-name="T503">o canto superior esquerdo do</text:span><text:span text:style-name="T498"> </text:span><text:span text:style-name="T535">elemento pai mais próximo</text:span><text:span text:style-name="T498"> </text:span><text:span text:style-name="T503">(e </text:span><text:span text:style-name="T498">que não </text:span><text:span text:style-name="T503">esteja</text:span><text:span text:style-name="T498"> </text:span><text:span text:style-name="T670">static</text:span><text:span text:style-name="T503">) é a referência para o deslocamento do elemento. </text:span><text:span text:style-name="T498">Se não houver tal </text:span><text:span text:style-name="T503">conteiner</text:span><text:span text:style-name="T498">, ele será posicionado em relação ao </text:span><text:span text:style-name="T503">elemento root</text:span><text:span text:style-name="T498"> </text:span><text:span text:style-name="T670">&lt;html&gt;</text:span><text:span text:style-name="T498">.</text:span></text:p>
            </text:list-item>
            <text:list-item>
              <text:p text:style-name="P560"><text:span text:style-name="Source_20_Text"><text:span text:style-name="T825">f</text:span></text:span><text:span text:style-name="Source_20_Text"><text:span text:style-name="T824">ixed</text:span></text:span><text:span text:style-name="Source_20_Text"><text:span text:style-name="T590">:</text:span></text:span><text:span text:style-name="Source_20_Text"><text:span text:style-name="T498"> posiciona em relação à viewport (janela do navegador). Isso significa que </text:span></text:span><text:span text:style-name="Source_20_Text"><text:span text:style-name="T502">o elemento</text:span></text:span><text:span text:style-name="Source_20_Text"><text:span text:style-name="T498"> sempre permanecerá no mesmo lugar, </text:span></text:span><text:span text:style-name="Source_20_Text"><text:span text:style-name="T503">independente do scroll da</text:span></text:span><text:span text:style-name="Source_20_Text"><text:span text:style-name="T498"> página;</text:span></text:span></text:p>
            </text:list-item>
            <text:list-item>
              <text:p text:style-name="P600"><text:span text:style-name="T794">sticky</text:span><text:span text:style-name="T303">: é um tipo híbrido entre </text:span><text:span text:style-name="Source_20_Text"><text:span text:style-name="T650">relative</text:span></text:span><text:span text:style-name="T303"> e </text:span><text:span text:style-name="Source_20_Text"><text:span text:style-name="T650">fixed</text:span></text:span><text:span text:style-name="T303">. Ele é tratado como </text:span><text:span text:style-name="Source_20_Text"><text:span text:style-name="T650">relative</text:span></text:span><text:span text:style-name="T303"> até que ele atinja um determinado ponto durante o rolar da página, momento em que se comporta co</text:span><text:span text:style-name="Source_20_Text"><text:span text:style-name="T306">mo </text:span></text:span><text:span text:style-name="Source_20_Text"><text:span text:style-name="T652">fixed</text:span></text:span><text:span text:style-name="Source_20_Text"><text:span text:style-name="T306">. A propriedade seguinte (</text:span></text:span><text:span text:style-name="Source_20_Text"><text:span text:style-name="T650">top</text:span></text:span><text:span text:style-name="Source_20_Text"><text:span text:style-name="T306"> ou </text:span></text:span><text:span text:style-name="Source_20_Text"><text:span text:style-name="T650">right</text:span></text:span><text:span text:style-name="Source_20_Text"><text:span text:style-name="T306"> ou </text:span></text:span><text:span text:style-name="Source_20_Text"><text:span text:style-name="T650">b</text:span></text:span><text:span text:style-name="Source_20_Text"><text:span text:style-name="T651">o</text:span></text:span><text:span text:style-name="Source_20_Text"><text:span text:style-name="T650">ttom</text:span></text:span><text:span text:style-name="Source_20_Text"><text:span text:style-name="T303"> </text:span></text:span><text:span text:style-name="Source_20_Text"><text:span text:style-name="T306">ou</text:span></text:span><text:span text:style-name="Source_20_Text"><text:span text:style-name="T303"> </text:span></text:span><text:span text:style-name="Source_20_Text"><text:span text:style-name="T650">left</text:span></text:span><text:span text:style-name="Source_20_Text"><text:span text:style-name="T306">) define a posição na qual o elemento mudará seu comportamento. É frequentemente utilizado para criar </text:span></text:span><text:span text:style-name="Source_20_Text"><text:span text:style-name="T329">menus</text:span></text:span><text:span text:style-name="Source_20_Text"><text:span text:style-name="T310">, </text:span></text:span><text:span text:style-name="Source_20_Text"><text:span text:style-name="T306">cabeçal</text:span></text:span><text:span text:style-name="T306">hos de páginas ou barras laterais que permanecem visíveis enquanto o usuário rola o conteúdo.</text:span></text:p>
            </text:list-item>
          </text:list>
        </text:list-item>
      </text:list>
      <text:list xml:id="list143926080702235" text:continue-list="list2180287784" text:style-name="L30">
        <text:list-item>
          <text:p text:style-name="P601"><text:span text:style-name="T1032">top, right, bottom, left</text:span><text:span text:style-name="T274">: </text:span><text:span text:style-name="T297">são 4 propriedades </text:span><text:span text:style-name="T322">auxiliares</text:span><text:span text:style-name="T297"> </text:span><text:span text:style-name="T298">de movimentação usadas </text:span><text:span text:style-name="T297">após alterar a </text:span><text:span text:style-name="T298">propriedade</text:span><text:span text:style-name="T297"> </text:span><text:span text:style-name="T648">position</text:span><text:span text:style-name="T297"> e </text:span><text:span text:style-name="T275">c</text:span><text:span text:style-name="T274">ontrolam o deslocamento do elemento em relação ao seu posicionamento normal.</text:span></text:p>
        </text:list-item>
        <text:list-item>
          <text:p text:style-name="P602"><text:span text:style-name="T1032">z-index</text:span><text:span text:style-name="T276">:</text:span><text:span text:style-name="Source_20_Text"><text:span text:style-name="T274"> </text:span></text:span><text:span text:style-name="Source_20_Text"><text:span text:style-name="T276">d</text:span></text:span><text:span text:style-name="Source_20_Text"><text:span text:style-name="T274">efine a ordem de empilhamento de elementos posicionados. Elementos com um z-index maior ficam sobre elementos com um z-index menor.</text:span></text:span></text:p>
        </text:list-item>
        <text:list-item>
          <text:p text:style-name="P559"><text:span text:style-name="T1036">float</text:span><text:span text:style-name="T468">: controla o posicionamento horizontal de um elemento, retirando-o do fluxo normal e permitindo que os elementos seguintes fluam ao redor dele.</text:span></text:p>
        </text:list-item>
        <text:list-item>
          <text:p text:style-name="P559"><text:span text:style-name="T1036">clear</text:span><text:span text:style-name="T468">: define em qual lado os elementos flutuantes não são permitidos. É frequentemente utilizado após elementos flutuantes para garantir que o próximo elemento não flutue ao seu lado.</text:span></text:p>
        </text:list-item>
        <text:list-item>
          <text:p text:style-name="P648"><text:span text:style-name="Strong_20_Emphasis"><text:span text:style-name="Source_20_Text"><text:span text:style-name="T1032">display</text:span></text:span></text:span><text:span text:style-name="Strong_20_Emphasis"><text:span text:style-name="T276">: c</text:span></text:span><text:span text:style-name="T276">ontrola </text:span><text:span text:style-name="T284">como o elemento interage com outros ao seu redor</text:span><text:span text:style-name="T276">.</text:span></text:p>
        </text:list-item>
      </text:list>
      <text:list xml:id="list664717991" text:style-name="L33">
        <text:list-item>
          <text:list>
            <text:list-item>
              <text:p text:style-name="P631"><text:span text:style-name="T827">Inline</text:span><text:span text:style-name="T469">: </text:span><text:span text:style-name="T470">ocupa somente o espaço necessário do conteúdo. Não permite definir largura e altura. Não começa em uma nova linha.</text:span></text:p>
            </text:list-item>
            <text:list-item>
              <text:p text:style-name="P631"><text:span text:style-name="T827">block</text:span><text:span text:style-name="T469">: </text:span><text:span text:style-name="T470">ocupa toda a largura disponível, formando uma nova linha</text:span></text:p>
            </text:list-item>
            <text:list-item>
              <text:p text:style-name="P631"><text:span text:style-name="T827">inline-block</text:span><text:span text:style-name="T469">: </text:span><text:span text:style-name="T470">permite que outros elementos fiquem ao seu lado (inline) porém também permite definir sua largura e altura (block)</text:span></text:p>
            </text:list-item>
            <text:list-item>
              <text:p text:style-name="P649"><text:span text:style-name="T802">none</text:span><text:span text:style-name="T285">: remove completamente o elemento da página, não ocupando espaço, como se não existisse. Por outro lado, ao utilizar </text:span><text:span text:style-name="Source_20_Text"><text:span text:style-name="T1032">visibility:</text:span></text:span><text:span text:style-name="Source_20_Text"><text:span text:style-name="T1129"> hidden</text:span></text:span><text:span text:style-name="T285">, o elemento continua ocupando espaço, mantendo seu posicionamento relativo aos outros elementos na página, mesmo que não seja visível.</text:span></text:p>
            </text:list-item>
            <text:list-item>
              <text:p text:style-name="P650"><text:span text:style-name="T802">flex</text:span><text:span text:style-name="T286">:</text:span><text:span text:style-name="T285"> </text:span><text:span text:style-name="T287">torna o conteiner (elemento pai)</text:span><text:span text:style-name="Strong_20_Emphasis"><text:span text:style-name="T285"> flexível, </text:span></text:span><text:span text:style-name="Strong_20_Emphasis"><text:span text:style-name="T287">transformando seus filhos </text:span></text:span><text:span text:style-name="Strong_20_Emphasis"><text:span text:style-name="T316">diretos</text:span></text:span><text:span text:style-name="Strong_20_Emphasis"><text:span text:style-name="T287"> em itens flexíveis. </text:span></text:span><text:span text:style-name="Strong_20_Emphasis"><text:span text:style-name="T290">Aumenta</text:span></text:span><text:span text:style-name="Strong_20_Emphasis"><text:span text:style-name="T287"> a </text:span></text:span><text:span text:style-name="Strong_20_Emphasis"><text:span text:style-name="T316">responsividade</text:span></text:span><text:span text:style-name="Strong_20_Emphasis"><text:span text:style-name="T287"> pois</text:span></text:span><text:span text:style-name="T285"> alinha e distribui espaço entre itens </text:span><text:span text:style-name="T287">com</text:span><text:span text:style-name="T285"> tamanhos desconhecidos ou dinâmicos.<text:line-break/>O layout flexível possui um eixo principal </text:span><text:span text:style-name="T288">(main axis) </text:span><text:span text:style-name="T285">e um eixo cruzado </text:span><text:span text:style-name="T288">(cross axis)</text:span><text:span text:style-name="T285">. O eixo principal é definido pela direção em que os itens flexíveis são organizados, e o eixo cruzado é perpendicular a ele.<text:line-break/></text:span><text:span text:style-name="Strong_20_Emphasis"><text:span text:style-name="T285">Propriedades </text:span></text:span><text:span text:style-name="Strong_20_Emphasis"><text:span text:style-name="T289">r</text:span></text:span><text:span text:style-name="Strong_20_Emphasis"><text:span text:style-name="T285">elacionadas</text:span></text:span><text:span text:style-name="T285">:</text:span></text:p>
              <text:list>
                <text:list-item>
                  <text:p text:style-name="P650"><text:span text:style-name="Source_20_Text"><text:span text:style-name="T802">flex-direction</text:span></text:span><text:span text:style-name="T285">: </text:span><text:span text:style-name="T288">d</text:span><text:span text:style-name="T285">efine a direção principal dos itens flexíveis. </text:span><text:span text:style-name="T288">Seus valores são: </text:span><text:span text:style-name="Source_20_Text"><text:span text:style-name="T1129">row</text:span></text:span><text:span text:style-name="T288"> (default) e </text:span><text:span text:style-name="Source_20_Text"><text:span text:style-name="T1129">collumn</text:span></text:span></text:p>
                </text:list-item>
                <text:list-item>
                  <text:p text:style-name="P650"><text:span text:style-name="Source_20_Text"><text:span text:style-name="T802">justify-content</text:span></text:span><text:span text:style-name="T285">: Controla a distribuição dos itens flexíveis ao longo do eixo principal.</text:span></text:p>
                </text:list-item>
                <text:list-item>
                  <text:p text:style-name="P650"><text:span text:style-name="Source_20_Text"><text:span text:style-name="T802">align-items</text:span></text:span><text:span text:style-name="T285">: Define a alinhamento dos itens flexíveis ao longo do eixo cruzado.</text:span></text:p>
                </text:list-item>
                <text:list-item>
                  <text:p text:style-name="P650"><text:span text:style-name="Source_20_Text"><text:span text:style-name="T802">align-self</text:span></text:span><text:span text:style-name="T285">: Permite ajustar o alinhamento de um item flexível específico.</text:span></text:p>
                </text:list-item>
                <text:list-item>
                  <text:p text:style-name="P651"><text:span text:style-name="Source_20_Text"><text:span text:style-name="T802">flex-wrap</text:span></text:span><text:span text:style-name="T290">: quebra a linha caso a janela fique muito pequena</text:span></text:p>
                </text:list-item>
              </text:list>
            </text:list-item>
          </text:list>
        </text:list-item>
      </text:list>
      <text:p text:style-name="P135"/>
      <text:p text:style-name="P478"><text:a xlink:type="simple" xlink:href="https://yoksel.github.io/flex-cheatsheet/" text:style-name="Internet_20_link" text:visited-style-name="Visited_20_Internet_20_Link"><text:span text:style-name="T4">CheatSheet FlexBox</text:span></text:a></text:p>
      <text:p text:style-name="P135"/>
      <text:p text:style-name="P135"/>
      <text:list xml:id="list143927158835396" text:continue-numbering="true" text:style-name="L33">
        <text:list-item>
          <text:list>
            <text:list-item>
              <text:p text:style-name="P652"><text:span text:style-name="T802">grid</text:span><text:span text:style-name="T286">:</text:span><text:span text:style-name="T285"> cria layouts bidimensionais, </text:span><text:span text:style-name="T288">organizando</text:span><text:span text:style-name="T285"> os elementos em </text:span><text:span text:style-name="T288">uma grade de </text:span><text:span text:style-name="T285">linhas e colunas. </text:span><text:span text:style-name="T289">O elemento pai é chamado de conteiner de grade e seus elementos filhos são chamados de itens de grade que ocupam células.<text:line-break/></text:span><text:span text:style-name="Strong_20_Emphasis"><text:span text:style-name="T285">Propriedades </text:span></text:span><text:span text:style-name="Strong_20_Emphasis"><text:span text:style-name="T289">r</text:span></text:span><text:span text:style-name="Strong_20_Emphasis"><text:span text:style-name="T285">ela</text:span></text:span><text:span text:style-name="Strong_20_Emphasis"><text:span text:style-name="T289">cionadas</text:span></text:span><text:span text:style-name="T289">:</text:span></text:p>
              <text:list>
                <text:list-item>
                  <text:p text:style-name="P653"><text:span text:style-name="Strong_20_Emphasis"><text:span text:style-name="T802">grid-template-rows</text:span></text:span><text:span text:style-name="Strong_20_Emphasis"><text:span text:style-name="T289">: define número e tamanho das linhas;</text:span></text:span></text:p>
                </text:list-item>
                <text:list-item>
                  <text:p text:style-name="P653"><text:span text:style-name="Strong_20_Emphasis"><text:span text:style-name="T803">grid-template-columns</text:span></text:span><text:span text:style-name="Strong_20_Emphasis"><text:span text:style-name="T289">: define número e tamanho das colunas;</text:span></text:span></text:p>
                </text:list-item>
                <text:list-item>
                  <text:p text:style-name="P653"><text:span text:style-name="Strong_20_Emphasis"><text:span text:style-name="T803">grid-row</text:span></text:span><text:span text:style-name="Strong_20_Emphasis"><text:span text:style-name="T289"> e </text:span></text:span><text:span text:style-name="Strong_20_Emphasis"><text:span text:style-name="T803">grid-column</text:span></text:span><text:span text:style-name="Strong_20_Emphasis"><text:span text:style-name="T289">: </text:span></text:span><text:span text:style-name="T289">posicionam um item na grade;</text:span></text:p>
                </text:list-item>
                <text:list-item>
                  <text:p text:style-name="P653"><text:span text:style-name="Strong_20_Emphasis"><text:span text:style-name="T803">grid-gap</text:span></text:span><text:span text:style-name="Strong_20_Emphasis"><text:span text:style-name="T289">: define</text:span></text:span><text:span text:style-name="T289"> o espaço entre as células da grade.</text:span></text:p>
                </text:list-item>
              </text:list>
            </text:list-item>
            <text:list-item>
              <text:p text:style-name="P632"><text:span text:style-name="T827">Content</text:span><text:span text:style-name="T471">: aplica estilos diretamente aos filhos de um elemento, ignorando o contêiner, </text:span><text:span text:style-name="T472">ú</text:span><text:span text:style-name="T471">til quando </text:span><text:span text:style-name="T472">se</text:span><text:span text:style-name="T471"> deseja estilizar os filhos sem afetar a </text:span><text:span text:style-name="T528">semântica</text:span><text:span text:style-name="T471"> do documento.</text:span> </text:p>
            </text:list-item>
            <text:list-item>
              <text:p text:style-name="P632"><text:span text:style-name="T828">l</text:span><text:span text:style-name="T827">ist-item</text:span><text:span text:style-name="T1681">: </text:span><text:span text:style-name="T471">utilizado para estilizar listas e seus itens </text:span></text:p>
            </text:list-item>
          </text:list>
        </text:list-item>
      </text:list>
      <text:p text:style-name="P195"/>
      <text:p text:style-name="P195"/>
      <text:p text:style-name="P195"/>
      <text:p text:style-name="P79"><text:span text:style-name="T439">Uma das soluções para </text:span><text:span text:style-name="T1151">centralizar </text:span><text:span text:style-name="T1152">totalmente</text:span><text:span text:style-name="T1153"> um elemento</text:span><text:span text:style-name="T439"> </text:span><text:span text:style-name="T440">(tanto vertical quanto horizontal) </text:span><text:span text:style-name="T439">é configurando a posição do container como </text:span><text:span text:style-name="T674">relative</text:span><text:span text:style-name="T439"> e a posição do bloco interno(</text:span><text:span text:style-name="T442">content</text:span><text:span text:style-name="T439">) como </text:span><text:span text:style-name="T674">absolut</text:span><text:span text:style-name="T439">, assim permitindo alterar as propriedades </text:span><text:span text:style-name="T674">left</text:span><text:span text:style-name="T439"> e </text:span><text:span text:style-name="T674">top</text:span><text:span text:style-name="T439"> para os valores </text:span><text:span text:style-name="T674">50%</text:span><text:span text:style-name="T439"> da view port e, em seguida, utilizar a propriedade </text:span><text:span text:style-name="T1036">transform: translate(-50%,-50%)</text:span><text:span text:style-name="T439"> para deslocar o bloco interno, centralizando-o (já que seu ponto de referência fica no canto superior esquerdo e não no centro).<text:line-break/>Exemplo:</text:span></text:p>
      <text:p text:style-name="P465"><text:span text:style-name="T1522"><text:tab/></text:span><text:span text:style-name="T1535">.container</text:span><text:span text:style-name="T1522"> {<text:tab/><text:tab/><text:tab/><text:tab/><text:tab/><text:tab/></text:span></text:p>
      <text:p text:style-name="P414"><text:span text:style-name="T1425"><text:tab/><text:tab/>position</text:span><text:span text:style-name="T1494">: </text:span><text:span text:style-name="T1448">relative</text:span><text:span text:style-name="T1494">;<text:tab/><text:tab/><text:tab/><text:tab/></text:span></text:p>
      <text:p text:style-name="P404"><text:tab/>}<text:tab/><text:tab/><text:tab/><text:tab/><text:tab/><text:tab/><text:tab/><text:tab/></text:p>
      <text:p text:style-name="P414"><text:span text:style-name="T1534"><text:tab/>.content</text:span><text:span text:style-name="T1494"> {<text:tab/><text:tab/><text:tab/><text:tab/><text:tab/><text:tab/><text:tab/></text:span></text:p>
      <text:p text:style-name="P414"><text:span text:style-name="T1425"><text:tab/><text:tab/>position</text:span><text:span text:style-name="T1494">: </text:span><text:span text:style-name="T1448">absolute</text:span><text:span text:style-name="T1494">;<text:tab/><text:tab/><text:tab/><text:tab/></text:span></text:p>
      <text:p text:style-name="P414"><text:span text:style-name="T1425"><text:tab/><text:tab/>top</text:span><text:span text:style-name="T1494">: </text:span><text:span text:style-name="T1540">50%</text:span><text:span text:style-name="T1494">;<text:tab/><text:tab/><text:tab/><text:tab/><text:tab/><text:tab/></text:span></text:p>
      <text:p text:style-name="P414"><text:span text:style-name="T1425"><text:tab/><text:tab/>left</text:span><text:span text:style-name="T1494">: </text:span><text:span text:style-name="T1540">50%</text:span><text:span text:style-name="T1494">;<text:tab/><text:tab/><text:tab/><text:tab/><text:tab/><text:tab/></text:span></text:p>
      <text:p text:style-name="P414"><text:span text:style-name="T1425"><text:tab/><text:tab/>transform</text:span><text:span text:style-name="T1494">: </text:span><text:span text:style-name="T1638">translate</text:span><text:span text:style-name="T1494">(</text:span><text:span text:style-name="T1540">-50%</text:span><text:span text:style-name="T1494">, </text:span><text:span text:style-name="T1540">-50%</text:span><text:span text:style-name="T1494">);<text:tab/></text:span></text:p>
      <text:p text:style-name="P404"><text:tab/>}<text:tab/><text:tab/><text:tab/><text:tab/><text:tab/><text:tab/><text:tab/><text:tab/></text:p>
      <text:p text:style-name="P191"/>
      <text:p text:style-name="Text_20_body"><text:span text:style-name="Source_20_Text"><text:span text:style-name="T1032">text-overflow</text:span></text:span><text:span text:style-name="T278"> controla como o conteúdo de um elemento deve ser tratado quando ele é maior do que a largura do contêiner que o envolve. Essa propriedade é comumente usada em conjunto com </text:span><text:span text:style-name="Source_20_Text"><text:span text:style-name="T1032">white-space:</text:span></text:span><text:span text:style-name="Source_20_Text"><text:span text:style-name="T278"> </text:span></text:span><text:span text:style-name="Source_20_Text"><text:span text:style-name="T1129">nowrap</text:span></text:span><text:span text:style-name="T278"> e </text:span><text:span text:style-name="Source_20_Text"><text:span text:style-name="T1032">overflow: </text:span></text:span><text:span text:style-name="Source_20_Text"><text:span text:style-name="T1129">hidden</text:span></text:span><text:span text:style-name="T278"> para lidar com casos em que o texto ultrapassa os limites do c</text:span><text:span text:style-name="T273">ontêiner. </text:span><text:span text:style-name="T279">Os valores para atribuir </text:span><text:span text:style-name="T273"><text:s/>à propriedade </text:span><text:span text:style-name="Source_20_Text"><text:span text:style-name="T273">text-overflow </text:span></text:span><text:span text:style-name="Source_20_Text"><text:span text:style-name="T279">são</text:span></text:span><text:span text:style-name="T273">:</text:span></text:p>
      <text:list text:style-name="L34">
        <text:list-item>
          <text:p text:style-name="P654"><text:span text:style-name="Source_20_Text"><text:span text:style-name="T1129">clip</text:span></text:span><text:span text:style-name="T273">: O conteúdo é cortado e não exibido além dos limites do contêiner.</text:span></text:p>
        </text:list-item>
        <text:list-item>
          <text:p text:style-name="P654"><text:span text:style-name="Source_20_Text"><text:span text:style-name="T1129">ellipsis</text:span></text:span><text:span text:style-name="T273">: Exibe reticências (...) para indicar que o texto foi truncado.</text:span></text:p>
        </text:list-item>
        <text:list-item>
          <text:p text:style-name="P654"><text:span text:style-name="Source_20_Text"><text:span text:style-name="T1129">string</text:span></text:span><text:span text:style-name="T273">: </text:span><text:span text:style-name="T279">Define</text:span><text:span text:style-name="T273"> uma string personalizada para exibi</text:span><text:span text:style-name="T279">r</text:span><text:span text:style-name="T273"> quando o texto é truncado.</text:span></text:p>
        </text:list-item>
      </text:list>
      <text:p text:style-name="P192"/>
      <text:p text:style-name="P470"><text:span text:style-name="T1677">C</text:span>ores</text:p>
      <text:p text:style-name="P348"/>
      <text:list text:style-name="L35">
        <text:list-item>
          <text:p text:style-name="P588"><text:span text:style-name="T1468">HSB</text:span><text:span text:style-name="T1367"> (matiz, saturação e luminosidade). Podendo apresentar ou não o parâmetro de </text:span><text:span text:style-name="T1339">opacidade/transparência</text:span><text:span text:style-name="T1367">, sendo 1 = 100% e 0.5 = 50%. Por exemplo: </text:span><text:span text:style-name="T1569">color: hsla(</text:span><text:span text:style-name="T1471">202º, 82%, 76%, 0.6</text:span><text:span text:style-name="T1569">)</text:span><text:span text:style-name="T1471">;</text:span></text:p>
        </text:list-item>
        <text:list-item>
          <text:p text:style-name="P588"><text:span text:style-name="T1457">R</text:span><text:span text:style-name="T1609">G</text:span><text:span text:style-name="T1608">B</text:span><text:span text:style-name="T1367"> (</text:span><text:span text:style-name="T1459">red</text:span><text:span text:style-name="T1367">, </text:span><text:span text:style-name="T1680">green</text:span><text:span text:style-name="T1367">, </text:span><text:span text:style-name="T1471">blue</text:span><text:span text:style-name="T1367">) Podendo apresentar ou não o parâmetro de </text:span><text:span text:style-name="T1339">opacidade</text:span><text:span text:style-name="T1367">, por exemplo: </text:span><text:span text:style-name="T1569">color: rgb</text:span><text:span text:style-name="T1567">a</text:span><text:span text:style-name="T1569">(</text:span><text:span text:style-name="T1471">35, 137, 195, 0.3</text:span><text:span text:style-name="T1569">)</text:span><text:span text:style-name="T1471">;</text:span></text:p>
        </text:list-item>
        <text:list-item>
          <text:p text:style-name="P589"><text:span text:style-name="T1468">Hexadecimal</text:span><text:span text:style-name="T1367">. Por exemplo: </text:span><text:span text:style-name="T1472">#002233. </text:span><text:span text:style-name="T1367">Podendo apresentar ou não o parâmetro de </text:span><text:span text:style-name="T1339">opacidade</text:span><text:span text:style-name="T1367">, por exemplo: </text:span><text:span text:style-name="T1569">#</text:span><text:span text:style-name="T1472">1b4e21</text:span><text:span text:style-name="T1382">60</text:span><text:span text:style-name="T1471">;</text:span></text:p>
        </text:list-item>
      </text:list>
      <text:p text:style-name="P324"/>
      <text:p text:style-name="P98"><text:span text:style-name="T1045">opacity</text:span><text:span text:style-name="T455"> controla a transparência de um elemento, </text:span><text:span text:style-name="T473">A</text:span><text:span text:style-name="T455">ceita valores entre 0 e 1.</text:span></text:p>
      <text:p text:style-name="P324"/>
      <text:p text:style-name="P99"><text:span text:style-name="T430">3 sites/ferramentas para trabalhar com </text:span><text:span text:style-name="T474">web design de </text:span><text:span text:style-name="T430">cores e ajudar na escolha da </text:span><text:span text:style-name="T529">paleta</text:span><text:span text:style-name="T430"> de cores </text:span><text:span text:style-name="T475">que harmonize com o conteúdo de</text:span><text:span text:style-name="T430"> um site:</text:span></text:p>
      <text:p text:style-name="P456"><text:a xlink:type="simple" xlink:href="https://color.adobe.com/pt/create/color-wheel" text:style-name="Internet_20_link" text:visited-style-name="Visited_20_Internet_20_Link"><text:span text:style-name="T1589">Adobe Color Wheel</text:span></text:a><text:span text:style-name="T267"><text:tab/></text:span><text:a xlink:type="simple" xlink:href="https://coolors.co/" text:style-name="Internet_20_link" text:visited-style-name="Visited_20_Internet_20_Link"><text:span text:style-name="T1589">Coolors</text:span></text:a><text:span text:style-name="T267"><text:tab/></text:span><text:a xlink:type="simple" xlink:href="https://paletton.com/" text:style-name="Internet_20_link" text:visited-style-name="Visited_20_Internet_20_Link"><text:span text:style-name="T1589">Paletton</text:span></text:a><text:span text:style-name="T267"><text:tab/></text:span><text:a xlink:type="simple" xlink:href="https://colorhunt.co/" text:style-name="Internet_20_link" text:visited-style-name="Visited_20_Internet_20_Link"><text:span text:style-name="T1589">Color Hunt</text:span></text:a><text:span text:style-name="T267"><text:tab/><text:tab/></text:span><text:a xlink:type="simple" xlink:href="https://m3.material.io/styles/color/system/how-the-system-works" text:style-name="Internet_20_link" text:visited-style-name="Visited_20_Internet_20_Link"><text:span text:style-name="T1589">Color Tool</text:span></text:a></text:p>
      <text:p text:style-name="P177"/>
      <text:p text:style-name="P97"/>
      <text:p text:style-name="P475">Gradientes</text:p>
      <text:p text:style-name="P475"/>
      <text:p text:style-name="P468"><text:span text:style-name="Strong_20_Emphasis"><text:span text:style-name="T291">São transições</text:span></text:span><text:span text:style-name="Strong_20_Emphasis"><text:span text:style-name="T261"> suave</text:span></text:span><text:span text:style-name="Strong_20_Emphasis"><text:span text:style-name="T291">s</text:span></text:span><text:span text:style-name="Strong_20_Emphasis"><text:span text:style-name="T261"> entre duas ou mais cores.</text:span></text:span><text:span text:style-name="T261"> Considerado pelo navegador como se fosse uma imagem, por isso usamos a propriedade </text:span><text:span text:style-name="T1025">background-image</text:span><text:span text:style-name="T261"> na declaração CSS. A função </text:span><text:span text:style-name="T1025">linear-gradient</text:span><text:span text:style-name="T1028">()</text:span><text:span text:style-name="T261"> gera um </text:span><text:span text:style-name="T337">gradiente </text:span><text:span text:style-name="T393">linear</text:span><text:span text:style-name="T337"> angular</text:span><text:span text:style-name="T261">. O primeiro parâmetro da função indica </text:span><text:span text:style-name="T269">a direção ou</text:span><text:span text:style-name="T261"> o ângulo de inclinação e </text:span><text:span text:style-name="T268">o</text:span><text:span text:style-name="T261">s </text:span><text:span text:style-name="T269">parâmetros </text:span><text:span text:style-name="T261">seguintes indicam as cores do degradê a ser criado. </text:span><text:span text:style-name="T268">É possível</text:span><text:span text:style-name="T261"> indicar quantas cores quiser e o navegador vai saber se virar pra gerar </text:span><text:span text:style-name="T268">o</text:span><text:span text:style-name="T261"> degradê personalizado. Experimente </text:span><text:span text:style-name="T268">também </text:span><text:span text:style-name="T261">outros valores de ângulo, incluindo negativos (45deg, -90deg, 25deg,…) e note as diferenças. Também é possível gerar os chamados </text:span><text:span text:style-name="T337">gradientes </text:span><text:span text:style-name="T393">radiais</text:span><text:span text:style-name="T261">, </text:span><text:span text:style-name="T268">através da função CSS </text:span><text:span text:style-name="T1025">radial-gradient</text:span><text:span text:style-name="T1028">()</text:span><text:span text:style-name="T337">. </text:span><text:span text:style-name="T344">Exemplos:</text:span></text:p>
      <text:p text:style-name="P95"><text:span text:style-name="T1089">background-image</text:span><text:span text:style-name="T997">: </text:span><text:span text:style-name="T1113">linear-gradient</text:span><text:span text:style-name="T997">(</text:span><text:span text:style-name="T1121">-</text:span><text:span text:style-name="T1120">45</text:span><text:span text:style-name="T1121">deg</text:span><text:span text:style-name="T997">, </text:span><text:span text:style-name="T966">red </text:span><text:span text:style-name="T967">20%</text:span><text:span text:style-name="T997">, </text:span><text:span text:style-name="T966">blue </text:span><text:span text:style-name="T967">40%, purple</text:span><text:span text:style-name="T997">);<text:tab/></text:span></text:p>
      <text:p text:style-name="P95"><text:span text:style-name="T1089">background-image</text:span><text:span text:style-name="T997">: </text:span><text:span text:style-name="T1113">linear-gradient</text:span><text:span text:style-name="T997">(</text:span><text:span text:style-name="T1120">to right</text:span><text:span text:style-name="T997">, </text:span><text:span text:style-name="T966">green</text:span><text:span text:style-name="T997">, </text:span><text:span text:style-name="T966">yellow</text:span><text:span text:style-name="T997">);<text:tab/><text:tab/><text:tab/></text:span></text:p>
      <text:p text:style-name="P95"><text:span text:style-name="T1089">background-image</text:span><text:span text:style-name="T997">: </text:span><text:span text:style-name="T1113">radial-gradient</text:span><text:span text:style-name="T997">(</text:span><text:span text:style-name="T1120">circle</text:span><text:span text:style-name="T997">, </text:span><text:span text:style-name="T966">green</text:span><text:span text:style-name="T997">, </text:span><text:span text:style-name="T966">yellow</text:span><text:span text:style-name="T997">);<text:tab/><text:tab/><text:tab/><text:tab/></text:span></text:p>
      <text:p text:style-name="P447"><text:span text:style-name="T1090">background</text:span><text:span text:style-name="T948">: </text:span><text:span text:style-name="T1114">radial-gradient</text:span><text:span text:style-name="T948">(</text:span><text:span text:style-name="T968">circle</text:span><text:span text:style-name="T948">, </text:span><text:span text:style-name="T968">red</text:span><text:span text:style-name="T948">, </text:span><text:span text:style-name="T968">yellow</text:span><text:span text:style-name="T948">);<text:tab/><text:tab/><text:tab/><text:tab/><text:tab/></text:span></text:p>
      <text:p text:style-name="P97"/>
      <text:p text:style-name="P476">Sombras</text:p>
      <text:p text:style-name="P204"/>
      <text:p text:style-name="P204"><text:span text:style-name="T1568">box-shadow</text:span><text:span text:style-name="T1548"> </text:span><text:span text:style-name="T1551">e </text:span><text:span text:style-name="T1570">text</text:span><text:span text:style-name="T1568">-shadow</text:span><text:span text:style-name="T1551"> </text:span><text:span text:style-name="T1550">tem 4</text:span><text:span text:style-name="T1548"> </text:span><text:span text:style-name="T1550">parâmetros, respectivamente na ordem</text:span><text:span text:style-name="T1548">:</text:span></text:p>
      <text:list text:style-name="L36">
        <text:list-item>
          <text:p text:style-name="P591">Deslocamento horizontal (offset-x): é o quanto a sombra vai deslocar para o lado direito (valores negativos causam deslocamento para à esquerda)</text:p>
        </text:list-item>
        <text:list-item>
          <text:p text:style-name="P591">Deslocamento vertical (offset-y): é o quanto a sombra vai andar para baixo (valores negativos causam deslocamento para cima)</text:p>
        </text:list-item>
        <text:list-item>
          <text:p text:style-name="P603"><text:span text:style-name="Source_20_Text"><text:span text:style-name="T336">Embaçamento </text:span></text:span><text:span text:style-name="Source_20_Text"><text:span text:style-name="T341">radial (</text:span></text:span><text:span text:style-name="Source_20_Text"><text:span text:style-name="T336">blur-radius</text:span></text:span><text:span text:style-name="Source_20_Text"><text:span text:style-name="T341">): </text:span></text:span></text:p>
        </text:list-item>
        <text:list-item>
          <text:p text:style-name="P561"><text:span text:style-name="T540">Embaçamento (</text:span><text:span text:style-name="T570">spread-radius</text:span><text:span text:style-name="T540">): é o espalhamento da sombra pelo fundo</text:span></text:p>
        </text:list-item>
        <text:list-item>
          <text:p text:style-name="P561"><text:span text:style-name="T540">Cor (color): cor da sombra. É possível usar transparência. <text:line-break/></text:span><text:span text:style-name="T570">Exemplo: </text:span><text:span text:style-name="T905">box-shadow</text:span><text:span text:style-name="T998">: 2px 2px 2px 1px rgba(0, 0, 0, 0</text:span><text:span text:style-name="T1146">.2</text:span><text:span text:style-name="T998">);</text:span></text:p>
        </text:list-item>
      </text:list>
      <text:p text:style-name="P222"/>
      <text:p text:style-name="P477">Raios</text:p>
      <text:p text:style-name="P222"/>
      <text:p text:style-name="P85"><text:span text:style-name="T1045">border-radius</text:span><text:span text:style-name="T570"> arredonda os vértices de um elemento. As figuras a seguir ilustram a ordem dos valores que alteram o </text:span><text:span text:style-name="T518">tamanho</text:span><text:span text:style-name="T570">:</text:span></text:p>
      <text:p text:style-name="P222"/>
      <text:p text:style-name="P223"><draw:frame draw:style-name="fr3" draw:name="Figura17" text:anchor-type="as-char" svg:width="12.594cm" svg:height="5.159cm" draw:z-index="21"><draw:image xlink:href="Pictures/10000000000001DC000000C327266D384BFB955F.jpg" xlink:type="simple" xlink:show="embed" xlink:actuate="onLoad" draw:mime-type="image/jpeg"/></draw:frame></text:p>
      <text:p text:style-name="P223"/>
      <text:p text:style-name="P223"><draw:frame draw:style-name="fr3" draw:name="Figura18" text:anchor-type="as-char" svg:width="12.726cm" svg:height="5.292cm" draw:z-index="22"><draw:image xlink:href="Pictures/10000000000001E1000000C813AD82CF88E5A8F0.jpg" xlink:type="simple" xlink:show="embed" xlink:actuate="onLoad" draw:mime-type="image/jpeg"/></draw:frame></text:p>
      <text:p text:style-name="P223"/>
      <text:p text:style-name="P377"><text:span text:style-name="T935">Também é possível criar </text:span><text:span text:style-name="T872">bolas</text:span><text:span text:style-name="T935">, para isso, crie uma </text:span><text:span text:style-name="T940">&lt;div&gt;</text:span><text:span text:style-name="T935"> quadrada e adicione a propriedade </text:span><text:span text:style-name="T1421">border-radius</text:span><text:span text:style-name="T1516">: </text:span><text:span text:style-name="T1539">50%</text:span><text:span text:style-name="T1516">;</text:span></text:p>
      <text:p text:style-name="P224"/>
      <text:p text:style-name="P340">Variáveis</text:p>
      <text:p text:style-name="P58"/>
      <text:p text:style-name="P436"><text:span text:style-name="T356">P</text:span><text:span text:style-name="T355">ermitem definir </text:span><text:span text:style-name="Strong_20_Emphasis"><text:span text:style-name="T355">valores </text:span></text:span><text:span text:style-name="T355">que podem ser </text:span><text:span text:style-name="Strong_20_Emphasis"><text:span text:style-name="T355">reutilizados em todo o arquivo CSS</text:span></text:span><text:span text:style-name="T355">, aumentando a </text:span><text:span text:style-name="Strong_20_Emphasis"><text:span text:style-name="T355">eficiência</text:span></text:span><text:span text:style-name="T355"> </text:span><text:span text:style-name="T356">e a </text:span><text:span text:style-name="Strong_20_Emphasis"><text:span text:style-name="T317">manutenibilidade</text:span></text:span><text:span text:style-name="Strong_20_Emphasis"><text:span text:style-name="T355"> </text:span></text:span><text:span text:style-name="T355">do código.<text:line-break/>Para criar variáveis CSS utilize duplo traços. Exemplo:</text:span></text:p>
      <text:p text:style-name="P58"/>
      <text:p text:style-name="P400"><text:span text:style-name="T1530">:root</text:span> { <text:span text:style-name="T1498">/*essa pseudo-classe aplica CSS a todo o documento<text:tab/><text:tab/><text:line-break/></text:span><text:span text:style-name="T1509">e armazena as variáveis CSS</text:span><text:span text:style-name="T1498">*/<text:tab/><text:tab/><text:tab/><text:tab/><text:tab/><text:tab/></text:span>    <text:tab/></text:p>
      <text:p text:style-name="P394"><text:span text:style-name="T1414"><text:tab/>--cor1</text:span><text:span text:style-name="T1490">: </text:span><text:span text:style-name="T1438">#85D085</text:span><text:span text:style-name="T1490">;                                        <text:tab/></text:span></text:p>
      <text:p text:style-name="P394"><text:span text:style-name="T1414"><text:tab/>--cor2</text:span><text:span text:style-name="T1490">: </text:span><text:span text:style-name="T1438">#5EA35E</text:span><text:span text:style-name="T1490">;                                        <text:tab/></text:span></text:p>
      <text:p text:style-name="P394"><text:span text:style-name="T1414"><text:tab/>--cor3</text:span><text:span text:style-name="T1490">: </text:span><text:span text:style-name="T1438">#2F882F</text:span><text:span text:style-name="T1490">;                                        <text:tab/></text:span></text:p>
      <text:p text:style-name="P394"><text:span text:style-name="T1414"><text:tab/>--cor4</text:span><text:span text:style-name="T1490">: </text:span><text:span text:style-name="T1438">#0B6D0B</text:span><text:span text:style-name="T1490">;                                        <text:tab/></text:span></text:p>
      <text:p text:style-name="P394"><text:span text:style-name="T1414"><text:tab/>--cor5</text:span><text:span text:style-name="T1490">: </text:span><text:span text:style-name="T1438">#005300</text:span><text:span text:style-name="T1490">;                                        <text:tab/></text:span></text:p>
      <text:p text:style-name="P400">}                                                           <text:tab/></text:p>
      <text:p text:style-name="P51"><text:span text:style-name="T1532">body</text:span><text:span text:style-name="T1514"> {<text:tab/><text:tab/><text:tab/><text:tab/><text:tab/><text:tab/><text:tab/><text:tab/><text:tab/><text:tab/><text:tab/></text:span></text:p>
      <text:p text:style-name="P394"><text:span text:style-name="T1414"><text:tab/>background-color</text:span><text:span text:style-name="T1490">: </text:span><text:span text:style-name="T1636">var</text:span><text:span text:style-name="T1490">(</text:span><text:span text:style-name="T1414">--cor1</text:span><text:span text:style-name="T1490">);</text:span><text:span text:style-name="T1500"> /**para referenciar a <text:tab/><text:tab/><text:line-break/>variável é necessário usar a função var()*/<text:tab/><text:tab/><text:tab/><text:tab/></text:span></text:p>
      <text:p text:style-name="P400">}<text:tab/><text:tab/><text:tab/><text:tab/><text:tab/><text:tab/><text:tab/><text:tab/><text:tab/><text:tab/><text:tab/><text:tab/></text:p>
      <text:p text:style-name="P400"/>
      <text:p text:style-name="P193"/>
      <text:p text:style-name="P339">Propriedades Background</text:p>
      <text:p text:style-name="P193"/>
      <text:p text:style-name="P80"><text:span text:style-name="T476">Existem 3 maneiras de adicionar uma </text:span><text:span text:style-name="T626">imagem de fundo</text:span><text:span text:style-name="T476">:</text:span></text:p>
      <text:list text:style-name="L37">
        <text:list-item>
          <text:p text:style-name="P584">Cor sólida: <text:s/><text:span text:style-name="T1422">background-color</text:span><text:span text:style-name="T1518">: </text:span><text:span text:style-name="T1444">skyblue</text:span><text:span text:style-name="T1518">;</text:span></text:p>
        </text:list-item>
        <text:list-item>
          <text:p text:style-name="P585">Degradê: <text:span text:style-name="T1422">background-image</text:span><text:span text:style-name="T1518">: </text:span><text:span text:style-name="T1637">linear-gradient</text:span><text:span text:style-name="T1518">(to </text:span><text:span text:style-name="T1444">bottom</text:span><text:span text:style-name="T1518">, </text:span><text:span text:style-name="T1444">yellow</text:span><text:span text:style-name="T1518">, </text:span><text:span text:style-name="T1444">red</text:span><text:span text:style-name="T1518">);</text:span></text:p>
        </text:list-item>
        <text:list-item>
          <text:p text:style-name="P604"><text:span text:style-name="T936">URL: </text:span><text:span text:style-name="T1100">background-image</text:span><text:span text:style-name="T1009">: </text:span><text:span text:style-name="T1118">url</text:span><text:span text:style-name="T1009">(</text:span><text:span text:style-name="T1100">imagens/pattern003.png</text:span><text:span text:style-name="T1009">);<text:line-break/></text:span><text:span text:style-name="T1422">background-repeat</text:span><text:span text:style-name="T1518">: </text:span><text:span text:style-name="T1444">repeat</text:span><text:span text:style-name="T1518"> </text:span><text:span text:style-name="T1519">ou</text:span><text:span text:style-name="T1518"> </text:span><text:span text:style-name="T1445">no-r</text:span><text:span text:style-name="T1444">epeat </text:span><text:span text:style-name="T1519">ou </text:span><text:span text:style-name="T1444">repeat-x </text:span><text:span text:style-name="T1519">ou </text:span><text:span text:style-name="T1444">repeat-</text:span><text:span text:style-name="T1445">y</text:span></text:p>
        </text:list-item>
      </text:list>
      <text:p text:style-name="P318"/>
      <text:p text:style-name="P80"><text:span text:style-name="T433">Quando o tamanho da </text:span><text:span text:style-name="T434">box</text:span><text:span text:style-name="T433"> é maior que o tamanho da imagem, por padrão, a imagem será repetida nos dois eixos (eixo x e eixo y) quantas vezes for necessário para cobrir a extensão da caixa contêiner. É possível alterar esse comportamento usando a propriedade </text:span><text:span text:style-name="T1036">background-repeat</text:span><text:span text:style-name="T433">, que aceita os seguintes valores:</text:span></text:p>
      <text:list text:style-name="L38">
        <text:list-item>
          <text:p text:style-name="P605"><text:span text:style-name="T1091">background-repeat</text:span><text:span text:style-name="T951">: </text:span><text:span text:style-name="T969">repeat</text:span><text:span text:style-name="T951">;</text:span></text:p>
        </text:list-item>
        <text:list-item>
          <text:p text:style-name="P605"><text:span text:style-name="T1091">background-repeat</text:span><text:span text:style-name="T951">: </text:span><text:span text:style-name="T969">repeat-x</text:span><text:span text:style-name="T951">;</text:span></text:p>
        </text:list-item>
        <text:list-item>
          <text:p text:style-name="P605"><text:span text:style-name="T1091">background-repeat</text:span><text:span text:style-name="T951">: </text:span><text:span text:style-name="T969">repeat-y</text:span><text:span text:style-name="T951">;</text:span></text:p>
        </text:list-item>
        <text:list-item>
          <text:p text:style-name="P605"><text:span text:style-name="T1091">background-repeat</text:span><text:span text:style-name="T951">: </text:span><text:span text:style-name="T969">no-repeat</text:span><text:span text:style-name="T951">;</text:span></text:p>
        </text:list-item>
      </text:list>
      <text:p text:style-name="P80"/>
      <text:p text:style-name="P80"/>
      <text:p text:style-name="P81"><text:span text:style-name="T435">Para alterar</text:span><text:span text:style-name="T433"> a posição de </text:span><text:span text:style-name="T436">referência (ancoragem) de uma</text:span><text:span text:style-name="T433"> </text:span><text:span text:style-name="T436">imagem, </text:span><text:span text:style-name="T435">use a propriedade </text:span><text:span text:style-name="T1036">background-position</text:span><text:span text:style-name="T433">, </text:span><text:span text:style-name="T436">aplicando </text:span><text:span text:style-name="T435">os parâmetros </text:span><text:span text:style-name="T436">abaixo</text:span><text:span text:style-name="T435">:</text:span></text:p>
      <text:p text:style-name="P80"/>
      <text:p text:style-name="P194"><draw:frame draw:style-name="fr3"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92">background-position</text:span><text:span text:style-name="T1001">: </text:span><text:span text:style-name="T970">right</text:span><text:span text:style-name="T1001"> </text:span><text:span text:style-name="T970">bottom</text:span><text:span text:style-name="T1001">;</text:span></text:p>
      <text:p text:style-name="P130"/>
      <text:p text:style-name="P130"/>
      <text:p text:style-name="P80"><text:span text:style-name="T435">A </text:span><text:span text:style-name="T436">propriedade </text:span><text:span text:style-name="T1036">background-size</text:span><text:span text:style-name="T436"> redimensiona imagens e possui 4 diferentes parâmetros:</text:span></text:p>
      <text:list text:style-name="L39">
        <text:list-item>
          <text:p text:style-name="P562"><text:span text:style-name="T1092">background-size</text:span><text:span text:style-name="T1001">: </text:span><text:span text:style-name="T971">auto</text:span><text:span text:style-name="T1001">;</text:span><text:span text:style-name="T436"> (padrão) a imagem de fundo será aplicada em seu tamanho original. </text:span></text:p>
        </text:list-item>
        <text:list-item>
          <text:p text:style-name="P562"><text:span text:style-name="T1092">Background-size</text:span><text:span text:style-name="T1001">: </text:span><text:span text:style-name="T972">100% 100%</text:span><text:span text:style-name="T1001">; </text:span><text:span text:style-name="T436"><text:s/></text:span><text:span text:style-name="T437">Tamanho fixo: </text:span><text:span text:style-name="T436">Redimensiona a largura da imagem e faz a altura se adaptar automaticamente. Podemos também informar as duas dimensões</text:span><text:span text:style-name="T437">(px)</text:span><text:span text:style-name="T436"> na sequência ou também usar valores percentuais</text:span><text:span text:style-name="T437">(%)</text:span><text:span text:style-name="T436">. </text:span></text:p>
        </text:list-item>
        <text:list-item>
          <text:p text:style-name="P562"><text:span text:style-name="T1092">background-size</text:span><text:span text:style-name="T1001">: </text:span><text:span text:style-name="T972">contain</text:span><text:span text:style-name="T1001">;</text:span><text:span text:style-name="T436"> </text:span><text:span text:style-name="T437">exibe 100% da imagem na tela mesmo que, para isso, apresente barras verticais ou horizontais ao lado da imagem.</text:span></text:p>
        </text:list-item>
        <text:list-item>
          <text:p text:style-name="P562"><text:span text:style-name="T1092">background-size</text:span><text:span text:style-name="T1001">: </text:span><text:span text:style-name="T970">cover</text:span><text:span text:style-name="T1001">;</text:span><text:span text:style-name="T437"> </text:span><text:span text:style-name="T438">ajusta com zoom a imagem para cobrir</text:span><text:span text:style-name="T437"> todo o conteiner, adaptando-a de acordo com o tamanho da viewport(janela), ou seja, não exibe 100% da imagem mas ocupa 100% da viewport (responsividade)</text:span></text:p>
        </text:list-item>
      </text:list>
      <text:p text:style-name="P203"/>
      <text:p text:style-name="P203"/>
      <text:p text:style-name="P80"><text:span text:style-name="T484">A propriedade </text:span><text:span text:style-name="T1036">background-attachment</text:span><text:span text:style-name="T484"> configura o vínculo (attachment) da imagem de fundo com o resto do documento, principalmente se o conteúdo for maior do que a altura da página e seja necessário vazar uma rolagem vertical. </text:span><text:span text:style-name="T490">Possui 2 parâmetros:</text:span></text:p>
      <text:list text:style-name="L40">
        <text:list-item>
          <text:p text:style-name="P563"><text:span text:style-name="T1093">background-attachment</text:span><text:span text:style-name="T1002">: </text:span><text:span text:style-name="T973">scroll</text:span><text:span text:style-name="T490"> (padrão) a imagem de fundo vai rolar junto com o conteúdo.</text:span></text:p>
        </text:list-item>
        <text:list-item>
          <text:p text:style-name="P563"><text:span text:style-name="T1093">background-attachment</text:span><text:span text:style-name="T1002">: </text:span><text:span text:style-name="T974">fixed</text:span><text:span text:style-name="T975"> </text:span><text:span text:style-name="T490">A </text:span><text:span text:style-name="T494">imagem </text:span><text:span text:style-name="T490">de fundo vai ficar </text:span><text:span text:style-name="T532">fixada</text:span><text:span text:style-name="T490"> enquanto o conteúdo vai sendo rolado. </text:span></text:p>
        </text:list-item>
      </text:list>
      <text:p text:style-name="P203"/>
      <text:p text:style-name="P81"><text:span text:style-name="T484">A propriedade abreviada</text:span><text:span text:style-name="T491">(</text:span><text:span text:style-name="T624">shortcut</text:span><text:span text:style-name="T491">)</text:span><text:span text:style-name="T484"> </text:span><text:span text:style-name="T1036">background</text:span><text:span text:style-name="T484"> pode ser declarada agrupando </text:span><text:span text:style-name="T492">os parâmetros na seguinte ordem</text:span><text:span text:style-name="T484">:</text:span></text:p>
      <text:list text:style-name="L41">
        <text:list-item>
          <text:p text:style-name="P587">background-color</text:p>
        </text:list-item>
        <text:list-item>
          <text:p text:style-name="P587">background-image</text:p>
        </text:list-item>
        <text:list-item>
          <text:p text:style-name="P587">background-position</text:p>
        </text:list-item>
        <text:list-item>
          <text:p text:style-name="P587">background-repeat</text:p>
        </text:list-item>
        <text:list-item>
          <text:p text:style-name="P587">background-attachment</text:p>
        </text:list-item>
      </text:list>
      <text:p text:style-name="P80"><text:span text:style-name="T484">E</text:span><text:span text:style-name="T491">xemplo: </text:span><text:span text:style-name="T1098">background</text:span><text:span text:style-name="T1007">: </text:span><text:span text:style-name="T981">black</text:span><text:span text:style-name="T1007"> </text:span><text:span text:style-name="T1117">url</text:span><text:span text:style-name="T1007">(</text:span><text:span text:style-name="T981">'imagens/wallpaper003.jpg'</text:span><text:span text:style-name="T1007">) </text:span><text:span text:style-name="T982">center</text:span><text:span text:style-name="T1007"> </text:span><text:span text:style-name="T982">top</text:span><text:span text:style-name="T1007"> </text:span><text:span text:style-name="T981">no-repeat</text:span><text:span text:style-name="T1007"> </text:span><text:span text:style-name="T981">fixed</text:span><text:span text:style-name="T1007">;</text:span></text:p>
      <text:p text:style-name="P109"/>
      <text:h text:style-name="P506" text:outline-level="1"><text:span text:style-name="T1165">Fo</text:span><text:span text:style-name="T1166">ntes</text:span></text:h>
      <text:h text:style-name="P507" text:outline-level="1"><text:span text:style-name="T627">F</text:span><text:span text:style-name="T628">ontes seguras</text:span></text:h>
      <text:list text:style-name="L42">
        <text:list-item>
          <text:p text:style-name="P644"><text:span text:style-name="T1620">Arial (sans-serif):</text:span> <text:span text:style-name="T1282">mais utilizada no mundo</text:span></text:p>
        </text:list-item>
        <text:list-item>
          <text:p text:style-name="P645"><text:span text:style-name="T1621">Verdana (sans-serif):</text:span> <text:span text:style-name="T1283">fácil leitura para fontes pequenas</text:span></text:p>
        </text:list-item>
        <text:list-item>
          <text:p text:style-name="P646"><text:span text:style-name="T1622">Tahoma (sans-serif):</text:span> <text:span text:style-name="T1284">economia, menor espaçamento entre os caracteres</text:span></text:p>
        </text:list-item>
        <text:list-item>
          <text:p text:style-name="P645"><text:span text:style-name="T1623">Trebuchet MS (sans-serif):</text:span><text:span text:style-name="T1281"> </text:span><text:span text:style-name="T1285">legado, desenhada pela Microsoft em 1996</text:span></text:p>
        </text:list-item>
        <text:list-item>
          <text:p text:style-name="P645"><text:span text:style-name="T1624">Times New Roman (serif):</text:span> <text:span text:style-name="T1286">mais profissional, muito utilizada em jornais, </text:span><text:span text:style-name="T1287">títulos.</text:span></text:p>
        </text:list-item>
        <text:list-item>
          <text:p text:style-name="P655"><text:span text:style-name="T868">Georgia (serif):</text:span><text:span text:style-name="T829"> </text:span><text:span text:style-name="T692">elegante, good candidate for mobile-responsive design </text:span><text:span text:style-name="T693">(porém os números ficam desalinhados, exemplo: </text:span><text:span text:style-name="Strong_20_Emphasis"><text:span text:style-name="T694">2308R00D590</text:span></text:span><text:span text:style-name="T693">) </text:span><text:span text:style-name="T692">.</text:span><text:span text:style-name="T1662"> </text:span></text:p>
        </text:list-item>
        <text:list-item>
          <text:p text:style-name="P645"><text:span text:style-name="T1625">Garamond (serif):</text:span> <text:span text:style-name="T1288">clássica, muito utilizada em livros impressos</text:span></text:p>
        </text:list-item>
        <text:list-item>
          <text:p text:style-name="P645"><text:span text:style-name="T1626">Courier New (monospace):</text:span> <text:span text:style-name="T1663">a </text:span><text:span text:style-name="T1289">mais popular em código-fonte e legendas</text:span></text:p>
        </text:list-item>
        <text:list-item>
          <text:p text:style-name="P647"><text:span text:style-name="T1627">Brush Script MT (cursive):</text:span> <text:span text:style-name="T1290">sofisticada, imita a caligrafia humana</text:span></text:p>
        </text:list-item>
      </text:list>
      <text:h text:style-name="P500" text:outline-level="1"><text:span text:style-name="T1203">Categoria</text:span><text:span text:style-name="T1213">s</text:span></text:h>
      <text:p text:style-name="P55"><text:span text:style-name="T561">As fontes </text:span><text:span text:style-name="T560">são baseadas principalmente na presença </text:span><text:span text:style-name="T561">(serif)</text:span><text:span text:style-name="T560"> ou ausência da serifa </text:span><text:span text:style-name="T561">(em francês, Sans-Serif) </text:span><text:span text:style-name="T562">e se dividem em 4</text:span><text:span text:style-name="T560"> categorias:</text:span></text:p>
      <text:list text:style-name="L43">
        <text:list-item>
          <text:p text:style-name="P633"><text:span text:style-name="T869">Serif</text:span><text:span text:style-name="T561">: </text:span><text:span text:style-name="T53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61">Existem também sub-categorias para cada fonte serifada, como as </text:span><text:span text:style-name="T1139">old style</text:span><text:span text:style-name="T561">, </text:span><text:span text:style-name="T1139">transitional</text:span><text:span text:style-name="T561">, </text:span><text:span text:style-name="T1139">didone</text:span><text:span text:style-name="T561">, </text:span><text:span text:style-name="T1139">slab</text:span><text:span text:style-name="T561">, </text:span><text:span text:style-name="T1139">clarendon</text:span><text:span text:style-name="T561"> e </text:span><text:span text:style-name="T1139">glyphic</text:span><text:span text:style-name="T561">.</text:span></text:p>
        </text:list-item>
        <text:list-item>
          <text:p text:style-name="P634"><text:span text:style-name="T870">Sans-Serif</text:span><text:span text:style-name="T613">: uma </text:span><text:span text:style-name="T612">fonte não serifada muito popular </text:span><text:span text:style-name="T613">é a</text:span><text:span text:style-name="T612"> </text:span><text:span text:style-name="T613">Verdana.</text:span></text:p>
        </text:list-item>
        <text:list-item>
          <text:p text:style-name="P634"><text:span text:style-name="T843">Monospace</text:span><text:span text:style-name="T613">: </text:span><text:span text:style-name="T612">possuem a mesma largura para todas as letras.</text:span></text:p>
        </text:list-item>
        <text:list-item>
          <text:p text:style-name="P633"><text:span text:style-name="T871">Script</text:span><text:span text:style-name="T561">: </text:span><text:span text:style-name="T538">Também chamadas de fontes handwriting, </text:span><text:span text:style-name="T561">oferecem </text:span><text:span text:style-name="T517">delicadeza</text:span><text:span text:style-name="T561">, </text:span><text:span text:style-name="T538">são aquelas que tentam imitar a escrita humana </text:span><text:span text:style-name="T561">de forma cursiva</text:span><text:span text:style-name="T538">.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61">servem para </text:span><text:span text:style-name="T517">decorar</text:span><text:span text:style-name="T561">, possuem</text:span><text:span text:style-name="T538">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045">font-family </text:span><text:span text:style-name="T538">configura a família tipográfica que será aplicada.<text:line-break/><text:line-break/></text:span><text:span text:style-name="T1050">@font-face {}:</text:span><text:span text:style-name="T540"> use esse comando no topo do documento CSS para </text:span><text:span text:style-name="T522">importar</text:span><text:span text:style-name="T509"> </text:span><text:span text:style-name="T523">e declarar</text:span><text:span text:style-name="T573"> </text:span><text:span text:style-name="T540">uma fonte</text:span><text:span text:style-name="T572"> extern</text:span><text:span text:style-name="T573">a</text:span><text:span text:style-name="T540">. O </text:span><text:a xlink:type="simple" xlink:href="https://fonts.google.com/" text:style-name="Internet_20_link" text:visited-style-name="Visited_20_Internet_20_Link">Google <text:span text:style-name="T571">F</text:span>onts</text:a><text:span text:style-name="T540"> é um </text:span><text:span text:style-name="T571">ótimo </text:span><text:span text:style-name="T540">repositório.</text:span></text:p>
      <text:p text:style-name="P56"/>
      <text:p text:style-name="P106"><text:a xlink:type="simple" xlink:href="https://css-tricks.com/fun-viewport-units/" text:style-name="Internet_20_link" text:visited-style-name="Visited_20_Internet_20_Link"><text:span text:style-name="T629">Tamanh</text:span><text:span text:style-name="T630">os</text:span></text:a></text:p>
      <text:p text:style-name="P176"><text:span text:style-name="T1545">Existem várias medidas, </text:span><text:span text:style-name="T1555">que podem ser divididas em:</text:span></text:p>
      <text:list text:style-name="L44">
        <text:list-item>
          <text:p text:style-name="P635"><text:span text:style-name="T823">Absolutas</text:span><text:span text:style-name="T563">: </text:span><text:span text:style-name="T1045">px</text:span><text:span text:style-name="T560"> (pixels), </text:span><text:span text:style-name="T1045">pt</text:span><text:span text:style-name="T560"> (pontos </text:span><text:span text:style-name="T592">[</text:span><text:span text:style-name="T591">somente para impressões</text:span><text:span text:style-name="T592">]</text:span><text:span text:style-name="T560">), </text:span><text:span text:style-name="T1045">m</text:span><text:span text:style-name="T1046">m</text:span><text:span text:style-name="T560"> (</text:span><text:span text:style-name="T563">mil</text:span><text:span text:style-name="T560">ímetros),</text:span><text:span text:style-name="T564"> </text:span><text:span text:style-name="T1045">cm</text:span><text:span text:style-name="T560"> (centímetros),</text:span><text:span text:style-name="T564"> </text:span><text:span text:style-name="T1045">in</text:span><text:span text:style-name="T560"> (polegadas), </text:span><text:span text:style-name="T1045">pc</text:span><text:span text:style-name="T560"> (paicas).</text:span></text:p>
        </text:list-item>
        <text:list-item>
          <text:p text:style-name="P636"><text:span text:style-name="T823">Relativas</text:span><text:span text:style-name="T820">: </text:span></text:p>
          <text:list>
            <text:list-item>
              <text:p text:style-name="P636"><text:span text:style-name="T1045">em:</text:span><text:span text:style-name="T538"> relativa à altura do </text:span><text:span text:style-name="T822">M</text:span><text:span text:style-name="T538"> maiúsculo da fonte atual</text:span><text:span text:style-name="T565">, </text:span></text:p>
            </text:list-item>
            <text:list-item>
              <text:p text:style-name="P636"><text:span text:style-name="T1045">e</text:span><text:span text:style-name="T1044">x: </text:span><text:span text:style-name="T538">relativa à </text:span><text:span text:style-name="T506">altura do </text:span><text:span text:style-name="T813">x</text:span><text:span text:style-name="T538"> minúsculo da fonte atua</text:span><text:span text:style-name="T594">l</text:span><text:span text:style-name="T565">, </text:span></text:p>
            </text:list-item>
            <text:list-item>
              <text:p text:style-name="P636"><text:span text:style-name="T1045">rem: </text:span><text:span text:style-name="T538">root-</text:span><text:span text:style-name="T593">em</text:span><text:span text:style-name="T538">, ou seja, a fonte </text:span><text:span text:style-name="T562">declarada</text:span><text:span text:style-name="T538"> no </text:span><text:span text:style-name="T678">&lt;</text:span><text:span text:style-name="T684">html</text:span><text:span text:style-name="T678">&gt;</text:span><text:span text:style-name="T538"> </text:span><text:span text:style-name="T594">(default </text:span><text:span text:style-name="T593">16px</text:span><text:span text:style-name="T560">)</text:span><text:span text:style-name="T565">, </text:span></text:p>
            </text:list-item>
            <text:list-item>
              <text:p text:style-name="P636"><text:span text:style-name="T1045">vw: </text:span><text:span text:style-name="T538">porcentagem do </text:span><text:span text:style-name="T565">view width – </text:span><text:span text:style-name="T538">largura da tela</text:span><text:span text:style-name="T565">, </text:span></text:p>
            </text:list-item>
            <text:list-item>
              <text:p text:style-name="P656"><text:span text:style-name="T1025">vh: </text:span><text:span text:style-name="T363">porcenta</text:span><text:span text:style-name="T338">gem do view hight – altura da tela.</text:span></text:p>
            </text:list-item>
            <text:list-item>
              <text:p text:style-name="P657"><text:span text:style-name="T1025">vmin: </text:span><text:span text:style-name="T338">menor dimensão da viewport, seja a largura ou a altura</text:span></text:p>
            </text:list-item>
            <text:list-item>
              <text:p text:style-name="P657"><text:span text:style-name="T1025">vmax: </text:span><text:span text:style-name="T338">maior dimensão da viewport </text:span><text:span text:style-name="T362">(1 vmin = 1%)</text:span></text:p>
            </text:list-item>
            <text:list-item>
              <text:p text:style-name="P656"><text:span text:style-name="T1024">%</text:span><text:span text:style-name="T1025">: </text:span><text:span text:style-name="T359">relativa ao tamanho do conteiner (elemento pai), </text:span><text:span text:style-name="T361">contexto local</text:span></text:p>
            </text:list-item>
            <text:list-item>
              <text:p text:style-name="P658"><text:span text:style-name="T1025">ch: </text:span><text:span text:style-name="T359">relativa à largura do caractere </text:span><text:span text:style-name="T797">0 </text:span><text:span text:style-name="T798">(</text:span><text:span text:style-name="T359">zero), para fontes monospace</text:span></text:p>
            </text:list-item>
          </text:list>
        </text:list-item>
      </text:list>
      <text:p text:style-name="P103"/>
      <text:p text:style-name="P423"><text:span text:style-name="T811">Hardware pixel</text:span><text:span text:style-name="T408">: </text:span><text:span text:style-name="T261">se refere à </text:span><text:span text:style-name="T311">menor unidade física</text:span><text:span text:style-name="T261"> em uma tela</text:span></text:p>
      <text:p text:style-name="P423"><text:span text:style-name="T799">R</text:span><text:span text:style-name="T793">eference pixel</text:span><text:span text:style-name="T337">: é uma unidade </text:span><text:span text:style-name="T311">abstrata</text:span><text:span text:style-name="T337"> que </text:span><text:span text:style-name="T360">leva em consideração a </text:span><text:span text:style-name="T319">proximidade</text:span><text:span text:style-name="T360"> da tela.</text:span></text:p>
      <text:p text:style-name="P423"/>
      <text:p text:style-name="P483"><text:span text:style-name="T337">Para tamanhos de fonte a serem </text:span><text:span text:style-name="T311">exibidos na tela</text:span><text:span text:style-name="T337">, o W3C recomenda o uso do </text:span><text:span text:style-name="T653">px</text:span><text:span text:style-name="T337"> ou </text:span><text:span text:style-name="T653">em</text:span><text:span text:style-name="T337"> </text:span><text:span text:style-name="T338">por existirem dispositivos de exibição com diferentes tamanhos e resoluções</text:span><text:span text:style-name="T337">, </text:span><text:span text:style-name="T340">todavia o </text:span><text:span text:style-name="T654">em</text:span><text:span text:style-name="T338"> é a unidade mais recomendável devido à sua alta portabilidade, </text:span><text:span text:style-name="T340">já que é uma medida relacional</text:span><text:span text:style-name="T338">. </text:span><text:span text:style-name="T339">Já as</text:span><text:span text:style-name="T261"> medida</text:span><text:span text:style-name="T264">s</text:span><text:span text:style-name="T261"> </text:span><text:span text:style-name="Source_20_Text"><text:span text:style-name="T653">pt</text:span></text:span><text:span text:style-name="T808">, </text:span><text:span text:style-name="Source_20_Text"><text:span text:style-name="T653">cm</text:span></text:span><text:span text:style-name="T809"> </text:span><text:span text:style-name="T263">ou</text:span><text:span text:style-name="T809"> </text:span><text:span text:style-name="Source_20_Text"><text:span text:style-name="T653">in</text:span></text:span><text:span text:style-name="T809"> </text:span><text:span text:style-name="T263">são</text:span><text:span text:style-name="T261"> </text:span><text:span text:style-name="T263">mais </text:span><text:span text:style-name="T262">recomendada</text:span><text:span text:style-name="T263">s</text:span><text:span text:style-name="T261"> para referenciar</text:span><text:span text:style-name="T263">em</text:span><text:span text:style-name="T261"> conteúdos que serão </text:span><text:span text:style-name="T311">impressos</text:span><text:span text:style-name="T261">.</text:span></text:p>
      <text:p text:style-name="P483"><text:span text:style-name="T261">O </text:span><text:span text:style-name="Source_20_Text"><text:span text:style-name="T793">tamanho padrão</text:span></text:span><text:span text:style-name="T261"> de fonte </text:span><text:span text:style-name="T265">dos navegadores</text:span><text:span text:style-name="T261"> </text:span><text:span text:style-name="T295">é</text:span><text:span text:style-name="T265"> </text:span><text:span text:style-name="Source_20_Text"><text:span text:style-name="T658">16px</text:span></text:span><text:span text:style-name="T311">, equivale</text:span><text:span text:style-name="T320">nte </text:span><text:span text:style-name="T311">a </text:span><text:span text:style-name="Source_20_Text"><text:span text:style-name="T658">1em</text:span></text:span><text:span text:style-name="T261">. A partir daí, podemos configurar o tamanho de um título </text:span><text:span text:style-name="T643">&lt;</text:span><text:span text:style-name="T644">h1&gt;</text:span><text:span text:style-name="T261">, por exemplo, como sendo 2 vezes maior que a fonte padrão usando o valor </text:span><text:span text:style-name="T643">2em</text:span><text:span text:style-name="T261"> para a propriedade, </text:span><text:span text:style-name="T262">e o subtítulo </text:span><text:span text:style-name="T644">&lt;h2&gt;</text:span><text:span text:style-name="T262"> com valor </text:span><text:span text:style-name="T644">1.5em</text:span><text:span text:style-name="T261">.</text:span></text:p>
      <text:p text:style-name="P482"><text:soft-page-break/><text:span text:style-name="T295">O</text:span><text:span text:style-name="T261"> </text:span><text:span text:style-name="Source_20_Text"><text:span text:style-name="T655">em</text:span></text:span><text:span text:style-name="T261">, </text:span><text:span text:style-name="T295">é relativo ao tamanho da fonte do elemento pai imediato</text:span><text:span text:style-name="T261">, </text:span><text:span text:style-name="T295">já </text:span><text:span text:style-name="T261">o </text:span><text:span text:style-name="Source_20_Text"><text:span text:style-name="T653">rem</text:span></text:span><text:span text:style-name="Source_20_Text"><text:span text:style-name="T261"> </text:span></text:span><text:span text:style-name="T261">é constante em todo o documento </text:span><text:span text:style-name="T295">pois é relativo somente com o elemento raiz </text:span><text:span text:style-name="T647">&lt;html&gt;</text:span><text:span text:style-name="T295">. Esses tamanhos são muitos utilizados em componentização.</text:span></text:p>
      <text:p text:style-name="P481"><text:span text:style-name="T261">Outras </text:span><text:span text:style-name="T266">medidas </text:span><text:span text:style-name="T261">permitem especificar tamanhos relativos à janela do leitor: </text:span><text:span text:style-name="T263">a</text:span><text:span text:style-name="T261"> </text:span><text:span text:style-name="Source_20_Text"><text:span text:style-name="T653">vw</text:span></text:span><text:span text:style-name="Source_20_Text"><text:span text:style-name="T261"> </text:span></text:span><text:span text:style-name="T261">é </text:span><text:span text:style-name="T264">a porcentagem, ou seja, </text:span><text:span text:style-name="T261">1/100 da largura da janela. </text:span><text:span text:style-name="T264">Já</text:span><text:span text:style-name="T261"> </text:span><text:span text:style-name="T263">a</text:span><text:span text:style-name="T261"> </text:span><text:span text:style-name="Source_20_Text"><text:span text:style-name="T653">vh</text:span></text:span><text:span text:style-name="Source_20_Text"><text:span text:style-name="T261"> </text:span></text:span><text:span text:style-name="T261">é 1/100 da </text:span><text:span text:style-name="T337">altura</text:span><text:span text:style-name="T261"> da janela.</text:span></text:p>
      <text:p text:style-name="P110"><text:span text:style-name="T430">I</text:span><text:span text:style-name="T410">mportante lembrar que não pode haver espaço entre o valor a e s</text:span><text:span text:style-name="T441">ua</text:span><text:span text:style-name="T410"> medida!<text:line-break/>Exemplo: </text:span><text:span text:style-name="T714">1 em</text:span><text:span text:style-name="T671"> → 1em</text:span></text:p>
      <text:p text:style-name="P374"><text:span text:style-name="T933">Para configurar </text:span><text:span text:style-name="T934">o tamanho da fonte</text:span><text:span text:style-name="T933"> que será aplicad</text:span><text:span text:style-name="T934">o</text:span><text:span text:style-name="T933"> a um determinado texto, usamos a propriedade </text:span><text:span text:style-name="T1051">font-</text:span><text:span text:style-name="T1052">size</text:span><text:span text:style-name="T933"> das CSS.</text:span></text:p>
      <text:p text:style-name="P104"><text:span text:style-name="T566">Para </text:span><text:span text:style-name="T567">adaptar o tamanho da fonte ao tamanho da tela </text:span><text:span text:style-name="T566">aplique </text:span><text:span text:style-name="T1124">vh(view-width)</text:span><text:span text:style-name="T566"> na unidade de medida</text:span><text:span text:style-name="T567">. </text:span><text:span text:style-name="T568">Exemplo: </text:span><text:span text:style-name="T1428">font-size</text:span><text:span text:style-name="T1525">: </text:span><text:span text:style-name="T1541">10vw</text:span><text:span text:style-name="T1525">; </text:span><text:span text:style-name="T1504">/*ajusta o tamanho da fonte </text:span><text:span text:style-name="T1505">dinamicamente </text:span><text:span text:style-name="T1504">em 10% em relação à largura da viewport*/</text:span></text:p>
      <text:p text:style-name="P105"/>
      <text:p text:style-name="P422"><text:span text:style-name="T408">Formatações<text:line-break/></text:span><text:span text:style-name="T1025">font-weight:</text:span><text:span text:style-name="T261"> para aplicar o negrito.<text:line-break/></text:span><text:span text:style-name="T1025">font-style:</text:span><text:span text:style-name="T261"> para aplicar o itálico.<text:line-break/></text:span><text:span text:style-name="T1029">text</text:span><text:span text:style-name="T1025">-</text:span><text:span text:style-name="T1029">decoration</text:span><text:span text:style-name="T1025">:</text:span><text:span text:style-name="T261"> para aplicar o </text:span><text:span text:style-name="T294">sublinhado</text:span><text:span text:style-name="T261">.</text:span></text:p>
      <text:p text:style-name="P175"><text:s/></text:p>
      <text:p text:style-name="P174">Existe uma <text:span text:style-name="T1357">shorthand </text:span><text:span text:style-name="T1629">(mãozinha)</text:span> para fontes que é a propriedade <text:span text:style-name="T1572">font</text:span>: <text:span text:style-name="T1628">em vez</text:span> de fazer várias configurações em múltiplas linhas, podemos simplificar tudo de maneira muito simples. <text:span text:style-name="T1628">Exemplo:</text:span></text:p>
      <text:p text:style-name="P376"><text:span text:style-name="T1432">font</text:span><text:span text:style-name="T1528">: </text:span><text:span text:style-name="T1454">italic</text:span><text:span text:style-name="T1528"> </text:span><text:span text:style-name="T1454">bold</text:span><text:span text:style-name="T1528"> </text:span><text:span text:style-name="T1543">1em</text:span><text:span text:style-name="T1528"> </text:span><text:span text:style-name="T1454">georgia</text:span><text:span text:style-name="T1528">, </text:span><text:span text:style-name="T1454">helvetica</text:span><text:span text:style-name="T1528">, </text:span><text:span text:style-name="T1454">sans-serif</text:span><text:span text:style-name="T1528">;</text:span></text:p>
      <text:p text:style-name="P179">A ordem dos atributos de uma <text:span text:style-name="T1357">shorthand</text:span> em CSS é importante!<text:line-break/>(<text:span text:style-name="T1602">style</text:span><text:span text:style-name="T1629">→ </text:span><text:span text:style-name="T1602">weight</text:span><text:span text:style-name="T1629"> → </text:span><text:span text:style-name="T1602">size</text:span><text:span text:style-name="T1629"> → </text:span><text:span text:style-name="T1602">family</text:span>)</text:p>
      <text:p text:style-name="P178"/>
      <text:p text:style-name="P100"><text:span text:style-name="T631">A</text:span><text:span text:style-name="T629">linhamento</text:span><text:span text:style-name="T631">s</text:span></text:p>
      <text:p text:style-name="P101"><text:span text:style-name="T1045">text-align: </text:span><text:span text:style-name="T1125">left</text:span><text:span text:style-name="T1045">;</text:span><text:span text:style-name="T1126">right</text:span><text:span text:style-name="T1045">;</text:span><text:span text:style-name="T1126">center</text:span><text:span text:style-name="T1045">;</text:span><text:span text:style-name="T1126">justify</text:span><text:span text:style-name="T1045">;</text:span></text:p>
      <text:p text:style-name="P238"/>
      <text:p text:style-name="P237">Legibilidade</text:p>
      <text:p text:style-name="P102"><text:span text:style-name="T1045">text-</text:span><text:span text:style-name="T1049">indent</text:span><text:span text:style-name="T477"> </text:span><text:span text:style-name="T478">recua</text:span><text:span text:style-name="T477"> </text:span><text:span text:style-name="T478">a primeira linha do parágrafo, </text:span><text:span text:style-name="T479">melhor identificando-os em textos longos</text:span><text:span text:style-name="T478">.</text:span></text:p>
      <text:p text:style-name="P469"><text:span text:style-name="Strong_20_Emphasis"><text:span text:style-name="Source_20_Text"><text:span text:style-name="T1026">line-height</text:span></text:span></text:span><text:span text:style-name="T280"> controla a altura da linha dentro de um elemento </text:span><text:span text:style-name="T281">e, consequentemente, </text:span><text:span text:style-name="T280">o espaçamento entre as linhas.</text:span></text:p>
      <text:p text:style-name="P469"><text:span text:style-name="Source_20_Text"><text:span text:style-name="T1026">letter-spacing</text:span></text:span><text:span text:style-name="T280"> controla o espaçamento entre os </text:span><text:span text:style-name="T315">caracteres</text:span></text:p>
      <text:p text:style-name="P492"><text:span text:style-name="Source_20_Text"><text:span text:style-name="T1027">w</text:span></text:span><text:span text:style-name="Source_20_Text"><text:span text:style-name="T1026">ord-spacing</text:span></text:span><text:span text:style-name="T280"> controla o espaçamento entre as </text:span><text:span text:style-name="T315">palavras</text:span><text:span text:style-name="T280">.</text:span></text:p>
      <text:p text:style-name="P342">Seletores</text:p>
      <text:p text:style-name="P219"/>
      <text:p text:style-name="P220"><text:span text:style-name="T1682">D</text:span>efinem quais elementos um conjunto de regras CSS se aplica. <text:span text:style-name="T1682">Baseados</text:span> em:</text:p>
      <text:list xml:id="list4289109965" text:style-name="L45">
        <text:list-item>
          <text:p text:style-name="P643">Tags</text:p>
        </text:list-item>
        <text:list-item>
          <text:p text:style-name="P640"><text:span text:style-name="T1203">Universais</text:span> <text:span text:style-name="T1683">*</text:span></text:p>
        </text:list-item>
        <text:list-item>
          <text:p text:style-name="P666"><text:span text:style-name="T394">ID</text:span><text:span text:style-name="T357"> </text:span><text:span text:style-name="T1192"># </text:span><text:span text:style-name="T364">e </text:span><text:span text:style-name="T394">Classes</text:span><text:span text:style-name="T357"> </text:span><text:span text:style-name="T1192">.</text:span></text:p>
        </text:list-item>
        <text:list-item>
          <text:p text:style-name="P666"><text:span text:style-name="T394">Atributos </text:span><text:span text:style-name="T1191">[ ]</text:span><text:span text:style-name="T357">: pode se basear no próprio atributo ou usando operadores para especificar atributos de valor:</text:span></text:p>
          <text:list>
            <text:list-item>
              <text:p text:style-name="P666"><text:span text:style-name="Strong_20_Emphasis"><text:span text:style-name="T796">exato</text:span></text:span><text:span text:style-name="Strong_20_Emphasis"><text:span text:style-name="T357"> </text:span></text:span><text:span text:style-name="Strong_20_Emphasis"><text:span text:style-name="T691">[atributo</text:span></text:span><text:span text:style-name="Strong_20_Emphasis"><text:span text:style-name="T1190">=</text:span></text:span><text:span text:style-name="Strong_20_Emphasis"><text:span text:style-name="T691">"valor"]<text:tab/></text:span></text:span><text:span text:style-name="Strong_20_Emphasis"><text:span text:style-name="T357"><text:line-break/>Exemplo prático: </text:span></text:span><text:span text:style-name="Strong_20_Emphasis"><text:span text:style-name="T691">a[href</text:span></text:span><text:span text:style-name="Strong_20_Emphasis"><text:span text:style-name="T1190">=</text:span></text:span><text:span text:style-name="Strong_20_Emphasis"><text:span text:style-name="T691">"https://www.exemplo.com"]</text:span></text:span><text:span text:style-name="Strong_20_Emphasis"><text:span text:style-name="T357"> </text:span></text:span></text:p>
            </text:list-item>
            <text:list-item>
              <text:p text:style-name="P666"><text:span text:style-name="Strong_20_Emphasis"><text:span text:style-name="T796">contendo palavra</text:span></text:span><text:span text:style-name="Strong_20_Emphasis"><text:span text:style-name="T357"> </text:span></text:span><text:span text:style-name="Strong_20_Emphasis"><text:span text:style-name="T691">[atributo</text:span></text:span><text:span text:style-name="Strong_20_Emphasis"><text:span text:style-name="T1190">~=</text:span></text:span><text:span text:style-name="Strong_20_Emphasis"><text:span text:style-name="T691">"valor"]</text:span></text:span><text:span text:style-name="Strong_20_Emphasis"><text:span text:style-name="T357"><text:tab/></text:span></text:span><text:span text:style-name="Strong_20_Emphasis"><text:span text:style-name="T691">[class</text:span></text:span><text:span text:style-name="Strong_20_Emphasis"><text:span text:style-name="T1190">~</text:span></text:span><text:span text:style-name="Strong_20_Emphasis"><text:span text:style-name="T691">="destaque"] </text:span></text:span></text:p>
            </text:list-item>
            <text:list-item>
              <text:p text:style-name="P666"><text:span text:style-name="Strong_20_Emphasis"><text:span text:style-name="T796">contendo substring</text:span></text:span><text:span text:style-name="Strong_20_Emphasis"><text:span text:style-name="T357"> </text:span></text:span><text:span text:style-name="Strong_20_Emphasis"><text:span text:style-name="T691">[atributo</text:span></text:span><text:span text:style-name="Strong_20_Emphasis"><text:span text:style-name="T1190">*=</text:span></text:span><text:span text:style-name="Strong_20_Emphasis"><text:span text:style-name="T691">"valor"]</text:span></text:span><text:span text:style-name="Strong_20_Emphasis"><text:span text:style-name="T357"> <text:tab/></text:span></text:span><text:span text:style-name="Strong_20_Emphasis"><text:span text:style-name="T691">[title</text:span></text:span><text:span text:style-name="Strong_20_Emphasis"><text:span text:style-name="T1190">*</text:span></text:span><text:span text:style-name="Strong_20_Emphasis"><text:span text:style-name="T691">="tutorial"]</text:span></text:span></text:p>
            </text:list-item>
            <text:list-item>
              <text:p text:style-name="P666"><text:span text:style-name="Strong_20_Emphasis"><text:span text:style-name="T796">iniciando com</text:span></text:span><text:span text:style-name="Strong_20_Emphasis"><text:span text:style-name="T357"> </text:span></text:span><text:span text:style-name="Strong_20_Emphasis"><text:span text:style-name="T691">[atributo</text:span></text:span><text:span text:style-name="Strong_20_Emphasis"><text:span text:style-name="T1190">^=</text:span></text:span><text:span text:style-name="Strong_20_Emphasis"><text:span text:style-name="T691">"valor"]</text:span></text:span><text:span text:style-name="Strong_20_Emphasis"><text:span text:style-name="T357"><text:tab/><text:tab/></text:span></text:span><text:span text:style-name="Strong_20_Emphasis"><text:span text:style-name="T691">[src</text:span></text:span><text:span text:style-name="Strong_20_Emphasis"><text:span text:style-name="T1190">^</text:span></text:span><text:span text:style-name="Strong_20_Emphasis"><text:span text:style-name="T691">="imagens/"]</text:span></text:span><text:span text:style-name="Strong_20_Emphasis"><text:span text:style-name="T357"> </text:span></text:span></text:p>
            </text:list-item>
            <text:list-item>
              <text:p text:style-name="P666"><text:span text:style-name="Strong_20_Emphasis"><text:span text:style-name="T796">terminando com</text:span></text:span><text:span text:style-name="Strong_20_Emphasis"><text:span text:style-name="T357"> </text:span></text:span><text:span text:style-name="Strong_20_Emphasis"><text:span text:style-name="T691">[atributo</text:span></text:span><text:span text:style-name="Strong_20_Emphasis"><text:span text:style-name="T1190">$=</text:span></text:span><text:span text:style-name="Strong_20_Emphasis"><text:span text:style-name="T691">"valor"]</text:span></text:span><text:span text:style-name="Strong_20_Emphasis"><text:span text:style-name="T357"><text:tab/></text:span></text:span><text:span text:style-name="Strong_20_Emphasis"><text:span text:style-name="T691">[href</text:span></text:span><text:span text:style-name="Strong_20_Emphasis"><text:span text:style-name="T1190">$</text:span></text:span><text:span text:style-name="Strong_20_Emphasis"><text:span text:style-name="T691">=".pdf"]</text:span></text:span></text:p>
            </text:list-item>
          </text:list>
        </text:list-item>
        <text:list-item>
          <text:p text:style-name="P667"><text:span text:style-name="Strong_20_Emphasis"><text:span text:style-name="T394">Aninhamentos</text:span></text:span><text:span text:style-name="Strong_20_Emphasis"><text:span text:style-name="T1174"> </text:span></text:span><text:span text:style-name="Strong_20_Emphasis"><text:span text:style-name="T1191">&amp;</text:span></text:span><text:span text:style-name="Strong_20_Emphasis"><text:span text:style-name="T357">: declara as regras de aninhamento entre pai e filho</text:span></text:span></text:p>
        </text:list-item>
      </text:list>
      <text:p text:style-name="P480"/>
      <text:p text:style-name="P480"><text:span text:style-name="T1168">C</text:span><text:span text:style-name="T1169">ombinadores</text:span></text:p>
      <text:list xml:id="list143927807504553" text:continue-numbering="true" text:style-name="L45">
        <text:list-item>
          <text:list>
            <text:list-item>
              <text:p text:style-name="P641"><text:span text:style-name="Strong_20_Emphasis"><text:span text:style-name="T1485">E D</text:span></text:span><text:span text:style-name="Strong_20_Emphasis"><text:span text:style-name="T1577"> </text:span></text:span><text:span text:style-name="Strong_20_Emphasis"><text:span text:style-name="T1581">(tecla espaço)</text:span></text:span> todos os <text:span text:style-name="T1203">descendentes</text:span>, independente do nível de aninhamento, que tenham algum <text:span text:style-name="T1684">elemento </text:span>pai em comum.</text:p>
            </text:list-item>
            <text:list-item>
              <text:p text:style-name="P641"><text:span text:style-name="Strong_20_Emphasis"><text:span text:style-name="T1485">E </text:span></text:span><text:span text:style-name="Strong_20_Emphasis"><text:span text:style-name="T1650">&gt;</text:span></text:span><text:span text:style-name="Strong_20_Emphasis"><text:span text:style-name="T1485"> </text:span></text:span>F <text:span text:style-name="T1203">filho</text:span> <text:span text:style-name="T1338">direto</text:span></text:p>
            </text:list-item>
            <text:list-item>
              <text:p text:style-name="P668"><text:span text:style-name="Strong_20_Emphasis"><text:span text:style-name="T804">E </text:span></text:span><text:span text:style-name="Strong_20_Emphasis"><text:span text:style-name="T1173">+</text:span></text:span><text:span text:style-name="Strong_20_Emphasis"><text:span text:style-name="T804"> </text:span></text:span><text:span text:style-name="Strong_20_Emphasis"><text:span text:style-name="T805">I</text:span></text:span><text:span text:style-name="T333"> </text:span><text:span text:style-name="T396">i</text:span><text:span text:style-name="T390">rmão</text:span><text:span text:style-name="T396"> </text:span><text:span text:style-name="T331">adjacente</text:span><text:span text:style-name="T358">, </text:span><text:span text:style-name="T365">é o elemento que vem imediatamente depois</text:span></text:p>
            </text:list-item>
            <text:list-item>
              <text:p text:style-name="P641"><text:span text:style-name="Strong_20_Emphasis"><text:span text:style-name="T1485">E </text:span></text:span><text:span text:style-name="Strong_20_Emphasis"><text:span text:style-name="T1650">~</text:span></text:span><text:span text:style-name="Strong_20_Emphasis"><text:span text:style-name="T1485"> <text:s/></text:span></text:span><text:span text:style-name="Strong_20_Emphasis"><text:span text:style-name="T1486">I</text:span></text:span> <text:span text:style-name="T1214">irmão </text:span><text:span text:style-name="T1344">geral</text:span><text:span text:style-name="T1691">, são </text:span>todos os <text:span text:style-name="T1684">irmãos</text:span> <text:span text:style-name="T1352">seguintes</text:span><text:span text:style-name="T1684"> que dividem o </text:span><text:span text:style-name="T1352">mesmo</text:span><text:span text:style-name="T1684"> elemento pai</text:span></text:p>
            </text:list-item>
            <text:list-item>
              <text:p text:style-name="P642"><text:span text:style-name="Strong_20_Emphasis"><text:span text:style-name="T1485">E</text:span></text:span><text:span text:style-name="Strong_20_Emphasis"><text:span text:style-name="T1650">, </text:span></text:span><text:span text:style-name="Strong_20_Emphasis"><text:span text:style-name="T1485">F</text:span></text:span><text:span text:style-name="Strong_20_Emphasis"><text:span text:style-name="T1650">, </text:span></text:span><text:span text:style-name="Strong_20_Emphasis"><text:span text:style-name="T1485">G</text:span></text:span><text:span text:style-name="Strong_20_Emphasis"><text:span text:style-name="T1650">, </text:span></text:span><text:span text:style-name="Strong_20_Emphasis"><text:span text:style-name="T1485">H</text:span></text:span> <text:span text:style-name="T1203">lista</text:span> <text:span text:style-name="T1684">para agrupar os seletores e compartilhar o mesmo estilo</text:span></text:p>
            </text:list-item>
          </text:list>
        </text:list-item>
      </text:list>
      <text:p text:style-name="P325"/>
      <text:p text:style-name="P236"/>
      <text:p text:style-name="P341"/>
      <text:p text:style-name="P338">Pseudo-classes</text:p>
      <text:p text:style-name="P172"/>
      <text:p text:style-name="P107"><text:span text:style-name="T1045">pseudo-classe</text:span><text:span text:style-name="T1047">s</text:span><text:span text:style-name="T412"> </text:span><text:span text:style-name="T574">são</text:span><text:span text:style-name="T540"> </text:span><text:span text:style-name="T575">seletores especiais</text:span><text:span text:style-name="T540"> </text:span><text:span text:style-name="T575">usados em conjunto com os</text:span><text:span text:style-name="T540"> seletor</text:span><text:span text:style-name="T574">es</text:span><text:span text:style-name="T540"> após</text:span><text:span text:style-name="T412"> um sinal de </text:span><text:span text:style-name="T509">dois pontos</text:span><text:span text:style-name="T412"> </text:span><text:span text:style-name="T431">(</text:span><text:span text:style-name="T1045">:</text:span><text:span text:style-name="T431">)</text:span><text:span text:style-name="T412"> e </text:span><text:span text:style-name="T457">permitem estilizar </text:span><text:span text:style-name="T482">ou localizar </text:span><text:span text:style-name="T457">elementos com base em seu </text:span><text:span text:style-name="T622">estado</text:span><text:span text:style-name="T457"> ou </text:span><text:span text:style-name="T622">posição</text:span><text:span text:style-name="T457"> no DOM. Frequentemente usados</text:span><text:span text:style-name="T432"> na personalização de links</text:span><text:span text:style-name="T412">. </text:span><text:span text:style-name="T456">As principais são</text:span><text:span text:style-name="T412">:</text:span></text:p>
      <text:list xml:id="list1003037527" text:style-name="L46">
        <text:list-item>
          <text:p text:style-name="P610"><text:span text:style-name="T800">estado</text:span><text:span text:style-name="T766"> </text:span><text:span text:style-name="T762">:</text:span><text:span text:style-name="T763">root</text:span><text:span text:style-name="T260">, </text:span><text:span text:style-name="T762">:link</text:span><text:span text:style-name="T293">, </text:span><text:span text:style-name="T763">:</text:span><text:span text:style-name="T762">hover</text:span><text:span text:style-name="T260">, </text:span><text:span text:style-name="T762">:visited</text:span><text:span text:style-name="T260">, </text:span><text:span text:style-name="T762">:active</text:span><text:span text:style-name="T260">, </text:span><text:span text:style-name="T762">:checked</text:span><text:span text:style-name="T260">, </text:span><text:span text:style-name="T762">:empty, :</text:span><text:span text:style-name="T767">modal, :popover-open</text:span></text:p>
        </text:list-item>
        <text:list-item>
          <text:p text:style-name="P609"><text:span text:style-name="T800">posição</text:span><text:span text:style-name="T766"> </text:span><text:span text:style-name="T762">:</text:span><text:span text:style-name="T764">firs</text:span><text:span text:style-name="T765">t</text:span><text:span text:style-name="T764">-child</text:span><text:span text:style-name="T260">, </text:span><text:span text:style-name="T764">:last-child</text:span><text:span text:style-name="T296">, </text:span><text:span text:style-name="T763">:</text:span><text:span text:style-name="T764">nth-child()</text:span><text:span text:style-name="T260">, </text:span><text:span text:style-name="T764">nth-of-type()</text:span></text:p>
        </text:list-item>
      </text:list>
      <text:p text:style-name="P1"/>
      <text:p text:style-name="P225"><text:span text:style-name="T1692">P</text:span><text:span text:style-name="T1685">rincipais </text:span>funções de pseudo-classes <text:span text:style-name="T1685">para selecionar elementos:</text:span></text:p>
      <text:list xml:id="list143927487412350" text:continue-numbering="true" text:style-name="L46">
        <text:list-item>
          <text:p text:style-name="P611"><text:span text:style-name="T395">:</text:span><text:span text:style-name="T795">not()</text:span></text:p>
        </text:list-item>
        <text:list-item>
          <text:p text:style-name="P593">:has()</text:p>
        </text:list-item>
        <text:list-item>
          <text:p text:style-name="P594">:is()</text:p>
        </text:list-item>
        <text:list-item>
          <text:p text:style-name="P594">:where()</text:p>
        </text:list-item>
      </text:list>
      <text:p text:style-name="P341"/>
      <text:p text:style-name="P341">Pseudo-elementos</text:p>
      <text:p text:style-name="P173"/>
      <text:p text:style-name="P2"><text:span text:style-name="T1045">pseudo-elemento</text:span><text:span text:style-name="T1047">s</text:span><text:span text:style-name="T614"> </text:span><text:span text:style-name="T616">são</text:span><text:span text:style-name="T614"> </text:span><text:span text:style-name="T617">seletores especiais</text:span><text:span text:style-name="T614"> </text:span><text:span text:style-name="T617">usados em conjunto com os</text:span><text:span text:style-name="T614"> seletor</text:span><text:span text:style-name="T616">es</text:span><text:span text:style-name="T614"> após </text:span><text:span text:style-name="T536">duplos</text:span><text:span text:style-name="T537"> sinais de dois pontos</text:span><text:span text:style-name="T614"> </text:span><text:span text:style-name="T615">(</text:span><text:span text:style-name="T1045">::</text:span><text:span text:style-name="T615">)</text:span><text:span text:style-name="T614"> e </text:span><text:span text:style-name="T616">formatam</text:span><text:span text:style-name="T614"> um pedaço </text:span><text:span text:style-name="T618">de </text:span><text:span text:style-name="T622">conteúdo</text:span><text:span text:style-name="T618"> </text:span><text:span text:style-name="T614">específico do elemento referenciado, </text:span><text:span text:style-name="T617">sem precisar criar novos elementos no DOM</text:span><text:span text:style-name="T614">. </text:span><text:span text:style-name="T617">Alguns exemplos </text:span><text:span text:style-name="T618">entre</text:span><text:span text:style-name="T614"> principais </text:span><text:span text:style-name="T618">est</text:span><text:span text:style-name="T614">ão:</text:span></text:p>
      <text:list text:style-name="L47">
        <text:list-item>
          <text:p text:style-name="P573"><text:span text:style-name="T864">::before</text:span><text:span text:style-name="T779"> </text:span><text:span text:style-name="T540">e</text:span><text:span text:style-name="T780"> </text:span><text:span text:style-name="T864">::after</text:span><text:span text:style-name="T540">: adiciona</text:span><text:span text:style-name="T575">m</text:span><text:span text:style-name="T540"> conteúdo antes ou depois do conteúdo real do elemento.</text:span></text:p>
        </text:list-item>
        <text:list-item>
          <text:p text:style-name="P573"><text:span text:style-name="T864">::first-line</text:span><text:span text:style-name="T540">: seleciona a primeira linha de texto dentro de um elemento </text:span><text:span text:style-name="T575">como, por exemplo, um parágrafo.</text:span></text:p>
        </text:list-item>
        <text:list-item>
          <text:p text:style-name="P573"><text:span text:style-name="T864">::first-letter</text:span><text:span text:style-name="T540">: seleciona a primeira </text:span><text:span text:style-name="T575">letra</text:span><text:span text:style-name="T540"> de</text:span><text:span text:style-name="T575">ntro de um elemento</text:span></text:p>
        </text:list-item>
        <text:list-item>
          <text:p text:style-name="P573"><text:span text:style-name="T864">::selection</text:span><text:span text:style-name="T575">: seleciona o texto destacado pelo usuário.</text:span></text:p>
        </text:list-item>
        <text:list-item>
          <text:p text:style-name="P573"><text:span text:style-name="T864">::placeholder</text:span><text:span text:style-name="T575">: seleciona o texto do espaço reservado (placeholder) em campos de formulário. </text:span></text:p>
        </text:list-item>
      </text:list>
      <text:p text:style-name="P221"/>
      <text:p text:style-name="P401"><text:span text:style-name="T1530">.exemplo::before</text:span> {<text:tab/><text:tab/><text:tab/></text:p>
      <text:p text:style-name="P395"><text:span text:style-name="T1414"><text:tab/>content</text:span><text:span text:style-name="T1490">: </text:span><text:span text:style-name="T1438">'&gt;&gt;'</text:span><text:span text:style-name="T1490">;<text:tab/><text:tab/><text:tab/></text:span></text:p>
      <text:p text:style-name="P395"><text:span text:style-name="T1414"><text:tab/>font-weight</text:span><text:span text:style-name="T1490">: </text:span><text:span text:style-name="T1438">lighter</text:span><text:span text:style-name="T1490">;<text:tab/><text:tab/></text:span></text:p>
      <text:p text:style-name="P405">}<text:tab/><text:tab/><text:tab/><text:tab/><text:tab/><text:tab/></text:p>
      <text:p text:style-name="P401"><text:span text:style-name="T1530">.exemplo::after</text:span> {<text:tab/><text:tab/><text:tab/></text:p>
      <text:p text:style-name="P395"><text:span text:style-name="T1414"><text:tab/>content</text:span><text:span text:style-name="T1490">: </text:span><text:span text:style-name="T1438">'&lt;&lt;'</text:span><text:span text:style-name="T1490">;<text:tab/><text:tab/><text:tab/></text:span></text:p>
      <text:p text:style-name="P395"><text:span text:style-name="T1414"><text:tab/>font-weight</text:span><text:span text:style-name="T1490">: </text:span><text:span text:style-name="T1438">lighter</text:span><text:span text:style-name="T1490">;<text:tab/><text:tab/></text:span></text:p>
      <text:p text:style-name="P401">}<text:tab/><text:tab/><text:tab/><text:tab/><text:tab/><text:tab/></text:p>
      <text:p text:style-name="P343">At-rules</text:p>
      <text:p text:style-name="Text_20_body"><text:span text:style-name="T367">R</text:span><text:span text:style-name="T366">egras</text:span><text:span text:style-name="T398"> </text:span><text:span text:style-name="T397">at</text:span><text:span text:style-name="T366"> são instruções </text:span><text:span text:style-name="T368">CSS </text:span><text:span text:style-name="T366">que começam com o símbolo </text:span><text:span text:style-name="Source_20_Text"><text:span text:style-name="T1175">@</text:span></text:span><text:span text:style-name="T366"> para definir configurações especiais ou diferentes comportamentos. </text:span><text:span text:style-name="T367">Cada regra at tem</text:span><text:span text:style-name="T366"> uma sintaxe diferente e </text:span><text:span text:style-name="T369">as</text:span><text:span text:style-name="T366"> principais são:</text:span></text:p>
      <text:list text:style-name="L48">
        <text:list-item>
          <text:p text:style-name="P659"><text:span text:style-name="Source_20_Text"><text:span text:style-name="Strong_20_Emphasis"><text:span text:style-name="T800">@charset</text:span></text:span></text:span><text:span text:style-name="Source_20_Text"><text:span text:style-name="Strong_20_Emphasis"><text:span text:style-name="T366">: d</text:span></text:span></text:span><text:span text:style-name="T366">efine a </text:span><text:span text:style-name="T321">codificação</text:span><text:span text:style-name="T366"> de caracteres do arquivo CSS.</text:span></text:p>
        </text:list-item>
        <text:list-item>
          <text:p text:style-name="P659"><text:span text:style-name="Strong_20_Emphasis"><text:span text:style-name="T806">@media</text:span></text:span><text:span text:style-name="Source_20_Text"><text:span text:style-name="T368">: usado em media queries, d</text:span></text:span><text:span text:style-name="Source_20_Text"><text:span text:style-name="T366">efine regras de estilo condicionais com base </text:span></text:span><text:span text:style-name="Source_20_Text"><text:span text:style-name="T368">em</text:span></text:span><text:span text:style-name="Source_20_Text"><text:span text:style-name="T366"> características como </text:span></text:span><text:span text:style-name="Source_20_Text"><text:span text:style-name="T321">largura</text:span></text:span><text:span text:style-name="Source_20_Text"><text:span text:style-name="T366"> de tela, </text:span></text:span><text:span text:style-name="Source_20_Text"><text:span text:style-name="T321">orientação</text:span></text:span><text:span text:style-name="Source_20_Text"><text:span text:style-name="T366">, etc. </text:span></text:span></text:p>
        </text:list-item>
        <text:list-item>
          <text:p text:style-name="P659"><text:span text:style-name="Strong_20_Emphasis"><text:span text:style-name="T806">@font-face</text:span></text:span><text:span text:style-name="Source_20_Text"><text:span text:style-name="Strong_20_Emphasis"><text:span text:style-name="T366">: i</text:span></text:span></text:span><text:span text:style-name="T366">ncorpora </text:span><text:span text:style-name="T321">fontes</text:span><text:span text:style-name="T366"> personalizadas</text:span></text:p>
        </text:list-item>
        <text:list-item>
          <text:p text:style-name="P659"><text:span text:style-name="Strong_20_Emphasis"><text:span text:style-name="T806">@keyframes</text:span></text:span><text:span text:style-name="Source_20_Text"><text:span text:style-name="Strong_20_Emphasis"><text:span text:style-name="T366">: d</text:span></text:span></text:span><text:span text:style-name="T366">efine </text:span><text:span text:style-name="T321">animações</text:span><text:span text:style-name="T366"> </text:span></text:p>
        </text:list-item>
        <text:list-item>
          <text:p text:style-name="P659"><text:span text:style-name="Strong_20_Emphasis"><text:span text:style-name="T806">@import</text:span></text:span><text:span text:style-name="Source_20_Text"><text:span text:style-name="Strong_20_Emphasis"><text:span text:style-name="T398">:</text:span></text:span></text:span><text:span text:style-name="Source_20_Text"><text:span text:style-name="Strong_20_Emphasis"><text:span text:style-name="T366"> i</text:span></text:span></text:span><text:span text:style-name="T366">mporta </text:span><text:span text:style-name="T321">estilos de outros arquivos</text:span><text:span text:style-name="T366"> CSS.</text:span></text:p>
        </text:list-item>
        <text:list-item>
          <text:p text:style-name="P659"><text:span text:style-name="Strong_20_Emphasis"><text:span text:style-name="T806">@supports</text:span></text:span><text:span text:style-name="Source_20_Text"><text:span text:style-name="Strong_20_Emphasis"><text:span text:style-name="T366">: v</text:span></text:span></text:span><text:span text:style-name="T366">erifica se o </text:span><text:span text:style-name="T321">navegador suporta</text:span><text:span text:style-name="T366"> uma determinada funcionalidade antes de aplicar as regras de estilo.</text:span></text:p>
        </text:list-item>
        <text:list-item>
          <text:p text:style-name="P659"><text:span text:style-name="Strong_20_Emphasis"><text:span text:style-name="T806">@page</text:span></text:span><text:span text:style-name="Source_20_Text"><text:span text:style-name="Strong_20_Emphasis"><text:span text:style-name="T366">: d</text:span></text:span></text:span><text:span text:style-name="T366">efine estilos específicos para a página ao ser </text:span><text:span text:style-name="T321">impressa</text:span><text:span text:style-name="T366">.</text:span></text:p>
        </text:list-item>
        <text:list-item>
          <text:p text:style-name="P659"><text:span text:style-name="Strong_20_Emphasis"><text:span text:style-name="T806">@namespace</text:span></text:span><text:span text:style-name="Source_20_Text"><text:span text:style-name="Strong_20_Emphasis"><text:span text:style-name="T366">: </text:span></text:span></text:span><text:span text:style-name="Source_20_Text"><text:span text:style-name="Strong_20_Emphasis"><text:span text:style-name="T368">d</text:span></text:span></text:span><text:span text:style-name="T366">efine o namespace para seletores XML.<text:line-break/>Exemplo: @namespace </text:span><text:span text:style-name="T321">svg</text:span><text:span text:style-name="T366"> url(http://www.w3.org/2000/svg); </text:span></text:p>
        </text:list-item>
        <text:list-item>
          <text:p text:style-name="P509"><text:span text:style-name="Strong_20_Emphasis"><text:span text:style-name="T806">@layer</text:span></text:span><text:span text:style-name="T366">: permit</text:span><text:span text:style-name="T368">e</text:span><text:span text:style-name="T366"> controlar a or</text:span><text:span text:style-name="T385">dem de carregamento dos estilos, para fornecer maior controle sobre a renderização da página e </text:span><text:span text:style-name="T330">otimizar o desempenho</text:span><text:span text:style-name="T385">. </text:span><text:span text:style-name="T386">P</text:span><text:span text:style-name="T385">or exemplo, os estilos </text:span><text:span text:style-name="T386">podem ser</text:span><text:span text:style-name="T385"> divididos em d</text:span><text:span text:style-name="T386">ua</text:span><text:span text:style-name="T385">s layers: </text:span><text:span text:style-name="Source_20_Text"><text:span text:style-name="T385">base</text:span></text:span><text:span text:style-name="T385"> e </text:span><text:span text:style-name="Source_20_Text"><text:span text:style-name="T385">component:</text:span></text:span><text:span text:style-name="T385"> </text:span><text:span text:style-name="T386">a </text:span><text:span text:style-name="T385">intenção é indicar que os estilos dentro do layer </text:span><text:span text:style-name="Source_20_Text"><text:span text:style-name="T385">base</text:span></text:span><text:span text:style-name="T385"> são fundamentais para a estrutura básica da página, enquanto </text:span><text:span text:style-name="T386">que</text:span><text:span text:style-name="T385"> os estilos dentro do layer </text:span><text:span text:style-name="Source_20_Text"><text:span text:style-name="T385">component</text:span></text:span><text:span text:style-name="T385"> estão relacionados a componentes específicos.</text:span></text:p>
        </text:list-item>
      </text:list>
      <text:p text:style-name="P494"/>
      <text:p text:style-name="P344">Funções</text:p>
      <text:p text:style-name="P495"/>
      <text:list text:style-name="L49">
        <text:list-item>
          <text:p text:style-name="P510"><text:span text:style-name="T402">cor</text:span><text:span text:style-name="T387">: </text:span><text:span text:style-name="T850">rgb()</text:span><text:span text:style-name="T387">, </text:span><text:span text:style-name="T850">rgba()</text:span><text:span text:style-name="T387">,</text:span><text:span text:style-name="T850"> hsl()</text:span><text:span text:style-name="T387"> e </text:span><text:span text:style-name="T850">hsla()</text:span><text:span text:style-name="T387"><text:tab/><text:line-break/></text:span><text:span text:style-name="T1095">co</text:span><text:span text:style-name="T1094">lor</text:span><text:span text:style-name="T1003">: </text:span><text:span text:style-name="T1115">rgb</text:span><text:span text:style-name="T1003">(</text:span><text:span text:style-name="T1122">128</text:span><text:span text:style-name="T1003">,</text:span><text:span text:style-name="T1122">128</text:span><text:span text:style-name="T1003">,</text:span><text:span text:style-name="T1122">128</text:span><text:span text:style-name="T1003">); </text:span><text:span text:style-name="T1094">color</text:span><text:span text:style-name="T1003">: </text:span><text:span text:style-name="T1115">hsla</text:span><text:span text:style-name="T1003">(</text:span><text:span text:style-name="T1122">120</text:span><text:span text:style-name="T1003">,</text:span><text:span text:style-name="T1122">60%</text:span><text:span text:style-name="T1003">,</text:span><text:span text:style-name="T1122">70%</text:span><text:span text:style-name="T1003">, </text:span><text:span text:style-name="T1122">0.7</text:span><text:span text:style-name="T1003">);</text:span></text:p>
        </text:list-item>
        <text:list-item>
          <text:p text:style-name="P510"><text:span text:style-name="T402">recurso</text:span><text:span text:style-name="T387">: </text:span><text:span text:style-name="T850">url()</text:span><text:span text:style-name="T387"><text:tab/></text:span><text:span text:style-name="T1095">background-image</text:span><text:span text:style-name="T1004">: </text:span><text:span text:style-name="T1116">url</text:span><text:span text:style-name="T1004">(</text:span><text:span text:style-name="T1095">https://www.ranoya.com/Assets/Logotipos/UFPESmall.png</text:span><text:span text:style-name="T1004">);</text:span></text:p>
        </text:list-item>
        <text:list-item>
          <text:p text:style-name="P510"><text:span text:style-name="T402">calcular</text:span><text:span text:style-name="T387">: </text:span><text:span text:style-name="T850">cal()</text:span><text:span text:style-name="T387"><text:tab/></text:span><text:span text:style-name="T1095">width</text:span><text:span text:style-name="T1004">: </text:span><text:span text:style-name="T1116">calc</text:span><text:span text:style-name="T1004">(</text:span><text:span text:style-name="T1123">100%</text:span><text:span text:style-name="T1004"> - </text:span><text:span text:style-name="T1123">60px</text:span><text:span text:style-name="T1004">); </text:span></text:p>
        </text:list-item>
        <text:list-item>
          <text:p text:style-name="P510"><text:span text:style-name="T402">variáveis</text:span><text:span text:style-name="T387">: </text:span><text:span text:style-name="T850">var()<text:tab/></text:span><text:span text:style-name="T387"><text:tab/></text:span><text:span text:style-name="T1095">background-color</text:span><text:span text:style-name="T1004">: </text:span><text:span text:style-name="T1116">var</text:span><text:span text:style-name="T1004">(</text:span><text:span text:style-name="T1095">--main-bg-color</text:span><text:span text:style-name="T1004">);</text:span></text:p>
        </text:list-item>
        <text:list-item>
          <text:p text:style-name="P510"><text:span text:style-name="T402">atributos</text:span><text:span text:style-name="T387">: </text:span><text:span text:style-name="T850">attr()</text:span><text:span text:style-name="T387"><text:tab/></text:span><text:span text:style-name="T1094">content</text:span><text:span text:style-name="T1003">: </text:span><text:span text:style-name="T976">" ["</text:span><text:span text:style-name="T1003"> </text:span><text:span text:style-name="T1115">attr</text:span><text:span text:style-name="T1003">(</text:span><text:span text:style-name="T1094">href</text:span><text:span text:style-name="T1003">) </text:span><text:span text:style-name="T976">"]"</text:span><text:span text:style-name="T1003">;</text:span></text:p>
        </text:list-item>
        <text:list-item>
          <text:p text:style-name="P510"><text:span text:style-name="T402">gradientes</text:span><text:span text:style-name="T387">: </text:span><text:span text:style-name="T850">linear-gradient()</text:span><text:span text:style-name="T387"> e </text:span><text:span text:style-name="T850">radial-gradient()</text:span><text:span text:style-name="T387"><text:line-break/></text:span><text:span text:style-name="T1094">background-color</text:span><text:span text:style-name="T1003">: (to </text:span><text:span text:style-name="T976">top</text:span><text:span text:style-name="T1003"> </text:span><text:span text:style-name="T976">right</text:span><text:span text:style-name="T1003">, </text:span><text:span text:style-name="T976">red</text:span><text:span text:style-name="T1003">,</text:span><text:span text:style-name="T976">orange</text:span><text:span text:style-name="T1003">,</text:span><text:span text:style-name="T976">yellow</text:span><text:span text:style-name="T1003">,</text:span><text:span text:style-name="T976">green</text:span><text:span text:style-name="T1003">,</text:span><text:span text:style-name="T976">#000000</text:span><text:span text:style-name="T1003">);</text:span></text:p>
        </text:list-item>
        <text:list-item>
          <text:p text:style-name="P511"><text:span text:style-name="T401">animações</text:span><text:span text:style-name="T384">: </text:span><text:span text:style-name="T849">translate(</text:span><text:span text:style-name="T851">20px,30px</text:span><text:span text:style-name="T849">)</text:span><text:span text:style-name="T384">, </text:span><text:span text:style-name="T849">rotate()</text:span><text:span text:style-name="T384">, </text:span><text:span text:style-name="T849">scale()</text:span><text:span text:style-name="T384"> e </text:span><text:span text:style-name="T849">skew()</text:span></text:p>
        </text:list-item>
        <text:list-item>
          <text:p text:style-name="P511"><text:span text:style-name="T401">filtros</text:span><text:span text:style-name="T384">: </text:span><text:span text:style-name="T849">blur(</text:span><text:span text:style-name="T851">5px</text:span><text:span text:style-name="T849">)</text:span><text:span text:style-name="T384">, </text:span><text:span text:style-name="T849">opacity()</text:span><text:span text:style-name="T384"> e </text:span><text:span text:style-name="T849">brightness(</text:span><text:span text:style-name="T851">80%</text:span><text:span text:style-name="T849">)</text:span></text:p>
        </text:list-item>
      </text:list>
      <text:p text:style-name="P493"><text:soft-page-break/><text:span text:style-name="T1167">Animações</text:span></text:p>
      <text:p text:style-name="P239"><text:span text:style-name="Source_20_Text"><text:span text:style-name="T1573">cursor</text:span></text:span><text:span text:style-name="T1579"> define o tipo de cursor que será exibido quando o ponteiro do mouse estiver sobre um determinado elemento. </text:span><text:span text:style-name="T1580">Os valores mais comuns são: </text:span><text:span text:style-name="T1679">auto</text:span><text:span text:style-name="T1580">, </text:span><text:span text:style-name="T1679">default</text:span><text:span text:style-name="T1580">, </text:span><text:span text:style-name="T1679">pointer</text:span><text:span text:style-name="T1580">, </text:span><text:span text:style-name="T1679">move</text:span><text:span text:style-name="T1580">, </text:span><text:span text:style-name="T1679">text</text:span><text:span text:style-name="T1580">, </text:span><text:span text:style-name="T1679">alias</text:span><text:span text:style-name="T1580">, </text:span><text:span text:style-name="T1679">help</text:span></text:p>
      <text:p text:style-name="P489"><text:span text:style-name="Source_20_Text"><text:span text:style-name="T1026">transition</text:span></text:span><text:span text:style-name="T280"> </text:span><text:span text:style-name="T299">é uma shorthand para as propriedades de animação baseadas em interação, identificadas por pseudoclasses. </text:span><text:span text:style-name="T280">Sintaxe:</text:span><text:span text:style-name="T634"> </text:span><text:span text:style-name="T1105">transition</text:span><text:span text:style-name="T1159">: [</text:span><text:span text:style-name="T1202">propriedade]</text:span><text:span text:style-name="T1159"> [</text:span><text:span text:style-name="T1202">duração]</text:span><text:span text:style-name="T1159"> [</text:span><text:span text:style-name="T1202">função-de-tempo</text:span><text:span text:style-name="T1159">] [</text:span><text:span text:style-name="T1202">atraso</text:span><text:span text:style-name="T1159">] [</text:span><text:span text:style-name="T1202">comportamento</text:span><text:span text:style-name="T1159">];</text:span></text:p>
      <text:list text:style-name="L50">
        <text:list-item>
          <text:p text:style-name="P660"><text:span text:style-name="Source_20_Text"><text:span text:style-name="T866">transition-property: </text:span></text:span><text:span text:style-name="Source_20_Text"><text:span text:style-name="T1131">none</text:span></text:span><text:span text:style-name="Source_20_Text"><text:span text:style-name="T299">, </text:span></text:span><text:span text:style-name="Source_20_Text"><text:span text:style-name="T1131">all</text:span></text:span><text:span text:style-name="Source_20_Text"><text:span text:style-name="T299">, </text:span></text:span><text:span text:style-name="Source_20_Text"><text:span text:style-name="T1131">background-color</text:span></text:span><text:span text:style-name="Source_20_Text"><text:span text:style-name="T299">, </text:span></text:span><text:span text:style-name="Source_20_Text"><text:span text:style-name="T1131">font-size</text:span></text:span><text:span text:style-name="Source_20_Text"><text:span text:style-name="T299">, etc</text:span></text:span></text:p>
        </text:list-item>
        <text:list-item>
          <text:p text:style-name="P661"><text:span text:style-name="Source_20_Text"><text:span text:style-name="T866">transition-duration:</text:span></text:span><text:span text:style-name="Source_20_Text"><text:span text:style-name="T299"> </text:span></text:span><text:span text:style-name="Source_20_Text"><text:span text:style-name="T1131">0s</text:span></text:span><text:span text:style-name="Source_20_Text"><text:span text:style-name="T299">, </text:span></text:span><text:span text:style-name="Source_20_Text"><text:span text:style-name="T1131">500ms</text:span></text:span><text:span text:style-name="Source_20_Text"><text:span text:style-name="T299">, </text:span></text:span><text:span text:style-name="Source_20_Text"><text:span text:style-name="T1131">1s</text:span></text:span><text:span text:style-name="Source_20_Text"><text:span text:style-name="T299">, </text:span></text:span><text:span text:style-name="Source_20_Text"><text:span text:style-name="T1131">2s</text:span></text:span><text:span text:style-name="Source_20_Text"><text:span text:style-name="T702">...</text:span></text:span></text:p>
        </text:list-item>
        <text:list-item>
          <text:p text:style-name="P660"><text:span text:style-name="Source_20_Text"><text:span text:style-name="T866">transition-timing-function:</text:span></text:span><text:span text:style-name="Source_20_Text"><text:span text:style-name="T1131"> linear</text:span></text:span><text:span text:style-name="Source_20_Text"><text:span text:style-name="T299">, </text:span></text:span><text:span text:style-name="Source_20_Text"><text:span text:style-name="T1131">ease</text:span></text:span><text:span text:style-name="Source_20_Text"><text:span text:style-name="T299">, </text:span></text:span><text:span text:style-name="Source_20_Text"><text:span text:style-name="T1131">ease-in</text:span></text:span><text:span text:style-name="Source_20_Text"><text:span text:style-name="T299">, </text:span></text:span><text:span text:style-name="Source_20_Text"><text:span text:style-name="T1131">ease-out</text:span></text:span><text:span text:style-name="Source_20_Text"><text:span text:style-name="T299">, </text:span></text:span><text:span text:style-name="Source_20_Text"><text:span text:style-name="T1131">ease-in-out</text:span></text:span><text:span text:style-name="Source_20_Text"><text:span text:style-name="T299">, </text:span></text:span><text:span text:style-name="Source_20_Text"><text:span text:style-name="T1131">step-start</text:span></text:span><text:span text:style-name="Source_20_Text"><text:span text:style-name="T299">, </text:span></text:span><text:span text:style-name="Source_20_Text"><text:span text:style-name="T1131">step-end</text:span></text:span><text:span text:style-name="Source_20_Text"><text:span text:style-name="T299">, </text:span></text:span><text:span text:style-name="Source_20_Text"><text:span text:style-name="T1131">steps()</text:span></text:span><text:span text:style-name="Source_20_Text"><text:span text:style-name="T299">, </text:span></text:span><text:span text:style-name="Source_20_Text"><text:span text:style-name="T1131">cubic-bezier()</text:span></text:span></text:p>
        </text:list-item>
        <text:list-item>
          <text:p text:style-name="P661"><text:span text:style-name="Source_20_Text"><text:span text:style-name="T866">transition-delay:</text:span></text:span><text:span text:style-name="Source_20_Text"><text:span text:style-name="T370"> </text:span></text:span><text:span text:style-name="Source_20_Text"><text:span text:style-name="T1131">0s</text:span></text:span><text:span text:style-name="Source_20_Text"><text:span text:style-name="T370">, </text:span></text:span><text:span text:style-name="Source_20_Text"><text:span text:style-name="T1131">500ms</text:span></text:span><text:span text:style-name="Source_20_Text"><text:span text:style-name="T370">, </text:span></text:span><text:span text:style-name="Source_20_Text"><text:span text:style-name="T1131">1s</text:span></text:span><text:span text:style-name="Source_20_Text"><text:span text:style-name="T370">, </text:span></text:span><text:span text:style-name="Source_20_Text"><text:span text:style-name="T1131">2s</text:span></text:span><text:span text:style-name="Source_20_Text"><text:span text:style-name="T702">...</text:span></text:span></text:p>
        </text:list-item>
        <text:list-item>
          <text:p text:style-name="P660"><text:span text:style-name="Source_20_Text"><text:span text:style-name="T866">transition-behavior:</text:span></text:span><text:span text:style-name="Source_20_Text"><text:span text:style-name="T1131">normal</text:span></text:span><text:span text:style-name="Source_20_Text"><text:span text:style-name="T299">, </text:span></text:span><text:span text:style-name="Source_20_Text"><text:span text:style-name="T1131">allow-discrete</text:span></text:span></text:p>
        </text:list-item>
      </text:list>
      <text:p text:style-name="P489"><text:span text:style-name="Source_20_Text"/></text:p>
      <text:p text:style-name="P490"><text:span text:style-name="Source_20_Text"><text:span text:style-name="T1026">trans</text:span></text:span><text:span text:style-name="Source_20_Text"><text:span text:style-name="T1030">form</text:span></text:span><text:span text:style-name="Source_20_Text"><text:span text:style-name="T371"> </text:span></text:span><text:span text:style-name="Source_20_Text"><text:span text:style-name="T370">é uma shorthand que permite </text:span></text:span><text:span text:style-name="Source_20_Text"><text:span text:style-name="T372">transformar animações 2D e 3D com translação, </text:span></text:span><text:span text:style-name="Source_20_Text"><text:span text:style-name="T370">girar, dimensionar</text:span></text:span><text:span text:style-name="Source_20_Text"><text:span text:style-name="T372">(scale)</text:span></text:span><text:span text:style-name="Source_20_Text"><text:span text:style-name="T370"> </text:span></text:span><text:span text:style-name="Source_20_Text"><text:span text:style-name="T372">ou </text:span></text:span><text:span text:style-name="Source_20_Text"><text:span text:style-name="T370">inclinar</text:span></text:span><text:span text:style-name="Source_20_Text"><text:span text:style-name="T372">(skew)</text:span></text:span><text:span text:style-name="Source_20_Text"><text:span text:style-name="T370"> elemento</text:span></text:span><text:span text:style-name="Source_20_Text"><text:span text:style-name="T372">s</text:span></text:span><text:span text:style-name="Source_20_Text"><text:span text:style-name="T370">. </text:span></text:span><text:span text:style-name="Source_20_Text"><text:span text:style-name="T373">Suas funções são: </text:span></text:span><text:span text:style-name="Source_20_Text"><text:span text:style-name="T867">matrix()</text:span></text:span><text:span text:style-name="Source_20_Text"><text:span text:style-name="T373">, </text:span></text:span><text:span text:style-name="Source_20_Text"><text:span text:style-name="T867">translate()</text:span></text:span><text:span text:style-name="Source_20_Text"><text:span text:style-name="T373">, </text:span></text:span><text:span text:style-name="Source_20_Text"><text:span text:style-name="T867">scale()</text:span></text:span><text:span text:style-name="Source_20_Text"><text:span text:style-name="T373">, </text:span></text:span><text:span text:style-name="Source_20_Text"><text:span text:style-name="T867">rotate()</text:span></text:span><text:span text:style-name="Source_20_Text"><text:span text:style-name="T373">, </text:span></text:span><text:span text:style-name="Source_20_Text"><text:span text:style-name="T867">skew()</text:span></text:span><text:span text:style-name="Source_20_Text"><text:span text:style-name="T373"> e </text:span></text:span><text:span text:style-name="Source_20_Text"><text:span text:style-name="T867">scale()</text:span></text:span></text:p>
      <text:p text:style-name="P491"><text:span text:style-name="Source_20_Text"/></text:p>
      <text:p text:style-name="P488"><text:span text:style-name="Source_20_Text"><text:span text:style-name="T1030">animation</text:span></text:span><text:span text:style-name="Source_20_Text"><text:span text:style-name="T372"> é uma shorthand para aplicar animações </text:span></text:span><text:span text:style-name="Source_20_Text"><text:span text:style-name="T374">em</text:span></text:span><text:span text:style-name="Source_20_Text"><text:span text:style-name="T372"> elementos.</text:span></text:span></text:p>
      <text:list text:style-name="L51">
        <text:list-item>
          <text:p text:style-name="P663"><text:span text:style-name="Source_20_Text"><text:span text:style-name="T1481">a</text:span></text:span><text:span text:style-name="Source_20_Text"><text:span text:style-name="T1480">nimation-name</text:span></text:span><text:span text:style-name="Source_20_Text">: </text:span><text:span text:style-name="Source_20_Text"><text:span text:style-name="T1131">none</text:span></text:span><text:span text:style-name="Source_20_Text"><text:span text:style-name="T1694">, </text:span></text:span><text:span text:style-name="Source_20_Text"><text:span text:style-name="T1131">slide</text:span></text:span><text:span text:style-name="Source_20_Text"><text:span text:style-name="T1694">, </text:span></text:span><text:span text:style-name="Source_20_Text"><text:span text:style-name="T1131">bounce</text:span></text:span></text:p>
        </text:list-item>
        <text:list-item>
          <text:p text:style-name="P664"><text:span text:style-name="Source_20_Text"><text:span text:style-name="T1480">animation-duration</text:span></text:span><text:span text:style-name="Source_20_Text">: </text:span><text:span text:style-name="Source_20_Text"><text:span text:style-name="T1131">0s</text:span></text:span><text:span text:style-name="Source_20_Text"><text:span text:style-name="T370">, </text:span></text:span><text:span text:style-name="Source_20_Text"><text:span text:style-name="T1131">500ms</text:span></text:span><text:span text:style-name="Source_20_Text"><text:span text:style-name="T370">, </text:span></text:span><text:span text:style-name="Source_20_Text"><text:span text:style-name="T1131">1s</text:span></text:span><text:span text:style-name="Source_20_Text"><text:span text:style-name="T370">, </text:span></text:span><text:span text:style-name="Source_20_Text"><text:span text:style-name="T1131">2s </text:span></text:span></text:p>
        </text:list-item>
        <text:list-item>
          <text:p text:style-name="P665"><text:span text:style-name="Source_20_Text"><text:span text:style-name="T1480">animation-timing-function</text:span></text:span><text:span text:style-name="Source_20_Text">: </text:span><text:span text:style-name="Source_20_Text"><text:span text:style-name="T1131">linear</text:span></text:span><text:span text:style-name="Source_20_Text"><text:span text:style-name="T299">, </text:span></text:span><text:span text:style-name="Source_20_Text"><text:span text:style-name="T1131">ease</text:span></text:span><text:span text:style-name="Source_20_Text"><text:span text:style-name="T299">, </text:span></text:span><text:span text:style-name="Source_20_Text"><text:span text:style-name="T1131">ease-in</text:span></text:span><text:span text:style-name="Source_20_Text"><text:span text:style-name="T299">, </text:span></text:span><text:span text:style-name="Source_20_Text"><text:span text:style-name="T1131">ease-out</text:span></text:span><text:span text:style-name="Source_20_Text"><text:span text:style-name="T299">, </text:span></text:span><text:span text:style-name="Source_20_Text"><text:span text:style-name="T1131">ease-in-out</text:span></text:span><text:span text:style-name="Source_20_Text"><text:span text:style-name="T299">, </text:span></text:span><text:span text:style-name="Source_20_Text"><text:span text:style-name="T1131">step-start</text:span></text:span><text:span text:style-name="Source_20_Text"><text:span text:style-name="T299">, </text:span></text:span><text:span text:style-name="Source_20_Text"><text:span text:style-name="T1131">step-end</text:span></text:span><text:span text:style-name="Source_20_Text"><text:span text:style-name="T299">, </text:span></text:span><text:span text:style-name="Source_20_Text"><text:span text:style-name="T1131">steps()</text:span></text:span><text:span text:style-name="Source_20_Text"><text:span text:style-name="T299">, </text:span></text:span><text:span text:style-name="Source_20_Text"><text:span text:style-name="T1131">cubic-bezier()</text:span></text:span></text:p>
        </text:list-item>
        <text:list-item>
          <text:p text:style-name="P665"><text:span text:style-name="Source_20_Text"><text:span text:style-name="T1480">animation-delay</text:span></text:span><text:span text:style-name="Source_20_Text">:</text:span><text:span text:style-name="Source_20_Text"><text:span text:style-name="T1131">-</text:span></text:span><text:span text:style-name="Source_20_Text"><text:span text:style-name="T1132">2s</text:span></text:span><text:span text:style-name="Source_20_Text"><text:span text:style-name="T370">, </text:span></text:span><text:span text:style-name="Source_20_Text"><text:span text:style-name="T1132">-1s</text:span></text:span><text:span text:style-name="Source_20_Text"><text:span text:style-name="T370">, </text:span></text:span><text:span text:style-name="Source_20_Text"><text:span text:style-name="T1131">0s</text:span></text:span><text:span text:style-name="Source_20_Text"><text:span text:style-name="T299">, </text:span></text:span><text:span text:style-name="Source_20_Text"><text:span text:style-name="T1131">500ms</text:span></text:span><text:span text:style-name="Source_20_Text"><text:span text:style-name="T299">, </text:span></text:span><text:span text:style-name="Source_20_Text"><text:span text:style-name="T1131">1s</text:span></text:span><text:span text:style-name="Source_20_Text"><text:span text:style-name="T299">, </text:span></text:span><text:span text:style-name="Source_20_Text"><text:span text:style-name="T1131">2s</text:span></text:span><text:span text:style-name="Source_20_Text"><text:span text:style-name="T299">...</text:span></text:span></text:p>
        </text:list-item>
        <text:list-item>
          <text:p text:style-name="P663"><text:span text:style-name="Source_20_Text"><text:span text:style-name="T1480">animation-iteration-count</text:span></text:span><text:span text:style-name="Source_20_Text">: </text:span><text:span text:style-name="Source_20_Text"><text:span text:style-name="T1131">infinite</text:span></text:span><text:span text:style-name="Source_20_Text"><text:span text:style-name="T1695">, </text:span></text:span><text:span text:style-name="Source_20_Text"><text:span text:style-name="T1131">0</text:span></text:span><text:span text:style-name="Source_20_Text"><text:span text:style-name="T1695">, </text:span></text:span><text:span text:style-name="Source_20_Text"><text:span text:style-name="T1131">2</text:span></text:span><text:span text:style-name="Source_20_Text"><text:span text:style-name="T1695">, </text:span></text:span><text:span text:style-name="Source_20_Text"><text:span text:style-name="T1131">1.5</text:span></text:span><text:span text:style-name="Source_20_Text"><text:span text:style-name="T1695"> ...</text:span></text:span></text:p>
        </text:list-item>
        <text:list-item>
          <text:p text:style-name="P663"><text:span text:style-name="Source_20_Text"><text:span text:style-name="T1480">animation-direction</text:span></text:span><text:span text:style-name="Source_20_Text">: </text:span><text:span text:style-name="Source_20_Text"><text:span text:style-name="T1131">normal</text:span></text:span><text:span text:style-name="Source_20_Text"><text:span text:style-name="T1696">, </text:span></text:span><text:span text:style-name="Source_20_Text"><text:span text:style-name="T1131">reverse</text:span></text:span><text:span text:style-name="Source_20_Text"><text:span text:style-name="T1696">, </text:span></text:span><text:span text:style-name="Source_20_Text"><text:span text:style-name="T1131">alternate</text:span></text:span><text:span text:style-name="Source_20_Text"><text:span text:style-name="T1696">, </text:span></text:span><text:span text:style-name="Source_20_Text"><text:span text:style-name="T1131">alternate-reverse</text:span></text:span></text:p>
        </text:list-item>
        <text:list-item>
          <text:p text:style-name="P663"><text:span text:style-name="Source_20_Text"><text:span text:style-name="T1480">animation-fill-mode</text:span></text:span><text:span text:style-name="Source_20_Text">: </text:span><text:span text:style-name="Source_20_Text"><text:span text:style-name="T1131">none</text:span></text:span><text:span text:style-name="Source_20_Text"><text:span text:style-name="T1697">, </text:span></text:span><text:span text:style-name="Source_20_Text"><text:span text:style-name="T1131">forwards</text:span></text:span><text:span text:style-name="Source_20_Text"><text:span text:style-name="T1697">, </text:span></text:span><text:span text:style-name="Source_20_Text"><text:span text:style-name="T1131">backwards</text:span></text:span><text:span text:style-name="Source_20_Text"><text:span text:style-name="T1697">, </text:span></text:span><text:span text:style-name="Source_20_Text"><text:span text:style-name="T1131">both</text:span></text:span></text:p>
        </text:list-item>
        <text:list-item>
          <text:p text:style-name="P663"><text:span text:style-name="Source_20_Text"><text:span text:style-name="T1480">animation-play-state</text:span></text:span><text:span text:style-name="Source_20_Text">: </text:span><text:span text:style-name="Source_20_Text"><text:span text:style-name="T1131">paused</text:span></text:span><text:span text:style-name="Source_20_Text"><text:span text:style-name="T1697">, </text:span></text:span><text:span text:style-name="Source_20_Text"><text:span text:style-name="T1131">running</text:span></text:span></text:p>
        </text:list-item>
      </text:list>
      <text:p text:style-name="P669"><text:span text:style-name="Source_20_Text"/></text:p>
      <text:p text:style-name="P487"><text:span text:style-name="Source_20_Text"><text:span text:style-name="T370">É possível obter maior controle sobre as animações monitorando quando uma <text:s/>transition ou animation termina através dos </text:span></text:span><text:span text:style-name="Source_20_Text"><text:span text:style-name="T399">eventos</text:span></text:span><text:span text:style-name="Source_20_Text"><text:span text:style-name="T370"> </text:span></text:span><text:span text:style-name="Source_20_Text"><text:span text:style-name="T1480">animationend</text:span></text:span><text:span text:style-name="Source_20_Text"><text:span text:style-name="T370"> e </text:span></text:span><text:span text:style-name="Source_20_Text"><text:span text:style-name="T1480">transitionend</text:span></text:span><text:span text:style-name="Source_20_Text"><text:span text:style-name="T370">. Exemplo:</text:span></text:span></text:p>
      <text:p text:style-name="P486"><text:span text:style-name="Source_20_Text"><text:span text:style-name="T1103">elemento</text:span></text:span><text:span text:style-name="Source_20_Text"><text:span text:style-name="T1012">.</text:span></text:span><text:span text:style-name="Source_20_Text"><text:span text:style-name="T1119">addEventListener</text:span></text:span><text:span text:style-name="Source_20_Text"><text:span text:style-name="T1012">(</text:span></text:span><text:span text:style-name="Source_20_Text"><text:span text:style-name="T987">"animationend"</text:span></text:span><text:span text:style-name="Source_20_Text"><text:span text:style-name="T1012">, (</text:span></text:span><text:span text:style-name="Source_20_Text"><text:span text:style-name="T1103">event</text:span></text:span><text:span text:style-name="Source_20_Text"><text:span text:style-name="T1012">) </text:span></text:span><text:span text:style-name="Source_20_Text"><text:span text:style-name="T914">=&gt;</text:span></text:span><text:span text:style-name="Source_20_Text"><text:span text:style-name="T1012"> {});</text:span></text:span></text:p>
      <text:p text:style-name="P486"><text:span text:style-name="Source_20_Text"/></text:p>
      <text:p text:style-name="Standard"><text:a xlink:type="simple" xlink:href="https://gsap.com/pricing/" text:style-name="Internet_20_link" text:visited-style-name="Visited_20_Internet_20_Link"><text:span text:style-name="Source_20_Text"><text:span text:style-name="T1183">GSAP - GreenSock Animation Platform</text:span></text:span></text:a><text:span text:style-name="Source_20_Text"><text:span text:style-name="T370"> é uma biblioteca JavaScript extremamente poderosa e flexível para criar animações na web.</text:span></text:span></text:p>
      <text:p text:style-name="Standard"><text:span text:style-name="Source_20_Text"><text:span text:style-name="T373"/></text:span></text:p>
      <text:p text:style-name="P621"><text:a xlink:type="simple" xlink:href="https://airbnb.design/introducing-lottie/" text:style-name="Internet_20_link" text:visited-style-name="Visited_20_Internet_20_Link"><text:span text:style-name="Source_20_Text"><text:span text:style-name="T1181">Lottie</text:span></text:span></text:a><text:span text:style-name="Source_20_Text"><text:span text:style-name="T373"> é uma biblioteca open-source criada pela Airbnb.</text:span></text:span></text:p>
      <text:p text:style-name="P622"><text:span text:style-name="Source_20_Text"><text:span text:style-name="T375">Sua</text:span></text:span><text:span text:style-name="Source_20_Text"><text:span text:style-name="T373"> principal vantagem é a capacidade de criar animações complexas no Adobe After Effects, exportá-las como arquivos </text:span></text:span><text:span text:style-name="Source_20_Text"><text:span text:style-name="T324">JSON</text:span></text:span><text:span text:style-name="Source_20_Text"><text:span text:style-name="T373">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23"><text:span text:style-name="Source_20_Text"><text:span text:style-name="T373">Como as animações são vetoriais e renderizadas em tempo de execução, elas podem ser dimensionadas para diferentes tamanhos de tela sem perder qualidade, o que melhora a </text:span></text:span><text:span text:style-name="Source_20_Text"><text:span text:style-name="T324">performance</text:span></text:span><text:span text:style-name="Source_20_Text"><text:span text:style-name="T373"> em comparação com animações de vídeo ou imagens bitmap.</text:span></text:span></text:p>
      <text:p text:style-name="P623"><text:span text:style-name="Source_20_Text"><text:span text:style-name="T373"/></text:span></text:p>
      <text:p text:style-name="P623"><text:span text:style-name="Source_20_Text"><text:span text:style-name="T1025">@keyframes</text:span></text:span><text:span text:style-name="T282">, seguid</text:span><text:span text:style-name="T301">as</text:span><text:span text:style-name="T282"> por um </text:span><text:span text:style-name="T646">nome exclusivo</text:span><text:span text:style-name="T282">, </text:span><text:span text:style-name="T301">são</text:span><text:span text:style-name="T300"> bloco</text:span><text:span text:style-name="T301">s</text:span><text:span text:style-name="T282"> </text:span><text:span text:style-name="T301">que</text:span><text:span text:style-name="T282"> defin</text:span><text:span text:style-name="T301">em</text:span><text:span text:style-name="T282"> as etapas intermediárias de uma animação. </text:span><text:span text:style-name="T300">Essa</text:span><text:span text:style-name="T301">s</text:span><text:span text:style-name="T300"> </text:span><text:span text:style-name="T283">regra</text:span><text:span text:style-name="T301">s</text:span><text:span text:style-name="T283"> </text:span><text:span text:style-name="T300">at-rule</text:span><text:span text:style-name="T282"> permite</text:span><text:span text:style-name="T301">m</text:span><text:span text:style-name="T282"> especificar como uma animação progride ao longo do tempo, dividindo-a em vários </text:span><text:span text:style-name="T323">estágios</text:span><text:span text:style-name="T282">, </text:span><text:span text:style-name="T300">através de</text:span><text:span text:style-name="T282"> porcentagens </text:span><text:span text:style-name="T1138">%</text:span><text:span text:style-name="T282"> ou os valores </text:span><text:span text:style-name="Source_20_Text"><text:span text:style-name="T1130">from</text:span></text:span><text:span text:style-name="T282"> e </text:span><text:span text:style-name="Source_20_Text"><text:span text:style-name="T1130">to</text:span></text:span><text:span text:style-name="T282">.</text:span></text:p>
      <text:p text:style-name="P620"><text:span text:style-name="T635"/></text:p>
      <text:p text:style-name="P624"><text:span text:style-name="T1645">@keyframes</text:span><text:span text:style-name="T1521"> </text:span><text:span text:style-name="T1425">nome-da-animacao</text:span><text:span text:style-name="T1521"> {<text:tab/><text:tab/><text:tab/></text:span></text:p>
      <text:p text:style-name="P606"><text:tab/>from {<text:tab/><text:tab/><text:tab/><text:tab/><text:tab/><text:tab/><text:tab/></text:p>
      <text:p text:style-name="P624"><text:span text:style-name="T1521"><text:tab/><text:tab/></text:span><text:span text:style-name="T1506">/* Estilo inicial */<text:tab/><text:tab/><text:tab/></text:span></text:p>
      <text:p text:style-name="P606"><text:tab/>}<text:tab/><text:tab/><text:tab/><text:tab/><text:tab/><text:tab/><text:tab/><text:tab/></text:p>
      <text:p text:style-name="P606"><text:tab/>to {<text:tab/><text:tab/><text:tab/><text:tab/><text:tab/><text:tab/><text:tab/><text:tab/></text:p>
      <text:p text:style-name="P625"><text:tab/><text:tab/>/* Estilo final */<text:tab/><text:tab/><text:tab/><text:tab/></text:p>
      <text:p text:style-name="P606"><text:tab/>}<text:tab/><text:tab/><text:tab/><text:tab/><text:tab/><text:tab/><text:tab/><text:tab/></text:p>
      <text:p text:style-name="P606"><text:tab/><text:tab/><text:tab/><text:tab/><text:tab/><text:tab/><text:tab/><text:tab/><text:tab/></text:p>
      <text:p text:style-name="P625">/* Ou, especificando percentuais */<text:tab/><text:tab/></text:p>
      <text:p text:style-name="P625"><text:tab/><text:tab/><text:tab/><text:tab/><text:tab/><text:tab/><text:tab/><text:tab/><text:tab/></text:p>
      <text:p text:style-name="P606"><text:tab/>0% {<text:tab/><text:tab/><text:tab/><text:tab/><text:tab/><text:tab/><text:tab/><text:tab/></text:p>
      <text:p text:style-name="P625"><text:tab/><text:tab/>/* Estilo inicial */<text:tab/><text:tab/><text:tab/></text:p>
      <text:p text:style-name="P606"><text:tab/>}<text:tab/><text:tab/><text:tab/><text:tab/><text:tab/><text:tab/><text:tab/><text:tab/></text:p>
      <text:p text:style-name="P606"><text:tab/>50% {<text:tab/><text:tab/><text:tab/><text:tab/><text:tab/><text:tab/><text:tab/></text:p>
      <text:p text:style-name="P625"><text:tab/><text:tab/>/* Estilo intermediário */<text:tab/><text:tab/></text:p>
      <text:p text:style-name="P606"><text:tab/>}<text:tab/><text:tab/><text:tab/><text:tab/><text:tab/><text:tab/><text:tab/><text:tab/></text:p>
      <text:p text:style-name="P606"><text:tab/>100% {<text:tab/><text:tab/><text:tab/><text:tab/><text:tab/><text:tab/><text:tab/></text:p>
      <text:p text:style-name="P625"><text:tab/><text:tab/>/* Estilo final */<text:tab/><text:tab/><text:tab/><text:tab/></text:p>
      <text:p text:style-name="P608"><text:span text:style-name="T1506"><text:tab/></text:span><text:span text:style-name="T1494">}<text:tab/><text:tab/><text:tab/><text:tab/><text:tab/><text:tab/><text:tab/><text:tab/></text:span></text:p>
      <text:p text:style-name="P607">}<text:tab/><text:tab/><text:tab/><text:tab/><text:tab/><text:tab/><text:tab/><text:tab/><text:tab/></text:p>
      <text:p text:style-name="P332">Media Queries</text:p>
      <text:p text:style-name="P331"/>
      <text:p text:style-name="P425"><text:span text:style-name="T377">Os </text:span><text:span text:style-name="T848">media types</text:span><text:span text:style-name="T377">(ou content-Type) definem em qual tipo de mídia o documento será apresentado. Quando um servidor responde uma requisição HTTP, ele devolve o recurso e o seu tipo, chamado de </text:span><text:span text:style-name="Strong_20_Emphasis"><text:span text:style-name="T378">Content-Type.</text:span></text:span></text:p>
      <text:p text:style-name="P424"><text:span text:style-name="Strong_20_Emphasis"><text:span text:style-name="T378">O </text:span></text:span><text:span text:style-name="Strong_20_Emphasis"><text:span text:style-name="Source_20_Text"><text:span text:style-name="T378">content-type tem</text:span></text:span></text:span><text:span text:style-name="Strong_20_Emphasis"><text:span text:style-name="T378"> duas partes: tipo e subtipo. Por exemplo: um servidor pode devolver uma imagem no formato png. O content-type da resposta viria como </text:span></text:span><text:span text:style-name="Strong_20_Emphasis"><text:span text:style-name="Source_20_Text"><text:span text:style-name="T378">image/png</text:span></text:span></text:span><text:span text:style-name="Strong_20_Emphasis"><text:span text:style-name="T378">. Se fosse um jpg, o content-type seria </text:span></text:span><text:span text:style-name="Strong_20_Emphasis"><text:span text:style-name="Source_20_Text"><text:span text:style-name="T378">image/jpg</text:span></text:span></text:span><text:span text:style-name="Strong_20_Emphasis"><text:span text:style-name="T378">. E se fosse um arquivo html? </text:span></text:span><text:span text:style-name="Strong_20_Emphasis"><text:span text:style-name="Source_20_Text"><text:span text:style-name="T378">text/html</text:span></text:span></text:span><text:span text:style-name="Strong_20_Emphasis"><text:span text:style-name="T378">. E um </text:span></text:span><text:span text:style-name="Strong_20_Emphasis"><text:span text:style-name="T380">JSON</text:span></text:span><text:span text:style-name="Strong_20_Emphasis"><text:span text:style-name="T378">? </text:span></text:span><text:span text:style-name="Strong_20_Emphasis"><text:span text:style-name="Source_20_Text"><text:span text:style-name="T378">text/json</text:span></text:span></text:span><text:span text:style-name="Strong_20_Emphasis"><text:span text:style-name="T378">. O navegador olha o Media Type pa</text:span></text:span><text:span text:style-name="Strong_20_Emphasis"><text:span text:style-name="T379">ra saber como renderizar o arquivo.</text:span></text:span></text:p>
      <text:p text:style-name="P424"><text:span text:style-name="Strong_20_Emphasis"><text:span text:style-name="T379">Como o servidor vai saber em que formato deverá enviar o recurso? É aí que entra o mecanismo de Content Negotiation especificado pelo protocolo HTTP:</text:span></text:span></text:p>
      <text:list text:style-name="L52">
        <text:list-item>
          <text:p text:style-name="P670"><text:span text:style-name="Strong_20_Emphasis"><text:span text:style-name="T1137">Screen</text:span></text:span><text:span text:style-name="T377">: Para monitores ou outros dispositivos com telas coloridas e com resolução adequada.</text:span></text:p>
        </text:list-item>
        <text:list-item>
          <text:p text:style-name="P670"><text:span text:style-name="Strong_20_Emphasis"><text:span text:style-name="T1137">Print</text:span></text:span><text:span text:style-name="T377">: Para impressão em papel.</text:span></text:p>
        </text:list-item>
        <text:list-item>
          <text:p text:style-name="P670"><text:span text:style-name="Strong_20_Emphasis"><text:span text:style-name="T1137">TV</text:span></text:span><text:span text:style-name="T377">: Para dispositivos como televisores, ou seja, com baixa resolução, quantidade de cores e scroll limitado.</text:span></text:p>
        </text:list-item>
        <text:list-item>
          <text:p text:style-name="P670"><text:span text:style-name="Strong_20_Emphasis"><text:span text:style-name="T1137">All</text:span></text:span><text:span text:style-name="T377">: Para todos os dispositivos.</text:span></text:p>
        </text:list-item>
      </text:list>
      <text:p text:style-name="P228"><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6"/>
      <text:p text:style-name="P37"><text:span text:style-name="T605"><text:tab/>Como existem uma diversidade enorme de dispositivos com tamanhos de tela(screem) diferentes, surgiram as</text:span><text:span text:style-name="T606"> </text:span><text:span text:style-name="T1020">Media Queries</text:span><text:span text:style-name="T606"> </text:span><text:span text:style-name="T605">para trazer melhor </text:span><text:span text:style-name="T533">responsividade</text:span><text:span text:style-name="T606">, permitindo configurar a página para se ajustar a diferentes tamanhos de tela.</text:span></text:p>
      <text:p text:style-name="P37"><text:span text:style-name="T606"><text:tab/>Para declará-las, em primeiro lugar indicamos o </text:span><text:span text:style-name="T826">media type</text:span><text:span text:style-name="T606"> e depois as </text:span><text:span text:style-name="T826">media features </text:span><text:span text:style-name="T606">delimitadas por parênteses. Isso é obrigatório. Usamos também os operadores </text:span><text:span text:style-name="T688">and</text:span><text:span text:style-name="T606">, </text:span><text:span text:style-name="T688">or</text:span><text:span text:style-name="T606">, </text:span><text:span text:style-name="T688">not</text:span><text:span text:style-name="T606"> ou </text:span><text:span text:style-name="T688">only</text:span><text:span text:style-name="T606"> para manter o relacionamento entre as especificações.</text:span></text:p>
      <text:p text:style-name="P229"/>
      <text:p text:style-name="P231">Existem 2 maneiras de declarar media queries:</text:p>
      <text:p text:style-name="P231"><text:soft-page-break/></text:p>
      <text:list text:style-name="L53">
        <text:list-item>
          <text:p text:style-name="P567"><text:span text:style-name="T606">Através do atributo </text:span><text:span text:style-name="T857">media</text:span><text:span text:style-name="T606"> em </text:span><text:span text:style-name="T608">vários </text:span><text:span text:style-name="T606">arquivos </text:span><text:span text:style-name="T735">HTML</text:span><text:span text:style-name="T736"> </text:span><text:span text:style-name="T608">diferentes</text:span></text:p>
        </text:list-item>
      </text:list>
      <text:p text:style-name="P441"><text:span text:style-name="T1070">&lt;!</text:span><text:span text:style-name="T908">DOCTYPE</text:span><text:span text:style-name="T952"> </text:span><text:span text:style-name="T1099">html</text:span><text:span text:style-name="T1070">&gt;<text:tab/><text:tab/><text:tab/><text:tab/><text:tab/><text:tab/><text:tab/><text:tab/><text:tab/><text:tab/><text:tab/><text:tab/><text:tab/><text:tab/></text:span></text:p>
      <text:p text:style-name="P442"><text:span text:style-name="T1383">&lt;</text:span><text:span text:style-name="T1397">html</text:span> <text:span text:style-name="T1412">lang</text:span>=<text:span text:style-name="T1436">"pt-br"</text:span><text:span text:style-name="T1383">&gt;<text:tab/><text:tab/><text:tab/><text:tab/><text:tab/><text:tab/><text:tab/><text:tab/><text:tab/><text:tab/><text:tab/><text:tab/><text:tab/></text:span></text:p>
      <text:p text:style-name="P442"><text:span text:style-name="T1383">&lt;</text:span><text:span text:style-name="T1397">head</text:span><text:span text:style-name="T1383">&gt;<text:tab/><text:tab/><text:tab/><text:tab/><text:tab/><text:tab/><text:tab/><text:tab/><text:tab/><text:tab/><text:tab/><text:tab/><text:tab/><text:tab/><text:tab/></text:span></text:p>
      <text:p text:style-name="P442"><text:span text:style-name="T1383"><text:s text:c="4"/>&lt;</text:span><text:span text:style-name="T1397">meta</text:span> <text:span text:style-name="T1412">charset</text:span>=<text:span text:style-name="T1436">"UTF-8"</text:span><text:span text:style-name="T1383">&gt;<text:tab/><text:tab/><text:tab/><text:tab/><text:tab/><text:tab/><text:tab/><text:tab/><text:tab/><text:tab/><text:tab/><text:tab/></text:span></text:p>
      <text:p text:style-name="P442"><text:span text:style-name="T1383"><text:s text:c="4"/>&lt;</text:span><text:span text:style-name="T1397">meta</text:span> <text:span text:style-name="T1412">name</text:span>=<text:span text:style-name="T1436">"viewport"</text:span> <text:span text:style-name="T1412">content</text:span>=<text:span text:style-name="T1436">"width=device-width, initial-scale=1.0"</text:span><text:span text:style-name="T1383">&gt;<text:tab/><text:tab/><text:tab/><text:tab/><text:tab/><text:tab/></text:span></text:p>
      <text:p text:style-name="P442"><text:span text:style-name="T1383"><text:s text:c="4"/>&lt;</text:span><text:span text:style-name="T1397">title</text:span><text:span text:style-name="T1383">&gt;</text:span>Media Query<text:span text:style-name="T1383">&lt;/</text:span><text:span text:style-name="T1397">title</text:span><text:span text:style-name="T1383">&gt;<text:tab/><text:tab/><text:tab/><text:tab/><text:tab/><text:tab/><text:tab/><text:tab/><text:tab/><text:tab/><text:tab/><text:tab/></text:span></text:p>
      <text:p text:style-name="P442"><text:span text:style-name="T1383"><text:s text:c="4"/>&lt;</text:span><text:span text:style-name="T1397">link</text:span> <text:span text:style-name="T1412">rel</text:span>=<text:span text:style-name="T1436">"stylesheet"</text:span> <text:span text:style-name="T1412">href</text:span>=<text:span text:style-name="T1436">"estilos/geral.css"</text:span> <text:span text:style-name="T1434">media</text:span>=<text:span text:style-name="T1436">"all"</text:span><text:span text:style-name="T1383">&gt;<text:tab/><text:tab/><text:tab/><text:tab/><text:tab/><text:tab/><text:tab/><text:tab/></text:span></text:p>
      <text:p text:style-name="P453"><text:s text:c="4"/>&lt;!-- Extra small devices (phones, 600px and down) --&gt;<text:tab/><text:tab/><text:tab/><text:tab/><text:tab/><text:tab/><text:tab/><text:tab/></text:p>
      <text:p text:style-name="P442"><text:span text:style-name="T1383"><text:s text:c="4"/>&lt;</text:span><text:span text:style-name="T1397">link</text:span> <text:span text:style-name="T1412">rel</text:span>=<text:span text:style-name="T1436">"stylesheet"</text:span> <text:span text:style-name="T1412">href</text:span>=<text:span text:style-name="T1436">"estilos/small-screen.css"</text:span> <text:span text:style-name="T1434">media</text:span>=<text:span text:style-name="T1436">"screen and (max-width: 600px)"</text:span><text:span text:style-name="T1383">&gt;<text:tab/><text:tab/><text:tab/></text:span></text:p>
      <text:p text:style-name="P453"><text:s text:c="4"/>&lt;!-- Small devices (portrait tablets and large phones, 600px and up) →<text:tab/><text:tab/><text:tab/><text:tab/><text:tab/><text:tab/></text:p>
      <text:p text:style-name="P442"><text:span text:style-name="T1383"><text:s text:c="4"/>&lt;</text:span><text:span text:style-name="T1397">link</text:span> <text:span text:style-name="T1412">rel</text:span>=<text:span text:style-name="T1436">"stylesheet"</text:span> <text:span text:style-name="T1412">href</text:span>=<text:span text:style-name="T1436">"estilos/phone.css"</text:span> <text:span text:style-name="T1434">media</text:span>=<text:span text:style-name="T1436">"screen and (min-width: 600px) and (max-width: 768px)"</text:span><text:span text:style-name="T1383">&gt;<text:tab/></text:span></text:p>
      <text:p text:style-name="P453"><text:s text:c="4"/>&lt;!-- Medium devices (landscape tablets, 768px and up) --&gt;<text:tab/><text:tab/><text:tab/><text:tab/><text:tab/><text:tab/><text:tab/><text:tab/></text:p>
      <text:p text:style-name="P442"><text:span text:style-name="T1383"><text:s text:c="4"/>&lt;</text:span><text:span text:style-name="T1397">link</text:span> <text:span text:style-name="T1412">rel</text:span>=<text:span text:style-name="T1436">"stylesheet"</text:span> <text:span text:style-name="T1412">href</text:span>=<text:span text:style-name="T1436">"estilos/phone.css"</text:span> <text:span text:style-name="T1434">media</text:span>=<text:span text:style-name="T1436">"screen and (min-width: 768px) and (max-width: 992px)"</text:span><text:span text:style-name="T1383">&gt;<text:tab/></text:span></text:p>
      <text:p text:style-name="P453"><text:s text:c="4"/>&lt;!-- Large devices (laptops/desktops, 992px and up) --&gt;<text:tab/><text:tab/><text:tab/><text:tab/><text:tab/><text:tab/><text:tab/><text:tab/></text:p>
      <text:p text:style-name="P443"><text:span text:style-name="T1383"><text:s text:c="4"/>&lt;</text:span><text:span text:style-name="T1397">link</text:span> <text:span text:style-name="T1412">rel</text:span>=<text:span text:style-name="T1436">"stylesheet"</text:span> <text:span text:style-name="T1412">href</text:span>=<text:span text:style-name="T1436">"estilos/phone.css"</text:span> <text:span text:style-name="T1434">media</text:span>=<text:span text:style-name="T1436">"screen and (min-width: 992px) and (max-width: 1200px)"</text:span><text:span text:style-name="T1383">&gt;<text:tab/></text:span></text:p>
      <text:p text:style-name="P453"><text:s text:c="4"/>&lt;!-- Extra large devices (large laptops and desktops, 1200px and up) --&gt;<text:tab/><text:tab/><text:tab/><text:tab/><text:tab/><text:tab/></text:p>
      <text:p text:style-name="P442"><text:span text:style-name="T1383"><text:s text:c="4"/>&lt;</text:span><text:span text:style-name="T1397">link</text:span> <text:span text:style-name="T1412">rel</text:span>=<text:span text:style-name="T1436">"stylesheet"</text:span> <text:span text:style-name="T1412">href</text:span>=<text:span text:style-name="T1436">"estilos/phone.css"</text:span> <text:span text:style-name="T1434">media</text:span>=<text:span text:style-name="T1436">"screen and (min-width: 1200px)"</text:span><text:span text:style-name="T1383">&gt;<text:tab/><text:tab/><text:tab/><text:tab/></text:span></text:p>
      <text:p text:style-name="P453"><text:s text:c="4"/>&lt;!-- Imprimir em modo retrato --&gt;<text:tab/><text:tab/><text:tab/><text:tab/><text:tab/><text:tab/><text:tab/><text:tab/><text:tab/><text:tab/><text:tab/></text:p>
      <text:p text:style-name="P442"><text:span text:style-name="T1383"><text:s text:c="4"/>&lt;</text:span><text:span text:style-name="T1397">link</text:span> <text:span text:style-name="T1412">rel</text:span>=<text:span text:style-name="T1436">"stylesheet"</text:span> <text:span text:style-name="T1412">href</text:span>=<text:span text:style-name="T1436">"estilos/retrato.css"</text:span> <text:span text:style-name="T1434">media</text:span>=<text:span text:style-name="T1436">"print and (orientation: portrait)"</text:span><text:span text:style-name="T1383">&gt;<text:tab/><text:tab/><text:tab/><text:tab/></text:span></text:p>
      <text:p text:style-name="P453"><text:s text:c="4"/>&lt;!-- Imprimir em modo paisagen --&gt;<text:tab/><text:tab/><text:tab/><text:tab/><text:tab/><text:tab/><text:tab/><text:tab/><text:tab/><text:tab/><text:tab/></text:p>
      <text:p text:style-name="P442"><text:span text:style-name="T1383"><text:s text:c="4"/>&lt;</text:span><text:span text:style-name="T1397">link</text:span> <text:span text:style-name="T1412">rel</text:span>=<text:span text:style-name="T1436">"stylesheet"</text:span> <text:span text:style-name="T1412">href</text:span>=<text:span text:style-name="T1436">"estilos/paisagem.css"</text:span> <text:span text:style-name="T1434">media</text:span>=<text:span text:style-name="T1436">"print and (orientation: landscape)"</text:span><text:span text:style-name="T1383">&gt;<text:tab/><text:tab/><text:tab/></text:span></text:p>
      <text:p text:style-name="P442"><text:span text:style-name="T1383">&lt;/</text:span><text:span text:style-name="T1397">head</text:span><text:span text:style-name="T1383">&gt;<text:tab/><text:tab/><text:tab/><text:tab/><text:tab/><text:tab/><text:tab/><text:tab/><text:tab/><text:tab/><text:tab/><text:tab/><text:tab/><text:tab/><text:tab/></text:span></text:p>
      <text:p text:style-name="P442"><text:span text:style-name="T1383">&lt;</text:span><text:span text:style-name="T1397">body</text:span><text:span text:style-name="T1383">&gt;<text:tab/><text:tab/><text:tab/><text:tab/><text:tab/><text:tab/><text:tab/><text:tab/><text:tab/><text:tab/><text:tab/><text:tab/><text:tab/><text:tab/><text:tab/></text:span></text:p>
      <text:p text:style-name="P442"><text:span text:style-name="T1383"><text:s text:c="4"/>&lt;</text:span><text:span text:style-name="T1397">h1</text:span><text:span text:style-name="T1383">&gt;</text:span>Typical Device Breakpoints<text:span text:style-name="T1383">&lt;/</text:span><text:span text:style-name="T1397">h1</text:span><text:span text:style-name="T1383">&gt;<text:tab/><text:tab/><text:tab/><text:tab/><text:tab/><text:tab/><text:tab/><text:tab/><text:tab/><text:tab/><text:tab/></text:span></text:p>
      <text:p text:style-name="P442"><text:span text:style-name="T1383">&lt;/</text:span><text:span text:style-name="T1397">body</text:span><text:span text:style-name="T1383">&gt;<text:tab/><text:tab/><text:tab/><text:tab/><text:tab/><text:tab/><text:tab/><text:tab/><text:tab/><text:tab/><text:tab/><text:tab/><text:tab/><text:tab/><text:tab/></text:span></text:p>
      <text:p text:style-name="P442"><text:span text:style-name="T1383">&lt;/</text:span><text:span text:style-name="T1397">html</text:span><text:span text:style-name="T1383">&gt;<text:tab/><text:tab/><text:tab/><text:tab/><text:tab/><text:tab/><text:tab/><text:tab/><text:tab/><text:tab/><text:tab/><text:tab/><text:tab/><text:tab/><text:tab/></text:span></text:p>
      <text:p text:style-name="P426"><text:span text:style-name="T388">Nota</text:span><text:span text:style-name="T376">: As medidas de tela utilizadas foram recomendadas pela W3Schools (</text:span><text:a xlink:type="simple" xlink:href="https://www.w3schools.com/howto/howto_css_media_query_breakpoints.asp" text:style-name="Internet_20_link" text:visited-style-name="Visited_20_Internet_20_Link"><text:span text:style-name="T409">Typical Device Breakpoints</text:span></text:a><text:span text:style-name="T376">)</text:span></text:p>
      <text:p text:style-name="P231"/>
      <text:list text:style-name="L54">
        <text:list-item>
          <text:p text:style-name="P568"><text:span text:style-name="T606">Usando a regra </text:span><text:span text:style-name="T821">@media</text:span><text:span text:style-name="T606"> em arquivos </text:span><text:span text:style-name="T736">CSS</text:span><text:span text:style-name="T606">.</text:span></text:p>
        </text:list-item>
      </text:list>
      <text:p text:style-name="P230"/>
      <text:p text:style-name="P93"><text:span text:style-name="T994">@charset</text:span><text:span text:style-name="T1157"> </text:span><text:span text:style-name="T988">"UTF-8"</text:span><text:span text:style-name="T1157">;<text:tab/><text:tab/><text:tab/><text:tab/><text:tab/><text:tab/><text:tab/><text:tab/><text:tab/></text:span></text:p>
      <text:p text:style-name="P328"><text:tab/><text:tab/><text:tab/><text:tab/><text:tab/><text:tab/><text:tab/><text:tab/><text:tab/><text:tab/><text:tab/></text:p>
      <text:p text:style-name="P454">/* declarações gerais */<text:tab/><text:tab/><text:tab/><text:tab/><text:tab/><text:tab/><text:tab/><text:tab/></text:p>
      <text:p text:style-name="P444"><text:span text:style-name="T1644">@media</text:span> <text:span text:style-name="T1436">all</text:span> {<text:tab/><text:tab/><text:tab/><text:tab/><text:tab/><text:tab/><text:tab/><text:tab/><text:tab/><text:tab/></text:p>
      <text:p text:style-name="P451"><text:span text:style-name="T1409"><text:s text:c="2"/>*</text:span><text:span text:style-name="T1496"> {<text:tab/><text:tab/><text:tab/><text:tab/><text:tab/><text:tab/><text:tab/><text:tab/><text:tab/><text:tab/><text:tab/></text:span></text:p>
      <text:p text:style-name="P451"><text:span text:style-name="T1431"><text:tab/>margin</text:span><text:span text:style-name="T1496">: </text:span><text:span text:style-name="T1542">0px</text:span><text:span text:style-name="T1496">;<text:tab/><text:tab/><text:tab/><text:tab/><text:tab/><text:tab/><text:tab/><text:tab/><text:tab/></text:span></text:p>
      <text:p text:style-name="P451"><text:span text:style-name="T1431"><text:tab/>padding</text:span><text:span text:style-name="T1496">: </text:span><text:span text:style-name="T1542">0px</text:span><text:span text:style-name="T1496">;<text:tab/><text:tab/><text:tab/><text:tab/><text:tab/><text:tab/><text:tab/><text:tab/></text:span></text:p>
      <text:p text:style-name="P451"><text:span text:style-name="T1431"><text:tab/>font-family</text:span><text:span text:style-name="T1496">: </text:span><text:span text:style-name="T1453">Arial</text:span><text:span text:style-name="T1496">, </text:span><text:span text:style-name="T1453">Helvetica</text:span><text:span text:style-name="T1496">, </text:span><text:span text:style-name="T1453">sans-serif</text:span><text:span text:style-name="T1496">;<text:tab/><text:tab/><text:tab/><text:tab/></text:span></text:p>
      <text:p text:style-name="P444"><text:tab/>}<text:tab/><text:tab/><text:tab/><text:tab/><text:tab/><text:tab/><text:tab/><text:tab/><text:tab/><text:tab/></text:p>
      <text:p text:style-name="P451"><text:span text:style-name="T1536"><text:tab/>html</text:span><text:span text:style-name="T1496">, </text:span><text:span text:style-name="T1536">body</text:span><text:span text:style-name="T1496"> {<text:tab/><text:tab/><text:tab/></text:span><text:span text:style-name="T1497"><text:tab/><text:tab/><text:tab/><text:tab/><text:tab/><text:tab/></text:span></text:p>
      <text:p text:style-name="P451"><text:span text:style-name="T1431"><text:tab/>width</text:span><text:span text:style-name="T1496">: </text:span><text:span text:style-name="T1542">100vw</text:span><text:span text:style-name="T1496">;<text:tab/><text:tab/><text:tab/><text:tab/><text:tab/><text:tab/><text:tab/><text:tab/></text:span></text:p>
      <text:p text:style-name="P451"><text:span text:style-name="T1431"><text:tab/>height</text:span><text:span text:style-name="T1496">: </text:span><text:span text:style-name="T1542">100vh</text:span><text:span text:style-name="T1496">;<text:tab/><text:tab/><text:tab/><text:tab/><text:tab/><text:tab/><text:tab/><text:tab/></text:span></text:p>
      <text:p text:style-name="P451"><text:span text:style-name="T1431"><text:tab/>background-color</text:span><text:span text:style-name="T1496">: </text:span><text:span text:style-name="T1453">#233eff</text:span><text:span text:style-name="T1496">;<text:tab/><text:tab/><text:tab/></text:span><text:span text:style-name="T1497"><text:tab/><text:tab/><text:tab/></text:span></text:p>
      <text:p text:style-name="P451"><text:span text:style-name="T1431"><text:tab/>background-size</text:span><text:span text:style-name="T1496">: </text:span><text:span text:style-name="T1453">contain</text:span><text:span text:style-name="T1496">;<text:tab/><text:tab/><text:tab/><text:tab/><text:tab/><text:tab/></text:span></text:p>
      <text:p text:style-name="P451"><text:span text:style-name="T1431"><text:tab/>background-repeat</text:span><text:span text:style-name="T1496">: </text:span><text:span text:style-name="T1453">no-repeat</text:span><text:span text:style-name="T1496">;<text:tab/><text:tab/><text:tab/><text:tab/><text:tab/><text:tab/></text:span></text:p>
      <text:p text:style-name="P444"><text:s text:c="2"/>}<text:tab/><text:tab/><text:tab/><text:tab/><text:tab/><text:tab/><text:tab/><text:tab/><text:tab/><text:tab/><text:tab/></text:p>
      <text:p text:style-name="P446">}<text:tab/><text:tab/><text:tab/><text:tab/><text:tab/><text:tab/><text:tab/><text:tab/><text:tab/><text:tab/><text:tab/></text:p>
      <text:p text:style-name="P451"><text:span text:style-name="T1536">h1</text:span><text:span text:style-name="T1496"> {<text:tab/><text:tab/><text:tab/><text:tab/><text:tab/><text:tab/><text:tab/><text:tab/><text:tab/><text:tab/><text:tab/></text:span></text:p>
      <text:p text:style-name="P451"><text:span text:style-name="T1431"><text:tab/>color</text:span><text:span text:style-name="T1496">: </text:span><text:span text:style-name="T1453">white</text:span><text:span text:style-name="T1496">;<text:tab/><text:tab/><text:tab/><text:tab/><text:tab/><text:tab/><text:tab/><text:tab/></text:span></text:p>
      <text:p text:style-name="P451"><text:span text:style-name="T1431"><text:tab/>text-shadow</text:span><text:span text:style-name="T1496">: </text:span><text:span text:style-name="T1542">2px</text:span><text:span text:style-name="T1496"> </text:span><text:span text:style-name="T1542">2px</text:span><text:span text:style-name="T1496"> </text:span><text:span text:style-name="T1542">0px</text:span><text:span text:style-name="T1496"> </text:span><text:span text:style-name="T1453">#1526a7</text:span><text:span text:style-name="T1496">;<text:tab/><text:tab/><text:tab/><text:tab/><text:tab/></text:span></text:p>
      <text:p text:style-name="P451"><text:span text:style-name="T1431"><text:tab/>padding</text:span><text:span text:style-name="T1496">: </text:span><text:span text:style-name="T1542">10px</text:span><text:span text:style-name="T1496">;<text:tab/><text:tab/><text:tab/><text:tab/><text:tab/><text:tab/><text:tab/><text:tab/></text:span></text:p>
      <text:p text:style-name="P444"><text:s text:c="3"/>}<text:tab/><text:tab/><text:tab/><text:tab/><text:tab/><text:tab/><text:tab/><text:tab/><text:tab/><text:tab/><text:tab/></text:p>
      <text:p text:style-name="P444">}<text:tab/><text:tab/><text:tab/><text:tab/><text:tab/><text:tab/><text:tab/><text:tab/><text:tab/><text:tab/><text:tab/></text:p>
      <text:p text:style-name="P445"/>
      <text:p text:style-name="P454">/* declarações retrato */<text:tab/><text:tab/><text:tab/><text:tab/><text:tab/><text:tab/><text:tab/></text:p>
      <text:p text:style-name="P444"><text:span text:style-name="T1644">@media</text:span> <text:span text:style-name="T1436">screen</text:span> <text:span text:style-name="T1513">and</text:span> (<text:span text:style-name="T1412">orientation</text:span>: <text:span text:style-name="T1436">portrait</text:span>) {<text:tab/><text:tab/><text:tab/><text:tab/></text:p>
      <text:p text:style-name="P451"><text:soft-page-break/><text:span text:style-name="T1536">body</text:span><text:span text:style-name="T1496"> {<text:tab/><text:tab/><text:tab/><text:tab/><text:tab/><text:tab/><text:tab/><text:tab/><text:tab/><text:tab/><text:tab/></text:span></text:p>
      <text:p text:style-name="P451"><text:span text:style-name="T1431">background-image</text:span><text:span text:style-name="T1496">: </text:span><text:span text:style-name="T1639">url</text:span><text:span text:style-name="T1496">(</text:span><text:span text:style-name="T1431">../imagens/cev-portrait.jpg</text:span><text:span text:style-name="T1496">);<text:tab/><text:tab/><text:tab/></text:span></text:p>
      <text:p text:style-name="P451"><text:span text:style-name="T1431">background-position</text:span><text:span text:style-name="T1496">: </text:span><text:span text:style-name="T1453">center</text:span><text:span text:style-name="T1496"> </text:span><text:span text:style-name="T1453">bottom</text:span><text:span text:style-name="T1496">;<text:tab/><text:tab/><text:tab/><text:tab/><text:tab/><text:tab/></text:span></text:p>
      <text:p text:style-name="P444">}<text:tab/><text:tab/><text:tab/><text:tab/><text:tab/><text:tab/><text:tab/><text:tab/><text:tab/><text:tab/><text:tab/></text:p>
      <text:p text:style-name="P444"><text:tab/><text:tab/><text:tab/><text:tab/><text:tab/><text:tab/><text:tab/><text:tab/><text:tab/><text:tab/><text:tab/></text:p>
      <text:p text:style-name="P454">/* declarações paisagem */<text:tab/><text:tab/><text:tab/><text:tab/><text:tab/><text:tab/><text:tab/></text:p>
      <text:p text:style-name="P444"><text:span text:style-name="T1644">@media</text:span> <text:span text:style-name="T1436">screen</text:span> <text:span text:style-name="T1513">and</text:span> (<text:span text:style-name="T1412">orientation</text:span>: <text:span text:style-name="T1436">landscape</text:span>) {<text:tab/><text:tab/><text:tab/><text:tab/></text:p>
      <text:p text:style-name="P451"><text:span text:style-name="T1536"><text:tab/>body</text:span><text:span text:style-name="T1496"> {<text:tab/><text:tab/><text:tab/><text:tab/><text:tab/><text:tab/><text:tab/><text:tab/><text:tab/><text:tab/></text:span></text:p>
      <text:p text:style-name="P451"><text:span text:style-name="T1431"><text:tab/>background-image</text:span><text:span text:style-name="T1496">: </text:span><text:span text:style-name="T1639">url</text:span><text:span text:style-name="T1496">(</text:span><text:span text:style-name="T1431">../imagens/cev-landscape.jpg</text:span><text:span text:style-name="T1496">);<text:tab/><text:tab/></text:span></text:p>
      <text:p text:style-name="P451"><text:span text:style-name="T1431"><text:tab/>background-position</text:span><text:span text:style-name="T1496">: </text:span><text:span text:style-name="T1453">left</text:span><text:span text:style-name="T1496"> </text:span><text:span text:style-name="T1453">bottom</text:span><text:span text:style-name="T1496">;<text:tab/><text:tab/><text:tab/><text:tab/><text:tab/></text:span></text:p>
      <text:p text:style-name="P444"><text:tab/>}<text:tab/><text:tab/><text:tab/><text:tab/><text:tab/><text:tab/><text:tab/><text:tab/><text:tab/><text:tab/></text:p>
      <text:p text:style-name="P444">}<text:tab/><text:tab/><text:tab/><text:tab/><text:tab/><text:tab/><text:tab/><text:tab/><text:tab/><text:tab/><text:tab/></text:p>
      <text:p text:style-name="P38"><text:span text:style-name="T619">N</text:span><text:span text:style-name="T620">ota</text:span><text:span text:style-name="T609">: </text:span><text:span text:style-name="T595">Se </text:span><text:span text:style-name="T609">uma configuração</text:span><text:span text:style-name="T595"> não </text:span><text:span text:style-name="T609">for</text:span><text:span text:style-name="T595"> definida na media query personalizada, o que vai valer é o que foi definido nas configurações gerais </text:span><text:span text:style-name="T609">do estilo.</text:span></text:p>
      <text:p text:style-name="P234"/>
      <text:p text:style-name="P471"/>
      <text:p text:style-name="P473">Arquiteturas</text:p>
      <text:p text:style-name="P471"/>
      <text:p text:style-name="P163">São <text:span text:style-name="T1338">metodologias</text:span> para organizar e estruturar CSS de uma forma que facilite a manutenção, reuso e crescimento de projetos complexos. Existem várias metodologias que orientam a arquitetura do CSS, incluindo:</text:p>
      <text:list text:style-name="L55">
        <text:list-item>
          <text:p text:style-name="P614"><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751">.nome-do-bloco__nome-do-elemento--modificador </text:span></text:p>
          <text:list>
            <text:list-item>
              <text:p text:style-name="P614"><text:span text:style-name="Strong_20_Emphasis"><text:span text:style-name="T881">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15"><text:span text:style-name="Strong_20_Emphasis"><text:span text:style-name="T882">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15"><text:span text:style-name="Strong_20_Emphasis"><text:span text:style-name="T882">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574"><text:a xlink:type="simple" xlink:href="http://oocss.org/" text:style-name="Internet_20_link" text:visited-style-name="Visited_20_Internet_20_Link"><text:span text:style-name="T161">OOCSS</text:span></text:a><text:span text:style-name="T102"> – Object Oriented CSS: incentiva a separação entre </text:span><text:span text:style-name="T120">estrutura</text:span><text:span text:style-name="T102"> e </text:span><text:span text:style-name="T120">aparência</text:span><text:span text:style-name="T102">, promovendo reusabilidade</text:span></text:p>
        </text:list-item>
        <text:list-item>
          <text:p text:style-name="P616"><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580"><text:span text:style-name="T1467">Base</text:span>: é o estilo base de todas as páginas (reset, container, etc )</text:p>
            </text:list-item>
            <text:list-item>
              <text:p text:style-name="P580"><text:span text:style-name="T1467">Layout</text:span>: é o estilo específico de cada página (courses.css, carreiras.css, etc )</text:p>
            </text:list-item>
            <text:list-item>
              <text:p text:style-name="P580"><text:soft-page-break/><text:span text:style-name="T1467">Module</text:span>: é o estilo de componentes que se repetem em várias páginas ( box.css )</text:p>
            </text:list-item>
            <text:list-item>
              <text:p text:style-name="P580"><text:span text:style-name="T1467">State</text:span>: crie uma classe para seu estado, coloque ou tire ela do elemento conforme você precisar modificar o estado.</text:p>
            </text:list-item>
            <text:list-item>
              <text:p text:style-name="P580"><text:span text:style-name="T1467">Theme</text:span>: organiza CSS quando lidamos com projetos que podem ter toda a sua interface visual modificada rapidamente por outra. (tema claro ou escuro)</text:p>
            </text:list-item>
          </text:list>
        </text:list-item>
        <text:list-item>
          <text:p text:style-name="P575"><text:span text:style-name="T161">ITCSS</text:span><text:span text:style-name="T102"> – Inverted Triangle CSS: organiza estilos em </text:span><text:span text:style-name="T120">camadas</text:span><text:span text:style-name="T102">, começando com estilos globais e ficando mais específico à medida que você avança. As camadas incluem Settings, Tools, Generic, Base, Objects, Components, e Trumps.</text:span></text:p>
        </text:list-item>
        <text:list-item>
          <text:p text:style-name="P576"><text:span text:style-name="T161">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13"><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5"/>
      <text:p text:style-name="P497"><text:span text:style-name="T38">Princípios Alura </text:span><text:span text:style-name="T47">para </text:span><text:span text:style-name="T12">nomear classes</text:span><text:span text:style-name="T47">:</text:span></text:p>
      <text:list text:style-name="L56">
        <text:list-item>
          <text:p text:style-name="P581">Evitar nome genérico demais, como title;</text:p>
        </text:list-item>
        <text:list-item>
          <text:p text:style-name="P581">Evitar nome preso a tag, como inputText;</text:p>
        </text:list-item>
        <text:list-item>
          <text:p text:style-name="P581">Não dar nome com associação a uma propriedade CSS, como floatLeft;</text:p>
        </text:list-item>
        <text:list-item>
          <text:p text:style-name="P581">Não dar nome que descreva o valor de um propriedade CSS, como colorBlue;</text:p>
        </text:list-item>
        <text:list-item>
          <text:p text:style-name="P581">Utilizar o hífen para identificar o filho lendo apenas o nome da class, como pai-filho. <text:span text:style-name="T1693">O</text:span> underline para adicionar um modificador, como pai-filho_modificador;</text:p>
        </text:list-item>
        <text:list-item>
          <text:p text:style-name="P581">O nome de uma class tem que começar com uma analogia com o mundo real e a segunda parte quando necessário, representar o conteúdo do elemento, por exemplo: cardCourse.</text:p>
        </text:list-item>
      </text:list>
      <text:p text:style-name="P166"/>
      <text:p text:style-name="P167">Princípios Alura para <text:span text:style-name="T1203">organizar o CSS</text:span> evitando altos valores de especificidades:</text:p>
      <text:list text:style-name="L57">
        <text:list-item>
          <text:p text:style-name="P582">A ordem dos seletores no arquivo CSS devem respeitar a ordem do HTML;</text:p>
        </text:list-item>
        <text:list-item>
          <text:p text:style-name="P582">Evitar seletores com id e tag;</text:p>
        </text:list-item>
        <text:list-item>
          <text:p text:style-name="P582">Evitar o uso de seletores avançados e pseudo-class.</text:p>
        </text:list-item>
      </text:list>
      <text:p text:style-name="P474">Pré-processadores</text:p>
      <text:p text:style-name="P189"/>
      <text:p text:style-name="P190">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8">
        <text:list-item>
          <text:p text:style-name="P617"><text:span text:style-name="Strong_20_Emphasis"><text:span text:style-name="T404">Sass</text:span></text:span><text:span text:style-name="Strong_20_Emphasis"><text:span text:style-name="T277"> - Syntactically Awesome Stylesheets: amplamente utilizado, </text:span></text:span><text:span text:style-name="Strong_20_Emphasis"><text:span text:style-name="T292">e</text:span></text:span><text:span text:style-name="Strong_20_Emphasis"><text:span text:style-name="T277">le oferece funcionalidades avançadas como variáveis, aninhamento, </text:span></text:span><text:span text:style-name="Strong_20_Emphasis"><text:span text:style-name="T318">mixins</text:span></text:span><text:span text:style-name="Strong_20_Emphasis"><text:span text:style-name="T277">, herança, operadores matemáticos, entre outros. </text:span></text:span><text:span text:style-name="Strong_20_Emphasis"><text:span text:style-name="T292">Seu</text:span></text:span><text:span text:style-name="Strong_20_Emphasis"><text:span text:style-name="T277"> código é </text:span></text:span><text:span text:style-name="Strong_20_Emphasis"><text:span text:style-name="T318">compilado</text:span></text:span><text:span text:style-name="Strong_20_Emphasis"><text:span text:style-name="T277"> para CSS. Existem duas sintaxes principais:</text:span></text:span></text:p>
          <text:list>
            <text:list-item>
              <text:p text:style-name="P617"><text:span text:style-name="Strong_20_Emphasis"><text:span text:style-name="T404">Sass</text:span></text:span><text:span text:style-name="Strong_20_Emphasis"><text:span text:style-name="T277"> (indentação)</text:span></text:span></text:p>
            </text:list-item>
            <text:list-item>
              <text:p text:style-name="P617"><text:span text:style-name="Strong_20_Emphasis"><text:span text:style-name="T404">SCSS</text:span></text:span><text:span text:style-name="Strong_20_Emphasis"><text:span text:style-name="T277"> (mais próxima do CSS com chaves e ponto e vírgula). </text:span></text:span></text:p>
            </text:list-item>
          </text:list>
        </text:list-item>
        <text:list-item>
          <text:p text:style-name="P619"><text:span text:style-name="T1203">Less</text:span> oferece funcionalidades avançadas, como variáveis, aninhamento, mixins e operadores. A sintaxe do Less é semelhante à do CSS.</text:p>
        </text:list-item>
        <text:list-item>
          <text:p text:style-name="P618"><text:span text:style-name="T1590">Stylus</text:span><text:span text:style-name="T1589"> </text:span><text:span text:style-name="T38">é conhecido por sua sintaxe bastante concisa, mínima e flexível. Ele suporta variáveis, aninhamento, mixins e operadores matemáticos.</text:span></text:p>
        </text:list-item>
      </text:list>
      <text:p text:style-name="P164"/>
      <text:p text:style-name="P430"/>
      <text:p text:style-name="P429"><text:span text:style-name="T1164">@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0"/>
      <text:p text:style-name="P434"><text:span text:style-name="T43"><draw:frame draw:style-name="fr3" draw:name="Figura16" text:anchor-type="as-char" svg:width="11.76cm" svg:height="10.141cm" draw:z-index="24"><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5"><draw:image xlink:href="Pictures/100000010000018A000000E10375112F7268F110.png" xlink:type="simple" xlink:show="embed" xlink:actuate="onLoad" draw:mime-type="image/png"/></draw:frame></text:span></text:p>
      <text:p text:style-name="P434"/>
      <text:p text:style-name="P435"><text:a xlink:type="simple" xlink:href="https://engageinteractive.co.uk/blog/top-10-scss-mixins" text:style-name="Internet_20_link" text:visited-style-name="Visited_20_Internet_20_Link"><text:span text:style-name="T43">A</text:span><text:span text:style-name="T44">rtigo: 1</text:span><text:span text:style-name="T13">0 mixins em Sass que você deveria usar em seus projetos</text:span></text:a></text:p>
      <text:p text:style-name="P496"/>
      <text:p text:style-name="P472">Miscelâneas</text:p>
      <text:p text:style-name="P234"/>
      <text:p text:style-name="P82"><text:span text:style-name="T1033">Webkit </text:span><text:span text:style-name="T455">é um </text:span><text:span text:style-name="T521">motor de renderização</text:span><text:span text:style-name="T455">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0"/>
      <text:p text:style-name="P484"><text:span text:style-name="T307">O</text:span><text:span text:style-name="T302"> site </text:span><text:a xlink:type="simple" xlink:href="https://expressprefixr.herokuapp.com/" text:style-name="Internet_20_link" text:visited-style-name="Visited_20_Internet_20_Link"><text:span text:style-name="T4">prefixr</text:span></text:a><text:span text:style-name="T302"> reduz consideravelmente o código CSS e ajuda </text:span><text:span text:style-name="T307">também</text:span><text:span text:style-name="T302"> na </text:span><text:span text:style-name="T406">retrocompatibilidade</text:span><text:span text:style-name="T302"> de navegadores.</text:span></text:p>
      <text:p text:style-name="P205"/>
      <text:p text:style-name="P485"><text:span text:style-name="T406">R</text:span><text:span text:style-name="T407">eset CSS</text:span><text:span text:style-name="T308"> é uma técnica que sobrepõe </text:span><text:span text:style-name="T302">a formatação original do browsers com uma folha de estilo. O </text:span><text:a xlink:type="simple" xlink:href="https://meyerweb.com/eric/tools/css/reset/reset.css" text:style-name="Internet_20_link" text:visited-style-name="Visited_20_Internet_20_Link"><text:span text:style-name="T1193">arquivo</text:span><text:span text:style-name="T1194"> </text:span><text:span text:style-name="T1195">r</text:span><text:span text:style-name="T1196">eset.CSS</text:span></text:a><text:span text:style-name="T1194"> </text:span><text:span text:style-name="T308">possui</text:span><text:span text:style-name="T302"> um conjunto de estilos</text:span><text:span text:style-name="T308"> </text:span><text:span text:style-name="T302">projetados para normalizar os elementos em todos os navegadores da web. </text:span><text:span text:style-name="T308">Seu</text:span><text:span text:style-name="T302"> objetivo é criar uma base consistente e </text:span><text:span text:style-name="T325">previsível</text:span><text:span text:style-name="T302">, independentemente das variações de estilo padrão entre diferentes navegadores.</text:span></text:p>
      <text:p text:style-name="P206"><text:span text:style-name="T1686">Já o </text:span><text:a xlink:type="simple" xlink:href="https://necolas.github.io/normalize.css/" text:style-name="Internet_20_link" text:visited-style-name="Visited_20_Internet_20_Link"><text:span text:style-name="T1688">arquivo</text:span><text:span text:style-name="T1687"> </text:span><text:span text:style-name="T1689">normalize.css</text:span></text:a><text:span text:style-name="T1595"> </text:span>atua preservando alguns estilos padrão considerados úteis e consistentes, enquanto ajusta outros <text:span text:style-name="T1353">bugs</text:span><text:span text:style-name="T1690"> </text:span>para garantir uma experiência mais uniforme. Ele não redefine todos os estilos para zero, como um "reset CSS" faria, mas normaliza os estilos para criar uma base mais previsível.</text:p>
      <text:p text:style-name="P333">Emmet</text:p>
      <text:p text:style-name="P432"><text:span text:style-name="T18">O </text:span><text:a xlink:type="simple" xlink:href="https://docs.emmet.io/abbreviations/syntax/" text:style-name="Internet_20_link" text:visited-style-name="Visited_20_Internet_20_Link"><text:span text:style-name="T879">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text:style-name="L59">
        <text:list-item>
          <text:p text:style-name="P671"><text:span text:style-name="Source_20_Text"><text:span text:style-name="T880">Exclamação </text:span></text:span><text:span text:style-name="Source_20_Text"><text:span text:style-name="T1021">!</text:span></text:span><text:span text:style-name="Source_20_Text"><text:span text:style-name="T879"> </text:span></text:span><text:span text:style-name="Source_20_Text"><text:span text:style-name="T18">Gera a estrutura básica de um documento HTML.</text:span></text:span></text:p>
        </text:list-item>
        <text:list-item>
          <text:h text:style-name="P508" text:outline-level="3"><text:span text:style-name="Source_20_Text"><text:span text:style-name="T879">Filho </text:span></text:span><text:span text:style-name="Source_20_Text"><text:span text:style-name="T1021">&gt;</text:span></text:span><text:span text:style-name="Source_20_Text"><text:span text:style-name="T18"> </text:span></text:span><text:span text:style-name="Source_20_Text"><text:span text:style-name="T713">div&gt;ul&gt;li</text:span></text:span></text:h>
        </text:list-item>
        <text:list-item>
          <text:p text:style-name="P671"><text:span text:style-name="Source_20_Text"><text:span text:style-name="T879">Irmão </text:span></text:span><text:span text:style-name="Source_20_Text"><text:span text:style-name="T1021">+</text:span></text:span><text:span text:style-name="Source_20_Text"><text:span text:style-name="T18"> </text:span></text:span><text:span text:style-name="Source_20_Text"><text:span text:style-name="T713">div+p+bq</text:span></text:span></text:p>
        </text:list-item>
        <text:list-item>
          <text:p text:style-name="P671"><text:span text:style-name="Source_20_Text"><text:span text:style-name="T879">Tio </text:span></text:span><text:span text:style-name="Source_20_Text"><text:span text:style-name="T1021">^</text:span></text:span><text:span text:style-name="Source_20_Text"><text:span text:style-name="T18"> </text:span></text:span><text:span text:style-name="Source_20_Text"><text:span text:style-name="T713">div+div&gt;p&gt;span+em^bq</text:span></text:span></text:p>
        </text:list-item>
        <text:list-item>
          <text:p text:style-name="P671"><text:span text:style-name="Source_20_Text"><text:span text:style-name="T879">Multiplicação </text:span></text:span><text:span text:style-name="Source_20_Text"><text:span text:style-name="T1021">*</text:span></text:span><text:span text:style-name="Source_20_Text"><text:span text:style-name="T18"> </text:span></text:span><text:span text:style-name="Source_20_Text"><text:span text:style-name="T713">lorem*5</text:span></text:span><text:span text:style-name="Source_20_Text"><text:span text:style-name="T18">: gera automaticamente 5 parágrafos de Lorem Ipsum, que é um texto usado como modelo para simular conteúdo.</text:span></text:span></text:p>
        </text:list-item>
        <text:list-item>
          <text:p text:style-name="P671"><text:span text:style-name="Source_20_Text"><text:span text:style-name="T879">Agrupamento </text:span></text:span><text:span text:style-name="Source_20_Text"><text:span text:style-name="T1021">( )</text:span></text:span><text:span text:style-name="Source_20_Text"><text:span text:style-name="T18"><text:tab/></text:span></text:span><text:span text:style-name="Source_20_Text"><text:span text:style-name="T713">(div&gt;dl&gt;(dt+dd)*3)+footer&gt;p</text:span></text:span></text:p>
        </text:list-item>
        <text:list-item>
          <text:p text:style-name="P671"><text:span text:style-name="Source_20_Text"><text:span text:style-name="T1021">#</text:span></text:span><text:span text:style-name="Source_20_Text"><text:span text:style-name="T879">id </text:span></text:span><text:span text:style-name="Source_20_Text"><text:span text:style-name="T18">e </text:span></text:span><text:span text:style-name="Source_20_Text"><text:span text:style-name="T1021">.</text:span></text:span><text:span text:style-name="Source_20_Text"><text:span text:style-name="T879">class</text:span></text:span></text:p>
          <text:p text:style-name="P671"><text:span text:style-name="Source_20_Text"><text:span text:style-name="T713">div#header+div.page+div#footer.class1.class2.class3</text:span></text:span></text:p>
        </text:list-item>
        <text:list-item>
          <text:p text:style-name="P671"><text:span text:style-name="Source_20_Text"><text:span text:style-name="T879">Atributos personalizados </text:span></text:span><text:span text:style-name="Source_20_Text"><text:span text:style-name="T1021">[ ]</text:span></text:span><text:span text:style-name="Source_20_Text"><text:span text:style-name="T18"><text:line-break/></text:span></text:span><text:span text:style-name="Source_20_Text"><text:span text:style-name="T713">&lt;li&gt;essa lista é span.louca[atributo=doido]{maluca}&lt;/li&gt;</text:span></text:span></text:p>
          <text:p text:style-name="P671"><text:span text:style-name="Source_20_Text"><text:span text:style-name="T18">&lt;li&gt;essa lista é &lt;span class="louca" atributo="doido"&gt;maluca&lt;/span&gt;&lt;/li&gt;</text:span></text:span></text:p>
        </text:list-item>
        <text:list-item>
          <text:p text:style-name="P671"><text:span text:style-name="Source_20_Text"><text:span text:style-name="T879">numeração de itens </text:span></text:span><text:span text:style-name="Source_20_Text"><text:span text:style-name="T1021">$</text:span></text:span><text:span text:style-name="Source_20_Text"><text:span text:style-name="T18"> </text:span></text:span><text:span text:style-name="Source_20_Text"><text:span text:style-name="T713">ul&gt;li.item$*5</text:span></text:span><text:span text:style-name="Source_20_Text"><text:span text:style-name="T18"> ou </text:span></text:span><text:span text:style-name="Source_20_Text"><text:span text:style-name="T713">ul&gt;li.item$$$*5</text:span></text:span></text:p>
        </text:list-item>
        <text:list-item>
          <text:p text:style-name="P671"><text:span text:style-name="Source_20_Text"><text:span text:style-name="T879">valor base descendente da numeração </text:span></text:span><text:span text:style-name="Source_20_Text"><text:span text:style-name="T1021">@-</text:span></text:span><text:span text:style-name="Source_20_Text"><text:span text:style-name="T18"> </text:span></text:span><text:span text:style-name="Source_20_Text"><text:span text:style-name="T713">ul&gt;li.item$@-*5</text:span></text:span></text:p>
        </text:list-item>
        <text:list-item>
          <text:p text:style-name="P671"><text:span text:style-name="Source_20_Text"><text:span text:style-name="T879">troca valor base da numeração </text:span></text:span><text:span text:style-name="Source_20_Text"><text:span text:style-name="T1022">@nº</text:span></text:span><text:span text:style-name="Source_20_Text"><text:span text:style-name="T18"> </text:span></text:span><text:span text:style-name="Source_20_Text"><text:span text:style-name="T713">ul&gt;li.item$@3*5</text:span></text:span></text:p>
        </text:list-item>
        <text:list-item>
          <text:p text:style-name="P671"><text:span text:style-name="Source_20_Text"><text:span text:style-name="T879">adicionar texto ao elemento </text:span></text:span><text:span text:style-name="Source_20_Text"><text:span text:style-name="T1021">{ }</text:span></text:span><text:span text:style-name="Source_20_Text"><text:span text:style-name="T18"> </text:span></text:span><text:span text:style-name="Source_20_Text"><text:span text:style-name="T713">a{Click here}</text:span></text:span></text:p>
        </text:list-item>
      </text:list>
      <text:p text:style-name="P431"><text:span text:style-name="Source_20_Text"/></text:p>
      <text:p text:style-name="P431"><text:span text:style-name="Source_20_Text"><text:span text:style-name="T18">Nota: É o </text:span></text:span><text:span text:style-name="Source_20_Text"><text:span text:style-name="T713">&lt;kbd&gt;espaço&lt;/kbd&gt;</text:span></text:span><text:span text:style-name="Source_20_Text"><text:span text:style-name="T18"> que indica ao Emmet quando ele deve parar de analisar (stop parsing).</text:span></text:span></text:p>
      <text:p text:style-name="P431"><text:span text:style-name="Source_20_Text"/></text:p>
      <text:p text:style-name="P431"><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178">https://docs.emmet.io/</text:span></text:span></text:a></text:p>
      <text:p text:style-name="P431"><text:span text:style-name="Source_20_Text"/></text:p>
      <text:p text:style-name="P431"><text:a xlink:type="simple" xlink:href="https://docs.emmet.io/cheat-sheet/" text:style-name="Internet_20_link" text:visited-style-name="Visited_20_Internet_20_Link"><text:span text:style-name="Source_20_Text"><text:span text:style-name="T1179">CheatSheet com todos os atalhos</text:span></text:span></text:a></text:p>
      <text:p text:style-name="P431"><text:span text:style-name="Source_20_Text"/></text:p>
      <text:p text:style-name="P159">Atalhos VSCode:</text:p>
      <text:list text:style-name="L60">
        <text:list-item>
          <text:p text:style-name="P569"><text:span text:style-name="T873">Wrap with abbreviat</text:span><text:span text:style-name="T874">ion</text:span><text:span text:style-name="T94"> </text:span><text:span text:style-name="T103">(abra a paleta de comandos usando o atalho </text:span><text:span text:style-name="T94">Control + Shift + P</text:span><text:span text:style-name="T103">)</text:span><text:span text:style-name="T94">: com ele, você </text:span><text:span text:style-name="T121">coloca</text:span><text:span text:style-name="T122"> um trecho selecionado </text:span><text:span text:style-name="T121">dentro de</text:span><text:span text:style-name="T123"> uma tag escolhida</text:span><text:span text:style-name="T101">.</text:span></text:p>
        </text:list-item>
        <text:list-item>
          <text:p text:style-name="P569"><text:span text:style-name="T877">Shift</text:span><text:span text:style-name="T70"> + </text:span><text:span text:style-name="T877">Tab</text:span><text:span text:style-name="T70"> para </text:span><text:span text:style-name="T81">indentar</text:span><text:span text:style-name="T128"> para a esquerda</text:span><text:span text:style-name="T70">, ou </text:span><text:span text:style-name="T877">Tab</text:span><text:span text:style-name="T70"> para a direita.</text:span></text:p>
        </text:list-item>
        <text:list-item>
          <text:p text:style-name="P569"><text:span text:style-name="T81">Tecla </text:span><text:span text:style-name="T877">ALT </text:span><text:span text:style-name="T81">para criar vários cursores e fazer</text:span><text:span text:style-name="T69"> edições simultâneas</text:span></text:p>
        </text:list-item>
        <text:list-item>
          <text:p text:style-name="P569"><text:span text:style-name="T873">Control</text:span><text:span text:style-name="T94"> + </text:span><text:span text:style-name="T875">L</text:span><text:span text:style-name="T69"> para selecionar todos os caracteres iguais</text:span></text:p>
        </text:list-item>
      </text:list>
      <text:h text:style-name="P503" text:outline-level="1">DOM – Document Object Model</text:h>
      <text:p text:style-name="P150">O DOM é uma API <text:span text:style-name="T1667">(interface de programação </text:span><text:span text:style-name="T1356">que traduz</text:span><text:span text:style-name="T1667">). </text:span><text:span text:style-name="T1668">Ele</text:span> representa a estrutura do documento web na memória do dispositivo assim que o navegador conclui o carregamento da página. <text:span text:style-name="T1668">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4">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1">O DOM <text:span text:style-name="T1667">é organizado</text:span> como uma <text:span text:style-name="T1338">árvore</text:span>, onde cada elemento, atributo e pedaço de texto são representados como nós na árvore.</text:p>
      <text:p text:style-name="P44"><text:span text:style-name="T69">Cada elemento no documento é representado como um </text:span><text:span text:style-name="T124">objeto</text:span><text:span text:style-name="T69"> </text:span><text:span text:style-name="T106">que</text:span><text:span text:style-name="T69"> pode ser </text:span><text:span text:style-name="T124">manipulado</text:span><text:span text:style-name="T69"> através do JavaScript, </text:span><text:span text:style-name="T106">isso permite a </text:span><text:span text:style-name="T125">interação dinâmica</text:span><text:span text:style-name="T106"> para validação de formulários, animações e atualização </text:span><text:span text:style-name="T125">assíncrona</text:span><text:span text:style-name="T106"> do conteúdo em tempo real, ou seja, sem a necessidade de recarregar a página.</text:span></text:p>
      <text:p text:style-name="P355"><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6">Enti<text:span text:style-name="T1671">dades de caracteres</text:span></text:p>
      <text:p text:style-name="P371"/>
      <text:p text:style-name="P11"><text:span text:style-name="T72"><text:tab/></text:span><text:span text:style-name="T162">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0"><text:span text:style-name="T706">&lt;<text:tab/></text:span><text:span text:style-name="T68">less than:</text:span><text:span text:style-name="T707"> </text:span><text:span text:style-name="T68">menor que<text:tab/><text:tab/></text:span><text:span text:style-name="T706">&amp;lt; </text:span></text:p>
      <text:p text:style-name="P120"><text:span text:style-name="T706">&gt;<text:tab/></text:span><text:span text:style-name="T68">greater than:</text:span><text:span text:style-name="T707"> </text:span><text:span text:style-name="T68"><text:s/>maior que<text:tab/></text:span><text:span text:style-name="T706">&amp;gt;</text:span><text:span text:style-name="T707"> </text:span></text:p>
      <text:p text:style-name="P157"><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0"><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40"><text:a xlink:type="simple" xlink:href="https://www.toptal.com/designers/htmlarrows/" text:style-name="Internet_20_link" text:visited-style-name="Visited_20_Internet_20_Link"><text:span text:style-name="T892">https://www.toptal.com/designers/htmlarrows/</text:span></text:a></text:p>
      <text:p text:style-name="P140"><text:a xlink:type="simple" xlink:href="https://www.w3schools.com/charsets/ref_utf_symbols.asp" text:style-name="Internet_20_link" text:visited-style-name="Visited_20_Internet_20_Link"><text:span text:style-name="T892">https://www.w3schools.com/charsets/ref_utf_symbols.asp</text:span></text:a></text:p>
      <text:p text:style-name="P158"/>
      <text:p text:style-name="P141"><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text:style-name="L61">
        <text:list-item>
          <text:p text:style-name="P675"><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675"><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676"><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40"><text:span text:style-name="T726">Site para</text:span><text:span text:style-name="T727"> </text:span><text:span text:style-name="T730">emojis</text:span><text:span text:style-name="T727">: </text:span><text:a xlink:type="simple" xlink:href="http://emojipedia.org/" text:style-name="Internet_20_link" text:visited-style-name="Visited_20_Internet_20_Link"><text:span text:style-name="T893">emojipedia.org</text:span></text:a><text:span text:style-name="T726"><text:tab/>(digite</text:span><text:span text:style-name="T712"> </text:span><text:span text:style-name="T788">&amp;#x</text:span><text:span text:style-name="T726"> + código. </text:span><text:span text:style-name="T728">E</text:span><text:span text:style-name="T726">xemplo: </text:span><text:span text:style-name="T789">&amp;#x</text:span><text:span text:style-name="T750">1F913</text:span><text:span text:style-name="T789">;</text:span><text:span text:style-name="T729">)</text:span></text:p>
      <text:h text:style-name="P504" text:outline-level="1">Design responsivo x Mobile First</text:h>
      <text:p text:style-name="P235"/>
      <text:p text:style-name="P39"><text:span text:style-name="T607">O </text:span><text:span text:style-name="T621">Design responsivo</text:span><text:span text:style-name="T607"> é um conceito mais tradicional, no qual o projeto é implementado primeiro em um desktop e depois adaptado para telas menores. Já a abordagem do </text:span><text:span text:style-name="T621">Mobile First</text:span><text:span text:style-name="T607"> é diferente pois trilha o caminho contrário: pensa inicialmente </text:span><text:span text:style-name="T606">no layout e funcionalidades da versão móvel e depois adapta tudo a telas maiores, </text:span><text:span text:style-name="T607">em razão de que a grande maioria dos acessos são via smartphones.</text:span></text:p>
      <text:p text:style-name="P132"/>
      <text:h text:style-name="P505" text:outline-level="1">UX x UI</text:h>
      <text:p text:style-name="P232"/>
      <text:p text:style-name="P233">São termos relacionados, mas referem-se a aspectos diferentes no design de produtos digitais.</text:p>
      <text:list xml:id="list3959550576" text:style-name="L62">
        <text:list-item>
          <text:p text:style-name="P672"><text:span text:style-name="Strong_20_Emphasis"><text:span text:style-name="T376">User Experience (UX):</text:span></text:span></text:p>
        </text:list-item>
      </text:list>
      <text:list text:style-name="L63">
        <text:list-item>
          <text:list>
            <text:list-item>
              <text:p text:style-name="P673"><text:span text:style-name="Strong_20_Emphasis"><text:span text:style-name="T376">Definição:</text:span></text:span><text:span text:style-name="T376"> Refere-se à experiência geral que um usuário tem ao interagir com um produto ou serviço.</text:span></text:p>
            </text:list-item>
            <text:list-item>
              <text:p text:style-name="P673"><text:span text:style-name="Strong_20_Emphasis"><text:span text:style-name="T376">Foco:</text:span></text:span><text:span text:style-name="T376"> Concentra-se em aspectos emocionais, práticos e afetivos da interação do usuário.</text:span></text:p>
            </text:list-item>
            <text:list-item>
              <text:p text:style-name="P673"><text:span text:style-name="Strong_20_Emphasis"><text:span text:style-name="T376">Inclui:</text:span></text:span><text:span text:style-name="T376"> Pesquisas de usuário, arquitetura de informação, design de interação e usabilidade.</text:span></text:p>
            </text:list-item>
            <text:list-item>
              <text:p text:style-name="P673"><text:span text:style-name="Strong_20_Emphasis"><text:span text:style-name="T376">Objetivo: Garantir que o usuário tenha uma experiência positiva, eficiente e significativa ao usar o produto.</text:span></text:span></text:p>
            </text:list-item>
          </text:list>
        </text:list-item>
      </text:list>
      <text:list xml:id="list143926140196353" text:continue-list="list3959550576" text:style-name="L62">
        <text:list-item>
          <text:p text:style-name="P672"><text:span text:style-name="Strong_20_Emphasis"><text:span text:style-name="T376">User Interface (UI):</text:span></text:span></text:p>
        </text:list-item>
      </text:list>
      <text:list text:style-name="L64">
        <text:list-item>
          <text:list>
            <text:list-item>
              <text:p text:style-name="P674"><text:span text:style-name="Strong_20_Emphasis"><text:span text:style-name="T376">Definição:</text:span></text:span><text:span text:style-name="T376"> Diz respeito aos elementos visuais e interativos do produto com os quais os usuários interagem.</text:span></text:p>
            </text:list-item>
            <text:list-item>
              <text:p text:style-name="P674"><text:span text:style-name="Strong_20_Emphasis"><text:span text:style-name="T376">Foco:</text:span></text:span><text:span text:style-name="T376"> Envolve o design de botões, ícones, cores, tipografia e todos os componentes visíveis na interface do usuário.</text:span></text:p>
            </text:list-item>
            <text:list-item>
              <text:p text:style-name="P674"><text:span text:style-name="Strong_20_Emphasis"><text:span text:style-name="T376">Inclui:</text:span></text:span><text:span text:style-name="T376"> Layouts, design gráfico, animações e microinterações.</text:span></text:p>
            </text:list-item>
            <text:list-item>
              <text:p text:style-name="P674"><text:span text:style-name="Strong_20_Emphasis"><text:span text:style-name="T376">Objetivo:</text:span></text:span><text:span text:style-name="T376"> Criar uma interface visualmente atraente e funcional que seja intuitiva e facilmente compreendida pelo usuário.</text:span></text:p>
            </text:list-item>
          </text:list>
        </text:list-item>
      </text:list>
      <text:p text:style-name="P233">Em resumo, UX está mais relacionado à experiência global e satisfação do usuário, enquanto UI está focada nos aspectos visuais e interativos que compõem a interface do usuário.</text:p>
      <text:p text:style-name="P232"/>
      <text:h text:style-name="P502" text:outline-level="1"><text:span text:style-name="T1188">A</text:span><text:span text:style-name="T1189">cessibilidade</text:span></text:h>
      <text:p text:style-name="P33"/>
      <text:p text:style-name="P33"><text:span text:style-name="T95">Para aprimorar a questão de </text:span><text:span text:style-name="T163">acessibilidade</text:span><text:span text:style-name="T95"> do seu site é possível usar o </text:span><text:span text:style-name="T883">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89" text:outline-level="2"><text:span text:style-name="T1672">P</text:span>ráticas e diretrizes de acessibilidade <text:span text:style-name="T1672">para a</text:span> web:</text:h>
      <text:p text:style-name="P161"/>
      <text:list text:style-name="L65">
        <text:list-item>
          <text:p text:style-name="P677"><text:span text:style-name="Strong_20_Emphasis"><text:span text:style-name="T1217">Texto Alternativo Equivalente:</text:span></text:span><text:span text:style-name="T1217"> Forneça texto alternativo descritivo para conteúdo não textual, auxiliando usuários que dependem de leitores de tela, garantindo acessibilidade.</text:span></text:p>
        </text:list-item>
        <text:list-item>
          <text:p text:style-name="P677"><text:span text:style-name="Strong_20_Emphasis"><text:span text:style-name="T1217">Estrutura Lógica do Documento:</text:span></text:span><text:span text:style-name="T1217"> Utilize cabeçalhos, listas e elementos estruturais para criar uma estrutura de documento significativa e bem organizada, aprimorando a navegação para usuários de teclado.</text:span></text:p>
        </text:list-item>
        <text:list-item>
          <text:p text:style-name="P677"><text:span text:style-name="Strong_20_Emphasis"><text:span text:style-name="T1217">Cabeçalhos para Tabelas de Dados:</text:span></text:span><text:span text:style-name="T1217"> Use cabeçalhos de linha e coluna em tabelas de dados para associá-los programaticamente às células de dados, facilitando a navegação e compreensão para usuários de leitores de tela.</text:span></text:p>
        </text:list-item>
        <text:list-item>
          <text:p text:style-name="P677"><text:span text:style-name="Strong_20_Emphasis"><text:span text:style-name="T1217">Completar e Enviar Formulários:</text:span></text:span><text:span text:style-name="T1217"> Garanta que todos os elementos do formulário tenham rótulos associados programaticamente, permitindo que os usuários completem e enviem formulários com facilidade, incluindo a recuperação de erros.</text:span></text:p>
        </text:list-item>
        <text:list-item>
          <text:p text:style-name="P677"><text:span text:style-name="Strong_20_Emphasis"><text:span text:style-name="T1217">Links Significativos:</text:span></text:span><text:span text:style-name="T1217"> Escreva links que sejam contextualmente significativos por si só, evitando frases vagas como "clique aqui" para aprimorar a experiência de usuários de leitores de tela.</text:span></text:p>
        </text:list-item>
        <text:list-item>
          <text:p text:style-name="P677"><text:span text:style-name="Strong_20_Emphasis"><text:span text:style-name="T1217">Legenda e Transcrições para Mídia:</text:span></text:span><text:span text:style-name="T1217"> Forneça legendas e transcrições para vídeos e áudios ao vivo, garantindo acessibilidade para usuários com diversas necessidades.</text:span></text:p>
        </text:list-item>
        <text:list-item>
          <text:p text:style-name="P677"><text:span text:style-name="Strong_20_Emphasis"><text:span text:style-name="T1217">Conteúdo Não-HTML Acessível:</text:span></text:span><text:span text:style-name="T1217"> Torne os PDFs e outros conteúdos não-HTML o mais acessíveis possível ou forneça alternativas acessíveis, promovendo a inclusão.</text:span></text:p>
        </text:list-item>
        <text:list-item>
          <text:p text:style-name="P677"><text:soft-page-break/><text:span text:style-name="Strong_20_Emphasis"><text:span text:style-name="T1217">Pular Elementos Repetitivos:</text:span></text:span><text:span text:style-name="T1217"> Inclua um link "Pular para o Conteúdo Principal" para permitir que os usuários ignorem elementos repetitivos, como navegação, melhorando a eficiência para usuários de leitores de tela.</text:span></text:p>
        </text:list-item>
        <text:list-item>
          <text:p text:style-name="P677"><text:span text:style-name="Strong_20_Emphasis"><text:span text:style-name="T1217">Evitar Dependência Apenas de Cor:</text:span></text:span><text:span text:style-name="T1217"> Não transmita informações cruciais apenas por meio de cor, pois isso pode excluir usuários com daltonismo e aqueles que usam leitores de tela.</text:span></text:p>
        </text:list-item>
        <text:list-item>
          <text:p text:style-name="P677"><text:span text:style-name="Strong_20_Emphasis"><text:span text:style-name="T1217">Conteúdo Claro e Legível:</text:span></text:span><text:span text:style-name="T1217"> Escreva o conteúdo de forma clara, use fontes legíveis e estruture as informações logicamente com cabeçalhos e listas para uma legibilidade aprimorada.</text:span></text:p>
        </text:list-item>
        <text:list-item>
          <text:p text:style-name="P677"><text:span text:style-name="Strong_20_Emphasis"><text:span text:style-name="T1217">JavaScript Acessível:</text:span></text:span><text:span text:style-name="T1217"> Garanta que os manipuladores de eventos JavaScript sejam independentes de dispositivos, acomodando vários métodos de entrada e promovendo a acessibilidade.</text:span></text:p>
        </text:list-item>
        <text:list-item>
          <text:p text:style-name="P677"><text:span text:style-name="Strong_20_Emphasis"><text:span text:style-name="T1217">Design Conforme Padrões:</text:span></text:span><text:span text:style-name="T1217">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3-03T14:39:24.266000000</dc:date>
    <meta:editing-duration>P19DT5H21M49S</meta:editing-duration>
    <meta:editing-cycles>501</meta:editing-cycles>
    <meta:document-statistic meta:table-count="0" meta:image-count="26" meta:object-count="0" meta:page-count="66" meta:paragraph-count="1022" meta:word-count="14214" meta:character-count="95232" meta:non-whitespace-character-count="79898"/>
  </office:meta>
</office:document-meta>
</file>